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table-properties style:width="17.891cm" fo:break-before="auto" fo:break-after="auto" table:align="margins" fo:keep-with-next="auto" style:may-break-between-rows="true" table:border-model="collapsing"/>
    </style:style>
    <style:style style:name="Table112.A" style:family="table-column">
      <style:table-column-properties style:column-width="2.898cm" style:rel-column-width="10615*"/>
    </style:style>
    <style:style style:name="Table112.B" style:family="table-column">
      <style:table-column-properties style:column-width="14.993cm" style:rel-column-width="54920*"/>
    </style:style>
    <style:style style:name="Table112.1" style:family="table-row">
      <style:table-row-properties fo:keep-together="always"/>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13" style:family="table">
      <style:table-properties style:width="19.191cm" table:align="center"/>
    </style:style>
    <style:style style:name="Table113.A" style:family="table-column">
      <style:table-column-properties style:column-width="1.499cm"/>
    </style:style>
    <style:style style:name="Table113.B" style:family="table-column">
      <style:table-column-properties style:column-width="17.692cm"/>
    </style:style>
    <style:style style:name="Table113.A1" style:family="table-cell">
      <style:table-cell-properties style:vertical-align="middle" fo:padding="0.053cm" fo:border="none"/>
    </style:style>
    <style:style style:name="Table114" style:family="table">
      <style:table-properties style:width="17.727cm" table:align="left"/>
    </style:style>
    <style:style style:name="Table114.A" style:family="table-column">
      <style:table-column-properties style:column-width="2.522cm"/>
    </style:style>
    <style:style style:name="Table114.B" style:family="table-column">
      <style:table-column-properties style:column-width="3.66cm"/>
    </style:style>
    <style:style style:name="Table114.C" style:family="table-column">
      <style:table-column-properties style:column-width="11.545cm"/>
    </style:style>
    <style:style style:name="Table114.A1" style:family="table-cell">
      <style:table-cell-properties style:vertical-align="middle" fo:padding="0.053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paragraph-rsid="002dca26"/>
    </style:style>
    <style:style style:name="P9" style:family="paragraph" style:parent-style-name="Heading_20_3">
      <style:paragraph-properties fo:text-align="start" style:justify-single-word="false"/>
      <style:text-properties officeooo:paragraph-rsid="002f0c65"/>
    </style:style>
    <style:style style:name="P10" style:family="paragraph" style:parent-style-name="Heading_20_3">
      <style:paragraph-properties fo:text-align="start" style:justify-single-word="false"/>
      <style:text-properties officeooo:rsid="000f35bb" officeooo:paragraph-rsid="000f35bb"/>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fo:font-weight="bold"/>
    </style:style>
    <style:style style:name="P14"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Heading_20_2">
      <style:paragraph-properties fo:text-align="start" style:justify-single-word="false"/>
    </style:style>
    <style:style style:name="P40" style:family="paragraph" style:parent-style-name="Preformatted_20_Text">
      <style:paragraph-properties fo:text-align="center" style:justify-single-word="false"/>
    </style:style>
    <style:style style:name="P41" style:family="paragraph" style:parent-style-name="Preformatted_20_Text">
      <style:paragraph-properties fo:text-align="start" style:justify-single-word="false"/>
    </style:style>
    <style:style style:name="P42"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Preformatted_20_Text">
      <style:paragraph-properties fo:margin-left="1.058cm" fo:margin-right="0cm" fo:text-align="start" style:justify-single-word="false" fo:text-indent="0cm" style:auto-text-indent="false"/>
    </style:style>
    <style:style style:name="P57" style:family="paragraph" style:parent-style-name="Table_20_Heading">
      <style:paragraph-properties fo:text-align="end" style:justify-single-word="false"/>
      <style:text-properties fo:font-weight="bold"/>
    </style:style>
    <style:style style:name="P58" style:family="paragraph" style:parent-style-name="Table_20_Heading">
      <style:paragraph-properties fo:text-align="end" style:justify-single-word="false"/>
    </style:style>
    <style:style style:name="P59" style:family="paragraph" style:parent-style-name="Table_20_Heading">
      <style:paragraph-properties fo:text-align="start" style:justify-single-word="false"/>
    </style:style>
    <style:style style:name="P60"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Heading_20_4">
      <style:paragraph-properties fo:text-align="start" style:justify-single-word="false"/>
    </style:style>
    <style:style style:name="P66" style:family="paragraph" style:parent-style-name="Text_20_body" style:list-style-name="L1">
      <style:paragraph-properties fo:text-align="start" style:justify-single-word="false"/>
    </style:style>
    <style:style style:name="P67" style:family="paragraph" style:parent-style-name="Text_20_body" style:list-style-name="L2">
      <style:paragraph-properties fo:text-align="start" style:justify-single-word="false"/>
    </style:style>
    <style:style style:name="P68" style:family="paragraph" style:parent-style-name="Text_20_body" style:list-style-name="L3">
      <style:paragraph-properties fo:text-align="start" style:justify-single-word="false"/>
    </style:style>
    <style:style style:name="P69" style:family="paragraph" style:parent-style-name="Text_20_body" style:list-style-name="L4">
      <style:paragraph-properties fo:text-align="start" style:justify-single-word="false"/>
    </style:style>
    <style:style style:name="P70" style:family="paragraph" style:parent-style-name="Text_20_body" style:list-style-name="L5">
      <style:paragraph-properties fo:text-align="start" style:justify-single-word="false"/>
    </style:style>
    <style:style style:name="P71" style:family="paragraph" style:parent-style-name="Text_20_body" style:list-style-name="L1">
      <style:paragraph-properties fo:margin-top="0cm" fo:margin-bottom="0cm" loext:contextual-spacing="false" fo:text-align="start" style:justify-single-word="false"/>
    </style:style>
    <style:style style:name="P72" style:family="paragraph" style:parent-style-name="Text_20_body" style:list-style-name="L3">
      <style:paragraph-properties fo:margin-top="0cm" fo:margin-bottom="0cm" loext:contextual-spacing="false" fo:text-align="start" style:justify-single-word="false"/>
    </style:style>
    <style:style style:name="P73" style:family="paragraph" style:parent-style-name="Text_20_body" style:list-style-name="L5">
      <style:paragraph-properties fo:margin-top="0cm" fo:margin-bottom="0cm" loext:contextual-spacing="false" fo:text-align="start" style:justify-single-word="false"/>
    </style:style>
    <style:style style:name="P74"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75"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76"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77"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P78"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Heading_20_1" style:master-page-name="Standard">
      <style:paragraph-properties fo:text-align="center" style:justify-single-word="false" style:page-number="auto"/>
      <style:text-properties fo:font-weight="bold"/>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officeooo:rsid="0003fc68"/>
    </style:style>
    <style:style style:name="T11" style:family="text">
      <style:text-properties officeooo:rsid="00091e5f"/>
    </style:style>
    <style:style style:name="T12" style:family="text">
      <style:text-properties officeooo:rsid="000a10f6"/>
    </style:style>
    <style:style style:name="T13" style:family="text">
      <style:text-properties officeooo:rsid="000e8640"/>
    </style:style>
    <style:style style:name="T14" style:family="text">
      <style:text-properties officeooo:rsid="00114c5d"/>
    </style:style>
    <style:style style:name="T15" style:family="text">
      <style:text-properties officeooo:rsid="00114c70"/>
    </style:style>
    <style:style style:name="T16" style:family="text">
      <style:text-properties officeooo:rsid="00141aef"/>
    </style:style>
    <style:style style:name="T17" style:family="text">
      <style:text-properties officeooo:rsid="0016ea83"/>
    </style:style>
    <style:style style:name="T18" style:family="text">
      <style:text-properties officeooo:rsid="001732ed"/>
    </style:style>
    <style:style style:name="T19" style:family="text">
      <style:text-properties officeooo:rsid="002bdbc9"/>
    </style:style>
    <style:style style:name="T20" style:family="text">
      <style:text-properties officeooo:rsid="002dca26"/>
    </style:style>
    <style:style style:name="T21" style:family="text">
      <style:text-properties officeooo:rsid="002f0c6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FTL User's Guide</text:p>
      <text:h text:style-name="P39" text:outline-level="2">Introduction</text:h>
      <text:h text:style-name="P5" text:outline-level="3">Version</text:h>
      <text:p text:style-name="P1">This guide applies to the FTL run-time library with version 1.1<text:span text:style-name="T14">9</text:span>. </text:p>
      <text:h text:style-name="P6" text:outline-level="3">Command File Syntax</text:h>
      <text:p text:style-name="P1">Command lines are extracted from a command file after </text:p>
      <text:list xml:id="list1539390738" text:style-name="L1">
        <text:list-item>
          <text:p text:style-name="P71">discard of commented-out lines (those beginning '<text:span text:style-name="T1">#</text:span>') </text:p>
        </text:list-item>
        <text:list-item>
          <text:p text:style-name="P71">concatenation of lines ending with an escape ('<text:span text:style-name="T1">\'</text:span>) </text:p>
        </text:list-item>
        <text:list-item>
          <text:p text:style-name="P66">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3390967645" text:style-name="L2">
        <text:list-item>
          <text:p text:style-name="P67">As a command - one of the initial elements on an interpreted command line </text:p>
        </text:list-item>
      </text:list>
      <text:list xml:id="list668049301" text:style-name="L3">
        <text:list-item>
          <text:list>
            <text:list-item>
              <text:p text:style-name="P72">When a <text:span text:style-name="T8">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72">When a <text:span text:style-name="T8">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72">When an <text:span text:style-name="T8">environment</text:span> name is used as the first element in the line that environment is pushed on to the environment stack and the rest of the line is reparsed as a command in that environment (as above). </text:p>
            </text:list-item>
            <text:list-item>
              <text:p text:style-name="P68">A <text:span text:style-name="T8">variable</text:span> name, which does not refer to any of the above types of value can not be used. </text:p>
            </text:list-item>
          </text:list>
        </text:list-item>
      </text:list>
      <text:list xml:id="list141334197295359" text:continue-list="list3390967645" text:style-name="L2">
        <text:list-item>
          <text:p text:style-name="P67">As an FTL expression </text:p>
        </text:list-item>
      </text:list>
      <text:list xml:id="list2212280042" text:style-name="L4">
        <text:list-item>
          <text:list>
            <text:list-item>
              <text:p text:style-name="P69">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41">&lt;expression&gt; ::= (&lt;index&gt; '=')* &lt;invocation&gt;</text:p>
      <text:p text:style-name="P41">&lt;invocation&gt; ::= (&lt;substitution&gt; ['!']*)+ </text:p>
      <text:p text:style-name="P41">&lt;substitution&gt; ::= &lt;operation&gt;+</text:p>
      <text:p text:style-name="P41">&lt;operation&gt; ::= user_operator_parse(&lt;retrieval&gt; | &lt;reference&gt;)</text:p>
      <text:p text:style-name="P41">&lt;reference&gt; ::= '@' &lt;retrieval&gt;</text:p>
      <text:p text:style-name="P41">&lt;retrieval&gt; ::= [&lt;closure&gt;]['.' &lt;fieldsindex&gt;]*</text:p>
      <text:p text:style-name="P41">&lt;fieldsindex&gt; ::= '(' &lt;expression&gt; ')' |</text:p>
      <text:p text:style-name="P41"><text:s text:c="18"/>&lt;index&gt; |</text:p>
      <text:p text:style-name="P41"><text:s text:c="18"/>&lt;vector&gt; |</text:p>
      <text:p text:style-name="P41"><text:s text:c="18"/>&lt;id_environment&gt;</text:p>
      <text:p text:style-name="P41">&lt;closure&gt; ::= (&lt;base&gt; [':' | '::'])* &lt;base&gt;</text:p>
      <text:p text:style-name="P41">&lt;base&gt; ::= '(' &lt;expression&gt; ')' |</text:p>
      <text:p text:style-name="P41"><text:s text:c="11"/>&lt;code&gt; |</text:p>
      <text:p text:style-name="P41"><text:s text:c="11"/>&lt;id_environment&gt; |</text:p>
      <text:p text:style-name="P41"><text:s text:c="11"/>&lt;identifier&gt; |</text:p>
      <text:p text:style-name="P41"><text:s text:c="11"/>&lt;vector&gt; |</text:p>
      <text:p text:style-name="P41"><text:s text:c="11"/>&lt;type_literal&gt;</text:p>
      <text:p text:style-name="P41">&lt;code&gt; ::= '{' &lt;expression_list&gt; '}'</text:p>
      <text:p text:style-name="P41">&lt;expression_list&gt; ::= &lt;expression&gt; (';' &lt;expression&gt;)* [';']</text:p>
      <text:p text:style-name="P41">&lt;id_environment&gt; ::= '[' [&lt;binding_list&gt; | &lt;binding_list&gt; ',' &lt;unbound_list&gt; | &lt;unbound_list&gt;] ']' </text:p>
      <text:p text:style-name="P41">&lt;binding_list&gt; ::= [&lt;binding&gt; (',' &lt;binding&gt;)*] <text:s/></text:p>
      <text:p text:style-name="P41">&lt;unbound_list&gt; ::= &lt;index&gt; (',' &lt;index&gt;)*</text:p>
      <text:p text:style-name="P41">&lt;binding&gt; ::= &lt;index&gt; '=' &lt;invocation&gt;</text:p>
      <text:p text:style-name="P41">&lt;vector&gt; ::= '&lt;' &lt;implied_series&gt; | &lt;series&gt; '&gt;'</text:p>
      <text:p text:style-name="P41">&lt;index&gt; ::= &lt;identifier&gt; | &lt;type_literal&gt;</text:p>
      <text:p text:style-name="P41">&lt;type_literal&gt; ::= &lt;integer&gt; |</text:p>
      <text:p text:style-name="P41"><text:s text:c="19"/>&lt;string&gt; </text:p>
      <text:p text:style-name="P41"><text:soft-page-break/>&lt;series&gt; ::= [&lt;series_binding&gt; (',' &lt;seres_binding&gt;)*]</text:p>
      <text:p text:style-name="P41">&lt;implied_series&gt; ::= [&lt;series_binding&gt; [',' &lt;series_binding&gt;]] '..' [&lt;series_binding&gt;]</text:p>
      <text:p text:style-name="P41">&lt;series_binding&gt; ::= [&lt;invocation&gt; '='] &lt;invocation&gt;</text:p>
      <text:h text:style-name="P6" text:outline-level="3">FTL Expression evaluation</text:h>
      <text:h text:style-name="P65"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65"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11">0</text:p>
          </table:table-cell>
          <table:table-cell table:style-name="Table2.A2" office:value-type="string">
            <text:p text:style-name="P11">_or_</text:p>
          </table:table-cell>
          <table:table-cell table:style-name="Table2.A2" office:value-type="string">
            <text:p text:style-name="Table_20_Contents">logor</text:p>
          </table:table-cell>
          <table:table-cell table:style-name="Table2.D2" office:value-type="string">
            <text:p text:style-name="P11">xfy</text:p>
          </table:table-cell>
        </table:table-row>
        <table:table-row table:style-name="Table2.1">
          <table:table-cell table:style-name="Table2.A2" office:value-type="string">
            <text:p text:style-name="P11">1</text:p>
          </table:table-cell>
          <table:table-cell table:style-name="Table2.A2" office:value-type="string">
            <text:p text:style-name="P11">_and_</text:p>
          </table:table-cell>
          <table:table-cell table:style-name="Table2.A2" office:value-type="string">
            <text:p text:style-name="Table_20_Contents">logand</text:p>
          </table:table-cell>
          <table:table-cell table:style-name="Table2.D2" office:value-type="string">
            <text:p text:style-name="P11">xfy</text:p>
          </table:table-cell>
        </table:table-row>
        <table:table-row table:style-name="Table2.1">
          <table:table-cell table:style-name="Table2.A2" office:value-type="string">
            <text:p text:style-name="P11">2</text:p>
          </table:table-cell>
          <table:table-cell table:style-name="Table2.A2" office:value-type="string">
            <text:p text:style-name="P11">_not_</text:p>
          </table:table-cell>
          <table:table-cell table:style-name="Table2.A2" office:value-type="string">
            <text:p text:style-name="Table_20_Contents">invert</text:p>
          </table:table-cell>
          <table:table-cell table:style-name="Table2.D2" office:value-type="string">
            <text:p text:style-name="P11">fy</text:p>
          </table:table-cell>
        </table:table-row>
        <table:table-row table:style-name="Table2.1">
          <table:table-cell table:style-name="Table2.A2" office:value-type="string">
            <text:p text:style-name="P11">3</text:p>
          </table:table-cell>
          <table:table-cell table:style-name="Table2.A2" office:value-type="string">
            <text:p text:style-name="P11">_bitor_</text:p>
          </table:table-cell>
          <table:table-cell table:style-name="Table2.A2" office:value-type="string">
            <text:p text:style-name="Table_20_Contents">bitor</text:p>
          </table:table-cell>
          <table:table-cell table:style-name="Table2.D2" office:value-type="string">
            <text:p text:style-name="P11">xfy</text:p>
          </table:table-cell>
        </table:table-row>
        <table:table-row table:style-name="Table2.1">
          <table:table-cell table:style-name="Table2.A2" office:value-type="string">
            <text:p text:style-name="P11">4</text:p>
          </table:table-cell>
          <table:table-cell table:style-name="Table2.A2" office:value-type="string">
            <text:p text:style-name="P11">_bitxor_</text:p>
          </table:table-cell>
          <table:table-cell table:style-name="Table2.A2" office:value-type="string">
            <text:p text:style-name="Table_20_Contents">bitxor</text:p>
          </table:table-cell>
          <table:table-cell table:style-name="Table2.D2" office:value-type="string">
            <text:p text:style-name="P11">xfy</text:p>
          </table:table-cell>
        </table:table-row>
        <table:table-row table:style-name="Table2.1">
          <table:table-cell table:style-name="Table2.A2" office:value-type="string">
            <text:p text:style-name="P11">5</text:p>
          </table:table-cell>
          <table:table-cell table:style-name="Table2.A2" office:value-type="string">
            <text:p text:style-name="P11">_bitand_</text:p>
          </table:table-cell>
          <table:table-cell table:style-name="Table2.A2" office:value-type="string">
            <text:p text:style-name="Table_20_Contents">bitand</text:p>
          </table:table-cell>
          <table:table-cell table:style-name="Table2.D2" office:value-type="string">
            <text:p text:style-name="P11">xfy</text:p>
          </table:table-cell>
        </table:table-row>
        <table:table-row table:style-name="Table2.1">
          <table:table-cell table:style-name="Table2.A2" office:value-type="string">
            <text:p text:style-name="P11">6</text:p>
          </table:table-cell>
          <table:table-cell table:style-name="Table2.A2" office:value-type="string">
            <text:p text:style-name="P11">_bitnot_</text:p>
          </table:table-cell>
          <table:table-cell table:style-name="Table2.A2" office:value-type="string">
            <text:p text:style-name="Table_20_Contents">bitnot</text:p>
          </table:table-cell>
          <table:table-cell table:style-name="Table2.D2" office:value-type="string">
            <text:p text:style-name="P11">fy</text:p>
          </table:table-cell>
        </table:table-row>
        <table:table-row table:style-name="Table2.1">
          <table:table-cell table:style-name="Table2.A2" table:number-rows-spanned="6" office:value-type="string">
            <text:p text:style-name="P11">7</text:p>
          </table:table-cell>
          <table:table-cell table:style-name="Table2.A2" office:value-type="string">
            <text:p text:style-name="P11">==</text:p>
          </table:table-cell>
          <table:table-cell table:style-name="Table2.A2" office:value-type="string">
            <text:p text:style-name="Table_20_Contents">equal</text:p>
          </table:table-cell>
          <table:table-cell table:style-name="Table2.D2" office:value-type="string">
            <text:p text:style-name="P11">xfx</text:p>
          </table:table-cell>
        </table:table-row>
        <table:table-row table:style-name="Table2.1">
          <table:covered-table-cell/>
          <table:table-cell table:style-name="Table2.A2" office:value-type="string">
            <text:p text:style-name="P11">!=</text:p>
          </table:table-cell>
          <table:table-cell table:style-name="Table2.A2" office:value-type="string">
            <text:p text:style-name="Table_20_Contents">notequal</text:p>
          </table:table-cell>
          <table:table-cell table:style-name="Table2.D2" office:value-type="string">
            <text:p text:style-name="P11">xfx</text:p>
          </table:table-cell>
        </table:table-row>
        <table:table-row table:style-name="Table2.1">
          <table:covered-table-cell/>
          <table:table-cell table:style-name="Table2.A2" office:value-type="string">
            <text:p text:style-name="P11">_lt_</text:p>
          </table:table-cell>
          <table:table-cell table:style-name="Table2.A2" office:value-type="string">
            <text:p text:style-name="Table_20_Contents">less</text:p>
          </table:table-cell>
          <table:table-cell table:style-name="Table2.D2" office:value-type="string">
            <text:p text:style-name="P11">xfx</text:p>
          </table:table-cell>
        </table:table-row>
        <table:table-row table:style-name="Table2.1">
          <table:covered-table-cell/>
          <table:table-cell table:style-name="Table2.A2" office:value-type="string">
            <text:p text:style-name="P11">_le_</text:p>
          </table:table-cell>
          <table:table-cell table:style-name="Table2.A2" office:value-type="string">
            <text:p text:style-name="Table_20_Contents">lesseq</text:p>
          </table:table-cell>
          <table:table-cell table:style-name="Table2.D2" office:value-type="string">
            <text:p text:style-name="P11">xfx</text:p>
          </table:table-cell>
        </table:table-row>
        <table:table-row table:style-name="Table2.1">
          <table:covered-table-cell/>
          <table:table-cell table:style-name="Table2.A2" office:value-type="string">
            <text:p text:style-name="P11">_gt_</text:p>
          </table:table-cell>
          <table:table-cell table:style-name="Table2.A2" office:value-type="string">
            <text:p text:style-name="Table_20_Contents">more</text:p>
          </table:table-cell>
          <table:table-cell table:style-name="Table2.D2" office:value-type="string">
            <text:p text:style-name="P11">xfx</text:p>
          </table:table-cell>
        </table:table-row>
        <table:table-row table:style-name="Table2.1">
          <table:covered-table-cell/>
          <table:table-cell table:style-name="Table2.A2" office:value-type="string">
            <text:p text:style-name="P11">_ge_</text:p>
          </table:table-cell>
          <table:table-cell table:style-name="Table2.A2" office:value-type="string">
            <text:p text:style-name="Table_20_Contents">moreeq</text:p>
          </table:table-cell>
          <table:table-cell table:style-name="Table2.D2" office:value-type="string">
            <text:p text:style-name="P11">xfx</text:p>
          </table:table-cell>
        </table:table-row>
        <table:table-row table:style-name="Table2.1">
          <table:table-cell table:style-name="Table2.A2" table:number-rows-spanned="2" office:value-type="string">
            <text:p text:style-name="P11">8</text:p>
          </table:table-cell>
          <table:table-cell table:style-name="Table2.A2" office:value-type="string">
            <text:p text:style-name="P11">_shl_</text:p>
          </table:table-cell>
          <table:table-cell table:style-name="Table2.A2" office:value-type="string">
            <text:p text:style-name="Table_20_Contents">shiftl</text:p>
          </table:table-cell>
          <table:table-cell table:style-name="Table2.D2" office:value-type="string">
            <text:p text:style-name="P11">xfy</text:p>
          </table:table-cell>
        </table:table-row>
        <table:table-row table:style-name="Table2.1">
          <table:covered-table-cell/>
          <table:table-cell table:style-name="Table2.A2" office:value-type="string">
            <text:p text:style-name="P11">_shr_</text:p>
          </table:table-cell>
          <table:table-cell table:style-name="Table2.A2" office:value-type="string">
            <text:p text:style-name="Table_20_Contents">shiftr</text:p>
          </table:table-cell>
          <table:table-cell table:style-name="Table2.D2" office:value-type="string">
            <text:p text:style-name="P11">xfy</text:p>
          </table:table-cell>
        </table:table-row>
        <table:table-row table:style-name="Table2.1">
          <table:table-cell table:style-name="Table2.A2" office:value-type="string">
            <text:p text:style-name="P11">9</text:p>
          </table:table-cell>
          <table:table-cell table:style-name="Table2.A2" office:value-type="string">
            <text:p text:style-name="P11">-</text:p>
          </table:table-cell>
          <table:table-cell table:style-name="Table2.A2" office:value-type="string">
            <text:p text:style-name="Table_20_Contents">neg</text:p>
          </table:table-cell>
          <table:table-cell table:style-name="Table2.D2" office:value-type="string">
            <text:p text:style-name="P11">fy</text:p>
          </table:table-cell>
        </table:table-row>
        <table:table-row table:style-name="Table2.1">
          <table:table-cell table:style-name="Table2.A2" table:number-rows-spanned="2" office:value-type="string">
            <text:p text:style-name="P11">10</text:p>
          </table:table-cell>
          <table:table-cell table:style-name="Table2.A2" office:value-type="string">
            <text:p text:style-name="P11">+</text:p>
          </table:table-cell>
          <table:table-cell table:style-name="Table2.A2" office:value-type="string">
            <text:p text:style-name="Table_20_Contents">add</text:p>
          </table:table-cell>
          <table:table-cell table:style-name="Table2.D2" office:value-type="string">
            <text:p text:style-name="P11">xfy</text:p>
          </table:table-cell>
        </table:table-row>
        <table:table-row table:style-name="Table2.1">
          <table:covered-table-cell/>
          <table:table-cell table:style-name="Table2.A2" office:value-type="string">
            <text:p text:style-name="P11">-</text:p>
          </table:table-cell>
          <table:table-cell table:style-name="Table2.A2" office:value-type="string">
            <text:p text:style-name="Table_20_Contents">sub</text:p>
          </table:table-cell>
          <table:table-cell table:style-name="Table2.D2" office:value-type="string">
            <text:p text:style-name="P11">xfy</text:p>
          </table:table-cell>
        </table:table-row>
        <table:table-row table:style-name="Table2.1">
          <table:table-cell table:style-name="Table2.A2" table:number-rows-spanned="2" office:value-type="string">
            <text:p text:style-name="P11">11</text:p>
          </table:table-cell>
          <table:table-cell table:style-name="Table2.A2" office:value-type="string">
            <text:p text:style-name="P11">*</text:p>
          </table:table-cell>
          <table:table-cell table:style-name="Table2.A2" office:value-type="string">
            <text:p text:style-name="Table_20_Contents">mul</text:p>
          </table:table-cell>
          <table:table-cell table:style-name="Table2.D2" office:value-type="string">
            <text:p text:style-name="P11">xfy</text:p>
          </table:table-cell>
        </table:table-row>
        <table:table-row table:style-name="Table2.1">
          <table:covered-table-cell/>
          <table:table-cell table:style-name="Table2.A2" office:value-type="string">
            <text:p text:style-name="P11">/</text:p>
          </table:table-cell>
          <table:table-cell table:style-name="Table2.A2" office:value-type="string">
            <text:p text:style-name="Table_20_Contents">div</text:p>
          </table:table-cell>
          <table:table-cell table:style-name="Table2.D2" office:value-type="string">
            <text:p text:style-name="P11">xfy</text:p>
          </table:table-cell>
        </table:table-row>
      </table:table>
      <text:p text:style-name="P1"/>
      <text:p text:style-name="P1">Note that the priorities refer to the relative position in the vector parse.op - their absolute value is not relevant.</text:p>
      <text:h text:style-name="P65"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40">[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40">X.Y</text:p>
      <text:p text:style-name="P1">is equivalent to</text:p>
      <text:p text:style-name="P40">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9">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40">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56">&gt; set vec &lt;2,6,9&gt;</text:p>
      <text:p text:style-name="P56">&gt; set ids [a=6,b=2,h=9]</text:p>
      <text:p text:style-name="P56">&gt; eval vec.0</text:p>
      <text:p text:style-name="P56">2</text:p>
      <text:p text:style-name="P56">&gt; eval ids.h</text:p>
      <text:p text:style-name="P56">9</text:p>
      <text:p text:style-name="P56">&gt; eval ids."h"</text:p>
      <text:p text:style-name="P56">9</text:p>
      <text:p text:style-name="P56">&gt; eval vec.(ids.b)</text:p>
      <text:p text:style-name="P56">9</text:p>
      <text:p text:style-name="P56">&gt; eval vec.&lt;2,1,2&gt;</text:p>
      <text:p text:style-name="P56">&lt;9, 6, 9&gt;</text:p>
      <text:p text:style-name="P56">&gt; eval vec.[f=2,g=1,h=2]</text:p>
      <text:p text:style-name="P56">["f"=9, "g"=6, "h"=9]</text:p>
      <text:p text:style-name="P56">&gt; eval ids.&lt;"b","a"&gt;</text:p>
      <text:p text:style-name="P56">&lt;2, 6&gt;</text:p>
      <text:p text:style-name="P56">&gt; eval ids.[q="h", l="a"]</text:p>
      <text:p text:style-name="P56">["q"=9, "l"=6]</text:p>
      <text:p text:style-name="P56">&gt; eval vec.&lt;4&gt;</text:p>
      <text:p text:style-name="P56">&lt;&gt;</text:p>
      <text:p text:style-name="P56">&gt; eval vec.&lt;4,0,1&gt;</text:p>
      <text:p text:style-name="P56">&lt;1=2, 6&gt;</text:p>
      <text:p text:style-name="P56">&gt; eval vec.(ids)</text:p>
      <text:p text:style-name="P56">["a"=, "b"=9, "h"=]</text:p>
      <text:p text:style-name="P56">&gt; eval ids.[x="i", y="b"]</text:p>
      <text:p text:style-name="P56">["x"=, "y"=2]</text:p>
      <text:p text:style-name="P56">&gt; inenv ids.[x="i", y="b"] "x"</text:p>
      <text:p text:style-name="P56">FALSE</text:p>
      <text:p text:style-name="P56">&gt; inenv ids.[x="i", y="b"] "y"</text:p>
      <text:p text:style-name="P56">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40">@a 20!</text:p>
      <text:p text:style-name="P1">and</text:p>
      <text:p text:style-name="P40">a = 20</text:p>
      <text:h text:style-name="P6" text:outline-level="3">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59">Values</text:p>
          </table:table-cell>
        </table:table-row>
        <table:table-row table:style-name="Table3.1">
          <table:table-cell table:style-name="Table3.A2" office:value-type="string">
            <text:p text:style-name="P12">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2">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2">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2">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2">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2">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2">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2">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2">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2">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2">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2">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2">macad<text:span text:style-name="T10">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41">TRUE = [val]::{val!}</text:p>
      <text:p text:style-name="P41">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41">&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41">&lt;true_or_false&gt; {&lt;boolean_expression&gt;}! {&lt;boolean_expression&gt;}! ... {&lt;boolean_expression&gt;}!</text:p>
      <text:p text:style-name="P1">Thus this construct can be used as a conditionally executed "and".</text:p>
      <text:h text:style-name="P6" text:outline-level="3">Run-time library overview</text:h>
      <text:p text:style-name="P1">The values available in the run time library include those in the following categories. </text:p>
      <text:list xml:id="list3480986012" text:style-name="L5">
        <text:list-item>
          <text:p text:style-name="P73"><text:soft-page-break/>Program control </text:p>
          <text:list>
            <text:list-item>
              <text:p text:style-name="P73">do &lt;do&gt; &lt;test&gt; - execute &lt;do&gt; while &lt;test&gt; evaluates non-zero </text:p>
            </text:list-item>
            <text:list-item>
              <text:p text:style-name="P73">every &lt;n&gt; &lt;command&gt; - repeat command every &lt;n&gt; ms</text:p>
            </text:list-item>
            <text:list-item>
              <text:p text:style-name="P73">exit - abandon all command inputs</text:p>
            </text:list-item>
            <text:list-item>
              <text:p text:style-name="P73">for &lt;env&gt; &lt;binding&gt; - execute &lt;binding&gt; for all &lt;env&gt; values</text:p>
            </text:list-item>
            <text:list-item>
              <text:p text:style-name="P75">forall &lt;env&gt; &lt;binding&gt; - execute &lt;binding&gt; &lt;val&gt; &lt;name&gt; for all entries in &lt;env&gt;</text:p>
            </text:list-item>
            <text:list-item>
              <text:p text:style-name="P73">if &lt;n&gt; &lt;then-code&gt; &lt;else-code&gt; - execute &lt;then-code&gt; if &lt;n&gt;!=0</text:p>
            </text:list-item>
            <text:list-item>
              <text:p text:style-name="P73">return &lt;rc&gt; - abandon current command input returning &lt;rc&gt;</text:p>
            </text:list-item>
            <text:list-item>
              <text:p text:style-name="P73">source &lt;filename&gt; - read from file &lt;filename&gt;</text:p>
            </text:list-item>
            <text:list-item>
              <text:p text:style-name="P73">sourcetext &lt;stringexpr&gt; - read characters from string</text:p>
            </text:list-item>
            <text:list-item>
              <text:p text:style-name="P73">while &lt;test&gt; &lt;do&gt; - while &lt;test&gt; evaluates non-zero execute &lt;do&gt; </text:p>
            </text:list-item>
            <text:list-item>
              <text:p text:style-name="P76">catch &lt;excep&gt; &lt;do&gt; - run &lt;do&gt; executing &lt;excep&gt; &lt;ex&gt; on an exception</text:p>
            </text:list-item>
            <text:list-item>
              <text:p text:style-name="P76">throw &lt;value&gt; - signal an exception with &lt;value&gt;, exit outer 'catch'</text:p>
            </text:list-item>
          </text:list>
        </text:list-item>
        <text:list-item>
          <text:p text:style-name="P73">General </text:p>
          <text:list>
            <text:list-item>
              <text:p text:style-name="P73">cmd &lt;function&gt; &lt;help&gt; - create a command from a function </text:p>
            </text:list-item>
            <text:list-item>
              <text:p text:style-name="P73">cmp &lt;expr&gt; &lt;expr&gt; - returns integer comparing its arguments </text:p>
            </text:list-item>
            <text:list-item>
              <text:p text:style-name="P73">echo &lt;whole line&gt; - prints the line out </text:p>
            </text:list-item>
            <text:list-item>
              <text:p text:style-name="P73">eval &lt;expr&gt; - evaluate expression </text:p>
            </text:list-item>
            <text:list-item>
              <text:p text:style-name="P73">help - prints command information</text:p>
            </text:list-item>
            <text:list-item>
              <text:p text:style-name="P73">rnd &lt;n&gt; - return random number less than &lt;n&gt;</text:p>
            </text:list-item>
            <text:list-item>
              <text:p text:style-name="P73">set &lt;name&gt; &lt;expr&gt; - set value in environment</text:p>
            </text:list-item>
            <text:list-item>
              <text:p text:style-name="P73">sleep &lt;n&gt; - sleep for &lt;n&gt; milliseconds</text:p>
            </text:list-item>
          </text:list>
        </text:list-item>
        <text:list-item>
          <text:p text:style-name="P73">Types </text:p>
          <text:list>
            <text:list-item>
              <text:p text:style-name="P77">basetype - directory of built in type values</text:p>
            </text:list-item>
            <text:list-item>
              <text:p text:style-name="P74">NULL - nul value </text:p>
            </text:list-item>
            <text:list-item>
              <text:p text:style-name="P73">type &lt;typename&gt; - return the type with the given name </text:p>
            </text:list-item>
            <text:list-item>
              <text:p text:style-name="P73">typeof &lt;expr&gt; - returns the type of &lt;expr&gt; </text:p>
            </text:list-item>
            <text:list-item>
              <text:p text:style-name="P73">typename &lt;expr&gt; - returns the name of the type of &lt;expr&gt;</text:p>
            </text:list-item>
          </text:list>
        </text:list-item>
        <text:list-item>
          <text:p text:style-name="P73">Booleans </text:p>
          <text:list>
            <text:list-item>
              <text:p text:style-name="P73">TRUE - the TRUE value </text:p>
            </text:list-item>
            <text:list-item>
              <text:p text:style-name="P73">FALSE - an un-TRUE value </text:p>
            </text:list-item>
            <text:list-item>
              <text:p text:style-name="P73">moreeq &lt;val&gt; &lt;val&gt; - TRUE if first &lt;val&gt; more than or equal to second </text:p>
            </text:list-item>
            <text:list-item>
              <text:p text:style-name="P73">more &lt;val&gt; &lt;val&gt; - TRUE if first &lt;val&gt; more than second </text:p>
            </text:list-item>
            <text:list-item>
              <text:p text:style-name="P73">lesseq &lt;val&gt; &lt;val&gt; - TRUE if first &lt;val&gt; less than or equal to second </text:p>
            </text:list-item>
            <text:list-item>
              <text:p text:style-name="P73">less &lt;val&gt; &lt;val&gt; - TRUE if first &lt;val&gt; less than second </text:p>
            </text:list-item>
            <text:list-item>
              <text:p text:style-name="P73">notequal &lt;val&gt; &lt;val&gt; - TRUE if first &lt;val&gt; not equal to second </text:p>
            </text:list-item>
            <text:list-item>
              <text:p text:style-name="P73">equal &lt;val&gt; &lt;val&gt; - TRUE if first &lt;val&gt; equal to second </text:p>
            </text:list-item>
            <text:list-item>
              <text:p text:style-name="P73">invert &lt;val&gt; - TRUE if &lt;val&gt; is FALSE, FALSE otherwise</text:p>
            </text:list-item>
            <text:list-item>
              <text:p text:style-name="P73">logand &lt;val1&gt; &lt;val2&gt; - FALSE if &lt;val1&gt; is FALSE, &lt;val2&gt; otherwise </text:p>
            </text:list-item>
            <text:list-item>
              <text:p text:style-name="P73">logor &lt;val1&gt; &lt;val2&gt; - TRUE if &lt;val1&gt; is TRUE, &lt;val2&gt; otherwise </text:p>
            </text:list-item>
          </text:list>
        </text:list-item>
        <text:list-item>
          <text:p text:style-name="P73">Integers </text:p>
          <text:list>
            <text:list-item>
              <text:p text:style-name="P73">bitor &lt;n1&gt; &lt;n2&gt; - return n1 "or"ed with n2 </text:p>
            </text:list-item>
            <text:list-item>
              <text:p text:style-name="P73">bitxor &lt;n1&gt; &lt;n2&gt; - return n1 exclusive "or"ed with n2 </text:p>
            </text:list-item>
            <text:list-item>
              <text:p text:style-name="P73">bitand &lt;n1&gt; &lt;n2&gt; - return n1 "and"ed with n2 </text:p>
            </text:list-item>
            <text:list-item>
              <text:p text:style-name="P73">bitnot &lt;n&gt; - return the bitwise "not" of n </text:p>
            </text:list-item>
            <text:list-item>
              <text:p text:style-name="P73">shiftl &lt;n1&gt; &lt;n2&gt; - return n1 left shifted by n2 bits</text:p>
            </text:list-item>
            <text:list-item>
              <text:p text:style-name="P73">shiftr &lt;n1&gt; &lt;n2&gt; - return n1 right shifted by n2 bits</text:p>
            </text:list-item>
            <text:list-item>
              <text:p text:style-name="P73">add &lt;n1&gt; &lt;n2&gt; - return n1 with n2 added</text:p>
            </text:list-item>
            <text:list-item>
              <text:p text:style-name="P73">sub &lt;n1&gt; &lt;n2&gt; - return n1 with n2 subtracted</text:p>
            </text:list-item>
            <text:list-item>
              <text:p text:style-name="P73"><text:soft-page-break/>mul &lt;n1&gt; &lt;n2&gt; - return n1 multiplied by n2</text:p>
            </text:list-item>
            <text:list-item>
              <text:p text:style-name="P73">div &lt;n1&gt; &lt;n2&gt; - return n1 divided by n2</text:p>
            </text:list-item>
            <text:list-item>
              <text:p text:style-name="P73">neg &lt;n&gt; - return negated &lt;n&gt;</text:p>
            </text:list-item>
            <text:list-item>
              <text:p text:style-name="P75">rndseed &lt;n&gt; | &lt;string&gt; - set random seed based on argument</text:p>
            </text:list-item>
            <text:list-item>
              <text:p text:style-name="P73">rnd &lt;n&gt; - return random number less than &lt;n&gt;</text:p>
            </text:list-item>
            <text:list-item>
              <text:p text:style-name="P73">int &lt;integer expr&gt; - numeric value </text:p>
            </text:list-item>
            <text:list-item>
              <text:p text:style-name="P73">intseq &lt;first&gt; &lt;inc&gt; &lt;last&gt; - vector of integers incrementing by &lt;inc&gt; </text:p>
            </text:list-item>
            <text:list-item>
              <text:p text:style-name="P73">rndseq &lt;n&gt; - vector of integers containing 0..&lt;n&gt;-1 in a random order</text:p>
            </text:list-item>
          </text:list>
        </text:list-item>
        <text:list-item>
          <text:p text:style-name="P73">Environments and directories </text:p>
          <text:list>
            <text:list-item>
              <text:p text:style-name="P73">domain &lt;env&gt; - generate vector of names in &lt;env&gt; </text:p>
            </text:list-item>
            <text:list-item>
              <text:p text:style-name="P73">enter &lt;env&gt; - add commands from &lt;env&gt; to current environment</text:p>
            </text:list-item>
            <text:list-item>
              <text:p text:style-name="P73">inenv &lt;env&gt; &lt;name&gt; - returns 0 unless string &lt;name&gt; is in &lt;env&gt;</text:p>
            </text:list-item>
            <text:list-item>
              <text:p text:style-name="P73">len [&lt;env&gt;|&lt;closure&gt;|&lt;string&gt;] - number of elements in object</text:p>
            </text:list-item>
            <text:list-item>
              <text:p text:style-name="P73">lock &lt;env&gt; - prevent new names being added to &lt;env&gt;</text:p>
            </text:list-item>
            <text:list-item>
              <text:p text:style-name="P73">new &lt;env&gt; - copy all &lt;env&gt; values</text:p>
            </text:list-item>
            <text:list-item>
              <text:p text:style-name="P73">range &lt;env&gt; - generate vector of values in &lt;env&gt; </text:p>
            </text:list-item>
            <text:list-item>
              <text:p text:style-name="P73">zip &lt;dom&gt; &lt;range&gt; - generate environment with given domain and range taken from &lt;range&gt;</text:p>
            </text:list-item>
            <text:list-item>
              <text:p text:style-name="P73">restrict &lt;env&gt; - restrict further commands to those in &lt;env&gt; </text:p>
            </text:list-item>
            <text:list-item>
              <text:p text:style-name="P73">select &lt;binding&gt; &lt;env&gt; - subset of &lt;env&gt; for which &lt;binding&gt; returns TRUE</text:p>
            </text:list-item>
            <text:list-item>
              <text:p text:style-name="P73">sort &lt;env&gt; - sorted vector of values in &lt;env&gt; </text:p>
            </text:list-item>
            <text:list-item>
              <text:p text:style-name="P73">sortby &lt;cmpfn&gt; &lt;env&gt; - sorted vector of values in &lt;env&gt; using &lt;cmpfn&gt; </text:p>
            </text:list-item>
            <text:list-item>
              <text:p text:style-name="P73">sortdom &lt;env&gt; - sorted vector of names in &lt;env&gt; </text:p>
            </text:list-item>
            <text:list-item>
              <text:p text:style-name="P73">sortdomby &lt;cmpfn&gt; &lt;env&gt; - sorted vector of names in &lt;env&gt; using &lt;cmpfn&gt; </text:p>
            </text:list-item>
          </text:list>
        </text:list-item>
        <text:list-item>
          <text:p text:style-name="P73">Closures</text:p>
          <text:list>
            <text:list-item>
              <text:p text:style-name="P73">closure &lt;bool&gt; &lt;dir&gt; &lt;code&gt; - create closure from code and dir (inherrit call context if &lt;bool&gt;) </text:p>
            </text:list-item>
            <text:list-item>
              <text:p text:style-name="P73">bind &lt;closure&gt; &lt;arg&gt; - bind argument to unbound closure argument </text:p>
            </text:list-item>
            <text:list-item>
              <text:p text:style-name="P73">code &lt;closure&gt; - return code component of a closure </text:p>
            </text:list-item>
            <text:list-item>
              <text:p text:style-name="P73">context &lt;closure&gt; - return environment component of a closure </text:p>
            </text:list-item>
            <text:list-item>
              <text:p text:style-name="P73">argname &lt;closure&gt; - return name of 1st argument to be bound or NULL </text:p>
            </text:list-item>
            <text:list-item>
              <text:p text:style-name="P73">argnames &lt;closure&gt; - return vector of arguments to be bound</text:p>
            </text:list-item>
          </text:list>
        </text:list-item>
        <text:list-item>
          <text:p text:style-name="P73">Character handling </text:p>
          <text:list>
            <text:list-item>
              <text:p text:style-name="P73">collate &lt;str1&gt; &lt;str2&gt; - compare collating sequence of chars in strings </text:p>
            </text:list-item>
            <text:list-item>
              <text:p text:style-name="P73">len [&lt;env&gt;|&lt;closure&gt;|&lt;string&gt;] - number of elements in object</text:p>
            </text:list-item>
            <text:list-item>
              <text:p text:style-name="P73">joinchr &lt;delim&gt; &lt;str&gt; - join vector of chars and strings separated by &lt;delim&gt;s</text:p>
            </text:list-item>
            <text:list-item>
              <text:p text:style-name="P73">join &lt;delim&gt; &lt;str&gt; - join vector of octets and strings separated by &lt;delim&gt;s</text:p>
            </text:list-item>
            <text:list-item>
              <text:p text:style-name="P73">chr &lt;int&gt; - returns string of (multibyte) char with given ordinal </text:p>
            </text:list-item>
            <text:list-item>
              <text:p text:style-name="P73">octet &lt;int&gt; - returns single byte string containing given octet</text:p>
            </text:list-item>
            <text:list-item>
              <text:p text:style-name="P73">chrcode &lt;string&gt; - returns ordinal of the first character of string </text:p>
            </text:list-item>
            <text:list-item>
              <text:p text:style-name="P73">octetcode &lt;string&gt; - returns ordinal of the first byte of string</text:p>
            </text:list-item>
            <text:list-item>
              <text:p text:style-name="P73">split &lt;delim&gt; &lt;str&gt; - make vector of strings separated by &lt;delim&gt;s </text:p>
            </text:list-item>
            <text:list-item>
              <text:p text:style-name="P73">chop &lt;stride&gt; &lt;str&gt; - make vector of strings each &lt;stride&gt; bytes or less</text:p>
            </text:list-item>
            <text:list-item>
              <text:p text:style-name="P73">str &lt;expr&gt; - evaluate expression and return string representation </text:p>
            </text:list-item>
            <text:list-item>
              <text:p text:style-name="P73">strf &lt;fmt&gt; &lt;env&gt; - formatted string from values in &lt;env&gt; </text:p>
            </text:list-item>
            <text:list-item>
              <text:p text:style-name="P73">strcoll &lt;str1&gt; &lt;str2&gt; - compare collating sequence of chars in strings </text:p>
            </text:list-item>
            <text:list-item>
              <text:p text:style-name="P73">strlen [&lt;string&gt;] - number of (possibly multibyte) chars in string </text:p>
            </text:list-item>
            <text:list-item>
              <text:p text:style-name="P73">tolower &lt;str&gt; - lower case version of string </text:p>
            </text:list-item>
            <text:list-item>
              <text:p text:style-name="P73">toupper &lt;str&gt; - upper case version of string </text:p>
            </text:list-item>
          </text:list>
        </text:list-item>
        <text:list-item>
          <text:p text:style-name="P76"><text:soft-page-break/>Binary data handling</text:p>
          <text:list>
            <text:list-item>
              <text:p text:style-name="P76">binsplit &lt;le?&gt; &lt;signed?&gt; &lt;n&gt; &lt;str&gt; - make vector of &lt;signed&gt;&gt; &lt;n&gt;-byte ints with &lt;le?&gt; endianness</text:p>
            </text:list-item>
            <text:list-item>
              <text:p text:style-name="P76">mem write &lt;mem&gt; &lt;ix&gt; &lt;str&gt; - write binary string at index to memory</text:p>
            </text:list-item>
            <text:list-item>
              <text:p text:style-name="P76">mem read &lt;mem&gt; &lt;ix&gt; &lt;len&gt; - read &lt;len&gt; string at &lt;ix&gt; in memory</text:p>
            </text:list-item>
            <text:list-item>
              <text:p text:style-name="P76">mem get &lt;mem&gt; &lt;ix&gt; &lt;len&gt; - force read &lt;len&gt; string at &lt;ix&gt; in memory</text:p>
            </text:list-item>
            <text:list-item>
              <text:p text:style-name="P76">mem len_can &lt;mem&gt; [rwgc] &lt;ix&gt; - return length of area at &lt;ix&gt; that can do ops</text:p>
            </text:list-item>
            <text:list-item>
              <text:p text:style-name="P76">mem len_cant &lt;mem&gt; [rwgc] &lt;ix&gt; - return length of area at &lt;ix&gt; that can not do ops</text:p>
            </text:list-item>
            <text:list-item>
              <text:p text:style-name="P76">mem base_can &lt;mem&gt; [rwgc] &lt;ix&gt; - return start of area ending at &lt;ix&gt; that can do ops</text:p>
            </text:list-item>
            <text:list-item>
              <text:p text:style-name="P76">mem base_cant &lt;mem&gt; [rwgc] &lt;ix&gt; - return start of area ending at &lt;ix&gt; that can do ops</text:p>
            </text:list-item>
            <text:list-item>
              <text:p text:style-name="P76">mem bin &lt;base&gt; &lt;string&gt; - create mem with base index and read-only string</text:p>
            </text:list-item>
            <text:list-item>
              <text:p text:style-name="P76">mem block &lt;base&gt; &lt;len&gt; - create block of mem with len bytes and base index</text:p>
            </text:list-item>
            <text:list-item>
              <text:p text:style-name="P76">mem rebase &lt;mem&gt; &lt;base&gt; - place &lt;mem&gt; at byte index &lt;base&gt;</text:p>
            </text:list-item>
            <text:list-item>
              <text:p text:style-name="P76">mem dump &lt;+char?&gt; &lt;ln2entryb&gt; &lt;mem&gt; &lt;ix&gt; &lt;len&gt; - dump content of memory</text:p>
            </text:list-item>
          </text:list>
        </text:list-item>
        <text:list-item>
          <text:p text:style-name="P73">Input and Output </text:p>
          <text:list>
            <text:list-item>
              <text:p text:style-name="P73">io fmt - updateable directory of formatting functions for io.fprintf </text:p>
            </text:list-item>
            <text:list-item>
              <text:p text:style-name="P73">io close &lt;stream&gt; - close stream</text:p>
            </text:list-item>
            <text:list-item>
              <text:p text:style-name="P73">io err - default error stream</text:p>
            </text:list-item>
            <text:list-item>
              <text:p text:style-name="P73">io file &lt;filename&gt; &lt;rw&gt; - return stream for opened file </text:p>
            </text:list-item>
            <text:list-item>
              <text:p text:style-name="P73">io binfile &lt;filename&gt; &lt;rw&gt; - return stream for opened binary file</text:p>
            </text:list-item>
            <text:list-item>
              <text:p text:style-name="P73">io filetostring &lt;filename&gt; [&lt;outfile&gt;] - write file out as a C string </text:p>
            </text:list-item>
            <text:list-item>
              <text:p text:style-name="P73">io fprintf &lt;stream&gt; &lt;format&gt; &lt;env&gt; - write formatted string to stream </text:p>
            </text:list-item>
            <text:list-item>
              <text:p text:style-name="P73">io getc &lt;stream&gt; - read the next character from the stream </text:p>
            </text:list-item>
            <text:list-item>
              <text:p text:style-name="P73">io in - default input stream </text:p>
            </text:list-item>
            <text:list-item>
              <text:p text:style-name="P73">io instring &lt;string&gt; &lt;rw&gt; - return stream for reading string </text:p>
            </text:list-item>
            <text:list-item>
              <text:p text:style-name="P73">io out - default output stream </text:p>
            </text:list-item>
            <text:list-item>
              <text:p text:style-name="P73">io outstring &lt;closure&gt; - apply output stream to closure and return string </text:p>
            </text:list-item>
            <text:list-item>
              <text:p text:style-name="P73">io pathfile &lt;path&gt; &lt;filename&gt; &lt;rw&gt; - return stream for opened file on path </text:p>
            </text:list-item>
            <text:list-item>
              <text:p text:style-name="P73">io pathbinfile &lt;path&gt; &lt;filename&gt; &lt;rw&gt; - return stream for opened binary file on path</text:p>
            </text:list-item>
            <text:list-item>
              <text:p text:style-name="P73">io read &lt;stream&gt; &lt;size&gt; - read up to &lt;size&gt; bytes from stream </text:p>
            </text:list-item>
            <text:list-item>
              <text:p text:style-name="P73">io stringify &lt;stream&gt; &lt;expr&gt; - write FTL representation to stream </text:p>
            </text:list-item>
            <text:list-item>
              <text:p text:style-name="P73">io write &lt;stream&gt; &lt;string&gt; - write string to stream </text:p>
            </text:list-item>
          </text:list>
        </text:list-item>
        <text:list-item>
          <text:p text:style-name="P73">Parser interface </text:p>
          <text:list>
            <text:list-item>
              <text:p text:style-name="P73">parse argv - directory of command line arguments </text:p>
            </text:list-item>
            <text:list-item>
              <text:p text:style-name="P73">parse assoc - environment containing operator associativity definitions </text:p>
            </text:list-item>
            <text:list-item>
              <text:p text:style-name="P73">parse codeid - name of interpreter</text:p>
            </text:list-item>
            <text:list-item>
              <text:p text:style-name="P73">parse env - return current invocation environment</text:p>
            </text:list-item>
            <text:list-item>
              <text:p text:style-name="P73">parse errors - total number of errors encountered by parser </text:p>
            </text:list-item>
            <text:list-item>
              <text:p text:style-name="P73">parse errors_reset &lt;n&gt; - reset total number of errors to &lt;n&gt; </text:p>
            </text:list-item>
            <text:list-item>
              <text:p text:style-name="P73">parse exec &lt;cmds&gt; &lt;stream&gt; - return value of executing initial &lt;cmds&gt; then stream</text:p>
            </text:list-item>
            <text:list-item>
              <text:p text:style-name="P73">parse line - number of the line in the character source</text:p>
            </text:list-item>
            <text:list-item>
              <text:p text:style-name="P73">parse newerror - register the occurrance of a new error </text:p>
            </text:list-item>
            <text:list-item>
              <text:p text:style-name="P73">parse op - environment containing operation definitions </text:p>
            </text:list-item>
            <text:list-item>
              <text:p text:style-name="P73">parse opeval &lt;opdefs&gt; &lt;code&gt; - execute code according to operator definitions </text:p>
            </text:list-item>
            <text:list-item>
              <text:p text:style-name="P73"><text:soft-page-break/>parse opset &lt;opdefs&gt; &lt;prec&gt; &lt;assoc&gt; &lt;name&gt; &lt;function&gt; - define an operator in opdefs </text:p>
            </text:list-item>
            <text:list-item>
              <text:p text:style-name="P73">parse readline - read and expand a line from the command input </text:p>
            </text:list-item>
            <text:list-item>
              <text:p text:style-name="P73">parse rdenv &lt;cmds&gt; &lt;stream&gt; - return env made executing initial &lt;cmds&gt; then stream</text:p>
            </text:list-item>
            <text:list-item>
              <text:p text:style-name="P73">parse rdmod &lt;module&gt; - return env made executing module file on path</text:p>
            </text:list-item>
            <text:list-item>
              <text:p text:style-name="P73">parse root - return current root environment </text:p>
            </text:list-item>
            <text:list-item>
              <text:p text:style-name="P73">parse scan &lt;string&gt; - return parse object from string </text:p>
            </text:list-item>
            <text:list-item>
              <text:p text:style-name="P73">parse scanned &lt;parseobj&gt; - return text remaining in parse object </text:p>
            </text:list-item>
            <text:list-item>
              <text:p text:style-name="P73">parse scanempty &lt;parseobj&gt; - parse empty line from string from parse object, update string </text:p>
            </text:list-item>
            <text:list-item>
              <text:p text:style-name="P73">parse scancode &lt;@string&gt; &lt;parseobj&gt; - parse {code} block from parse object</text:p>
            </text:list-item>
            <text:list-item>
              <text:p text:style-name="P73">parse scanwhite &lt;parseobj&gt; - parse white spce from string from parse object, update string</text:p>
            </text:list-item>
            <text:list-item>
              <text:p text:style-name="P73">parse scanspace &lt;parseobj&gt; - parse over white space from string from parse object, update string</text:p>
            </text:list-item>
            <text:list-item>
              <text:p text:style-name="P73">parse scanint &lt;@int&gt; &lt;parseobj&gt; - parse integer from string from parse object, update string </text:p>
            </text:list-item>
            <text:list-item>
              <text:p text:style-name="P73">parse scanintval &lt;@int&gt; &lt;parseobj&gt; - parse signed based integer from parse object</text:p>
            </text:list-item>
            <text:list-item>
              <text:p text:style-name="P73">parse scanhex &lt;@int&gt; &lt;parseobj&gt; - parse hex string from parse object, update string</text:p>
            </text:list-item>
            <text:list-item>
              <text:p text:style-name="P73">parse scanhexw &lt;width&gt; &lt;@int&gt; &lt;parseobj&gt; - parse hex in &lt;width&gt; chars from parse object, update string </text:p>
            </text:list-item>
            <text:list-item>
              <text:p text:style-name="P73">parse scanmatch &lt;dir&gt; &lt;@val&gt; &lt;parseobj&gt; - parse prefix in dir from parse object giving matching value</text:p>
            </text:list-item>
            <text:list-item>
              <text:p text:style-name="P73">parse scanstr &lt;@string&gt; &lt;parseobj&gt; - parse item until delimiter, update string</text:p>
            </text:list-item>
            <text:list-item>
              <text:p text:style-name="P73">parse scanid &lt;@string&gt; &lt;parseobj&gt; - parse identifier, update string</text:p>
            </text:list-item>
            <text:list-item>
              <text:p text:style-name="P73">parse scanitemstr &lt;@string&gt; &lt;parseobj&gt; - parse item or string, update string</text:p>
            </text:list-item>
            <text:list-item>
              <text:p text:style-name="P73">parse scanitem &lt;delims&gt; &lt;@string&gt; &lt;parseobj&gt; - parse item until delimiter, update string </text:p>
            </text:list-item>
            <text:list-item>
              <text:p text:style-name="P73">parse scanmatch &lt;dir&gt; &lt;@val&gt; &lt;parseobj&gt; - parse prefix in dir from string in parse object giving matching value, update string </text:p>
            </text:list-item>
            <text:list-item>
              <text:p text:style-name="P73">parse source - name of the source of chars at start of the last line </text:p>
            </text:list-item>
          </text:list>
        </text:list-item>
        <text:list-item>
          <text:p text:style-name="P73">Operating System interface </text:p>
          <text:list>
            <text:list-item>
              <text:p text:style-name="P73">sys env - system environment variable environment </text:p>
            </text:list-item>
            <text:list-item>
              <text:p text:style-name="P73">sys fs casematch - whether case must match in file system file names value </text:p>
            </text:list-item>
            <text:list-item>
              <text:p text:style-name="P73">sys fs absname &lt;file&gt; - TRUE iff file has an absolute path name </text:p>
            </text:list-item>
            <text:list-item>
              <text:p text:style-name="P73">sys fs nowhere - name of file available as empty source or sink</text:p>
            </text:list-item>
            <text:list-item>
              <text:p text:style-name="P73">sys fs sep - string separating path elements in a file name </text:p>
            </text:list-item>
            <text:list-item>
              <text:p text:style-name="P73">sys fs thisdir - name of directory repersenting the current directory</text:p>
            </text:list-item>
            <text:list-item>
              <text:p text:style-name="P73">sys osfamily - name of operating system type</text:p>
            </text:list-item>
            <text:list-item>
              <text:p text:style-name="P73">sys run &lt;line&gt; - execute system &lt;line&gt; </text:p>
            </text:list-item>
            <text:list-item>
              <text:p text:style-name="P73">sys runrc &lt;command&gt; - execute system command &amp; return result code </text:p>
            </text:list-item>
            <text:list-item>
              <text:p text:style-name="P73">sys shell path &lt;path&gt; &lt;file&gt; - return name of file on path </text:p>
            </text:list-item>
            <text:list-item>
              <text:p text:style-name="P73">sys shell pathsep - character value separating directory elements in a path environment</text:p>
            </text:list-item>
            <text:list-item>
              <text:p text:style-name="P73">sys uid &lt;user&gt; - return the UID of the named user </text:p>
            </text:list-item>
            <text:list-item>
              <text:p text:style-name="P73">sys utctime &lt;time&gt; - broken down UTC time </text:p>
            </text:list-item>
            <text:list-item>
              <text:p text:style-name="P73"><text:soft-page-break/>sys localtime &lt;time&gt; - broken down local time </text:p>
            </text:list-item>
            <text:list-item>
              <text:p text:style-name="P73">sys utctimef &lt;format&gt; &lt;time&gt; - formatted UTC time </text:p>
            </text:list-item>
            <text:list-item>
              <text:p text:style-name="P73">sys localtimef &lt;format&gt; &lt;time&gt; - formatted local time </text:p>
            </text:list-item>
            <text:list-item>
              <text:p text:style-name="P73">sys time - system calendar time in seconds </text:p>
            </text:list-item>
          </text:list>
        </text:list-item>
        <text:list-item>
          <text:p text:style-name="P73">Windows-only interface </text:p>
          <text:list>
            <text:list-item>
              <text:p text:style-name="P73">reg value HKEY_CLASSES_ROOT &lt;key&gt; - open key values in HKEY_CLASSES_ROOT </text:p>
            </text:list-item>
            <text:list-item>
              <text:p text:style-name="P73">reg value HKEY_USERS &lt;key&gt; - open key values in HKEY_USERS </text:p>
            </text:list-item>
            <text:list-item>
              <text:p text:style-name="P73">reg value HKEY_CURRENT_USER &lt;key&gt; - open key values in HKEY_CURRENT_USER </text:p>
            </text:list-item>
            <text:list-item>
              <text:p text:style-name="P73">reg value HKEY_LOCAL_MACHINE &lt;key&gt; - open key values in HKEY_LOCAL_MACHINE </text:p>
            </text:list-item>
            <text:list-item>
              <text:p text:style-name="P73">reg value HKEY_CURRENT_CONFIG &lt;key&gt; - open key values in HKEY_CURRENT_CONFIG</text:p>
            </text:list-item>
            <text:list-item>
              <text:p text:style-name="P73">reg allow_edit &lt;boolean&gt; - enable/disable write to the registry from new keys</text:p>
            </text:list-item>
            <text:list-item>
              <text:p text:style-name="P70">reg key - directory of key value types </text:p>
            </text:list-item>
          </text:list>
        </text:list-item>
      </text:list>
      <text:h text:style-name="P39" text:outline-level="2">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57">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57">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3">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57">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58">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58">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57">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57">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58">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58">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3">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58">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58">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add &lt;int&gt; &lt;int&gt; </text:h>
      <table:table table:name="Table5" table:style-name="Table5">
        <table:table-column table:style-name="Table5.A"/>
        <table:table-column table:style-name="Table5.B"/>
        <table:table-row>
          <table:table-cell table:style-name="Table5.A1" office:value-type="string">
            <text:p text:style-name="P14">Name</text:p>
          </table:table-cell>
          <table:table-cell table:style-name="Table5.B1" office:value-type="string">
            <text:p text:style-name="P16">add</text:p>
          </table:table-cell>
        </table:table-row>
        <text:soft-page-break/>
        <table:table-row table:style-name="Table5.2">
          <table:table-cell table:style-name="Table5.A1" office:value-type="string">
            <text:p text:style-name="P14">Kind</text:p>
          </table:table-cell>
          <table:table-cell table:style-name="Table5.B1" office:value-type="string">
            <text:p text:style-name="P15">Function</text:p>
          </table:table-cell>
        </table:table-row>
        <table:table-row>
          <table:table-cell table:style-name="Table5.A1" office:value-type="string">
            <text:p text:style-name="P14">Arg syntax</text:p>
          </table:table-cell>
          <table:table-cell table:style-name="Table5.B1" office:value-type="string">
            <text:p text:style-name="P15">&lt;n1:int&gt; &lt;n2:int&gt;</text:p>
          </table:table-cell>
        </table:table-row>
        <table:table-row>
          <table:table-cell table:style-name="Table5.A1" office:value-type="string">
            <text:p text:style-name="P14">Description</text:p>
          </table:table-cell>
          <table:table-cell table:style-name="Table5.B1" office:value-type="string">
            <text:p text:style-name="P15">Takes two integers and adds them together.</text:p>
          </table:table-cell>
        </table:table-row>
        <table:table-row>
          <table:table-cell table:style-name="Table5.A1" office:value-type="string">
            <text:p text:style-name="P14">Returns</text:p>
          </table:table-cell>
          <table:table-cell table:style-name="Table5.B1" office:value-type="string">
            <text:p text:style-name="P15">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4">Example</text:p>
          </table:table-cell>
          <table:table-cell table:style-name="Table5.B1" office:value-type="string">
            <text:p text:style-name="P42">&gt; add 0x100 12</text:p>
            <text:p text:style-name="P42">268</text:p>
            <text:p text:style-name="P42">&gt; sys localtimef "%T" (add (sys.time!) 600!)</text:p>
            <text:p text:style-name="P42">"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17">Name</text:p>
          </table:table-cell>
          <table:table-cell table:style-name="Table6.B1" office:value-type="string">
            <text:p text:style-name="P33">argname</text:p>
          </table:table-cell>
        </table:table-row>
        <table:table-row table:style-name="Table6.1">
          <table:table-cell table:style-name="Table6.A1" office:value-type="string">
            <text:p text:style-name="P17">Kind</text:p>
          </table:table-cell>
          <table:table-cell table:style-name="Table6.B1" office:value-type="string">
            <text:p text:style-name="P20">Function</text:p>
          </table:table-cell>
        </table:table-row>
        <table:table-row table:style-name="Table6.1">
          <table:table-cell table:style-name="Table6.A1" office:value-type="string">
            <text:p text:style-name="P17">Arg syntax</text:p>
          </table:table-cell>
          <table:table-cell table:style-name="Table6.B1" office:value-type="string">
            <text:p text:style-name="P20">&lt;closure&gt;</text:p>
          </table:table-cell>
        </table:table-row>
        <table:table-row table:style-name="Table6.1">
          <table:table-cell table:style-name="Table6.A1" office:value-type="string">
            <text:p text:style-name="P17">Description</text:p>
          </table:table-cell>
          <table:table-cell table:style-name="Table6.B1" office:value-type="string">
            <text:p text:style-name="P20">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17">Returns</text:p>
          </table:table-cell>
          <table:table-cell table:style-name="Table6.B1" office:value-type="string">
            <text:p text:style-name="P20">A string containing the name of the variable next to be bound to an argument.</text:p>
          </table:table-cell>
        </table:table-row>
        <table:table-row table:style-name="Table6.1">
          <table:table-cell table:style-name="Table6.A1" office:value-type="string">
            <text:p text:style-name="P17">Example</text:p>
          </table:table-cell>
          <table:table-cell table:style-name="Table6.B1" office:value-type="string">
            <text:p text:style-name="P43">&gt; argname [b=1,a]::{a+b}</text:p>
            <text:p text:style-name="P43">"a"</text:p>
            <text:p text:style-name="P43">&gt; argname set</text:p>
            <text:p text:style-name="P43">"_1"</text:p>
            <text:p text:style-name="P43">&gt; set needs_argument[fn]:{NULL != (argname fn!)}</text:p>
            <text:p text:style-name="P43">&gt; needs_argument needs_argument</text:p>
            <text:p text:style-name="P43">TRUE</text:p>
            <text:p text:style-name="P43">&gt; needs_argument []:{echo "no"!}</text:p>
            <text:p text:style-name="P43">FALSE</text:p>
          </table:table-cell>
        </table:table-row>
      </table:table>
      <text:h text:style-name="P6" text:outline-level="3">argname<text:span text:style-name="T13">s</text:span> &lt;closure&gt;</text:h>
      <table:table table:name="Table7" table:style-name="Table7">
        <table:table-column table:style-name="Table7.A"/>
        <table:table-column table:style-name="Table7.B"/>
        <table:table-row table:style-name="Table7.1">
          <table:table-cell table:style-name="Table7.A1" office:value-type="string">
            <text:p text:style-name="P14">Name</text:p>
          </table:table-cell>
          <table:table-cell table:style-name="Table7.B1" office:value-type="string">
            <text:p text:style-name="P16">argnames</text:p>
          </table:table-cell>
        </table:table-row>
        <table:table-row table:style-name="Table7.1">
          <table:table-cell table:style-name="Table7.A1" office:value-type="string">
            <text:p text:style-name="P14">Kind</text:p>
          </table:table-cell>
          <table:table-cell table:style-name="Table7.B1" office:value-type="string">
            <text:p text:style-name="P15">Function</text:p>
          </table:table-cell>
        </table:table-row>
        <table:table-row table:style-name="Table7.1">
          <table:table-cell table:style-name="Table7.A1" office:value-type="string">
            <text:p text:style-name="P14">Arg syntax</text:p>
          </table:table-cell>
          <table:table-cell table:style-name="Table7.B1" office:value-type="string">
            <text:p text:style-name="P15">&lt;closure&gt;</text:p>
          </table:table-cell>
        </table:table-row>
        <text:soft-page-break/>
        <table:table-row table:style-name="Table7.1">
          <table:table-cell table:style-name="Table7.A1" office:value-type="string">
            <text:p text:style-name="P14">Description</text:p>
          </table:table-cell>
          <table:table-cell table:style-name="Table7.B1" office:value-type="string">
            <text:p text:style-name="P15">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4">Returns</text:p>
          </table:table-cell>
          <table:table-cell table:style-name="Table7.B1" office:value-type="string">
            <text:p text:style-name="P15">A string containing the name of the variable next to be bound to an argument.</text:p>
          </table:table-cell>
        </table:table-row>
        <table:table-row table:style-name="Table7.1">
          <table:table-cell table:style-name="Table7.A1" office:value-type="string">
            <text:p text:style-name="P14">Example</text:p>
          </table:table-cell>
          <table:table-cell table:style-name="Table7.B1" office:value-type="string">
            <text:p text:style-name="P42">&gt; argnames [b=1,a]::{a+b}</text:p>
            <text:p text:style-name="P42">&lt;"a"&gt;</text:p>
            <text:p text:style-name="P42">&gt; argnames add</text:p>
            <text:p text:style-name="P42">&lt;"_1", "_2"&gt;</text:p>
            <text:p text:style-name="P42">&gt; set argument_count[fn]:{len (argnames fn!)!}</text:p>
            <text:p text:style-name="P42">&gt; argument_count add</text:p>
            <text:p text:style-name="P42">2</text:p>
          </table:table-cell>
        </table:table-row>
      </table:table>
      <text:h text:style-name="P10"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18">Name</text:p>
          </table:table-cell>
          <table:table-cell table:style-name="Table134.B1" office:value-type="string">
            <text:p text:style-name="P37">basetype</text:p>
          </table:table-cell>
        </table:table-row>
        <table:table-row table:style-name="Table134.1">
          <table:table-cell table:style-name="Table134.A1" office:value-type="string">
            <text:p text:style-name="P18">Kind</text:p>
          </table:table-cell>
          <table:table-cell table:style-name="Table134.B1" office:value-type="string">
            <text:p text:style-name="P28">Directory</text:p>
          </table:table-cell>
        </table:table-row>
        <table:table-row table:style-name="Table134.1">
          <table:table-cell table:style-name="Table134.A1" office:value-type="string">
            <text:p text:style-name="P18">Arg syntax</text:p>
          </table:table-cell>
          <table:table-cell table:style-name="Table134.B1" office:value-type="string">
            <text:p text:style-name="P28">Not a function</text:p>
          </table:table-cell>
        </table:table-row>
        <table:table-row table:style-name="Table134.1">
          <table:table-cell table:style-name="Table134.A1" office:value-type="string">
            <text:p text:style-name="P18">Description</text:p>
          </table:table-cell>
          <table:table-cell table:style-name="Table134.B1" office:value-type="string">
            <text:p text:style-name="P28">Contains the values of types built-in to the parser.<text:line-break/><text:span text:style-name="T14">When printed, types contain the names held by this directory.</text:span></text:p>
          </table:table-cell>
        </table:table-row>
        <table:table-row table:style-name="Table134.1">
          <table:table-cell table:style-name="Table134.A1" office:value-type="string">
            <text:p text:style-name="P18">Returns</text:p>
          </table:table-cell>
          <table:table-cell table:style-name="Table134.B1" office:value-type="string">
            <text:p text:style-name="P21"><text:span text:style-name="T14">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18">Example</text:p>
          </table:table-cell>
          <table:table-cell table:style-name="Table134.B1" office:value-type="string">
            <text:p text:style-name="P44">&gt; <text:span text:style-name="T14">typename “some text”</text:span></text:p>
            <text:p text:style-name="P44">“<text:span text:style-name="T14">string”</text:span></text:p>
            <text:p text:style-name="P50">&gt; typeof "some text"</text:p>
            <text:p text:style-name="P50">$basetype.string</text:p>
            <text:p text:style-name="P50">&gt; eval basetype.string</text:p>
            <text:p text:style-name="P50">$basetype.string</text:p>
            <text:p text:style-name="P44"/>
            <text:p text:style-name="P50">&gt; help all basetype</text:p>
            <text:p text:style-name="P50">all basetype &lt;subcommand&gt; - commands:</text:p>
            <text:p text:style-name="P50"><text:s text:c="4"/>type - type value</text:p>
            <text:p text:style-name="P50"><text:s text:c="4"/>nul - type value</text:p>
            <text:p text:style-name="P50"><text:s text:c="4"/>string - type value</text:p>
            <text:p text:style-name="P50"><text:s text:c="4"/>code - type value</text:p>
            <text:p text:style-name="P50"><text:s text:c="4"/>closure - type value</text:p>
            <text:p text:style-name="P50"><text:s text:c="4"/>int - type value</text:p>
            <text:p text:style-name="P50"><text:s text:c="4"/>dir - type value</text:p>
            <text:p text:style-name="P50"><text:s text:c="4"/>cmd - type value</text:p>
            <text:p text:style-name="P50"><text:s text:c="4"/>fn - type value</text:p>
            <text:p text:style-name="P50"><text:s text:c="4"/>stream - type value</text:p>
            <text:p text:style-name="P50"><text:s text:c="4"/>ip - type value</text:p>
            <text:p text:style-name="P50"><text:s text:c="4"/>mac - type value</text:p>
            <text:p text:style-name="P50"><text:s text:c="4"/>coroutine - type value</text:p>
            <text:p text:style-name="P50"><text:s text:c="4"/>mem - type value</text:p>
          </table:table-cell>
        </table:table-row>
      </table:table>
      <text:h text:style-name="P7" text:outline-level="3"><text:span text:style-name="T14">bind</text:span> &lt;<text:span text:style-name="T15">closure</text:span>&gt; &lt;<text:span text:style-name="T15">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19">Name</text:p>
          </table:table-cell>
          <table:table-cell table:style-name="Table8.B1" office:value-type="string">
            <text:p text:style-name="P34">bind</text:p>
          </table:table-cell>
        </table:table-row>
        <table:table-row table:style-name="Table8.1">
          <table:table-cell table:style-name="Table8.A1" office:value-type="string">
            <text:p text:style-name="P19">Kind</text:p>
          </table:table-cell>
          <table:table-cell table:style-name="Table8.B1" office:value-type="string">
            <text:p text:style-name="P22">Function</text:p>
          </table:table-cell>
        </table:table-row>
        <table:table-row table:style-name="Table8.1">
          <table:table-cell table:style-name="Table8.A1" office:value-type="string">
            <text:p text:style-name="P19">Arg syntax</text:p>
          </table:table-cell>
          <table:table-cell table:style-name="Table8.B1" office:value-type="string">
            <text:p text:style-name="P22">&lt;<text:span text:style-name="T15">fn</text:span>:<text:span text:style-name="T15">closure</text:span>&gt; &lt;<text:span text:style-name="T15">arg</text:span>:<text:span text:style-name="T15">any</text:span>&gt;</text:p>
          </table:table-cell>
        </table:table-row>
        <table:table-row table:style-name="Table8.1">
          <table:table-cell table:style-name="Table8.A1" office:value-type="string">
            <text:p text:style-name="P19">Description</text:p>
          </table:table-cell>
          <table:table-cell table:style-name="Table8.B1" office:value-type="string">
            <text:p text:style-name="P22">Takes <text:span text:style-name="T15">a closure with at least one unbound variable and binds the given value to the next to be bound</text:span>.</text:p>
          </table:table-cell>
        </table:table-row>
        <table:table-row table:style-name="Table8.1">
          <table:table-cell table:style-name="Table8.A1" office:value-type="string">
            <text:p text:style-name="P19">Returns</text:p>
          </table:table-cell>
          <table:table-cell table:style-name="Table8.B1" office:value-type="string">
            <text:p text:style-name="P29">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54">set bind[fn, arg]:{fn arg}</text:p>
            <text:p text:style-name="P23">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19">Example</text:p>
          </table:table-cell>
          <table:table-cell table:style-name="Table8.B1" office:value-type="string">
            <text:p text:style-name="P45">&gt; <text:span text:style-name="T16">set dir bind [a] 33!</text:span></text:p>
            <text:p text:style-name="P51">&gt; eval dir</text:p>
            <text:p text:style-name="P51">[a=33]</text:p>
            <text:p text:style-name="P51"/>
            <text:p text:style-name="P51">&gt; set inc bind add 1!</text:p>
            <text:p text:style-name="P51">&gt; inc 3</text:p>
            <text:p text:style-name="P51">4</text:p>
          </table:table-cell>
        </table:table-row>
      </table:table>
      <text:h text:style-name="P7" text:outline-level="3"><text:span text:style-name="T14">binsplit</text:span> &lt;<text:span text:style-name="T17">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19">Name</text:p>
          </table:table-cell>
          <table:table-cell table:style-name="Table135.B1" office:value-type="string">
            <text:p text:style-name="P34">bi<text:span text:style-name="T16">nsplit</text:span></text:p>
          </table:table-cell>
        </table:table-row>
        <table:table-row table:style-name="Table135.1">
          <table:table-cell table:style-name="Table135.A1" office:value-type="string">
            <text:p text:style-name="P19">Kind</text:p>
          </table:table-cell>
          <table:table-cell table:style-name="Table135.B1" office:value-type="string">
            <text:p text:style-name="P22">Function</text:p>
          </table:table-cell>
        </table:table-row>
        <table:table-row table:style-name="Table135.1">
          <table:table-cell table:style-name="Table135.A1" office:value-type="string">
            <text:p text:style-name="P19">Arg syntax</text:p>
          </table:table-cell>
          <table:table-cell table:style-name="Table135.B1" office:value-type="string">
            <text:p text:style-name="P22">&lt;<text:span text:style-name="T17">le</text:span>:<text:span text:style-name="T17">bool</text:span>&gt; &lt;<text:span text:style-name="T17">signed</text:span>:<text:span text:style-name="T17">bool</text:span>&gt; <text:span text:style-name="T17">&lt;bytes:int&gt; &lt;data:string&gt;</text:span></text:p>
          </table:table-cell>
        </table:table-row>
        <table:table-row table:style-name="Table135.1">
          <table:table-cell table:style-name="Table135.A1" office:value-type="string">
            <text:p text:style-name="P19">Description</text:p>
          </table:table-cell>
          <table:table-cell table:style-name="Table135.B1" office:value-type="string">
            <text:p text:style-name="P30">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18">remainder of the data (that is less than ‘bytes’ in length) is not represented in the resulting vector.</text:span></text:p>
            <text:p text:style-name="P31">This function creates an alternative representation of the data ‘data’ and does not duplicate the memory required to hold it.</text:p>
            <text:p text:style-name="P32">Valid values for ‘bytes’ are only 1, 2, or 4.</text:p>
          </table:table-cell>
        </table:table-row>
        <table:table-row table:style-name="Table135.1">
          <table:table-cell table:style-name="Table135.A1" office:value-type="string">
            <text:p text:style-name="P19">Returns</text:p>
          </table:table-cell>
          <table:table-cell table:style-name="Table135.B1" office:value-type="string">
            <text:p text:style-name="P22">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19">Example</text:p>
          </table:table-cell>
          <table:table-cell table:style-name="Table135.B1" office:value-type="string">
            <text:p text:style-name="P52">&gt; set bin "\xff\xff\xff\xff\x80\x00\x00\x01\x01\x00\x00\xff"</text:p>
            <text:p text:style-name="P52">&gt; int_fmt_hexbits 255</text:p>
            <text:p text:style-name="P52">-1</text:p>
            <text:p text:style-name="P52">&gt; binsplit TRUE TRUE 4 bin</text:p>
            <text:p text:style-name="P52">&lt;-1, 0x1000080, 0xffffffffff000001&gt;</text:p>
            <text:p text:style-name="P52">&gt; binsplit TRUE FALSE 4 bin</text:p>
            <text:p text:style-name="P52">&lt;0xffffffff, 0x1000080, 0xff000001&gt;</text:p>
            <text:p text:style-name="P52">&gt; binsplit FALSE TRUE 4 bin</text:p>
            <text:p text:style-name="P52">&lt;-1, 0xffffffff80000001, 0x10000ff&gt;</text:p>
            <text:p text:style-name="P52">&gt; binsplit FALSE FALSE 4 bin</text:p>
            <text:p text:style-name="P52">&lt;0xffffffff, 0x80000001, 0x10000ff&gt;</text:p>
            <text:p text:style-name="P52">&gt; binsplit TRUE TRUE 2 bin</text:p>
            <text:p text:style-name="P52">&lt;-1, -1, 128, 0x100, 1, 0xffffffffffffff00&gt;</text:p>
            <text:p text:style-name="P52">&gt; binsplit TRUE FALSE 2 bin</text:p>
            <text:p text:style-name="P52">&lt;0xffff, 0xffff, 128, 0x100, 1, 0xff00&gt;</text:p>
            <text:p text:style-name="P52">&gt; binsplit FALSE TRUE 2 bin</text:p>
            <text:p text:style-name="P52">&lt;-1, -1, 0xffffffffffff8000, 1, 0x100, 255&gt;</text:p>
            <text:p text:style-name="P52">&gt; binsplit FALSE FALSE 2 bin</text:p>
            <text:p text:style-name="P52">&lt;0xffff, 0xffff, 0x8000, 1, 0x100, 255&gt;</text:p>
            <text:p text:style-name="P52">&gt; binsplit TRUE TRUE 1 bin</text:p>
            <text:p text:style-name="P52">&lt;-1, -1, -1, -1, -128, 0, 0, 1, 1, 0, 0, -1&gt;</text:p>
            <text:p text:style-name="P52">&gt; binsplit TRUE FALSE 1 bin</text:p>
            <text:p text:style-name="P52">&lt;255, 255, 255, 255, 128, 0, 0, 1, 1, 0, 0, 255&gt;</text:p>
          </table:table-cell>
        </table:table-row>
      </table:table>
      <text:h text:style-name="P6" text:outline-level="3">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17">Name</text:p>
          </table:table-cell>
          <table:table-cell table:style-name="Table9.B1" office:value-type="string">
            <text:p text:style-name="P33">bitnot</text:p>
          </table:table-cell>
        </table:table-row>
        <table:table-row table:style-name="Table9.1">
          <table:table-cell table:style-name="Table9.A1" office:value-type="string">
            <text:p text:style-name="P17">Kind</text:p>
          </table:table-cell>
          <table:table-cell table:style-name="Table9.B1" office:value-type="string">
            <text:p text:style-name="P20">Function</text:p>
          </table:table-cell>
        </table:table-row>
        <table:table-row table:style-name="Table9.1">
          <table:table-cell table:style-name="Table9.A1" office:value-type="string">
            <text:p text:style-name="P17">Arg syntax</text:p>
          </table:table-cell>
          <table:table-cell table:style-name="Table9.B1" office:value-type="string">
            <text:p text:style-name="P20">&lt;b:int&gt;</text:p>
          </table:table-cell>
        </table:table-row>
        <table:table-row table:style-name="Table9.1">
          <table:table-cell table:style-name="Table9.A1" office:value-type="string">
            <text:p text:style-name="P17">Description</text:p>
          </table:table-cell>
          <table:table-cell table:style-name="Table9.B1" office:value-type="string">
            <text:p text:style-name="P20">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17">Returns</text:p>
          </table:table-cell>
          <table:table-cell table:style-name="Table9.B1" office:value-type="string">
            <text:p text:style-name="P20">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17">Example</text:p>
          </table:table-cell>
          <table:table-cell table:style-name="Table9.B1" office:value-type="string">
            <text:p text:style-name="P43">&gt; bitnot 0</text:p>
            <text:p text:style-name="P43">-1</text:p>
            <text:p text:style-name="P43">&gt; bitnot 0xffff</text:p>
            <text:p text:style-name="P43">-65536</text:p>
            <text:p text:style-name="P43">&gt; strf "0x%09x" &lt;bitnot 0x000fff000!&gt;</text:p>
            <text:p text:style-name="P43">"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17">Name</text:p>
          </table:table-cell>
          <table:table-cell table:style-name="Table10.B1" office:value-type="string">
            <text:p text:style-name="P33">bitor</text:p>
          </table:table-cell>
        </table:table-row>
        <text:soft-page-break/>
        <table:table-row table:style-name="Table10.1">
          <table:table-cell table:style-name="Table10.A1" office:value-type="string">
            <text:p text:style-name="P17">Kind</text:p>
          </table:table-cell>
          <table:table-cell table:style-name="Table10.B1" office:value-type="string">
            <text:p text:style-name="P20">Function</text:p>
          </table:table-cell>
        </table:table-row>
        <table:table-row table:style-name="Table10.1">
          <table:table-cell table:style-name="Table10.A1" office:value-type="string">
            <text:p text:style-name="P17">Arg syntax</text:p>
          </table:table-cell>
          <table:table-cell table:style-name="Table10.B1" office:value-type="string">
            <text:p text:style-name="P20">&lt;b1:int&gt; &lt;b2:int&gt;</text:p>
          </table:table-cell>
        </table:table-row>
        <table:table-row table:style-name="Table10.1">
          <table:table-cell table:style-name="Table10.A1" office:value-type="string">
            <text:p text:style-name="P17">Description</text:p>
          </table:table-cell>
          <table:table-cell table:style-name="Table10.B1" office:value-type="string">
            <text:p text:style-name="P20">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17">Returns</text:p>
          </table:table-cell>
          <table:table-cell table:style-name="Table10.B1" office:value-type="string">
            <text:p text:style-name="P20">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17">Example</text:p>
          </table:table-cell>
          <table:table-cell table:style-name="Table10.B1" office:value-type="string">
            <text:p text:style-name="P43">&gt; bitor 1 2</text:p>
            <text:p text:style-name="P43">3</text:p>
            <text:p text:style-name="P43">&gt; bitor 0xffff0000 0xffff</text:p>
            <text:p text:style-name="P43">4294967295</text:p>
            <text:p text:style-name="P43">&gt; strf "0x%09x" &lt;bitor 0x000fff000 0x123456789!&gt;</text:p>
            <text:p text:style-name="P43">"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17">Name</text:p>
          </table:table-cell>
          <table:table-cell table:style-name="Table11.B1" office:value-type="string">
            <text:p text:style-name="P33">bitxor</text:p>
          </table:table-cell>
        </table:table-row>
        <table:table-row table:style-name="Table11.1">
          <table:table-cell table:style-name="Table11.A1" office:value-type="string">
            <text:p text:style-name="P17">Kind</text:p>
          </table:table-cell>
          <table:table-cell table:style-name="Table11.B1" office:value-type="string">
            <text:p text:style-name="P20">Function</text:p>
          </table:table-cell>
        </table:table-row>
        <table:table-row table:style-name="Table11.1">
          <table:table-cell table:style-name="Table11.A1" office:value-type="string">
            <text:p text:style-name="P17">Arg syntax</text:p>
          </table:table-cell>
          <table:table-cell table:style-name="Table11.B1" office:value-type="string">
            <text:p text:style-name="P20">&lt;b1:int&gt; &lt;b2:int&gt;</text:p>
          </table:table-cell>
        </table:table-row>
        <table:table-row table:style-name="Table11.1">
          <table:table-cell table:style-name="Table11.A1" office:value-type="string">
            <text:p text:style-name="P17">Description</text:p>
          </table:table-cell>
          <table:table-cell table:style-name="Table11.B1" office:value-type="string">
            <text:p text:style-name="P20">Takes two sets of 64 bits (held in the two integers represented in two's complement arithmetic) and returns the integer representing the "exclusive or" of corresponding bits.</text:p>
          </table:table-cell>
        </table:table-row>
        <table:table-row table:style-name="Table11.1">
          <table:table-cell table:style-name="Table11.A1" office:value-type="string">
            <text:p text:style-name="P17">Returns</text:p>
          </table:table-cell>
          <table:table-cell table:style-name="Table11.B1" office:value-type="string">
            <text:p text:style-name="P20">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17">Example</text:p>
          </table:table-cell>
          <table:table-cell table:style-name="Table11.B1" office:value-type="string">
            <text:p text:style-name="P43">&gt; bitxor 1 3</text:p>
            <text:p text:style-name="P43">2</text:p>
            <text:p text:style-name="P43">&gt; bitxor 0xffff 0xff00</text:p>
            <text:p text:style-name="P43">255</text:p>
            <text:p text:style-name="P43">&gt; <text:s/>strf "0x%09x" &lt;bitxor 0x000fff000 0x555555555!&gt;</text:p>
            <text:p text:style-name="P43">"0x555aaa555"</text:p>
          </table:table-cell>
        </table:table-row>
      </table:table>
      <text:h text:style-name="P6" text:outline-level="3">chop &lt;int&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17">Name</text:p>
          </table:table-cell>
          <table:table-cell table:style-name="Table12.B1" office:value-type="string">
            <text:p text:style-name="P33">chop</text:p>
          </table:table-cell>
        </table:table-row>
        <table:table-row table:style-name="Table12.1">
          <table:table-cell table:style-name="Table12.A1" office:value-type="string">
            <text:p text:style-name="P17">Kind</text:p>
          </table:table-cell>
          <table:table-cell table:style-name="Table12.B1" office:value-type="string">
            <text:p text:style-name="P20">Function</text:p>
          </table:table-cell>
        </table:table-row>
        <table:table-row table:style-name="Table12.1">
          <table:table-cell table:style-name="Table12.A1" office:value-type="string">
            <text:p text:style-name="P17">Arg syntax</text:p>
          </table:table-cell>
          <table:table-cell table:style-name="Table12.B1" office:value-type="string">
            <text:p text:style-name="P20">&lt;str:string&gt; &lt;stride:int&gt;</text:p>
          </table:table-cell>
        </table:table-row>
        <table:table-row table:style-name="Table12.1">
          <table:table-cell table:style-name="Table12.A1" office:value-type="string">
            <text:p text:style-name="P17">Description</text:p>
          </table:table-cell>
          <table:table-cell table:style-name="Table12.B1" office:value-type="string">
            <text:p text:style-name="P20">Returns a vector of successive substrings from &lt;str&gt; each |&lt;stride&gt;| octets long except the last which may have fewer.  The substrings are taken sequentially from </text:p>
          </table:table-cell>
        </table:table-row>
        <text:soft-page-break/>
        <table:table-row table:style-name="Table12.1">
          <table:table-cell table:style-name="Table12.A1" office:value-type="string">
            <text:p text:style-name="P17">Returns</text:p>
          </table:table-cell>
          <table:table-cell table:style-name="Table12.B1" office:value-type="string">
            <text:p text:style-name="P20">A vector of successive substrings taken from the string.<text:span text:style-name="T1"><text:line-break/></text:span>See also: <text:span text:style-name="T1">zip</text:span></text:p>
          </table:table-cell>
        </table:table-row>
        <table:table-row table:style-name="Table12.1">
          <table:table-cell table:style-name="Table12.A1" office:value-type="string">
            <text:p text:style-name="P17">Example</text:p>
          </table:table-cell>
          <table:table-cell table:style-name="Table12.B1" office:value-type="string">
            <text:p text:style-name="P43">&gt; chop 3 "abcdefghijk"</text:p>
            <text:p text:style-name="P43">&lt;"abc", "def", "ghi", "jk"&gt;</text:p>
            <text:p text:style-name="P43">&gt; chop -3 "abcdefghijk"</text:p>
            <text:p text:style-name="P43">&lt;"ijk", "fgh", "cde", "ab"&gt;</text:p>
            <text:p text:style-name="P43">set rev[x]:{x.&lt;(len x!)-1..0&gt;}</text:p>
            <text:p text:style-name="P43">&gt; join "," (rev (chop -3 (strf "%d" &lt;10000000&gt;!)!)!)</text:p>
            <text:p text:style-name="P43">"10,000,000"</text:p>
          </table:table-cell>
        </table:table-row>
      </table:table>
      <text:h text:style-name="P6"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17">Name</text:p>
          </table:table-cell>
          <table:table-cell table:style-name="Table13.B1" office:value-type="string">
            <text:p text:style-name="P33">chr</text:p>
          </table:table-cell>
        </table:table-row>
        <table:table-row table:style-name="Table13.1">
          <table:table-cell table:style-name="Table13.A1" office:value-type="string">
            <text:p text:style-name="P17">Kind</text:p>
          </table:table-cell>
          <table:table-cell table:style-name="Table13.B1" office:value-type="string">
            <text:p text:style-name="P20">Function</text:p>
          </table:table-cell>
        </table:table-row>
        <table:table-row table:style-name="Table13.1">
          <table:table-cell table:style-name="Table13.A1" office:value-type="string">
            <text:p text:style-name="P17">Arg syntax</text:p>
          </table:table-cell>
          <table:table-cell table:style-name="Table13.B1" office:value-type="string">
            <text:p text:style-name="P20">&lt;widechar:int&gt;</text:p>
          </table:table-cell>
        </table:table-row>
        <table:table-row table:style-name="Table13.1">
          <table:table-cell table:style-name="Table13.A1" office:value-type="string">
            <text:p text:style-name="P17">Description</text:p>
          </table:table-cell>
          <table:table-cell table:style-name="Table13.B1" office:value-type="string">
            <text:p text:style-name="P20">Returns a string containing a single (possibly-multibyte) character with the given position in the current locale's character set.</text:p>
          </table:table-cell>
        </table:table-row>
        <table:table-row table:style-name="Table13.1">
          <table:table-cell table:style-name="Table13.A1" office:value-type="string">
            <text:p text:style-name="P17">Returns</text:p>
          </table:table-cell>
          <table:table-cell table:style-name="Table13.B1" office:value-type="string">
            <text:p text:style-name="P20">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17">Example</text:p>
          </table:table-cell>
          <table:table-cell table:style-name="Table13.B1" office:value-type="string">
            <text:p text:style-name="P43">&gt; echo ${chr 163!}</text:p>
            <text:p text:style-name="P43">£</text:p>
            <text:p text:style-name="P43">&gt; chr 163</text:p>
            <text:p text:style-name="P43">"\xc2\xa3"</text:p>
            <text:p text:style-name="P43">&gt; eval chr 65!</text:p>
            <text:p text:style-name="P43">"A"</text:p>
          </table:table-cell>
        </table:table-row>
      </table:table>
      <text:h text:style-name="P6"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17">Name</text:p>
          </table:table-cell>
          <table:table-cell table:style-name="Table14.B1" office:value-type="string">
            <text:p text:style-name="P33">chrcode</text:p>
          </table:table-cell>
        </table:table-row>
        <table:table-row table:style-name="Table14.1">
          <table:table-cell table:style-name="Table14.A1" office:value-type="string">
            <text:p text:style-name="P17">Kind</text:p>
          </table:table-cell>
          <table:table-cell table:style-name="Table14.B1" office:value-type="string">
            <text:p text:style-name="P20">Function</text:p>
          </table:table-cell>
        </table:table-row>
        <table:table-row table:style-name="Table14.1">
          <table:table-cell table:style-name="Table14.A1" office:value-type="string">
            <text:p text:style-name="P17">Arg syntax</text:p>
          </table:table-cell>
          <table:table-cell table:style-name="Table14.B1" office:value-type="string">
            <text:p text:style-name="P20">&lt;char:string&gt;</text:p>
          </table:table-cell>
        </table:table-row>
        <table:table-row table:style-name="Table14.1">
          <table:table-cell table:style-name="Table14.A1" office:value-type="string">
            <text:p text:style-name="P17">Description</text:p>
          </table:table-cell>
          <table:table-cell table:style-name="Table14.B1" office:value-type="string">
            <text:p text:style-name="P20">Returns the ordinal position of the first (possibly-multibyte) character in its argument in the current locale's character set.</text:p>
          </table:table-cell>
        </table:table-row>
        <table:table-row table:style-name="Table14.1">
          <table:table-cell table:style-name="Table14.A1" office:value-type="string">
            <text:p text:style-name="P17">Returns</text:p>
          </table:table-cell>
          <table:table-cell table:style-name="Table14.B1" office:value-type="string">
            <text:p text:style-name="P20">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17">Example</text:p>
          </table:table-cell>
          <table:table-cell table:style-name="Table14.B1" office:value-type="string">
            <text:p text:style-name="P43">&gt; eval "£"</text:p>
            <text:p text:style-name="P43">"\xc2\xa3"</text:p>
            <text:p text:style-name="P43">&gt; chrcode "\xc2\xa3"</text:p>
            <text:p text:style-name="P43">163</text:p>
            <text:p text:style-name="P43">&gt; eval chrcode "€"!</text:p>
            <text:p text:style-name="P43">8364</text:p>
          </table:table-cell>
        </table:table-row>
      </table:table>
      <text:h text:style-name="P6" text:outline-level="3"><text:soft-page-break/>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17">Name</text:p>
          </table:table-cell>
          <table:table-cell table:style-name="Table15.B1" office:value-type="string">
            <text:p text:style-name="P33">closure</text:p>
          </table:table-cell>
        </table:table-row>
        <table:table-row table:style-name="Table15.1">
          <table:table-cell table:style-name="Table15.A1" office:value-type="string">
            <text:p text:style-name="P17">Kind</text:p>
          </table:table-cell>
          <table:table-cell table:style-name="Table15.B1" office:value-type="string">
            <text:p text:style-name="P20">Function</text:p>
          </table:table-cell>
        </table:table-row>
        <table:table-row table:style-name="Table15.1">
          <table:table-cell table:style-name="Table15.A1" office:value-type="string">
            <text:p text:style-name="P17">Arg syntax</text:p>
          </table:table-cell>
          <table:table-cell table:style-name="Table15.B1" office:value-type="string">
            <text:p text:style-name="P20">&lt;bool&gt; &lt;dir&gt; &lt;code&gt;</text:p>
          </table:table-cell>
        </table:table-row>
        <table:table-row table:style-name="Table15.1">
          <table:table-cell table:style-name="Table15.A1" office:value-type="string">
            <text:p text:style-name="P17">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17">Returns</text:p>
          </table:table-cell>
          <table:table-cell table:style-name="Table15.B1" office:value-type="string">
            <text:p text:style-name="P20">A closure with no unbound variables created from &lt;dir&gt; and &lt;code&gt;.</text:p>
          </table:table-cell>
        </table:table-row>
        <table:table-row table:style-name="Table15.1">
          <table:table-cell table:style-name="Table15.A1" office:value-type="string">
            <text:p text:style-name="P17">Example</text:p>
          </table:table-cell>
          <table:table-cell table:style-name="Table15.B1" office:value-type="string">
            <text:p text:style-name="P43">&gt; closure FALSE [inc=3] {&lt;0, inc .. 10&gt;}</text:p>
            <text:p text:style-name="P43">[inc=3]::{&lt;0, inc .. 10&gt;}</text:p>
            <text:p text:style-name="P43">&gt; set key_chooser[vals]:{(closure FALSE vals {key}!)!}</text:p>
            <text:p text:style-name="P43">&gt; key_chooser ["lock"=8,"key"=-9,"bolt"=2]</text:p>
            <text:p text:style-name="P43">-9</text:p>
            <text:p text:style-name="P43">&gt; key_chooser ["lock"=8,"bolt"=2]</text:p>
            <text:p text:style-name="P43">ftl $*console*@26@0: in</text:p>
            <text:p text:style-name="P43">ftl $*console*@26: in</text:p>
            <text:p text:style-name="P43">ftl $*console*:28: undefined symbol 'key'</text:p>
            <text:p text:style-name="P43">ftl $*console*:28: error in closure code body</text:p>
            <text:p text:style-name="P43">&gt; set init_42 closure TRUE [first=42] {[value=first]}!</text:p>
          </table:table-cell>
        </table:table-row>
      </table:table>
      <text:h text:style-name="P6"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61">Name</text:p>
          </table:table-cell>
          <table:table-cell table:style-name="Table16.B1" office:value-type="string">
            <text:p text:style-name="P33">cmd</text:p>
          </table:table-cell>
        </table:table-row>
        <table:table-row table:style-name="Table16.1">
          <table:table-cell table:style-name="Table16.A1" office:value-type="string">
            <text:p text:style-name="P61">Kind</text:p>
          </table:table-cell>
          <table:table-cell table:style-name="Table16.B1" office:value-type="string">
            <text:p text:style-name="P20">Function</text:p>
          </table:table-cell>
        </table:table-row>
        <table:table-row table:style-name="Table16.1">
          <table:table-cell table:style-name="Table16.A1" office:value-type="string">
            <text:p text:style-name="P61">Arg syntax</text:p>
          </table:table-cell>
          <table:table-cell table:style-name="Table16.B1" office:value-type="string">
            <text:p text:style-name="P20">&lt;function:closure&gt; &lt;help:string&gt;</text:p>
          </table:table-cell>
        </table:table-row>
        <table:table-row table:style-name="Table16.1">
          <table:table-cell table:style-name="Table16.A1" office:value-type="string">
            <text:p text:style-name="P61">Description</text:p>
          </table:table-cell>
          <table:table-cell table:style-name="Table16.B1" office:value-type="string">
            <text:p text:style-name="P20">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ext:soft-page-break/>
        <table:table-row table:style-name="Table16.1">
          <table:table-cell table:style-name="Table16.A1" office:value-type="string">
            <text:p text:style-name="P61">Returns</text:p>
          </table:table-cell>
          <table:table-cell table:style-name="Table16.B1" office:value-type="string">
            <text:p text:style-name="P20">A closure embedding the help string and a new command which evaluates the given function. </text:p>
          </table:table-cell>
        </table:table-row>
        <table:table-row table:style-name="Table16.1">
          <table:table-cell table:style-name="Table16.A1" office:value-type="string">
            <text:p text:style-name="P61">Example</text:p>
          </table:table-cell>
          <table:table-cell table:style-name="Table16.B1" office:value-type="string">
            <text:p text:style-name="P43">&gt; set onetwo_fn[s]:{ (split " " s!).&lt;0,1&gt; }</text:p>
            <text:p text:style-name="P43">&gt; set onetwo cmd onetwo_fn "&lt;first&gt; &lt;second&gt; .. return 1st and 2nd items"!</text:p>
            <text:p text:style-name="P43">&gt; help</text:p>
            <text:p text:style-name="P43">...</text:p>
            <text:p text:style-name="P43">onetwo &lt;first&gt; &lt;second&gt; .. return 1st and 2nd items</text:p>
            <text:p text:style-name="P43">...</text:p>
            <text:p text:style-name="P43">&gt; onetwo beaky mick titch</text:p>
            <text:p text:style-name="P43">&lt;"beaky", "mick"&gt;</text:p>
            <text:p text:style-name="P43">&gt; eval onetwo "-o file -- opts"!</text:p>
            <text:p text:style-name="P43">&lt;"-o", "file"&gt;</text:p>
          </table:table-cell>
        </table:table-row>
      </table:table>
      <text:h text:style-name="P6" text:outline-level="3">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61">Name</text:p>
          </table:table-cell>
          <table:table-cell table:style-name="Table17.B1" office:value-type="string">
            <text:p text:style-name="P33">cmp</text:p>
          </table:table-cell>
        </table:table-row>
        <table:table-row table:style-name="Table17.1">
          <table:table-cell table:style-name="Table17.A1" office:value-type="string">
            <text:p text:style-name="P61">Kind</text:p>
          </table:table-cell>
          <table:table-cell table:style-name="Table17.B1" office:value-type="string">
            <text:p text:style-name="P20">Function</text:p>
          </table:table-cell>
        </table:table-row>
        <table:table-row table:style-name="Table17.1">
          <table:table-cell table:style-name="Table17.A1" office:value-type="string">
            <text:p text:style-name="P61">Arg syntax</text:p>
          </table:table-cell>
          <table:table-cell table:style-name="Table17.B1" office:value-type="string">
            <text:p text:style-name="P20">&lt;arg1:any&gt; &lt;arg2:any&gt;</text:p>
          </table:table-cell>
        </table:table-row>
        <table:table-row table:style-name="Table17.1">
          <table:table-cell table:style-name="Table17.A1" office:value-type="string">
            <text:p text:style-name="P61">Description</text:p>
          </table:table-cell>
          <table:table-cell table:style-name="Table17.B1" office:value-type="string">
            <text:p text:style-name="P20">Compares two values returning an integer as follows:</text:p>
            <text:list xml:id="list1385108668" text:style-name="L6">
              <text:list-item>
                <text:p text:style-name="P90">values incomparable: a non-zero value </text:p>
              </text:list-item>
              <text:list-item>
                <text:p text:style-name="P90">arg1 is arg2: zero </text:p>
              </text:list-item>
              <text:list-item>
                <text:p text:style-name="P90">value of arg1 is equivalent to the value of arg2: zero </text:p>
              </text:list-item>
              <text:list-item>
                <text:p text:style-name="P90">value of arg1 is less than the value of arg2: a negative integer </text:p>
              </text:list-item>
              <text:list-item>
                <text:p text:style-name="P78">value of arg1 is greater than the value of arg2: a strictly positive value </text:p>
              </text:list-item>
            </text:list>
            <text:p text:style-name="P20">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61">Returns</text:p>
          </table:table-cell>
          <table:table-cell table:style-name="Table17.B1" office:value-type="string">
            <text:p text:style-name="P20">An integer value comparing its arguments.</text:p>
          </table:table-cell>
        </table:table-row>
        <table:table-row table:style-name="Table17.1">
          <table:table-cell table:style-name="Table17.A1" office:value-type="string">
            <text:p text:style-name="P61">Example</text:p>
          </table:table-cell>
          <table:table-cell table:style-name="Table17.B1" office:value-type="string">
            <text:p text:style-name="P43">&gt; cmp 9 1</text:p>
            <text:p text:style-name="P43">1</text:p>
            <text:p text:style-name="P43">&gt; cmp "Astring" "Bstring"</text:p>
            <text:p text:style-name="P43">-1</text:p>
            <text:p text:style-name="P43">&gt; cmp "string\0_B" "string\0_A"</text:p>
            <text:p text:style-name="P43">1</text:p>
            <text:p text:style-name="P43">&gt; cmp &lt;1&gt; &lt;1&gt;</text:p>
            <text:p text:style-name="P43">-1</text:p>
            <text:p text:style-name="P43">&gt; set dir &lt;1&gt;</text:p>
            <text:p text:style-name="P43">&gt; cmp dir dir</text:p>
            <text:p text:style-name="P43">0</text:p>
            <text:p text:style-name="P43">cmp NULL ({}!)!</text:p>
          </table:table-cell>
        </table:table-row>
      </table:table>
      <text:h text:style-name="P6" text:outline-level="3"><text:soft-page-break/>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17">Name</text:p>
          </table:table-cell>
          <table:table-cell table:style-name="Table18.B1" office:value-type="string">
            <text:p text:style-name="P33">code</text:p>
          </table:table-cell>
        </table:table-row>
        <table:table-row table:style-name="Table18.1">
          <table:table-cell table:style-name="Table18.A1" office:value-type="string">
            <text:p text:style-name="P17">Kind</text:p>
          </table:table-cell>
          <table:table-cell table:style-name="Table18.B1" office:value-type="string">
            <text:p text:style-name="P20">Function</text:p>
          </table:table-cell>
        </table:table-row>
        <table:table-row table:style-name="Table18.1">
          <table:table-cell table:style-name="Table18.A1" office:value-type="string">
            <text:p text:style-name="P17">Arg syntax</text:p>
          </table:table-cell>
          <table:table-cell table:style-name="Table18.B1" office:value-type="string">
            <text:p text:style-name="P20">&lt;closure&gt;</text:p>
          </table:table-cell>
        </table:table-row>
        <table:table-row table:style-name="Table18.1">
          <table:table-cell table:style-name="Table18.A1" office:value-type="string">
            <text:p text:style-name="P17">Description</text:p>
          </table:table-cell>
          <table:table-cell table:style-name="Table18.B1" office:value-type="string">
            <text:p text:style-name="P20">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17">Returns</text:p>
          </table:table-cell>
          <table:table-cell table:style-name="Table18.B1" office:value-type="string">
            <text:p text:style-name="P20">A code value.</text:p>
          </table:table-cell>
        </table:table-row>
        <table:table-row table:style-name="Table18.1">
          <table:table-cell table:style-name="Table18.A1" office:value-type="string">
            <text:p text:style-name="P17">Example</text:p>
          </table:table-cell>
          <table:table-cell table:style-name="Table18.B1" office:value-type="string">
            <text:p text:style-name="P43">&gt; code [b=1,a]:{a+b}</text:p>
            <text:p text:style-name="P43">{a+b}</text:p>
            <text:p text:style-name="P43">&gt; code set</text:p>
            <text:p text:style-name="P43">&lt;cmd:0x8063679,1&gt;</text:p>
            <text:p text:style-name="P43">&gt; code code</text:p>
            <text:p text:style-name="P43">&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61">Name</text:p>
          </table:table-cell>
          <table:table-cell table:style-name="Table19.B1" office:value-type="string">
            <text:p text:style-name="P33">collate</text:p>
          </table:table-cell>
        </table:table-row>
        <table:table-row table:style-name="Table19.1">
          <table:table-cell table:style-name="Table19.A1" office:value-type="string">
            <text:p text:style-name="P61">Kind</text:p>
          </table:table-cell>
          <table:table-cell table:style-name="Table19.B1" office:value-type="string">
            <text:p text:style-name="P20">Function</text:p>
          </table:table-cell>
        </table:table-row>
        <table:table-row table:style-name="Table19.1">
          <table:table-cell table:style-name="Table19.A1" office:value-type="string">
            <text:p text:style-name="P61">Arg syntax</text:p>
          </table:table-cell>
          <table:table-cell table:style-name="Table19.B1" office:value-type="string">
            <text:p text:style-name="P20">&lt;chars1:string&gt; &lt;chars2:string&gt;</text:p>
          </table:table-cell>
        </table:table-row>
        <table:table-row table:style-name="Table19.1">
          <table:table-cell table:style-name="Table19.A1" office:value-type="string">
            <text:p text:style-name="P61">Description</text:p>
          </table:table-cell>
          <table:table-cell table:style-name="Table19.B1" office:value-type="string">
            <text:p text:style-name="P20">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61">Returns</text:p>
          </table:table-cell>
          <table:table-cell table:style-name="Table19.B1" office:value-type="string">
            <text:p text:style-name="P20">An integer comparing the lexicographic collating sequences of the two strings.</text:p>
          </table:table-cell>
        </table:table-row>
        <table:table-row table:style-name="Table19.1">
          <table:table-cell table:style-name="Table19.A1" office:value-type="string">
            <text:p text:style-name="P61">Example</text:p>
          </table:table-cell>
          <table:table-cell table:style-name="Table19.B1" office:value-type="string">
            <text:p text:style-name="P43">&gt; collate "same" "same"</text:p>
            <text:p text:style-name="P43">0</text:p>
            <text:p text:style-name="P43">&gt; collate "early" "late"</text:p>
            <text:p text:style-name="P43">-1</text:p>
            <text:p text:style-name="P43">&gt; sortby collate &lt;"fred", "£", "FORMER", "104"&gt;</text:p>
            <text:p text:style-name="P43">&lt;3, 2, 0, 1&gt;</text:p>
          </table:table-cell>
        </table:table-row>
      </table:table>
      <text:h text:style-name="P6" text:outline-level="3"><text:soft-page-break/>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17">Name</text:p>
          </table:table-cell>
          <table:table-cell table:style-name="Table20.B1" office:value-type="string">
            <text:p text:style-name="P33">context</text:p>
          </table:table-cell>
        </table:table-row>
        <table:table-row table:style-name="Table20.1">
          <table:table-cell table:style-name="Table20.A1" office:value-type="string">
            <text:p text:style-name="P17">Kind</text:p>
          </table:table-cell>
          <table:table-cell table:style-name="Table20.B1" office:value-type="string">
            <text:p text:style-name="P20">Function</text:p>
          </table:table-cell>
        </table:table-row>
        <table:table-row table:style-name="Table20.1">
          <table:table-cell table:style-name="Table20.A1" office:value-type="string">
            <text:p text:style-name="P17">Arg syntax</text:p>
          </table:table-cell>
          <table:table-cell table:style-name="Table20.B1" office:value-type="string">
            <text:p text:style-name="P20">&lt;closure&gt;</text:p>
          </table:table-cell>
        </table:table-row>
        <table:table-row table:style-name="Table20.1">
          <table:table-cell table:style-name="Table20.A1" office:value-type="string">
            <text:p text:style-name="P17">Description</text:p>
          </table:table-cell>
          <table:table-cell table:style-name="Table20.B1" office:value-type="string">
            <text:p text:style-name="P20">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17">Returns</text:p>
          </table:table-cell>
          <table:table-cell table:style-name="Table20.B1" office:value-type="string">
            <text:p text:style-name="P20">A directory representing the environment in which &lt;closure&gt; will run.</text:p>
          </table:table-cell>
        </table:table-row>
        <table:table-row table:style-name="Table20.1">
          <table:table-cell table:style-name="Table20.A1" office:value-type="string">
            <text:p text:style-name="P17">Example</text:p>
          </table:table-cell>
          <table:table-cell table:style-name="Table20.B1" office:value-type="string">
            <text:p text:style-name="P43">&gt; context [b=1,a]::{a+b}</text:p>
            <text:p text:style-name="P43">[b=1, a]</text:p>
            <text:p text:style-name="P43">&gt; context set</text:p>
            <text:p text:style-name="P43">[_help="&lt;name&gt; &lt;expr&gt; - set value in environment", _1]</text:p>
            <text:p text:style-name="P43">&gt; eval (context [b=1,a]:{a+b}!).b</text:p>
            <text:p text:style-name="P43">1</text:p>
            <text:p text:style-name="P43">&gt; eval (context [b=1,a]:{a+b}!).a</text:p>
            <text:p text:style-name="P43">ftl $*console*:12: index symbol undefined in parent '"a"'</text:p>
            <text:p text:style-name="P43">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17">Name</text:p>
          </table:table-cell>
          <table:table-cell table:style-name="Table21.B1" office:value-type="string">
            <text:p text:style-name="P33">div</text:p>
          </table:table-cell>
        </table:table-row>
        <table:table-row table:style-name="Table21.1">
          <table:table-cell table:style-name="Table21.A1" office:value-type="string">
            <text:p text:style-name="P17">Kind</text:p>
          </table:table-cell>
          <table:table-cell table:style-name="Table21.B1" office:value-type="string">
            <text:p text:style-name="P20">Function</text:p>
          </table:table-cell>
        </table:table-row>
        <table:table-row table:style-name="Table21.1">
          <table:table-cell table:style-name="Table21.A1" office:value-type="string">
            <text:p text:style-name="P17">Arg syntax</text:p>
          </table:table-cell>
          <table:table-cell table:style-name="Table21.B1" office:value-type="string">
            <text:p text:style-name="P20">&lt;n1:int&gt; &lt;n2:int&gt;</text:p>
          </table:table-cell>
        </table:table-row>
        <table:table-row table:style-name="Table21.1">
          <table:table-cell table:style-name="Table21.A1" office:value-type="string">
            <text:p text:style-name="P17">Description</text:p>
          </table:table-cell>
          <table:table-cell table:style-name="Table21.B1" office:value-type="string">
            <text:p text:style-name="P20">Takes two integers and divides the first by the second returning the integer part of the result.</text:p>
          </table:table-cell>
        </table:table-row>
        <table:table-row table:style-name="Table21.1">
          <table:table-cell table:style-name="Table21.A1" office:value-type="string">
            <text:p text:style-name="P17">Returns</text:p>
          </table:table-cell>
          <table:table-cell table:style-name="Table21.B1" office:value-type="string">
            <text:p text:style-name="P20">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17">Example</text:p>
          </table:table-cell>
          <table:table-cell table:style-name="Table21.B1" office:value-type="string">
            <text:p text:style-name="P43">&gt; div 14 6</text:p>
            <text:p text:style-name="P43">2</text:p>
            <text:p text:style-name="P43">&gt; div -14 6</text:p>
            <text:p text:style-name="P43">-2</text:p>
            <text:p text:style-name="P43">&gt; div 14 (-6)</text:p>
            <text:p text:style-name="P43">-2</text:p>
            <text:p text:style-name="P43">&gt; div -14 (-6)</text:p>
            <text:p text:style-name="P43">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61">Name</text:p>
          </table:table-cell>
          <table:table-cell table:style-name="Table22.B1" office:value-type="string">
            <text:p text:style-name="P33">do</text:p>
          </table:table-cell>
        </table:table-row>
        <text:soft-page-break/>
        <table:table-row table:style-name="Table22.1">
          <table:table-cell table:style-name="Table22.A1" office:value-type="string">
            <text:p text:style-name="P61">Kind</text:p>
          </table:table-cell>
          <table:table-cell table:style-name="Table22.B1" office:value-type="string">
            <text:p text:style-name="P20">Function</text:p>
          </table:table-cell>
        </table:table-row>
        <table:table-row table:style-name="Table22.1">
          <table:table-cell table:style-name="Table22.A1" office:value-type="string">
            <text:p text:style-name="P61">Arg syntax</text:p>
          </table:table-cell>
          <table:table-cell table:style-name="Table22.B1" office:value-type="string">
            <text:p text:style-name="P20">&lt;do:code&gt; &lt;test:code&gt;</text:p>
          </table:table-cell>
        </table:table-row>
        <table:table-row table:style-name="Table22.1">
          <table:table-cell table:style-name="Table22.A1" office:value-type="string">
            <text:p text:style-name="P61">Description</text:p>
          </table:table-cell>
          <table:table-cell table:style-name="Table22.B1" office:value-type="string">
            <text:p text:style-name="P20">execute &lt;do&gt; while &lt;test&gt; evaluates to <text:span text:style-name="T1">TRUE</text:span></text:p>
          </table:table-cell>
        </table:table-row>
        <table:table-row table:style-name="Table22.1">
          <table:table-cell table:style-name="Table22.A1" office:value-type="string">
            <text:p text:style-name="P61">Returns</text:p>
          </table:table-cell>
          <table:table-cell table:style-name="Table22.B1" office:value-type="string">
            <text:p text:style-name="P20">Returns the value associated with &lt;code&gt; on its last execution</text:p>
          </table:table-cell>
        </table:table-row>
        <table:table-row table:style-name="Table22.1">
          <table:table-cell table:style-name="Table22.A1" office:value-type="string">
            <text:p text:style-name="P61">Example</text:p>
          </table:table-cell>
          <table:table-cell table:style-name="Table22.B1" office:value-type="string">
            <text:p text:style-name="P43">set nosix_run[]: {</text:p>
            <text:p text:style-name="P43"><text:s text:c="4"/>count = 0;</text:p>
            <text:p text:style-name="P43"><text:s text:c="4"/>do {n = rnd 6!; </text:p>
            <text:p text:style-name="P43"><text:s text:c="8"/>count = 1+(count);</text:p>
            <text:p text:style-name="P43"><text:s text:c="8"/>count </text:p>
            <text:p text:style-name="P43"><text:s text:c="4"/>} { 0 != (n) }!</text:p>
            <text:p text:style-name="P43">}</text:p>
            <text:p text:style-name="P43">&gt; nosix_run</text:p>
            <text:p text:style-name="P43">5</text:p>
            <text:p text:style-name="P43">&gt; nosix_run</text:p>
            <text:p text:style-name="P43">10</text:p>
            <text:p text:style-name="P43">&gt; nosix_run</text:p>
            <text:p text:style-name="P43">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61">Name</text:p>
          </table:table-cell>
          <table:table-cell table:style-name="Table23.B1" office:value-type="string">
            <text:p text:style-name="P33">domain</text:p>
          </table:table-cell>
        </table:table-row>
        <table:table-row table:style-name="Table23.1">
          <table:table-cell table:style-name="Table23.A1" office:value-type="string">
            <text:p text:style-name="P61">Kind</text:p>
          </table:table-cell>
          <table:table-cell table:style-name="Table23.B1" office:value-type="string">
            <text:p text:style-name="P20">Function</text:p>
          </table:table-cell>
        </table:table-row>
        <table:table-row table:style-name="Table23.1">
          <table:table-cell table:style-name="Table23.A1" office:value-type="string">
            <text:p text:style-name="P61">Arg syntax</text:p>
          </table:table-cell>
          <table:table-cell table:style-name="Table23.B1" office:value-type="string">
            <text:p text:style-name="P20">&lt;env:dir&gt;</text:p>
          </table:table-cell>
        </table:table-row>
        <table:table-row table:style-name="Table23.1">
          <table:table-cell table:style-name="Table23.A1" office:value-type="string">
            <text:p text:style-name="P61">Description</text:p>
          </table:table-cell>
          <table:table-cell table:style-name="Table23.B1" office:value-type="string">
            <text:p text:style-name="P20">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61">Returns</text:p>
          </table:table-cell>
          <table:table-cell table:style-name="Table23.B1" office:value-type="string">
            <text:p text:style-name="P20">a vector of names used in <text:span text:style-name="T1">env,</text:span> in any order</text:p>
          </table:table-cell>
        </table:table-row>
        <table:table-row table:style-name="Table23.1">
          <table:table-cell table:style-name="Table23.A1" office:value-type="string">
            <text:p text:style-name="P61">Example</text:p>
          </table:table-cell>
          <table:table-cell table:style-name="Table23.B1" office:value-type="string">
            <text:p text:style-name="P43">&gt; domain [a=3, b="asdf", "c"=[], d]</text:p>
            <text:p text:style-name="P43">&lt;"a", "b", "c"&gt;</text:p>
            <text:p text:style-name="P43">&gt; join ", " (domain [a=3, b="asdf", "c"=[], d]!)</text:p>
            <text:p text:style-name="P43">"a, b, c"</text:p>
            <text:p text:style-name="P43">&gt; set rndelement[env]: { env.((domain env!).(rnd (len env!)!)) }</text:p>
            <text:p text:style-name="P43">&gt; rndelement [a=3, b="asdf", "c"=[], d]</text:p>
            <text:p text:style-name="P43">"asdf"</text:p>
            <text:p text:style-name="P43">&gt; rndelement [a=3, b="asdf", "c"=[], d]</text:p>
            <text:p text:style-name="P43">3</text:p>
            <text:p text:style-name="P43">&gt; rndelement [a=3, b="asdf", "c"=[], d]</text:p>
            <text:p text:style-name="P43">[]</text:p>
          </table:table-cell>
        </table:table-row>
      </table:table>
      <text:h text:style-name="P6" text:outline-level="3"><text:soft-page-break/>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61">Name</text:p>
          </table:table-cell>
          <table:table-cell table:style-name="Table24.B1" office:value-type="string">
            <text:p text:style-name="P33">equal</text:p>
          </table:table-cell>
        </table:table-row>
        <table:table-row table:style-name="Table24.1">
          <table:table-cell table:style-name="Table24.A1" office:value-type="string">
            <text:p text:style-name="P61">Kind</text:p>
          </table:table-cell>
          <table:table-cell table:style-name="Table24.B1" office:value-type="string">
            <text:p text:style-name="P20">Function</text:p>
          </table:table-cell>
        </table:table-row>
        <table:table-row table:style-name="Table24.1">
          <table:table-cell table:style-name="Table24.A1" office:value-type="string">
            <text:p text:style-name="P61">Arg syntax</text:p>
          </table:table-cell>
          <table:table-cell table:style-name="Table24.B1" office:value-type="string">
            <text:p text:style-name="P20">&lt;val1:any&gt; &lt;val2:any&gt;</text:p>
          </table:table-cell>
        </table:table-row>
        <table:table-row table:style-name="Table24.1">
          <table:table-cell table:style-name="Table24.A1" office:value-type="string">
            <text:p text:style-name="P61">Description</text:p>
          </table:table-cell>
          <table:table-cell table:style-name="Table24.B1" office:value-type="string">
            <text:p text:style-name="P20">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55">[val1, val2]: { 0 == (cmp val1 val2!) }</text:p>
            <text:p text:style-name="P20">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61">Returns</text:p>
          </table:table-cell>
          <table:table-cell table:style-name="Table24.B1" office:value-type="string">
            <text:p text:style-name="P20">TRUE or FALSE</text:p>
          </table:table-cell>
        </table:table-row>
        <table:table-row table:style-name="Table24.1">
          <table:table-cell table:style-name="Table24.A1" office:value-type="string">
            <text:p text:style-name="P61">Example</text:p>
          </table:table-cell>
          <table:table-cell table:style-name="Table24.B1" office:value-type="string">
            <text:p text:style-name="P43">{ <text:s text:c="2"/>if (equal var NULL!) {</text:p>
            <text:p text:style-name="P43"><text:s text:c="8"/>echo "nothing there"!</text:p>
            <text:p text:style-name="P43"><text:s text:c="4"/>}{ <text:s/>do_something_with var!</text:p>
            <text:p text:style-name="P43"><text:s text:c="4"/>}!</text:p>
            <text:p text:style-name="P43">}</text:p>
            <text:p text:style-name="P43">&gt; eval (3 == 3) {echo "hi"!}!</text:p>
            <text:p text:style-name="P43">hi</text:p>
            <text:p text:style-name="P43">FALSE</text:p>
          </table:table-cell>
        </table:table-row>
      </table:table>
      <text:h text:style-name="P6"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61">Name</text:p>
          </table:table-cell>
          <table:table-cell table:style-name="Table25.B1" office:value-type="string">
            <text:p text:style-name="P33">echo</text:p>
          </table:table-cell>
        </table:table-row>
        <table:table-row table:style-name="Table25.1">
          <table:table-cell table:style-name="Table25.A1" office:value-type="string">
            <text:p text:style-name="P61">Kind</text:p>
          </table:table-cell>
          <table:table-cell table:style-name="Table25.B1" office:value-type="string">
            <text:p text:style-name="P20">Command</text:p>
          </table:table-cell>
        </table:table-row>
        <table:table-row table:style-name="Table25.1">
          <table:table-cell table:style-name="Table25.A1" office:value-type="string">
            <text:p text:style-name="P61">Arg syntax</text:p>
          </table:table-cell>
          <table:table-cell table:style-name="Table25.B1" office:value-type="string">
            <text:p text:style-name="P20">&lt;restofline&gt;</text:p>
          </table:table-cell>
        </table:table-row>
        <table:table-row table:style-name="Table25.1">
          <table:table-cell table:style-name="Table25.A1" office:value-type="string">
            <text:p text:style-name="P61">Description</text:p>
          </table:table-cell>
          <table:table-cell table:style-name="Table25.B1" office:value-type="string">
            <text:p text:style-name="P20">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61">Returns</text:p>
          </table:table-cell>
          <table:table-cell table:style-name="Table25.B1" office:value-type="string">
            <text:p text:style-name="P20">NULL</text:p>
          </table:table-cell>
        </table:table-row>
        <table:table-row table:style-name="Table25.1">
          <table:table-cell table:style-name="Table25.A1" office:value-type="string">
            <text:p text:style-name="P61">Example</text:p>
          </table:table-cell>
          <table:table-cell table:style-name="Table25.B1" office:value-type="string">
            <text:p text:style-name="P43">&gt; echo <text:s text:c="2"/>=== STARTING ===</text:p>
            <text:p text:style-name="P43">=== STARTING ===</text:p>
            <text:p text:style-name="P43">&gt; set option "on"</text:p>
            <text:p text:style-name="P43">&gt; echo Option is currently $option</text:p>
            <text:p text:style-name="P43">Option is currently on</text:p>
            <text:p text:style-name="P43">&gt; set roll[]: { die = rnd 6!; echo "Roll \$die"! }</text:p>
            <text:p text:style-name="P43">&gt; roll</text:p>
            <text:p text:style-name="P43">Roll 5</text:p>
          </table:table-cell>
        </table:table-row>
      </table:table>
      <text:h text:style-name="P6" text:outline-level="3"><text:soft-page-break/>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61">Name</text:p>
          </table:table-cell>
          <table:table-cell table:style-name="Table26.B1" office:value-type="string">
            <text:p text:style-name="P33">enter</text:p>
          </table:table-cell>
        </table:table-row>
        <table:table-row table:style-name="Table26.1">
          <table:table-cell table:style-name="Table26.A1" office:value-type="string">
            <text:p text:style-name="P61">Kind</text:p>
          </table:table-cell>
          <table:table-cell table:style-name="Table26.B1" office:value-type="string">
            <text:p text:style-name="P20">Function</text:p>
          </table:table-cell>
        </table:table-row>
        <table:table-row table:style-name="Table26.1">
          <table:table-cell table:style-name="Table26.A1" office:value-type="string">
            <text:p text:style-name="P61">Arg syntax</text:p>
          </table:table-cell>
          <table:table-cell table:style-name="Table26.B1" office:value-type="string">
            <text:p text:style-name="P20">&lt;env:dir&gt;</text:p>
          </table:table-cell>
        </table:table-row>
        <table:table-row table:style-name="Table26.1">
          <table:table-cell table:style-name="Table26.A1" office:value-type="string">
            <text:p text:style-name="P61">Description</text:p>
          </table:table-cell>
          <table:table-cell table:style-name="Table26.B1" office:value-type="string">
            <text:p text:style-name="P20">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61">Returns</text:p>
          </table:table-cell>
          <table:table-cell table:style-name="Table26.B1" office:value-type="string">
            <text:p text:style-name="P20">NULL</text:p>
          </table:table-cell>
        </table:table-row>
        <table:table-row table:style-name="Table26.1">
          <table:table-cell table:style-name="Table26.A1" office:value-type="string">
            <text:p text:style-name="P61">Example</text:p>
          </table:table-cell>
          <table:table-cell table:style-name="Table26.B1" office:value-type="string">
            <text:p text:style-name="P43">&gt; enter [h=help, e=echo, ans=42]</text:p>
            <text:p text:style-name="P43">&gt; help</text:p>
            <text:p text:style-name="P43">ans - int value</text:p>
            <text:p text:style-name="P43">e &lt;whole line&gt; - prints the line out</text:p>
            <text:p text:style-name="P43">h - prints command information</text:p>
            <text:p text:style-name="P43">&gt; eval h</text:p>
            <text:p text:style-name="P43">["_help"="- prints command information"]::&lt;func:0x8053dfc,0&gt;</text:p>
            <text:p text:style-name="P43">&gt; eval help</text:p>
            <text:p text:style-name="P43">["_help"="- prints command information"]::&lt;func:0x8053dfc,0&gt;</text:p>
            <text:p text:style-name="P43">&gt; set f [rec]:{ x="original"; enter rec!; echo x!; }</text:p>
            <text:p text:style-name="P43">&gt; f [x="new"]</text:p>
            <text:p text:style-name="P43">new</text:p>
            <text:p text:style-name="P43">&gt; f [y="new"]</text:p>
            <text:p text:style-name="P43">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60">Name</text:p>
          </table:table-cell>
          <table:table-cell table:style-name="Table27.B1" office:value-type="string">
            <text:p text:style-name="P16">eval</text:p>
          </table:table-cell>
        </table:table-row>
        <table:table-row table:style-name="Table27.1">
          <table:table-cell table:style-name="Table27.A1" office:value-type="string">
            <text:p text:style-name="P60">Kind</text:p>
          </table:table-cell>
          <table:table-cell table:style-name="Table27.B1" office:value-type="string">
            <text:p text:style-name="P15">Command</text:p>
          </table:table-cell>
        </table:table-row>
        <table:table-row table:style-name="Table27.1">
          <table:table-cell table:style-name="Table27.A1" office:value-type="string">
            <text:p text:style-name="P60">Arg syntax</text:p>
          </table:table-cell>
          <table:table-cell table:style-name="Table27.B1" office:value-type="string">
            <text:p text:style-name="P15">&lt;expression:any&gt;</text:p>
          </table:table-cell>
        </table:table-row>
        <table:table-row table:style-name="Table27.1">
          <table:table-cell table:style-name="Table27.A1" office:value-type="string">
            <text:p text:style-name="P60">Description</text:p>
          </table:table-cell>
          <table:table-cell table:style-name="Table27.B1" office:value-type="string">
            <text:p text:style-name="P15">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60">Returns</text:p>
          </table:table-cell>
          <table:table-cell table:style-name="Table27.B1" office:value-type="string">
            <text:p text:style-name="P15">The value of the FTL expression</text:p>
          </table:table-cell>
        </table:table-row>
        <text:soft-page-break/>
        <table:table-row table:style-name="Table27.1">
          <table:table-cell table:style-name="Table27.A1" office:value-type="string">
            <text:p text:style-name="P60">Example</text:p>
          </table:table-cell>
          <table:table-cell table:style-name="Table27.B1" office:value-type="string">
            <text:p text:style-name="P42">&gt; eval f="foibles"</text:p>
            <text:p text:style-name="P42">"foibles"</text:p>
            <text:p text:style-name="P42">&gt; eval [a]:{echo a!; a} "asparagus"!</text:p>
            <text:p text:style-name="P42">asparagus</text:p>
            <text:p text:style-name="P42">"asparagus"</text:p>
            <text:p text:style-name="P42">&gt; set demo [expr]:{ </text:p>
            <text:p text:style-name="P42">&gt; <text:s text:c="3"/>io.write io.out ""+(expr)+" = "+(str (eval expr!)!)+"\n"! </text:p>
            <text:p text:style-name="P42">&gt; }</text:p>
            <text:p text:style-name="P42">&gt; forall &lt;3..5&gt; [n]:{demo "100/"+(str n!)!}</text:p>
            <text:p text:style-name="P42">100/3 = 33</text:p>
            <text:p text:style-name="P42">100/4 = 25</text:p>
            <text:p text:style-name="P42">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61">Name</text:p>
          </table:table-cell>
          <table:table-cell table:style-name="Table28.B1" office:value-type="string">
            <text:p text:style-name="P33">every</text:p>
          </table:table-cell>
        </table:table-row>
        <table:table-row table:style-name="Table28.1">
          <table:table-cell table:style-name="Table28.A1" office:value-type="string">
            <text:p text:style-name="P61">Kind</text:p>
          </table:table-cell>
          <table:table-cell table:style-name="Table28.B1" office:value-type="string">
            <text:p text:style-name="P20">Command</text:p>
          </table:table-cell>
        </table:table-row>
        <table:table-row table:style-name="Table28.1">
          <table:table-cell table:style-name="Table28.A1" office:value-type="string">
            <text:p text:style-name="P61">Arg syntax</text:p>
          </table:table-cell>
          <table:table-cell table:style-name="Table28.B1" office:value-type="string">
            <text:p text:style-name="P20">&lt;milliseconds:int&gt; &lt;commands:restofline&gt;</text:p>
          </table:table-cell>
        </table:table-row>
        <table:table-row table:style-name="Table28.1">
          <table:table-cell table:style-name="Table28.A1" office:value-type="string">
            <text:p text:style-name="P61">Description</text:p>
          </table:table-cell>
          <table:table-cell table:style-name="Table28.B1" office:value-type="string">
            <text:p text:style-name="P20">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61">Returns</text:p>
          </table:table-cell>
          <table:table-cell table:style-name="Table28.B1" office:value-type="string">
            <text:p text:style-name="P20">Does not return</text:p>
          </table:table-cell>
        </table:table-row>
        <table:table-row table:style-name="Table28.1">
          <table:table-cell table:style-name="Table28.A1" office:value-type="string">
            <text:p text:style-name="P61">Example</text:p>
          </table:table-cell>
          <table:table-cell table:style-name="Table28.B1" office:value-type="string">
            <text:p text:style-name="P43">&gt; every 1000 echo tick</text:p>
            <text:p text:style-name="P43">tick</text:p>
            <text:p text:style-name="P43">tick</text:p>
            <text:p text:style-name="P43">tick</text:p>
            <text:p text:style-name="P43">tick</text:p>
            <text:p text:style-name="P43">tick</text:p>
            <text:p text:style-name="P43">tick</text:p>
            <text:p text:style-name="P43">tick</text:p>
            <text:p text:style-name="P43">tick</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61">Name</text:p>
          </table:table-cell>
          <table:table-cell table:style-name="Table29.B1" office:value-type="string">
            <text:p text:style-name="P33">exit</text:p>
          </table:table-cell>
        </table:table-row>
        <table:table-row table:style-name="Table29.1">
          <table:table-cell table:style-name="Table29.A1" office:value-type="string">
            <text:p text:style-name="P61">Kind</text:p>
          </table:table-cell>
          <table:table-cell table:style-name="Table29.B1" office:value-type="string">
            <text:p text:style-name="P20">Function</text:p>
          </table:table-cell>
        </table:table-row>
        <table:table-row table:style-name="Table29.1">
          <table:table-cell table:style-name="Table29.A1" office:value-type="string">
            <text:p text:style-name="P61">Arg syntax</text:p>
          </table:table-cell>
          <table:table-cell table:style-name="Table29.B1" office:value-type="string">
            <text:p text:style-name="P20">no argument</text:p>
          </table:table-cell>
        </table:table-row>
        <table:table-row table:style-name="Table29.1">
          <table:table-cell table:style-name="Table29.A1" office:value-type="string">
            <text:p text:style-name="P61">Description</text:p>
          </table:table-cell>
          <table:table-cell table:style-name="Table29.B1" office:value-type="string">
            <text:p text:style-name="P20">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61">Returns</text:p>
          </table:table-cell>
          <table:table-cell table:style-name="Table29.B1" office:value-type="string">
            <text:p text:style-name="P20">Does not return</text:p>
          </table:table-cell>
        </table:table-row>
        <text:soft-page-break/>
        <table:table-row table:style-name="Table29.1">
          <table:table-cell table:style-name="Table29.A1" office:value-type="string">
            <text:p text:style-name="P61">Example</text:p>
          </table:table-cell>
          <table:table-cell table:style-name="Table29.B1" office:value-type="string">
            <text:p text:style-name="P43">&gt; exit</text:p>
            <text:p text:style-name="P43">&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17">Name</text:p>
          </table:table-cell>
          <table:table-cell table:style-name="Table30.B1" office:value-type="string">
            <text:p text:style-name="P33">FALSE</text:p>
          </table:table-cell>
        </table:table-row>
        <table:table-row table:style-name="Table30.1">
          <table:table-cell table:style-name="Table30.A1" office:value-type="string">
            <text:p text:style-name="P17">Kind</text:p>
          </table:table-cell>
          <table:table-cell table:style-name="Table30.B1" office:value-type="string">
            <text:p text:style-name="P20">Value</text:p>
          </table:table-cell>
        </table:table-row>
        <table:table-row table:style-name="Table30.1">
          <table:table-cell table:style-name="Table30.A1" office:value-type="string">
            <text:p text:style-name="P17">Arg syntax</text:p>
          </table:table-cell>
          <table:table-cell table:style-name="Table30.B1" office:value-type="string">
            <text:p text:style-name="P20">(no args)</text:p>
          </table:table-cell>
        </table:table-row>
        <table:table-row table:style-name="Table30.1">
          <table:table-cell table:style-name="Table30.A1" office:value-type="string">
            <text:p text:style-name="P17">Description</text:p>
          </table:table-cell>
          <table:table-cell table:style-name="Table30.B1" office:value-type="string">
            <text:p text:style-name="P20">Provides the <text:span text:style-name="T1">FALSE</text:span> value which can be used in boolean expressions.<text:line-break/>Note that the value used for <text:span text:style-name="T1">FALSE</text:span> behaves as if it were defined as follows:</text:p>
            <text:p text:style-name="P55">[code]:{FALSE}</text:p>
            <text:p text:style-name="P20">See also: <text:span text:style-name="T1">TRUE</text:span>, the section about Boolean Values above.</text:p>
          </table:table-cell>
        </table:table-row>
        <table:table-row table:style-name="Table30.1">
          <table:table-cell table:style-name="Table30.A1" office:value-type="string">
            <text:p text:style-name="P17">Returns</text:p>
          </table:table-cell>
          <table:table-cell table:style-name="Table30.B1" office:value-type="string">
            <text:p text:style-name="P20">A value that is different to the one used for <text:span text:style-name="T1">TRUE.</text:span></text:p>
          </table:table-cell>
        </table:table-row>
        <table:table-row table:style-name="Table30.1">
          <table:table-cell table:style-name="Table30.A1" office:value-type="string">
            <text:p text:style-name="P17">Example</text:p>
          </table:table-cell>
          <table:table-cell table:style-name="Table30.B1" office:value-type="string">
            <text:p text:style-name="P43">&gt; set done FALSE</text:p>
            <text:p text:style-name="P43">&gt; set once[fn]: { if (done) { done=TRUE; fn! } {}! } </text:p>
            <text:p text:style-name="P43">{ <text:s text:c="2"/>rc = fn!;</text:p>
            <text:p text:style-name="P43"><text:s text:c="4"/>if (rc.error_occured) {echo "ERROR"!; FALSE} {TRUE}!</text:p>
            <text:p text:style-name="P43">}</text:p>
            <text:p text:style-name="P43">&gt; eval FALSE {echo "never run"!}!</text:p>
            <text:p text:style-name="P43">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61">Name</text:p>
          </table:table-cell>
          <table:table-cell table:style-name="Table31.B1" office:value-type="string">
            <text:p text:style-name="P33">for</text:p>
          </table:table-cell>
        </table:table-row>
        <table:table-row>
          <table:table-cell table:style-name="Table31.A1" office:value-type="string">
            <text:p text:style-name="P61">Kind</text:p>
          </table:table-cell>
          <table:table-cell table:style-name="Table31.B1" office:value-type="string">
            <text:p text:style-name="P20">Function</text:p>
          </table:table-cell>
        </table:table-row>
        <table:table-row>
          <table:table-cell table:style-name="Table31.A1" office:value-type="string">
            <text:p text:style-name="P61">Arg syntax</text:p>
          </table:table-cell>
          <table:table-cell table:style-name="Table31.B1" office:value-type="string">
            <text:p text:style-name="P20">&lt;set:clodir&gt; &lt;enumerate:clocode&gt;</text:p>
          </table:table-cell>
        </table:table-row>
        <table:table-row>
          <table:table-cell table:style-name="Table31.A1" office:value-type="string">
            <text:p text:style-name="P61">Description</text:p>
          </table:table-cell>
          <table:table-cell table:style-name="Table31.B1" office:value-type="string">
            <text:p text:style-name="P20">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0">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61">Returns</text:p>
          </table:table-cell>
          <table:table-cell table:style-name="Table31.B1" office:value-type="string">
            <text:p text:style-name="P20">NULL</text:p>
          </table:table-cell>
        </table:table-row>
        <table:table-row>
          <table:table-cell table:style-name="Table31.A1" office:value-type="string">
            <text:p text:style-name="P61">Example</text:p>
          </table:table-cell>
          <table:table-cell table:style-name="Table31.B1" office:value-type="string">
            <text:p text:style-name="P43">&gt; for &lt;..3&gt; { echo "next"! }</text:p>
            <text:p text:style-name="P43">next</text:p>
            <text:p text:style-name="P43">next</text:p>
            <text:p text:style-name="P43">next</text:p>
            <text:p text:style-name="P43">&gt; for &lt;"one", "fine", "day"&gt; echo</text:p>
            <text:p text:style-name="P43">one</text:p>
            <text:p text:style-name="P43">fine</text:p>
            <text:p text:style-name="P43">day</text:p>
          </table:table-cell>
        </table:table-row>
      </table:table>
      <text:h text:style-name="P8" text:outline-level="3"><text:soft-page-break/>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62">Name</text:p>
          </table:table-cell>
          <table:table-cell table:style-name="Table136.B1" office:value-type="string">
            <text:p text:style-name="P35">forall</text:p>
          </table:table-cell>
        </table:table-row>
        <table:table-row>
          <table:table-cell table:style-name="Table136.A1" office:value-type="string">
            <text:p text:style-name="P62">Kind</text:p>
          </table:table-cell>
          <table:table-cell table:style-name="Table136.B1" office:value-type="string">
            <text:p text:style-name="P26">Function</text:p>
          </table:table-cell>
        </table:table-row>
        <table:table-row>
          <table:table-cell table:style-name="Table136.A1" office:value-type="string">
            <text:p text:style-name="P62">Arg syntax</text:p>
          </table:table-cell>
          <table:table-cell table:style-name="Table136.B1" office:value-type="string">
            <text:p text:style-name="P26">&lt;set:clodir&gt; &lt;enumerate:clo<text:span text:style-name="T20">sure</text:span>&gt;</text:p>
          </table:table-cell>
        </table:table-row>
        <table:table-row>
          <table:table-cell table:style-name="Table136.A1" office:value-type="string">
            <text:p text:style-name="P62">Description</text:p>
          </table:table-cell>
          <table:table-cell table:style-name="Table136.B1" office:value-type="string">
            <text:p text:style-name="P26">This function executes <text:span text:style-name="T1">enumerate</text:span> for every name value pair in <text:span text:style-name="T1">set</text:span>.<text:line-break/><text:span text:style-name="T1">enumerate</text:span> <text:span text:style-name="T20">should</text:span> be a closure with two arguments. <text:span text:style-name="T20">T</text:span>he first argument is 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62">Returns</text:p>
          </table:table-cell>
          <table:table-cell table:style-name="Table136.B1" office:value-type="string">
            <text:p text:style-name="P26">NULL</text:p>
          </table:table-cell>
        </table:table-row>
        <table:table-row>
          <table:table-cell table:style-name="Table136.A1" office:value-type="string">
            <text:p text:style-name="P62">Example</text:p>
          </table:table-cell>
          <table:table-cell table:style-name="Table136.B1" office:value-type="string">
            <text:p text:style-name="P48">set sieve[n]: { </text:p>
            <text:p text:style-name="P48"><text:s text:c="4"/>forall &lt;0, n .. (len prime!)&gt; [i]:{ </text:p>
            <text:p text:style-name="P48"><text:s text:c="8"/>prime.(i) = NULL </text:p>
            <text:p text:style-name="P48"><text:s text:c="4"/>}! </text:p>
            <text:p text:style-name="P48">}</text:p>
            <text:p text:style-name="P48">&gt; forall [a="ay", b="bee", c="see"] [pron, let]:{</text:p>
            <text:p text:style-name="P48">&gt; <text:s text:c="4"/>echo "\$let is pronounced '\$pron'"!</text:p>
            <text:p text:style-name="P48">&gt; }</text:p>
            <text:p text:style-name="P48">a is pronounced 'ay'</text:p>
            <text:p text:style-name="P48">b is pronounced 'bee'</text:p>
            <text:p text:style-name="P48">c is pronounced 'see'</text:p>
            <text:p text:style-name="P48">&gt; forall ([a,b]::{b=20+(a)} 1 2) [val, name]:{echo "\$name = \$val"!}</text:p>
            <text:p text:style-name="P48">b = 2</text:p>
            <text:p text:style-name="P48">a = 1</text:p>
          </table:table-cell>
        </table:table-row>
      </table:table>
      <text:h text:style-name="P8"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61">Name</text:p>
          </table:table-cell>
          <table:table-cell table:style-name="Table32.B1" office:value-type="string">
            <text:p text:style-name="P33">help [all] [&lt;command&gt;]</text:p>
          </table:table-cell>
        </table:table-row>
        <table:table-row>
          <table:table-cell table:style-name="Table32.A1" office:value-type="string">
            <text:p text:style-name="P61">Kind</text:p>
          </table:table-cell>
          <table:table-cell table:style-name="Table32.B1" office:value-type="string">
            <text:p text:style-name="P20">Command</text:p>
          </table:table-cell>
        </table:table-row>
        <table:table-row>
          <table:table-cell table:style-name="Table32.A1" office:value-type="string">
            <text:p text:style-name="P61">Arg syntax</text:p>
          </table:table-cell>
          <table:table-cell table:style-name="Table32.B1" office:value-type="string">
            <text:p text:style-name="P20">[all] [&lt;command&gt;]</text:p>
          </table:table-cell>
        </table:table-row>
        <table:table-row>
          <table:table-cell table:style-name="Table32.A1" office:value-type="string">
            <text:p text:style-name="P61">Description</text:p>
          </table:table-cell>
          <table:table-cell table:style-name="Table32.B1" office:value-type="string">
            <text:p text:style-name="P20">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ext:soft-page-break/> These, however, are only included in the output if "<text:span text:style-name="T1">all</text:span>" is given on the command line.</text:p>
          </table:table-cell>
        </table:table-row>
        <table:table-row>
          <table:table-cell table:style-name="Table32.A1" office:value-type="string">
            <text:p text:style-name="P61">Returns</text:p>
          </table:table-cell>
          <table:table-cell table:style-name="Table32.B1" office:value-type="string">
            <text:p text:style-name="P20">NULL</text:p>
          </table:table-cell>
        </table:table-row>
        <table:table-row>
          <table:table-cell table:style-name="Table32.A1" office:value-type="string">
            <text:p text:style-name="P61">Example</text:p>
          </table:table-cell>
          <table:table-cell table:style-name="Table32.B1" office:value-type="string">
            <text:p text:style-name="P43">&gt; help</text:p>
            <text:p text:style-name="P43">help [all] - prints command information</text:p>
            <text:p text:style-name="P43">set &lt;name&gt; &lt;expr&gt; - set value in environment</text:p>
            <text:p text:style-name="P43">exit - abandon all command inputs</text:p>
            <text:p text:style-name="P43">:</text:p>
            <text:p text:style-name="P43">sys help - show subcommands</text:p>
            <text:p text:style-name="P43">parse help - show subcommands</text:p>
            <text:p text:style-name="P43">io help - show subcommands</text:p>
            <text:p text:style-name="P43">:</text:p>
            <text:p text:style-name="P43">echo &lt;whole line&gt; - prints the line out</text:p>
            <text:p text:style-name="P43">eval &lt;expr&gt; - evaluate expression</text:p>
            <text:p text:style-name="P43">sleep &lt;n&gt; - sleep for &lt;n&gt; milliseconds</text:p>
            <text:p text:style-name="P43">len [&lt;env&gt;|&lt;closure&gt;|&lt;string&gt;] - number of elements in object</text:p>
            <text:p text:style-name="P43">&gt; sys help</text:p>
            <text:p text:style-name="P43">run &lt;line&gt; - execute system &lt;line&gt;</text:p>
            <text:p text:style-name="P43">uid &lt;user&gt; - return the UID of the named user</text:p>
            <text:p text:style-name="P43">time - system calendar time in seconds</text:p>
            <text:p text:style-name="P43">localtime &lt;time&gt; - broken down local time</text:p>
            <text:p text:style-name="P43">utctime &lt;time&gt; - broken down UTC time</text:p>
            <text:p text:style-name="P43">localtimef &lt;format&gt; &lt;time&gt; - formatted local time</text:p>
            <text:p text:style-name="P43">utctimef &lt;format&gt; &lt;time&gt; - formatted UTC time</text:p>
            <text:p text:style-name="P43">&gt; enter [ e=echo, h=help, x=exit, o=1, t=2 ]</text:p>
            <text:p text:style-name="P43">&gt; help</text:p>
            <text:p text:style-name="P43">e &lt;whole line&gt; - prints the line out</text:p>
            <text:p text:style-name="P43">h [all] [&lt;cmd&gt;] - prints information about commands</text:p>
            <text:p text:style-name="P43">x - abandon all command inputs</text:p>
            <text:p text:style-name="P43">&gt; help all</text:p>
            <text:p text:style-name="P43">e &lt;whole line&gt; - prints the line out</text:p>
            <text:p text:style-name="P43">h [all] [&lt;cmd&gt;] - prints information about commands</text:p>
            <text:p text:style-name="P43">x - abandon all command inputs</text:p>
            <text:p text:style-name="P43">o - int value</text:p>
            <text:p text:style-name="P43">t - int value</text:p>
            <text:p text:style-name="P43">&gt; help exit</text:p>
            <text:p text:style-name="P43">exit - abandon all command inputs</text:p>
            <text:p text:style-name="P43">&gt; sys help time</text:p>
            <text:p text:style-name="P43">time - system calendar time in seconds</text:p>
            <text:p text:style-name="P43">&gt; help sys.time</text:p>
            <text:p text:style-name="P43">sys.time - system calendar time in seconds</text:p>
            <text:p text:style-name="P43">&gt; enter [fn = [_help="- my function"]:{echo _help!}, env = [x="variable"], var = "variable" ]</text:p>
            <text:p text:style-name="P43">&gt; help</text:p>
            <text:p text:style-name="P43"><text:soft-page-break/>fn - my function</text:p>
            <text:p text:style-name="P43">env help - show subcommands</text:p>
            <text:p text:style-name="P43">&gt; help all</text:p>
            <text:p text:style-name="P43">fn - my function</text:p>
            <text:p text:style-name="P43">env &lt;subcommand&gt; - commands:</text:p>
            <text:p text:style-name="P43"><text:s text:c="4"/>x - string value</text:p>
            <text:p text:style-name="P43">var - string value</text:p>
            <text:p text:style-name="P43">&gt; env help</text:p>
            <text:p text:style-name="P43">&gt; env help all</text:p>
            <text:p text:style-name="P43">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61">Name</text:p>
          </table:table-cell>
          <table:table-cell table:style-name="Table33.B1" office:value-type="string">
            <text:p text:style-name="P33">if</text:p>
          </table:table-cell>
        </table:table-row>
        <table:table-row>
          <table:table-cell table:style-name="Table33.A1" office:value-type="string">
            <text:p text:style-name="P61">Kind</text:p>
          </table:table-cell>
          <table:table-cell table:style-name="Table33.B1" office:value-type="string">
            <text:p text:style-name="P20">Function</text:p>
          </table:table-cell>
        </table:table-row>
        <table:table-row>
          <table:table-cell table:style-name="Table33.A1" office:value-type="string">
            <text:p text:style-name="P61">Arg syntax</text:p>
          </table:table-cell>
          <table:table-cell table:style-name="Table33.B1" office:value-type="string">
            <text:p text:style-name="P20">&lt;test:bool&gt; &lt;then:code&gt; &lt;else:code&gt;</text:p>
          </table:table-cell>
        </table:table-row>
        <table:table-row>
          <table:table-cell table:style-name="Table33.A1" office:value-type="string">
            <text:p text:style-name="P61">Description</text:p>
          </table:table-cell>
          <table:table-cell table:style-name="Table33.B1" office:value-type="string">
            <text:p text:style-name="P20">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61">Returns</text:p>
          </table:table-cell>
          <table:table-cell table:style-name="Table33.B1" office:value-type="string">
            <text:p text:style-name="P20">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61">Example</text:p>
          </table:table-cell>
          <table:table-cell table:style-name="Table33.B1" office:value-type="string">
            <text:p text:style-name="P43">&gt; if 3 lt (rnd 6!) { echo "heads"! } { echo "tails"! }</text:p>
            <text:p text:style-name="P43">&gt; eval echo (if 3 lt (rnd 6!) {"heads"}{"tails"}!)!</text:p>
            <text:p text:style-name="P43">set doit[cmd]: {</text:p>
            <text:p text:style-name="P43"><text:s text:c="4"/>if 0 == (cmp cmd "exit"!) {</text:p>
            <text:p text:style-name="P43"><text:s text:c="7"/>FALSE</text:p>
            <text:p text:style-name="P43"><text:s text:c="4"/>}{</text:p>
            <text:p text:style-name="P43"><text:s text:c="7"/>eval cmd!;</text:p>
            <text:p text:style-name="P43"><text:s text:c="7"/>TRUE</text:p>
            <text:p text:style-name="P43"><text:s text:c="4"/>}!</text:p>
            <text:p text:style-name="P43">}</text:p>
            <text:p text:style-name="P43">&gt; if TRUE (echo "this") (echo "that")</text:p>
            <text:p text:style-name="P43">this</text:p>
            <text:p text:style-name="P43">&gt; if FALSE (echo "this") (echo "that")</text:p>
            <text:p text:style-name="P43">that</text:p>
          </table:table-cell>
        </table:table-row>
      </table:table>
      <text:h text:style-name="P6" text:outline-level="3"><text:span text:style-name="T11">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61">Name</text:p>
          </table:table-cell>
          <table:table-cell table:style-name="Table34.B1" office:value-type="string">
            <text:p text:style-name="P33">inenv</text:p>
          </table:table-cell>
        </table:table-row>
        <table:table-row table:style-name="Table34.1">
          <table:table-cell table:style-name="Table34.A1" office:value-type="string">
            <text:p text:style-name="P61">Kind</text:p>
          </table:table-cell>
          <table:table-cell table:style-name="Table34.B1" office:value-type="string">
            <text:p text:style-name="P20">Function</text:p>
          </table:table-cell>
        </table:table-row>
        <table:table-row table:style-name="Table34.1">
          <table:table-cell table:style-name="Table34.A1" office:value-type="string">
            <text:p text:style-name="P61">Arg syntax</text:p>
          </table:table-cell>
          <table:table-cell table:style-name="Table34.B1" office:value-type="string">
            <text:p text:style-name="P20">&lt;env:clodir&gt; &lt;name&gt;</text:p>
          </table:table-cell>
        </table:table-row>
        <table:table-row table:style-name="Table34.1">
          <table:table-cell table:style-name="Table34.A1" office:value-type="string">
            <text:p text:style-name="P61">Description</text:p>
          </table:table-cell>
          <table:table-cell table:style-name="Table34.B1" office:value-type="string">
            <text:p text:style-name="P20">returns 0 unless string &lt;name&gt; has a value in &lt;env&gt;</text:p>
          </table:table-cell>
        </table:table-row>
        <text:soft-page-break/>
        <table:table-row table:style-name="Table34.1">
          <table:table-cell table:style-name="Table34.A1" office:value-type="string">
            <text:p text:style-name="P61">Returns</text:p>
          </table:table-cell>
          <table:table-cell table:style-name="Table34.B1" office:value-type="string">
            <text:p text:style-name="P20">NULL</text:p>
          </table:table-cell>
        </table:table-row>
        <table:table-row table:style-name="Table34.1">
          <table:table-cell table:style-name="Table34.A1" office:value-type="string">
            <text:p text:style-name="P61">Example</text:p>
          </table:table-cell>
          <table:table-cell table:style-name="Table34.B1" office:value-type="string">
            <text:p text:style-name="P43">&gt; inenv parse.env "inenv"</text:p>
            <text:p text:style-name="P43">1</text:p>
            <text:p text:style-name="P43">&gt; inenv [a=NULL, b] "a"</text:p>
            <text:p text:style-name="P43">1</text:p>
            <text:p text:style-name="P43">&gt; inenv [a=NULL, b] "b"</text:p>
            <text:p text:style-name="P43">0</text:p>
            <text:p text:style-name="P43">&gt; inenv [a=NULL, b] "c"</text:p>
            <text:p text:style-name="P43">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17">Name</text:p>
          </table:table-cell>
          <table:table-cell table:style-name="Table35.B1" office:value-type="string">
            <text:p text:style-name="P33">invert</text:p>
          </table:table-cell>
        </table:table-row>
        <table:table-row table:style-name="Table35.1">
          <table:table-cell table:style-name="Table35.A1" office:value-type="string">
            <text:p text:style-name="P17">Kind</text:p>
          </table:table-cell>
          <table:table-cell table:style-name="Table35.B1" office:value-type="string">
            <text:p text:style-name="P20">Function</text:p>
          </table:table-cell>
        </table:table-row>
        <table:table-row table:style-name="Table35.1">
          <table:table-cell table:style-name="Table35.A1" office:value-type="string">
            <text:p text:style-name="P17">Arg syntax</text:p>
          </table:table-cell>
          <table:table-cell table:style-name="Table35.B1" office:value-type="string">
            <text:p text:style-name="P20">&lt;b:int&gt; </text:p>
          </table:table-cell>
        </table:table-row>
        <table:table-row table:style-name="Table35.1">
          <table:table-cell table:style-name="Table35.A1" office:value-type="string">
            <text:p text:style-name="P17">Description</text:p>
          </table:table-cell>
          <table:table-cell table:style-name="Table35.B1" office:value-type="string">
            <text:p text:style-name="P20">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17">Returns</text:p>
          </table:table-cell>
          <table:table-cell table:style-name="Table35.B1" office:value-type="string">
            <text:p text:style-name="P20">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17">Example</text:p>
          </table:table-cell>
          <table:table-cell table:style-name="Table35.B1" office:value-type="string">
            <text:p text:style-name="P43">&gt; invert TRUE</text:p>
            <text:p text:style-name="P43">FALSE</text:p>
            <text:p text:style-name="P43">&gt; invert FALSE</text:p>
            <text:p text:style-name="P43">TRUE</text:p>
          </table:table-cell>
        </table:table-row>
      </table:table>
      <text:h text:style-name="P9" text:outline-level="3">io <text:span text:style-name="T21">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63">Name</text:p>
          </table:table-cell>
          <table:table-cell table:style-name="Table137.B1" office:value-type="string">
            <text:p text:style-name="P36">io.<text:span text:style-name="T21">bin</text:span>file</text:p>
          </table:table-cell>
        </table:table-row>
        <table:table-row table:style-name="Table137.1">
          <table:table-cell table:style-name="Table137.A1" office:value-type="string">
            <text:p text:style-name="P63">Kind</text:p>
          </table:table-cell>
          <table:table-cell table:style-name="Table137.B1" office:value-type="string">
            <text:p text:style-name="P25">Function</text:p>
          </table:table-cell>
        </table:table-row>
        <table:table-row table:style-name="Table137.1">
          <table:table-cell table:style-name="Table137.A1" office:value-type="string">
            <text:p text:style-name="P63">Arg syntax</text:p>
          </table:table-cell>
          <table:table-cell table:style-name="Table137.B1" office:value-type="string">
            <text:p text:style-name="P25">&lt;filename:string&gt; &lt;access:string&gt;</text:p>
          </table:table-cell>
        </table:table-row>
        <text:soft-page-break/>
        <table:table-row table:style-name="Table137.1">
          <table:table-cell table:style-name="Table137.A1" office:value-type="string">
            <text:p text:style-name="P63">Description</text:p>
          </table:table-cell>
          <table:table-cell table:style-name="Table137.B1" office:value-type="string">
            <text:p text:style-name="P25">opens a <text:span text:style-name="T21">binary </text:span>file from the local filing system with name filename to which the requested access is provided.  The access string consists of one or more of the following characters:</text:p>
            <text:list xml:id="list2397403384" text:style-name="L7">
              <text:list-item>
                <text:p text:style-name="P92">"r" - open for read access </text:p>
              </text:list-item>
              <text:list-item>
                <text:p text:style-name="P80">"w" - open for write access </text:p>
              </text:list-item>
            </text:list>
            <text:p text:style-name="P25">Note that the binding "<text:span text:style-name="T6">io.binf</text:span><text:span text:style-name="T1">ile &lt;filename&gt;</text:span>" can be used as a generic object to represent something openable as a stream.</text:p>
            <text:p text:style-name="P25"><text:span text:style-name="T21">On some operating systems this call differs from </text:span><text:span text:style-name="T6">io.file</text:span><text:span text:style-name="T21"> in the handling of certain characters. <text:s/>All of the characters in the file are provided without translation when </text:span><text:span text:style-name="T6">io.binfile</text:span><text:span text:style-name="T21"> is used.</text:span><text:line-break/><text:line-break/>Once opened the resulting stream should eventually be closed using <text:span text:style-name="T1">io.close</text:span>.<text:line-break/><text:line-break/>See also: <text:span text:style-name="T1">i</text:span><text:span text:style-name="T6">o.file</text:span><text:span text:style-name="T21">, </text:span><text:span text:style-name="T6">i</text:span><text:span text:style-name="T1">o.pathfile</text:span>, <text:span text:style-name="T1">io.close</text:span> </text:p>
          </table:table-cell>
        </table:table-row>
        <table:table-row table:style-name="Table137.1">
          <table:table-cell table:style-name="Table137.A1" office:value-type="string">
            <text:p text:style-name="P63">Returns</text:p>
          </table:table-cell>
          <table:table-cell table:style-name="Table137.B1" office:value-type="string">
            <text:p text:style-name="P25"><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63">Example</text:p>
          </table:table-cell>
          <table:table-cell table:style-name="Table137.B1" office:value-type="string">
            <text:p text:style-name="P49">&gt; set exists[f]: { 0 != (cmp NULL (io.<text:span text:style-name="T21">bin</text:span>file f "r"!)!) }</text:p>
            <text:p text:style-name="P49">&gt; exists "/tmp/gone"</text:p>
            <text:p text:style-name="P49">FALSE</text:p>
            <text:p text:style-name="P49">&gt; exists "ftl"</text:p>
            <text:p text:style-name="P49">TRUE</text:p>
            <text:p text:style-name="P49">&gt; parse exec "" (io.<text:span text:style-name="T21">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61">Name</text:p>
          </table:table-cell>
          <table:table-cell table:style-name="Table36.B1" office:value-type="string">
            <text:p text:style-name="P33">io.close</text:p>
          </table:table-cell>
        </table:table-row>
        <table:table-row table:style-name="Table36.1">
          <table:table-cell table:style-name="Table36.A1" office:value-type="string">
            <text:p text:style-name="P61">Kind</text:p>
          </table:table-cell>
          <table:table-cell table:style-name="Table36.B1" office:value-type="string">
            <text:p text:style-name="P20">Function</text:p>
          </table:table-cell>
        </table:table-row>
        <table:table-row table:style-name="Table36.1">
          <table:table-cell table:style-name="Table36.A1" office:value-type="string">
            <text:p text:style-name="P61">Arg syntax</text:p>
          </table:table-cell>
          <table:table-cell table:style-name="Table36.B1" office:value-type="string">
            <text:p text:style-name="P20">&lt;open:stream&gt;</text:p>
          </table:table-cell>
        </table:table-row>
        <table:table-row table:style-name="Table36.1">
          <table:table-cell table:style-name="Table36.A1" office:value-type="string">
            <text:p text:style-name="P61">Description</text:p>
          </table:table-cell>
          <table:table-cell table:style-name="Table36.B1" office:value-type="string">
            <text:p text:style-name="P20">Completes access to the given stream and makes it unavailable for future access </text:p>
          </table:table-cell>
        </table:table-row>
        <table:table-row table:style-name="Table36.1">
          <table:table-cell table:style-name="Table36.A1" office:value-type="string">
            <text:p text:style-name="P61">Returns</text:p>
          </table:table-cell>
          <table:table-cell table:style-name="Table36.B1" office:value-type="string">
            <text:p text:style-name="P20">NULL</text:p>
          </table:table-cell>
        </table:table-row>
        <table:table-row table:style-name="Table36.1">
          <table:table-cell table:style-name="Table36.A1" office:value-type="string">
            <text:p text:style-name="P61">Example</text:p>
          </table:table-cell>
          <table:table-cell table:style-name="Table36.B1" office:value-type="string">
            <text:p text:style-name="P43">&gt; io close io.file "test" "w"!</text:p>
            <text:p text:style-name="P43">set log[msg]:{</text:p>
            <text:p text:style-name="P43"><text:s text:c="4"/>logstr = io.file "log" "w"!;</text:p>
            <text:p text:style-name="P43"><text:s text:c="4"/>io.write logstr msg!;</text:p>
            <text:p text:style-name="P43"><text:s text:c="4"/>io.write logstr "\n"!;</text:p>
            <text:p text:style-name="P43"><text:s text:c="4"/>io.close logstr!;</text:p>
            <text:p text:style-name="P43">}</text:p>
          </table:table-cell>
        </table:table-row>
      </table:table>
      <text:h text:style-name="P6" text:outline-level="3"><text:soft-page-break/>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61">Name</text:p>
          </table:table-cell>
          <table:table-cell table:style-name="Table37.B1" office:value-type="string">
            <text:p text:style-name="P33">io.err</text:p>
          </table:table-cell>
        </table:table-row>
        <table:table-row table:style-name="Table37.1">
          <table:table-cell table:style-name="Table37.A1" office:value-type="string">
            <text:p text:style-name="P61">Kind</text:p>
          </table:table-cell>
          <table:table-cell table:style-name="Table37.B1" office:value-type="string">
            <text:p text:style-name="P20">Read only value</text:p>
          </table:table-cell>
        </table:table-row>
        <table:table-row table:style-name="Table37.1">
          <table:table-cell table:style-name="Table37.A1" office:value-type="string">
            <text:p text:style-name="P61">Arg syntax</text:p>
          </table:table-cell>
          <table:table-cell table:style-name="Table37.B1" office:value-type="string">
            <text:p text:style-name="P20">Not a function</text:p>
          </table:table-cell>
        </table:table-row>
        <table:table-row table:style-name="Table37.1">
          <table:table-cell table:style-name="Table37.A1" office:value-type="string">
            <text:p text:style-name="P61">Description</text:p>
          </table:table-cell>
          <table:table-cell table:style-name="Table37.B1" office:value-type="string">
            <text:p text:style-name="P20">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61">Returns</text:p>
          </table:table-cell>
          <table:table-cell table:style-name="Table37.B1" office:value-type="string">
            <text:p text:style-name="P20">Not a function</text:p>
          </table:table-cell>
        </table:table-row>
        <table:table-row table:style-name="Table37.1">
          <table:table-cell table:style-name="Table37.A1" office:value-type="string">
            <text:p text:style-name="P61">Example</text:p>
          </table:table-cell>
          <table:table-cell table:style-name="Table37.B1" office:value-type="string">
            <text:p text:style-name="P43">&gt; io write io.err "Wrong!\n"</text:p>
            <text:p text:style-name="P43">7</text:p>
            <text:p text:style-name="P43">set error[rc, msg]: {</text:p>
            <text:p text:style-name="P43"><text:s text:c="4"/>io.write io.err ""+(str rc!)+" "+(msg)+"\n"!</text:p>
            <text:p text:style-name="P43">}</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61">Name</text:p>
          </table:table-cell>
          <table:table-cell table:style-name="Table38.B1" office:value-type="string">
            <text:p text:style-name="P33">io.file</text:p>
          </table:table-cell>
        </table:table-row>
        <table:table-row table:style-name="Table38.1">
          <table:table-cell table:style-name="Table38.A1" office:value-type="string">
            <text:p text:style-name="P61">Kind</text:p>
          </table:table-cell>
          <table:table-cell table:style-name="Table38.B1" office:value-type="string">
            <text:p text:style-name="P20">Function</text:p>
          </table:table-cell>
        </table:table-row>
        <table:table-row table:style-name="Table38.1">
          <table:table-cell table:style-name="Table38.A1" office:value-type="string">
            <text:p text:style-name="P61">Arg syntax</text:p>
          </table:table-cell>
          <table:table-cell table:style-name="Table38.B1" office:value-type="string">
            <text:p text:style-name="P20">&lt;filename:string&gt; &lt;access:string&gt;</text:p>
          </table:table-cell>
        </table:table-row>
        <table:table-row table:style-name="Table38.1">
          <table:table-cell table:style-name="Table38.A1" office:value-type="string">
            <text:p text:style-name="P61">Description</text:p>
          </table:table-cell>
          <table:table-cell table:style-name="Table38.B1" office:value-type="string">
            <text:p text:style-name="P20">opens a file from the local filing system with name filename to which the requested access is provided.  The access string consists of one or more of the following characters:</text:p>
            <text:list xml:id="list141334059084448" text:continue-numbering="true" text:style-name="L7">
              <text:list-item>
                <text:p text:style-name="P91">"r" - open for read access </text:p>
              </text:list-item>
              <text:list-item>
                <text:p text:style-name="P79">"w" - open for write access </text:p>
              </text:list-item>
            </text:list>
            <text:p text:style-name="P27">Note that the binding "<text:span text:style-name="T1">file &lt;filename&gt;</text:span>" can be used as a generic object to represent something openable as a stream.</text:p>
            <text:p text:style-name="P27"><text:span text:style-name="T21">On some operating systems this call differs from </text:span><text:span text:style-name="T6">io.</text:span><text:span text:style-name="T7">bin</text:span><text:span text:style-name="T6">file</text:span><text:span text:style-name="T21"> in the handling of certain characters. <text:s/>For example, on Windows, a control-Z character in the file is treated as an end-of-file character, preventing the reading of subsequent characters.</text:span></text:p>
            <text:p text:style-name="P27">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61">Returns</text:p>
          </table:table-cell>
          <table:table-cell table:style-name="Table38.B1" office:value-type="string">
            <text:p text:style-name="P20"><text:span text:style-name="T1">NULL</text:span> if the file could not be opened with the requested access otherwise a stream giving access (via <text:span text:style-name="T1">io.write</text:span> etc.) to the file </text:p>
          </table:table-cell>
        </table:table-row>
        <text:soft-page-break/>
        <table:table-row table:style-name="Table38.1">
          <table:table-cell table:style-name="Table38.A1" office:value-type="string">
            <text:p text:style-name="P61">Example</text:p>
          </table:table-cell>
          <table:table-cell table:style-name="Table38.B1" office:value-type="string">
            <text:p text:style-name="P43">&gt; set exists[f]: { 0 != (cmp NULL (io.file f "r"!)!) }</text:p>
            <text:p text:style-name="P43">&gt; exists "/tmp/gone"</text:p>
            <text:p text:style-name="P43">FALSE</text:p>
            <text:p text:style-name="P43">&gt; exists "ftl"</text:p>
            <text:p text:style-name="P43">TRUE</text:p>
            <text:p text:style-name="P43">&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61">Name</text:p>
          </table:table-cell>
          <table:table-cell table:style-name="Table39.B1" office:value-type="string">
            <text:p text:style-name="P33">io.fprintf</text:p>
          </table:table-cell>
        </table:table-row>
        <table:table-row table:style-name="Table39.1">
          <table:table-cell table:style-name="Table39.A1" office:value-type="string">
            <text:p text:style-name="P61">Kind</text:p>
          </table:table-cell>
          <table:table-cell table:style-name="Table39.B1" office:value-type="string">
            <text:p text:style-name="P20">Function</text:p>
          </table:table-cell>
        </table:table-row>
        <table:table-row table:style-name="Table39.1">
          <table:table-cell table:style-name="Table39.A1" office:value-type="string">
            <text:p text:style-name="P61">Arg syntax</text:p>
          </table:table-cell>
          <table:table-cell table:style-name="Table39.B1" office:value-type="string">
            <text:p text:style-name="P20">&lt;out:stream&gt; &lt;format:string&gt; &lt;args:clodir&gt;</text:p>
          </table:table-cell>
        </table:table-row>
        <table:table-row table:style-name="Table39.1">
          <table:table-cell table:style-name="Table39.A1" office:value-type="string">
            <text:p text:style-name="P61">Description</text:p>
          </table:table-cell>
          <table:table-cell table:style-name="Table39.B1" office:value-type="string">
            <text:p text:style-name="P20">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61">Returns</text:p>
          </table:table-cell>
          <table:table-cell table:style-name="Table39.B1" office:value-type="string">
            <text:p text:style-name="P20">The number of bytes written to the stream.</text:p>
          </table:table-cell>
        </table:table-row>
        <table:table-row table:style-name="Table39.1">
          <table:table-cell table:style-name="Table39.A1" office:value-type="string">
            <text:p text:style-name="P61">Example</text:p>
          </table:table-cell>
          <table:table-cell table:style-name="Table39.B1" office:value-type="string">
            <text:p text:style-name="P43">&gt; io fprintf io.out "€1 = £%[pounds]d.%[pennies]02d\n" [pennies=60, pounds=0]</text:p>
            <text:p text:style-name="P43">€1 = £0.60</text:p>
            <text:p text:style-name="P43">14</text:p>
            <text:p text:style-name="P43">&gt; set printf io.fprintf io.out</text:p>
            <text:p text:style-name="P43">&gt; set n printf "sequence %02d %02d %02d %02d\n" &lt;5..8&gt;!</text:p>
            <text:p text:style-name="P43">sequence 05 06 07 08</text:p>
            <text:p text:style-name="P43">&gt; eval n</text:p>
            <text:p text:style-name="P43">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61">Name</text:p>
          </table:table-cell>
          <table:table-cell table:style-name="Table40.B1" office:value-type="string">
            <text:p text:style-name="P33">io.getc</text:p>
          </table:table-cell>
        </table:table-row>
        <table:table-row table:style-name="Table40.1">
          <table:table-cell table:style-name="Table40.A1" office:value-type="string">
            <text:p text:style-name="P61">Kind</text:p>
          </table:table-cell>
          <table:table-cell table:style-name="Table40.B1" office:value-type="string">
            <text:p text:style-name="P20">Function</text:p>
          </table:table-cell>
        </table:table-row>
        <table:table-row table:style-name="Table40.1">
          <table:table-cell table:style-name="Table40.A1" office:value-type="string">
            <text:p text:style-name="P61">Arg syntax</text:p>
          </table:table-cell>
          <table:table-cell table:style-name="Table40.B1" office:value-type="string">
            <text:p text:style-name="P20">&lt;in:stream&gt;</text:p>
          </table:table-cell>
        </table:table-row>
        <table:table-row table:style-name="Table40.1">
          <table:table-cell table:style-name="Table40.A1" office:value-type="string">
            <text:p text:style-name="P61">Description</text:p>
          </table:table-cell>
          <table:table-cell table:style-name="Table40.B1" office:value-type="string">
            <text:p text:style-name="P20">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61">Returns</text:p>
          </table:table-cell>
          <table:table-cell table:style-name="Table40.B1" office:value-type="string">
            <text:p text:style-name="P20">A string containing the next octet read from the given stream.</text:p>
          </table:table-cell>
        </table:table-row>
        <text:soft-page-break/>
        <table:table-row table:style-name="Table40.1">
          <table:table-cell table:style-name="Table40.A1" office:value-type="string">
            <text:p text:style-name="P61">Example</text:p>
          </table:table-cell>
          <table:table-cell table:style-name="Table40.B1" office:value-type="string">
            <text:p text:style-name="P43">&gt; set sin io.instring "In" "r"!</text:p>
            <text:p text:style-name="P43">&gt; io getc sin</text:p>
            <text:p text:style-name="P43">"I"</text:p>
            <text:p text:style-name="P43">&gt; io getc sin</text:p>
            <text:p text:style-name="P43">"n"</text:p>
            <text:p text:style-name="P43">&gt; io getc sin</text:p>
            <text:p text:style-name="P43">&gt;</text:p>
            <text:p text:style-name="P43">set rev[st]:{</text:p>
            <text:p text:style-name="P43"><text:s text:c="4"/>.out="";</text:p>
            <text:p text:style-name="P43"><text:s text:c="4"/>.ch=NULL;</text:p>
            <text:p text:style-name="P43"><text:s text:c="4"/>while {NULL != (ch=io.getc st!)} {</text:p>
            <text:p text:style-name="P43"><text:s text:c="8"/>out=""+(ch)+(out);</text:p>
            <text:p text:style-name="P43"><text:s text:c="4"/>}!;</text:p>
            <text:p text:style-name="P43"><text:s text:c="4"/>out</text:p>
            <text:p text:style-name="P43">}</text:p>
            <text:p text:style-name="P43">&gt; set sin io.instring "able was I ere" "r"!</text:p>
            <text:p text:style-name="P43">&gt; rev sin</text:p>
            <text:p text:style-name="P43">"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61">Name</text:p>
          </table:table-cell>
          <table:table-cell table:style-name="Table41.B1" office:value-type="string">
            <text:p text:style-name="P33">io.in</text:p>
          </table:table-cell>
        </table:table-row>
        <table:table-row table:style-name="Table41.1">
          <table:table-cell table:style-name="Table41.A1" office:value-type="string">
            <text:p text:style-name="P61">Kind</text:p>
          </table:table-cell>
          <table:table-cell table:style-name="Table41.B1" office:value-type="string">
            <text:p text:style-name="P20">Read only value</text:p>
          </table:table-cell>
        </table:table-row>
        <table:table-row table:style-name="Table41.1">
          <table:table-cell table:style-name="Table41.A1" office:value-type="string">
            <text:p text:style-name="P61">Arg syntax</text:p>
          </table:table-cell>
          <table:table-cell table:style-name="Table41.B1" office:value-type="string">
            <text:p text:style-name="P20">Not a function</text:p>
          </table:table-cell>
        </table:table-row>
        <table:table-row table:style-name="Table41.1">
          <table:table-cell table:style-name="Table41.A1" office:value-type="string">
            <text:p text:style-name="P61">Description</text:p>
          </table:table-cell>
          <table:table-cell table:style-name="Table41.B1" office:value-type="string">
            <text:p text:style-name="P20">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61">Returns</text:p>
          </table:table-cell>
          <table:table-cell table:style-name="Table41.B1" office:value-type="string">
            <text:p text:style-name="P20">Not a function</text:p>
          </table:table-cell>
        </table:table-row>
        <table:table-row table:style-name="Table41.1">
          <table:table-cell table:style-name="Table41.A1" office:value-type="string">
            <text:p text:style-name="P61">Example</text:p>
          </table:table-cell>
          <table:table-cell table:style-name="Table41.B1" office:value-type="string">
            <text:p text:style-name="P43">&gt; io in</text:p>
            <text:p text:style-name="P43">&lt;-'&lt;stdin&gt;'</text:p>
            <text:p text:style-name="P43">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61">Name</text:p>
          </table:table-cell>
          <table:table-cell table:style-name="Table42.B1" office:value-type="string">
            <text:p text:style-name="P33">io.instring</text:p>
          </table:table-cell>
        </table:table-row>
        <table:table-row table:style-name="Table42.1">
          <table:table-cell table:style-name="Table42.A1" office:value-type="string">
            <text:p text:style-name="P61">Kind</text:p>
          </table:table-cell>
          <table:table-cell table:style-name="Table42.B1" office:value-type="string">
            <text:p text:style-name="P20">Function</text:p>
          </table:table-cell>
        </table:table-row>
        <table:table-row table:style-name="Table42.1">
          <table:table-cell table:style-name="Table42.A1" office:value-type="string">
            <text:p text:style-name="P61">Arg syntax</text:p>
          </table:table-cell>
          <table:table-cell table:style-name="Table42.B1" office:value-type="string">
            <text:p text:style-name="P20">&lt;input:string&gt; &lt;access:string&gt;</text:p>
          </table:table-cell>
        </table:table-row>
        <text:soft-page-break/>
        <table:table-row table:style-name="Table42.1">
          <table:table-cell table:style-name="Table42.A1" office:value-type="string">
            <text:p text:style-name="P61">Description</text:p>
          </table:table-cell>
          <table:table-cell table:style-name="Table42.B1" office:value-type="string">
            <text:p text:style-name="P20">creates a stream from a string for reading from.  The access string consists of one or more of the following characters:</text:p>
            <text:list xml:id="list2313884386" text:style-name="L8">
              <text:list-item>
                <text:p text:style-name="P93">"r" - open for read access </text:p>
              </text:list-item>
              <text:list-item>
                <text:p text:style-name="P81">"w" - open for write access </text:p>
              </text:list-item>
            </text:list>
            <text:p text:style-name="P20">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61">Returns</text:p>
          </table:table-cell>
          <table:table-cell table:style-name="Table42.B1" office:value-type="string">
            <text:p text:style-name="P20">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61">Example</text:p>
          </table:table-cell>
          <table:table-cell table:style-name="Table42.B1" office:value-type="string">
            <text:p text:style-name="P43">&gt; parse exec "" (io.instring "echo hi\necho there" "r"!)</text:p>
            <text:p text:style-name="P43">hi</text:p>
            <text:p text:style-name="P43">there</text:p>
            <text:p text:style-name="P43">&gt; set f io.instring "text to read\n" "r"!</text:p>
            <text:p text:style-name="P43">&gt; io read f 4</text:p>
            <text:p text:style-name="P43">"text"</text:p>
            <text:p text:style-name="P43">&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61">Name</text:p>
          </table:table-cell>
          <table:table-cell table:style-name="Table43.B1" office:value-type="string">
            <text:p text:style-name="P33">io.out</text:p>
          </table:table-cell>
        </table:table-row>
        <table:table-row table:style-name="Table43.1">
          <table:table-cell table:style-name="Table43.A1" office:value-type="string">
            <text:p text:style-name="P61">Kind</text:p>
          </table:table-cell>
          <table:table-cell table:style-name="Table43.B1" office:value-type="string">
            <text:p text:style-name="P20">Value</text:p>
          </table:table-cell>
        </table:table-row>
        <table:table-row table:style-name="Table43.1">
          <table:table-cell table:style-name="Table43.A1" office:value-type="string">
            <text:p text:style-name="P61">Arg syntax</text:p>
          </table:table-cell>
          <table:table-cell table:style-name="Table43.B1" office:value-type="string">
            <text:p text:style-name="P20">Not a function</text:p>
          </table:table-cell>
        </table:table-row>
        <table:table-row table:style-name="Table43.1">
          <table:table-cell table:style-name="Table43.A1" office:value-type="string">
            <text:p text:style-name="P61">Description</text:p>
          </table:table-cell>
          <table:table-cell table:style-name="Table43.B1" office:value-type="string">
            <text:p text:style-name="P20">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61">Returns</text:p>
          </table:table-cell>
          <table:table-cell table:style-name="Table43.B1" office:value-type="string">
            <text:p text:style-name="P20">Not a function</text:p>
          </table:table-cell>
        </table:table-row>
        <table:table-row table:style-name="Table43.1">
          <table:table-cell table:style-name="Table43.A1" office:value-type="string">
            <text:p text:style-name="P61">Example</text:p>
          </table:table-cell>
          <table:table-cell table:style-name="Table43.B1" office:value-type="string">
            <text:p text:style-name="P43">&gt; io out</text:p>
            <text:p text:style-name="P43">&lt;-EOF-&gt;</text:p>
            <text:p text:style-name="P43">set myecho[msg]: {</text:p>
            <text:p text:style-name="P43"><text:s text:c="4"/>io.write io.out msg!;</text:p>
            <text:p text:style-name="P43"><text:s text:c="4"/>io.write io.out "\n"!;</text:p>
            <text:p text:style-name="P53">}</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61">Name</text:p>
          </table:table-cell>
          <table:table-cell table:style-name="Table44.B1" office:value-type="string">
            <text:p text:style-name="P33">io.outstring</text:p>
          </table:table-cell>
        </table:table-row>
        <table:table-row table:style-name="Table44.1">
          <table:table-cell table:style-name="Table44.A1" office:value-type="string">
            <text:p text:style-name="P61">Kind</text:p>
          </table:table-cell>
          <table:table-cell table:style-name="Table44.B1" office:value-type="string">
            <text:p text:style-name="P20">Function</text:p>
          </table:table-cell>
        </table:table-row>
        <table:table-row table:style-name="Table44.1">
          <table:table-cell table:style-name="Table44.A1" office:value-type="string">
            <text:p text:style-name="P61">Arg syntax</text:p>
          </table:table-cell>
          <table:table-cell table:style-name="Table44.B1" office:value-type="string">
            <text:p text:style-name="P20">&lt;code:closure&gt;</text:p>
          </table:table-cell>
        </table:table-row>
        <table:table-row table:style-name="Table44.1">
          <table:table-cell table:style-name="Table44.A1" office:value-type="string">
            <text:p text:style-name="P61">Description</text:p>
          </table:table-cell>
          <table:table-cell table:style-name="Table44.B1" office:value-type="string">
            <text:p text:style-name="P20">Executes the given code with a stream argument that when written to creates a string.  The string created is returned as a result of the function.</text:p>
          </table:table-cell>
        </table:table-row>
        <table:table-row table:style-name="Table44.1">
          <table:table-cell table:style-name="Table44.A1" office:value-type="string">
            <text:p text:style-name="P61">Returns</text:p>
          </table:table-cell>
          <table:table-cell table:style-name="Table44.B1" office:value-type="string">
            <text:p text:style-name="P20">The string generated by writes in the closure</text:p>
          </table:table-cell>
        </table:table-row>
        <text:soft-page-break/>
        <table:table-row table:style-name="Table44.1">
          <table:table-cell table:style-name="Table44.A1" office:value-type="string">
            <text:p text:style-name="P61">Example</text:p>
          </table:table-cell>
          <table:table-cell table:style-name="Table44.B1" office:value-type="string">
            <text:p text:style-name="P43">&gt; set s io.outstring [out]:{ for &lt;..5&gt; {io.write out "line\n"!}! }!</text:p>
            <text:p text:style-name="P43">&gt; echo $s</text:p>
            <text:p text:style-name="P43">line</text:p>
            <text:p text:style-name="P43">line</text:p>
            <text:p text:style-name="P43">line</text:p>
            <text:p text:style-name="P43">line</text:p>
            <text:p text:style-name="P43">line</text:p>
            <text:p text:style-name="P43">&gt; set mystrf[fmt,args]:{io.outstring [out]:{io.fprintf out fmt args!}!}</text:p>
            <text:p text:style-name="P43">&gt; mystrf "hi - %s" &lt;"you"&gt;</text:p>
            <text:p text:style-name="P43">"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61">Name</text:p>
          </table:table-cell>
          <table:table-cell table:style-name="Table45.B1" office:value-type="string">
            <text:p text:style-name="P33">io.pathfile</text:p>
          </table:table-cell>
        </table:table-row>
        <table:table-row table:style-name="Table45.1">
          <table:table-cell table:style-name="Table45.A1" office:value-type="string">
            <text:p text:style-name="P61">Kind</text:p>
          </table:table-cell>
          <table:table-cell table:style-name="Table45.B1" office:value-type="string">
            <text:p text:style-name="P20">Function</text:p>
          </table:table-cell>
        </table:table-row>
        <table:table-row table:style-name="Table45.1">
          <table:table-cell table:style-name="Table45.A1" office:value-type="string">
            <text:p text:style-name="P61">Arg syntax</text:p>
          </table:table-cell>
          <table:table-cell table:style-name="Table45.B1" office:value-type="string">
            <text:p text:style-name="P20">&lt;path:string&gt; &lt;filename:string&gt; &lt;access:string&gt;</text:p>
          </table:table-cell>
        </table:table-row>
        <table:table-row table:style-name="Table45.1">
          <table:table-cell table:style-name="Table45.A1" office:value-type="string">
            <text:p text:style-name="P61">Description</text:p>
          </table:table-cell>
          <table:table-cell table:style-name="Table45.B1" office:value-type="string">
            <text:p text:style-name="P20">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1850559862" text:style-name="L9">
              <text:list-item>
                <text:p text:style-name="P94">"r" - open for read access </text:p>
              </text:list-item>
              <text:list-item>
                <text:p text:style-name="P82">"w" - open for write access </text:p>
              </text:list-item>
            </text:list>
            <text:p text:style-name="P20">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61">Returns</text:p>
          </table:table-cell>
          <table:table-cell table:style-name="Table45.B1" office:value-type="string">
            <text:p text:style-name="P20"><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61">Example</text:p>
          </table:table-cell>
          <table:table-cell table:style-name="Table45.B1" office:value-type="string">
            <text:p text:style-name="P43">set include [name]:{</text:p>
            <text:p text:style-name="P43"><text:s text:c="4"/>.rdf = NULL;</text:p>
            <text:p text:style-name="P43"><text:s text:c="4"/>if (inenv sys.env "MYPATH"!) {</text:p>
            <text:p text:style-name="P43"><text:s text:c="8"/>rdf = io.pathfile sys.env.MYPATH name "r"!;</text:p>
            <text:p text:style-name="P43"><text:s text:c="4"/>}{ <text:s/>rdf = io.file name "r"!;</text:p>
            <text:p text:style-name="P43"><text:s text:c="4"/>}!;</text:p>
            <text:p text:style-name="P43"><text:s text:c="4"/>if (equal NULL rdf!) { echo "can't read file "+(str name!)!; } {</text:p>
            <text:p text:style-name="P43"><text:s text:c="8"/>.ret = parse.exec "" rdf!;</text:p>
            <text:p text:style-name="P43"><text:s text:c="8"/>io.close rdf!;</text:p>
            <text:p text:style-name="P43"><text:s text:c="8"/>ret</text:p>
            <text:p text:style-name="P43"><text:s text:c="4"/>}!</text:p>
            <text:p text:style-name="P43">}</text:p>
            <text:p text:style-name="P43">&gt; include "hello"</text:p>
            <text:p text:style-name="P43">hello world</text:p>
            <text:p text:style-name="P43">&gt; set sys.env.MYPATH "."</text:p>
            <text:p text:style-name="P43">&gt; include "hello"</text:p>
            <text:p text:style-name="P43">hello world</text:p>
            <text:p text:style-name="P43">&gt; set sys.env.MYPATH ".."</text:p>
            <text:p text:style-name="P43">&gt; include "hello"</text:p>
            <text:p text:style-name="P43">can't read file "hello"</text:p>
          </table:table-cell>
        </table:table-row>
      </table:table>
      <text:h text:style-name="P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61">Name</text:p>
          </table:table-cell>
          <table:table-cell table:style-name="Table46.B1" office:value-type="string">
            <text:p text:style-name="P33">io.read</text:p>
          </table:table-cell>
        </table:table-row>
        <table:table-row table:style-name="Table46.1">
          <table:table-cell table:style-name="Table46.A1" office:value-type="string">
            <text:p text:style-name="P61">Kind</text:p>
          </table:table-cell>
          <table:table-cell table:style-name="Table46.B1" office:value-type="string">
            <text:p text:style-name="P20">Function</text:p>
          </table:table-cell>
        </table:table-row>
        <table:table-row table:style-name="Table46.1">
          <table:table-cell table:style-name="Table46.A1" office:value-type="string">
            <text:p text:style-name="P61">Arg syntax</text:p>
          </table:table-cell>
          <table:table-cell table:style-name="Table46.B1" office:value-type="string">
            <text:p text:style-name="P20">&lt;in:stream&gt; &lt;octets:integer&gt;</text:p>
          </table:table-cell>
        </table:table-row>
        <table:table-row table:style-name="Table46.1">
          <table:table-cell table:style-name="Table46.A1" office:value-type="string">
            <text:p text:style-name="P61">Description</text:p>
          </table:table-cell>
          <table:table-cell table:style-name="Table46.B1" office:value-type="string">
            <text:p text:style-name="P20">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61">Returns</text:p>
          </table:table-cell>
          <table:table-cell table:style-name="Table46.B1" office:value-type="string">
            <text:p text:style-name="P20">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61">Example</text:p>
          </table:table-cell>
          <table:table-cell table:style-name="Table46.B1" office:value-type="string">
            <text:p text:style-name="P43">&gt; set f io.file "/tmp/1" "r"!</text:p>
            <text:p text:style-name="P43">&gt; io read f 50</text:p>
            <text:p text:style-name="P43">"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61">Name</text:p>
          </table:table-cell>
          <table:table-cell table:style-name="Table47.B1" office:value-type="string">
            <text:p text:style-name="P33">io.stringify</text:p>
          </table:table-cell>
        </table:table-row>
        <text:soft-page-break/>
        <table:table-row table:style-name="Table47.1">
          <table:table-cell table:style-name="Table47.A1" office:value-type="string">
            <text:p text:style-name="P61">Kind</text:p>
          </table:table-cell>
          <table:table-cell table:style-name="Table47.B1" office:value-type="string">
            <text:p text:style-name="P20">Function</text:p>
          </table:table-cell>
        </table:table-row>
        <table:table-row table:style-name="Table47.1">
          <table:table-cell table:style-name="Table47.A1" office:value-type="string">
            <text:p text:style-name="P61">Arg syntax</text:p>
          </table:table-cell>
          <table:table-cell table:style-name="Table47.B1" office:value-type="string">
            <text:p text:style-name="P20">&lt;out:stream&gt; &lt;expr:any&gt;</text:p>
          </table:table-cell>
        </table:table-row>
        <table:table-row table:style-name="Table47.1">
          <table:table-cell table:style-name="Table47.A1" office:value-type="string">
            <text:p text:style-name="P61">Description</text:p>
          </table:table-cell>
          <table:table-cell table:style-name="Table47.B1" office:value-type="string">
            <text:p text:style-name="P20">Writes the expression <text:span text:style-name="T1">expr</text:span> to the output stream in a syntax (where possible) that would be parsed to re-create the expression value.<text:line-break/>This function is equivalent to</text:p>
            <text:p text:style-name="P55"><text:s text:c="4"/><text:span text:style-name="T1">[stream, val]:{io.write stream (str val!)!} </text:span></text:p>
            <text:p text:style-name="P20">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61">Returns</text:p>
          </table:table-cell>
          <table:table-cell table:style-name="Table47.B1" office:value-type="string">
            <text:p text:style-name="P20">The number of characters written to the output stream</text:p>
          </table:table-cell>
        </table:table-row>
        <table:table-row table:style-name="Table47.1">
          <table:table-cell table:style-name="Table47.A1" office:value-type="string">
            <text:p text:style-name="P61">Example</text:p>
          </table:table-cell>
          <table:table-cell table:style-name="Table47.B1" office:value-type="string">
            <text:p text:style-name="P43">&gt; set n io.stringify io.out "that's \"£££\"s\n"!</text:p>
            <text:p text:style-name="P43">"that\'s \"\xc2\xa3\xc2\xa3\xc2\xa3\"s\n"&gt;</text:p>
            <text:p text:style-name="P43">&gt; eval n</text:p>
            <text:p text:style-name="P43">41</text:p>
            <text:p text:style-name="P43">&gt; io stringify io.out [a=3, b="this", c=&lt;"one", 2, 3&gt;]</text:p>
            <text:p text:style-name="P43">["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61">Name</text:p>
          </table:table-cell>
          <table:table-cell table:style-name="Table48.B1" office:value-type="string">
            <text:p text:style-name="P33">io.write</text:p>
          </table:table-cell>
        </table:table-row>
        <table:table-row table:style-name="Table48.1">
          <table:table-cell table:style-name="Table48.A1" office:value-type="string">
            <text:p text:style-name="P61">Kind</text:p>
          </table:table-cell>
          <table:table-cell table:style-name="Table48.B1" office:value-type="string">
            <text:p text:style-name="P20">Function</text:p>
          </table:table-cell>
        </table:table-row>
        <table:table-row table:style-name="Table48.1">
          <table:table-cell table:style-name="Table48.A1" office:value-type="string">
            <text:p text:style-name="P61">Arg syntax</text:p>
          </table:table-cell>
          <table:table-cell table:style-name="Table48.B1" office:value-type="string">
            <text:p text:style-name="P20">&lt;out:stream&gt; &lt;text:string&gt;</text:p>
          </table:table-cell>
        </table:table-row>
        <table:table-row table:style-name="Table48.1">
          <table:table-cell table:style-name="Table48.A1" office:value-type="string">
            <text:p text:style-name="P61">Description</text:p>
          </table:table-cell>
          <table:table-cell table:style-name="Table48.B1" office:value-type="string">
            <text:p text:style-name="P20">Writes the octets (bytes) of the characters in text to the output stream provided.<text:line-break/>The stream must have write access.</text:p>
          </table:table-cell>
        </table:table-row>
        <table:table-row table:style-name="Table48.1">
          <table:table-cell table:style-name="Table48.A1" office:value-type="string">
            <text:p text:style-name="P61">Returns</text:p>
          </table:table-cell>
          <table:table-cell table:style-name="Table48.B1" office:value-type="string">
            <text:p text:style-name="P20">The number of bytes written to the stream.</text:p>
          </table:table-cell>
        </table:table-row>
        <table:table-row table:style-name="Table48.1">
          <table:table-cell table:style-name="Table48.A1" office:value-type="string">
            <text:p text:style-name="P61">Example</text:p>
          </table:table-cell>
          <table:table-cell table:style-name="Table48.B1" office:value-type="string">
            <text:p text:style-name="P43">&gt;io write io.out "€1 = £0.60\n"</text:p>
            <text:p text:style-name="P43">€1 = £0.60</text:p>
            <text:p text:style-name="P43">14</text:p>
            <text:p text:style-name="P43">&gt; set n io.write io.out "that's \"£££\"s\n"!</text:p>
            <text:p text:style-name="P43">that's "£££"s</text:p>
            <text:p text:style-name="P43">&gt; eval n</text:p>
            <text:p text:style-name="P43">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61">Name</text:p>
          </table:table-cell>
          <table:table-cell table:style-name="Table49.B1" office:value-type="string">
            <text:p text:style-name="P33">joinchr</text:p>
          </table:table-cell>
        </table:table-row>
        <table:table-row table:style-name="Table49.1">
          <table:table-cell table:style-name="Table49.A1" office:value-type="string">
            <text:p text:style-name="P61">Kind</text:p>
          </table:table-cell>
          <table:table-cell table:style-name="Table49.B1" office:value-type="string">
            <text:p text:style-name="P20">Function</text:p>
          </table:table-cell>
        </table:table-row>
        <table:table-row table:style-name="Table49.1">
          <table:table-cell table:style-name="Table49.A1" office:value-type="string">
            <text:p text:style-name="P61">Arg syntax</text:p>
          </table:table-cell>
          <table:table-cell table:style-name="Table49.B1" office:value-type="string">
            <text:p text:style-name="P20">&lt;delim:strintnl&gt; &lt;vec:clodir&gt;</text:p>
          </table:table-cell>
        </table:table-row>
        <text:soft-page-break/>
        <table:table-row table:style-name="Table49.1">
          <table:table-cell table:style-name="Table49.A1" office:value-type="string">
            <text:p text:style-name="P61">Description</text:p>
          </table:table-cell>
          <table:table-cell table:style-name="Table49.B1" office:value-type="string">
            <text:p text:style-name="P20">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61">Returns</text:p>
          </table:table-cell>
          <table:table-cell table:style-name="Table49.B1" office:value-type="string">
            <text:p text:style-name="P20">returns a string concatenating the items in the vector separated by the delimiter</text:p>
          </table:table-cell>
        </table:table-row>
        <table:table-row table:style-name="Table49.1">
          <table:table-cell table:style-name="Table49.A1" office:value-type="string">
            <text:p text:style-name="P61">Example</text:p>
          </table:table-cell>
          <table:table-cell table:style-name="Table49.B1" office:value-type="string">
            <text:p text:style-name="P43">&gt; eval echo (joinchr 167 &lt;"para1", "para2", "para3"&gt;!)!</text:p>
            <text:p text:style-name="P43">para1§para2§para3</text:p>
            <text:p text:style-name="P43">&gt; eval echo (joinchr NULL &lt;915, 961, 945, 953&gt;!)!</text:p>
            <text:p text:style-name="P43">Γραι</text:p>
            <text:p text:style-name="P43">&gt; set chshow [n]:{ echo (joinchr " " &lt;n .. 32+(n)&gt;!)! }</text:p>
            <text:p text:style-name="P43">&gt; chshow 913</text:p>
            <text:p text:style-name="P43">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61">Name</text:p>
          </table:table-cell>
          <table:table-cell table:style-name="Table50.B1" office:value-type="string">
            <text:p text:style-name="P33">join</text:p>
          </table:table-cell>
        </table:table-row>
        <table:table-row table:style-name="Table50.1">
          <table:table-cell table:style-name="Table50.A1" office:value-type="string">
            <text:p text:style-name="P61">Kind</text:p>
          </table:table-cell>
          <table:table-cell table:style-name="Table50.B1" office:value-type="string">
            <text:p text:style-name="P20">Function</text:p>
          </table:table-cell>
        </table:table-row>
        <table:table-row table:style-name="Table50.1">
          <table:table-cell table:style-name="Table50.A1" office:value-type="string">
            <text:p text:style-name="P61">Arg syntax</text:p>
          </table:table-cell>
          <table:table-cell table:style-name="Table50.B1" office:value-type="string">
            <text:p text:style-name="P20">&lt;delim:strintnl&gt; &lt;vec:clodir&gt;</text:p>
          </table:table-cell>
        </table:table-row>
        <table:table-row table:style-name="Table50.1">
          <table:table-cell table:style-name="Table50.A1" office:value-type="string">
            <text:p text:style-name="P61">Description</text:p>
          </table:table-cell>
          <table:table-cell table:style-name="Table50.B1" office:value-type="string">
            <text:p text:style-name="P20">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61">Returns</text:p>
          </table:table-cell>
          <table:table-cell table:style-name="Table50.B1" office:value-type="string">
            <text:p text:style-name="P20">returns a string concatenating the items in the vector separated by the delimiter</text:p>
          </table:table-cell>
        </table:table-row>
        <table:table-row table:style-name="Table50.1">
          <table:table-cell table:style-name="Table50.A1" office:value-type="string">
            <text:p text:style-name="P61">Example</text:p>
          </table:table-cell>
          <table:table-cell table:style-name="Table50.B1" office:value-type="string">
            <text:p text:style-name="P43">&gt; join "/" &lt;"dir", "subdir", "file"&gt;</text:p>
            <text:p text:style-name="P43">"dir/subdir/file"</text:p>
            <text:p text:style-name="P43">&gt; join 0 &lt;"line1", "line2"&gt;</text:p>
            <text:p text:style-name="P43">"line1\0line2"</text:p>
            <text:p text:style-name="P43">&gt; join NULL &lt;0x41, " line", 0x320, "made from", 32, "bytes"&gt;</text:p>
            <text:p text:style-name="P43">"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61">Name</text:p>
          </table:table-cell>
          <table:table-cell table:style-name="Table51.B1" office:value-type="string">
            <text:p text:style-name="P33">len</text:p>
          </table:table-cell>
        </table:table-row>
        <table:table-row table:style-name="Table51.1">
          <table:table-cell table:style-name="Table51.A1" office:value-type="string">
            <text:p text:style-name="P61">Kind</text:p>
          </table:table-cell>
          <table:table-cell table:style-name="Table51.B1" office:value-type="string">
            <text:p text:style-name="P20">Function</text:p>
          </table:table-cell>
        </table:table-row>
        <table:table-row table:style-name="Table51.1">
          <table:table-cell table:style-name="Table51.A1" office:value-type="string">
            <text:p text:style-name="P61">Arg syntax</text:p>
          </table:table-cell>
          <table:table-cell table:style-name="Table51.B1" office:value-type="string">
            <text:p text:style-name="P20">&lt;obj:clodirstr&gt;</text:p>
          </table:table-cell>
        </table:table-row>
        <text:soft-page-break/>
        <table:table-row table:style-name="Table51.1">
          <table:table-cell table:style-name="Table51.A1" office:value-type="string">
            <text:p text:style-name="P61">Description</text:p>
          </table:table-cell>
          <table:table-cell table:style-name="Table51.B1" office:value-type="string">
            <text:p text:style-name="P20">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61">Returns</text:p>
          </table:table-cell>
          <table:table-cell table:style-name="Table51.B1" office:value-type="string">
            <text:p text:style-name="P20">The number of elements in the argument</text:p>
          </table:table-cell>
        </table:table-row>
        <table:table-row table:style-name="Table51.1">
          <table:table-cell table:style-name="Table51.A1" office:value-type="string">
            <text:p text:style-name="P61">Example</text:p>
          </table:table-cell>
          <table:table-cell table:style-name="Table51.B1" office:value-type="string">
            <text:p text:style-name="P43">&gt; len "one\0two"</text:p>
            <text:p text:style-name="P43">7</text:p>
            <text:p text:style-name="P43">&gt; len [a=5,b,c]</text:p>
            <text:p text:style-name="P43">1</text:p>
            <text:p text:style-name="P43">&gt; len &lt;..4&gt;</text:p>
            <text:p text:style-name="P43">4</text:p>
            <text:p text:style-name="P43">&gt; len "£"</text:p>
            <text:p text:style-name="P43">2</text:p>
            <text:p text:style-name="P43">&gt; set stack &lt;&gt;</text:p>
            <text:p text:style-name="P43">&gt; set push [x]: { stack.(len stack!) = x; }</text:p>
            <text:p text:style-name="P43">&gt; push "this"</text:p>
            <text:p text:style-name="P43">&gt; push "that"</text:p>
            <text:p text:style-name="P43">&gt; eval stack</text:p>
            <text:p text:style-name="P43">&lt;"this", "that"&gt;</text:p>
          </table:table-cell>
        </table:table-row>
      </table:table>
      <text:h text:style-name="P6"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61">Name</text:p>
          </table:table-cell>
          <table:table-cell table:style-name="Table52.B1" office:value-type="string">
            <text:p text:style-name="P33">less</text:p>
          </table:table-cell>
        </table:table-row>
        <table:table-row table:style-name="Table52.1">
          <table:table-cell table:style-name="Table52.A1" office:value-type="string">
            <text:p text:style-name="P61">Kind</text:p>
          </table:table-cell>
          <table:table-cell table:style-name="Table52.B1" office:value-type="string">
            <text:p text:style-name="P20">Function</text:p>
          </table:table-cell>
        </table:table-row>
        <table:table-row table:style-name="Table52.1">
          <table:table-cell table:style-name="Table52.A1" office:value-type="string">
            <text:p text:style-name="P61">Arg syntax</text:p>
          </table:table-cell>
          <table:table-cell table:style-name="Table52.B1" office:value-type="string">
            <text:p text:style-name="P20">&lt;val1:any&gt; &lt;val2:any&gt;</text:p>
          </table:table-cell>
        </table:table-row>
        <table:table-row table:style-name="Table52.1">
          <table:table-cell table:style-name="Table52.A1" office:value-type="string">
            <text:p text:style-name="P61">Description</text:p>
          </table:table-cell>
          <table:table-cell table:style-name="Table52.B1" office:value-type="string">
            <text:p text:style-name="P20">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55">[val1, val2]: { 0 lt (cmp val1 val2!) }</text:p>
            <text:p text:style-name="P20">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61">Returns</text:p>
          </table:table-cell>
          <table:table-cell table:style-name="Table52.B1" office:value-type="string">
            <text:p text:style-name="P20"><text:span text:style-name="T1">TRUE</text:span> or <text:span text:style-name="T1">FALSE</text:span></text:p>
          </table:table-cell>
        </table:table-row>
        <table:table-row table:style-name="Table52.1">
          <table:table-cell table:style-name="Table52.A1" office:value-type="string">
            <text:p text:style-name="P61">Example</text:p>
          </table:table-cell>
          <table:table-cell table:style-name="Table52.B1" office:value-type="string">
            <text:p text:style-name="P43">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61">Name</text:p>
          </table:table-cell>
          <table:table-cell table:style-name="Table53.B1" office:value-type="string">
            <text:p text:style-name="P33">lesseq</text:p>
          </table:table-cell>
        </table:table-row>
        <text:soft-page-break/>
        <table:table-row table:style-name="Table53.1">
          <table:table-cell table:style-name="Table53.A1" office:value-type="string">
            <text:p text:style-name="P61">Kind</text:p>
          </table:table-cell>
          <table:table-cell table:style-name="Table53.B1" office:value-type="string">
            <text:p text:style-name="P20">Function</text:p>
          </table:table-cell>
        </table:table-row>
        <table:table-row table:style-name="Table53.1">
          <table:table-cell table:style-name="Table53.A1" office:value-type="string">
            <text:p text:style-name="P61">Arg syntax</text:p>
          </table:table-cell>
          <table:table-cell table:style-name="Table53.B1" office:value-type="string">
            <text:p text:style-name="P20">&lt;val1:any&gt; &lt;val2:any&gt;</text:p>
          </table:table-cell>
        </table:table-row>
        <table:table-row table:style-name="Table53.1">
          <table:table-cell table:style-name="Table53.A1" office:value-type="string">
            <text:p text:style-name="P61">Description</text:p>
          </table:table-cell>
          <table:table-cell table:style-name="Table53.B1" office:value-type="string">
            <text:p text:style-name="P20">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55">[val1, val2]: { 0 le (cmp val1 val2!) }</text:p>
            <text:p text:style-name="P20">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61">Returns</text:p>
          </table:table-cell>
          <table:table-cell table:style-name="Table53.B1" office:value-type="string">
            <text:p text:style-name="P20"><text:span text:style-name="T1">TRUE</text:span> or <text:span text:style-name="T1">FALSE</text:span></text:p>
          </table:table-cell>
        </table:table-row>
        <table:table-row table:style-name="Table53.1">
          <table:table-cell table:style-name="Table53.A1" office:value-type="string">
            <text:p text:style-name="P61">Example</text:p>
          </table:table-cell>
          <table:table-cell table:style-name="Table53.B1" office:value-type="string">
            <text:p text:style-name="P43">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61">Name</text:p>
          </table:table-cell>
          <table:table-cell table:style-name="Table54.B1" office:value-type="string">
            <text:p text:style-name="P33">lock</text:p>
          </table:table-cell>
        </table:table-row>
        <table:table-row table:style-name="Table54.1">
          <table:table-cell table:style-name="Table54.A1" office:value-type="string">
            <text:p text:style-name="P61">Kind</text:p>
          </table:table-cell>
          <table:table-cell table:style-name="Table54.B1" office:value-type="string">
            <text:p text:style-name="P20">Function</text:p>
          </table:table-cell>
        </table:table-row>
        <table:table-row table:style-name="Table54.1">
          <table:table-cell table:style-name="Table54.A1" office:value-type="string">
            <text:p text:style-name="P61">Arg syntax</text:p>
          </table:table-cell>
          <table:table-cell table:style-name="Table54.B1" office:value-type="string">
            <text:p text:style-name="P20">&lt;env:clodir&gt;</text:p>
          </table:table-cell>
        </table:table-row>
        <table:table-row table:style-name="Table54.1">
          <table:table-cell table:style-name="Table54.A1" office:value-type="string">
            <text:p text:style-name="P61">Description</text:p>
          </table:table-cell>
          <table:table-cell table:style-name="Table54.B1" office:value-type="string">
            <text:p text:style-name="P20">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61">Returns</text:p>
          </table:table-cell>
          <table:table-cell table:style-name="Table54.B1" office:value-type="string">
            <text:p text:style-name="P20">NULL</text:p>
          </table:table-cell>
        </table:table-row>
        <table:table-row table:style-name="Table54.1">
          <table:table-cell table:style-name="Table54.A1" office:value-type="string">
            <text:p text:style-name="P61">Example</text:p>
          </table:table-cell>
          <table:table-cell table:style-name="Table54.B1" office:value-type="string">
            <text:p text:style-name="P43">&gt; set milk [mon=4, tue=2, wed=4, thu=3, fri=3, sat=6, sun=0]</text:p>
            <text:p text:style-name="P43">&gt; lock milk</text:p>
            <text:p text:style-name="P43">&gt; set milk.mon 5</text:p>
            <text:p text:style-name="P43">&gt; eval milk.mon</text:p>
            <text:p text:style-name="P43">5</text:p>
            <text:p text:style-name="P43">&gt; set milk.feb 4</text:p>
            <text:p text:style-name="P43">ftl $*console*:6: can't set a value for "feb" here</text:p>
            <text:p text:style-name="P43">&gt; set config_empty []</text:p>
            <text:p text:style-name="P43">&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17">Name</text:p>
          </table:table-cell>
          <table:table-cell table:style-name="Table55.B1" office:value-type="string">
            <text:p text:style-name="P33">logand</text:p>
          </table:table-cell>
        </table:table-row>
        <table:table-row table:style-name="Table55.1">
          <table:table-cell table:style-name="Table55.A1" office:value-type="string">
            <text:p text:style-name="P17">Kind</text:p>
          </table:table-cell>
          <table:table-cell table:style-name="Table55.B1" office:value-type="string">
            <text:p text:style-name="P20">Function</text:p>
          </table:table-cell>
        </table:table-row>
        <table:table-row table:style-name="Table55.1">
          <table:table-cell table:style-name="Table55.A1" office:value-type="string">
            <text:p text:style-name="P17">Arg syntax</text:p>
          </table:table-cell>
          <table:table-cell table:style-name="Table55.B1" office:value-type="string">
            <text:p text:style-name="P20">&lt;b1:bool&gt; &lt;b2:bool&gt;</text:p>
          </table:table-cell>
        </table:table-row>
        <text:soft-page-break/>
        <table:table-row table:style-name="Table55.1">
          <table:table-cell table:style-name="Table55.A1" office:value-type="string">
            <text:p text:style-name="P17">Description</text:p>
          </table:table-cell>
          <table:table-cell table:style-name="Table55.B1" office:value-type="string">
            <text:p text:style-name="P20">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17">Returns</text:p>
          </table:table-cell>
          <table:table-cell table:style-name="Table55.B1" office:value-type="string">
            <text:p text:style-name="P20">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17">Example</text:p>
          </table:table-cell>
          <table:table-cell table:style-name="Table55.B1" office:value-type="string">
            <text:p text:style-name="P43">&gt; logand TRUE TRUE</text:p>
            <text:p text:style-name="P43">TRUE</text:p>
            <text:p text:style-name="P43">&gt; logand TRUE FALSE</text:p>
            <text:p text:style-name="P43">FALSE</text:p>
            <text:p text:style-name="P43">&gt; logand FALSE TRUE</text:p>
            <text:p text:style-name="P43">FALSE</text:p>
            <text:p text:style-name="P43">&gt; logand FALSE FALSE</text:p>
            <text:p text:style-name="P43">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17">Name</text:p>
          </table:table-cell>
          <table:table-cell table:style-name="Table56.B1" office:value-type="string">
            <text:p text:style-name="P33">logor</text:p>
          </table:table-cell>
        </table:table-row>
        <table:table-row table:style-name="Table56.1">
          <table:table-cell table:style-name="Table56.A1" office:value-type="string">
            <text:p text:style-name="P17">Kind</text:p>
          </table:table-cell>
          <table:table-cell table:style-name="Table56.B1" office:value-type="string">
            <text:p text:style-name="P20">Function</text:p>
          </table:table-cell>
        </table:table-row>
        <table:table-row table:style-name="Table56.1">
          <table:table-cell table:style-name="Table56.A1" office:value-type="string">
            <text:p text:style-name="P17">Arg syntax</text:p>
          </table:table-cell>
          <table:table-cell table:style-name="Table56.B1" office:value-type="string">
            <text:p text:style-name="P20">&lt;b1:bool&gt; &lt;b2:bool&gt;</text:p>
          </table:table-cell>
        </table:table-row>
        <table:table-row table:style-name="Table56.1">
          <table:table-cell table:style-name="Table56.A1" office:value-type="string">
            <text:p text:style-name="P17">Description</text:p>
          </table:table-cell>
          <table:table-cell table:style-name="Table56.B1" office:value-type="string">
            <text:p text:style-name="P20">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17">Returns</text:p>
          </table:table-cell>
          <table:table-cell table:style-name="Table56.B1" office:value-type="string">
            <text:p text:style-name="P20">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17">Example</text:p>
          </table:table-cell>
          <table:table-cell table:style-name="Table56.B1" office:value-type="string">
            <text:p text:style-name="P43">&gt; logor TRUE TRUE</text:p>
            <text:p text:style-name="P43">TRUE</text:p>
            <text:p text:style-name="P43">&gt; logor TRUE FALSE</text:p>
            <text:p text:style-name="P43">TRUE</text:p>
            <text:p text:style-name="P43">&gt; logor FALSE TRUE</text:p>
            <text:p text:style-name="P43">TRUE</text:p>
            <text:p text:style-name="P43">&gt; logor FALSE FALSE</text:p>
            <text:p text:style-name="P43">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61">Name</text:p>
          </table:table-cell>
          <table:table-cell table:style-name="Table57.B1" office:value-type="string">
            <text:p text:style-name="P33">more</text:p>
          </table:table-cell>
        </table:table-row>
        <table:table-row table:style-name="Table57.1">
          <table:table-cell table:style-name="Table57.A1" office:value-type="string">
            <text:p text:style-name="P61">Kind</text:p>
          </table:table-cell>
          <table:table-cell table:style-name="Table57.B1" office:value-type="string">
            <text:p text:style-name="P20">Function</text:p>
          </table:table-cell>
        </table:table-row>
        <table:table-row table:style-name="Table57.1">
          <table:table-cell table:style-name="Table57.A1" office:value-type="string">
            <text:p text:style-name="P61">Arg syntax</text:p>
          </table:table-cell>
          <table:table-cell table:style-name="Table57.B1" office:value-type="string">
            <text:p text:style-name="P20">&lt;val1:any&gt; &lt;val2:any&gt;</text:p>
          </table:table-cell>
        </table:table-row>
        <text:soft-page-break/>
        <table:table-row table:style-name="Table57.1">
          <table:table-cell table:style-name="Table57.A1" office:value-type="string">
            <text:p text:style-name="P61">Description</text:p>
          </table:table-cell>
          <table:table-cell table:style-name="Table57.B1" office:value-type="string">
            <text:p text:style-name="P20">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55">[val1, val2]: { 0 gt (cmp val1 val2!) }</text:p>
            <text:p text:style-name="P20">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61">Returns</text:p>
          </table:table-cell>
          <table:table-cell table:style-name="Table57.B1" office:value-type="string">
            <text:p text:style-name="P20"><text:span text:style-name="T1">TRUE</text:span> or <text:span text:style-name="T1">FALSE</text:span></text:p>
          </table:table-cell>
        </table:table-row>
        <table:table-row table:style-name="Table57.1">
          <table:table-cell table:style-name="Table57.A1" office:value-type="string">
            <text:p text:style-name="P61">Example</text:p>
          </table:table-cell>
          <table:table-cell table:style-name="Table57.B1" office:value-type="string">
            <text:p text:style-name="P43">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61">Name</text:p>
          </table:table-cell>
          <table:table-cell table:style-name="Table58.B1" office:value-type="string">
            <text:p text:style-name="P33">moreeq</text:p>
          </table:table-cell>
        </table:table-row>
        <table:table-row table:style-name="Table58.1">
          <table:table-cell table:style-name="Table58.A1" office:value-type="string">
            <text:p text:style-name="P61">Kind</text:p>
          </table:table-cell>
          <table:table-cell table:style-name="Table58.B1" office:value-type="string">
            <text:p text:style-name="P20">Function</text:p>
          </table:table-cell>
        </table:table-row>
        <table:table-row table:style-name="Table58.1">
          <table:table-cell table:style-name="Table58.A1" office:value-type="string">
            <text:p text:style-name="P61">Arg syntax</text:p>
          </table:table-cell>
          <table:table-cell table:style-name="Table58.B1" office:value-type="string">
            <text:p text:style-name="P20">&lt;val1:any&gt; &lt;val2:any&gt;</text:p>
          </table:table-cell>
        </table:table-row>
        <table:table-row table:style-name="Table58.1">
          <table:table-cell table:style-name="Table58.A1" office:value-type="string">
            <text:p text:style-name="P61">Description</text:p>
          </table:table-cell>
          <table:table-cell table:style-name="Table58.B1" office:value-type="string">
            <text:p text:style-name="P20">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55">[val1, val2]: { 0 ge (cmp val1 val2!) }</text:p>
            <text:p text:style-name="P20">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61">Returns</text:p>
          </table:table-cell>
          <table:table-cell table:style-name="Table58.B1" office:value-type="string">
            <text:p text:style-name="P20"><text:span text:style-name="T1">TRUE</text:span> or <text:span text:style-name="T1">FALSE</text:span></text:p>
          </table:table-cell>
        </table:table-row>
        <table:table-row table:style-name="Table58.1">
          <table:table-cell table:style-name="Table58.A1" office:value-type="string">
            <text:p text:style-name="P61">Example</text:p>
          </table:table-cell>
          <table:table-cell table:style-name="Table58.B1" office:value-type="string">
            <text:p text:style-name="P43">set inrange[x,low,high]: { (moreeq x low!) and (lesseq x high!) }</text:p>
          </table:table-cell>
        </table:table-row>
      </table:table>
      <text:h text:style-name="P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17">Name</text:p>
          </table:table-cell>
          <table:table-cell table:style-name="Table59.B1" office:value-type="string">
            <text:p text:style-name="P33">mul</text:p>
          </table:table-cell>
        </table:table-row>
        <table:table-row table:style-name="Table59.1">
          <table:table-cell table:style-name="Table59.A1" office:value-type="string">
            <text:p text:style-name="P17">Kind</text:p>
          </table:table-cell>
          <table:table-cell table:style-name="Table59.B1" office:value-type="string">
            <text:p text:style-name="P20">Function</text:p>
          </table:table-cell>
        </table:table-row>
        <table:table-row table:style-name="Table59.1">
          <table:table-cell table:style-name="Table59.A1" office:value-type="string">
            <text:p text:style-name="P17">Arg syntax</text:p>
          </table:table-cell>
          <table:table-cell table:style-name="Table59.B1" office:value-type="string">
            <text:p text:style-name="P20">&lt;n1:int&gt; &lt;n2:int&gt;</text:p>
          </table:table-cell>
        </table:table-row>
        <table:table-row table:style-name="Table59.1">
          <table:table-cell table:style-name="Table59.A1" office:value-type="string">
            <text:p text:style-name="P17">Description</text:p>
          </table:table-cell>
          <table:table-cell table:style-name="Table59.B1" office:value-type="string">
            <text:p text:style-name="P20">Takes two integers and multiplies them together.</text:p>
          </table:table-cell>
        </table:table-row>
        <table:table-row table:style-name="Table59.1">
          <table:table-cell table:style-name="Table59.A1" office:value-type="string">
            <text:p text:style-name="P17">Returns</text:p>
          </table:table-cell>
          <table:table-cell table:style-name="Table59.B1" office:value-type="string">
            <text:p text:style-name="P20">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17">Example</text:p>
          </table:table-cell>
          <table:table-cell table:style-name="Table59.B1" office:value-type="string">
            <text:p text:style-name="P43">&gt; mul 7 24</text:p>
            <text:p text:style-name="P43">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17">Name</text:p>
          </table:table-cell>
          <table:table-cell table:style-name="Table60.B1" office:value-type="string">
            <text:p text:style-name="P33">neg</text:p>
          </table:table-cell>
        </table:table-row>
        <text:soft-page-break/>
        <table:table-row table:style-name="Table60.1">
          <table:table-cell table:style-name="Table60.A1" office:value-type="string">
            <text:p text:style-name="P17">Kind</text:p>
          </table:table-cell>
          <table:table-cell table:style-name="Table60.B1" office:value-type="string">
            <text:p text:style-name="P20">Function</text:p>
          </table:table-cell>
        </table:table-row>
        <table:table-row table:style-name="Table60.1">
          <table:table-cell table:style-name="Table60.A1" office:value-type="string">
            <text:p text:style-name="P17">Arg syntax</text:p>
          </table:table-cell>
          <table:table-cell table:style-name="Table60.B1" office:value-type="string">
            <text:p text:style-name="P20">&lt;n:int&gt;</text:p>
          </table:table-cell>
        </table:table-row>
        <table:table-row table:style-name="Table60.1">
          <table:table-cell table:style-name="Table60.A1" office:value-type="string">
            <text:p text:style-name="P17">Description</text:p>
          </table:table-cell>
          <table:table-cell table:style-name="Table60.B1" office:value-type="string">
            <text:p text:style-name="P20">Takes an integer and returns its negated value.</text:p>
          </table:table-cell>
        </table:table-row>
        <table:table-row table:style-name="Table60.1">
          <table:table-cell table:style-name="Table60.A1" office:value-type="string">
            <text:p text:style-name="P17">Returns</text:p>
          </table:table-cell>
          <table:table-cell table:style-name="Table60.B1" office:value-type="string">
            <text:p text:style-name="P20">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17">Example</text:p>
          </table:table-cell>
          <table:table-cell table:style-name="Table60.B1" office:value-type="string">
            <text:p text:style-name="P43">&gt; neg 10</text:p>
            <text:p text:style-name="P43">-10</text:p>
            <text:p text:style-name="P43">&gt; neg -10</text:p>
            <text:p text:style-name="P43">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61">Name</text:p>
          </table:table-cell>
          <table:table-cell table:style-name="Table61.B1" office:value-type="string">
            <text:p text:style-name="P33">new</text:p>
          </table:table-cell>
        </table:table-row>
        <table:table-row table:style-name="Table61.1">
          <table:table-cell table:style-name="Table61.A1" office:value-type="string">
            <text:p text:style-name="P61">Kind</text:p>
          </table:table-cell>
          <table:table-cell table:style-name="Table61.B1" office:value-type="string">
            <text:p text:style-name="P20">Function</text:p>
          </table:table-cell>
        </table:table-row>
        <table:table-row table:style-name="Table61.1">
          <table:table-cell table:style-name="Table61.A1" office:value-type="string">
            <text:p text:style-name="P61">Arg syntax</text:p>
          </table:table-cell>
          <table:table-cell table:style-name="Table61.B1" office:value-type="string">
            <text:p text:style-name="P20">&lt;env:clodir&gt;</text:p>
          </table:table-cell>
        </table:table-row>
        <table:table-row table:style-name="Table61.1">
          <table:table-cell table:style-name="Table61.A1" office:value-type="string">
            <text:p text:style-name="P61">Description</text:p>
          </table:table-cell>
          <table:table-cell table:style-name="Table61.B1" office:value-type="string">
            <text:p text:style-name="P20">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61">Returns</text:p>
          </table:table-cell>
          <table:table-cell table:style-name="Table61.B1" office:value-type="string">
            <text:p text:style-name="P20">NULL</text:p>
          </table:table-cell>
        </table:table-row>
        <text:soft-page-break/>
        <table:table-row table:style-name="Table61.1">
          <table:table-cell table:style-name="Table61.A1" office:value-type="string">
            <text:p text:style-name="P61">Example</text:p>
          </table:table-cell>
          <table:table-cell table:style-name="Table61.B1" office:value-type="string">
            <text:p text:style-name="P43">&gt; set base [val=1]</text:p>
            <text:p text:style-name="P43">&gt; set copy1 base</text:p>
            <text:p text:style-name="P43">&gt; set copy2 (new base!)</text:p>
            <text:p text:style-name="P43">&gt; set base.val 2</text:p>
            <text:p text:style-name="P43">&gt; eval copy1</text:p>
            <text:p text:style-name="P43">[val=2]</text:p>
            <text:p text:style-name="P43">&gt; eval copy2</text:p>
            <text:p text:style-name="P43">[val=1]</text:p>
            <text:p text:style-name="P43">&gt; </text:p>
            <text:p text:style-name="P43">&gt; set class [val=0]:{ [read=[]:{val}, write=[n]:{val=n;}] }</text:p>
            <text:p text:style-name="P43">&gt; set rw1 class!</text:p>
            <text:p text:style-name="P43">&gt; set rw2 class!</text:p>
            <text:p text:style-name="P43">&gt; eval rw1.write 42!</text:p>
            <text:p text:style-name="P43">&gt; eval rw2.read!</text:p>
            <text:p text:style-name="P43">42</text:p>
            <text:p text:style-name="P43">&gt; # oops!</text:p>
            <text:p text:style-name="P43">&gt;</text:p>
            <text:p text:style-name="P43">&gt; set class [val=0]:{ [read=[]:{val}, write=[n]:{val=n;}] }</text:p>
            <text:p text:style-name="P43">&gt; set rw1 (new class!)!</text:p>
            <text:p text:style-name="P43">&gt; set rw2 (new class!)!</text:p>
            <text:p text:style-name="P43">&gt; eval rw1.write 42!</text:p>
            <text:p text:style-name="P43">&gt; eval rw2.read!</text:p>
            <text:p text:style-name="P43">0</text:p>
            <text:p text:style-name="P43">&gt; eval rw1.read!</text:p>
            <text:p text:style-name="P43">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61">Name</text:p>
          </table:table-cell>
          <table:table-cell table:style-name="Table62.B1" office:value-type="string">
            <text:p text:style-name="P33">notequal</text:p>
          </table:table-cell>
        </table:table-row>
        <table:table-row table:style-name="Table62.1">
          <table:table-cell table:style-name="Table62.A1" office:value-type="string">
            <text:p text:style-name="P61">Kind</text:p>
          </table:table-cell>
          <table:table-cell table:style-name="Table62.B1" office:value-type="string">
            <text:p text:style-name="P20">Function</text:p>
          </table:table-cell>
        </table:table-row>
        <table:table-row table:style-name="Table62.1">
          <table:table-cell table:style-name="Table62.A1" office:value-type="string">
            <text:p text:style-name="P61">Arg syntax</text:p>
          </table:table-cell>
          <table:table-cell table:style-name="Table62.B1" office:value-type="string">
            <text:p text:style-name="P20">&lt;val1:any&gt; &lt;val2:any&gt;</text:p>
          </table:table-cell>
        </table:table-row>
        <table:table-row table:style-name="Table62.1">
          <table:table-cell table:style-name="Table62.A1" office:value-type="string">
            <text:p text:style-name="P61">Description</text:p>
          </table:table-cell>
          <table:table-cell table:style-name="Table62.B1" office:value-type="string">
            <text:p text:style-name="P20">Compares its first argument with the second and returns TRUE iff they are not equal and FALSE otherwise. The comparison is made as described in the <text:span text:style-name="T1">cmp</text:span> function.<text:line-break/>This function is identical to </text:p>
            <text:p text:style-name="P55">[val1, val2]: { 0 != (cmp val1 val2!) }</text:p>
            <text:p text:style-name="P20">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61">Returns</text:p>
          </table:table-cell>
          <table:table-cell table:style-name="Table62.B1" office:value-type="string">
            <text:p text:style-name="P20"><text:span text:style-name="T1">TRUE</text:span> or <text:span text:style-name="T1">FALSE</text:span></text:p>
          </table:table-cell>
        </table:table-row>
        <table:table-row table:style-name="Table62.1">
          <table:table-cell table:style-name="Table62.A1" office:value-type="string">
            <text:p text:style-name="P61">Example</text:p>
          </table:table-cell>
          <table:table-cell table:style-name="Table62.B1" office:value-type="string">
            <text:p text:style-name="P43">{ <text:s text:c="2"/>if (notequal var NULL!) { <text:s/></text:p>
            <text:p text:style-name="P43"><text:s text:c="8"/>do_something_with var!</text:p>
            <text:p text:style-name="P43"><text:s text:c="4"/>}{}!</text:p>
            <text:p text:style-name="P43">}</text:p>
          </table:table-cell>
        </table:table-row>
      </table:table>
      <text:h text:style-name="P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17">Name</text:p>
          </table:table-cell>
          <table:table-cell table:style-name="Table63.B1" office:value-type="string">
            <text:p text:style-name="P33">NULL</text:p>
          </table:table-cell>
        </table:table-row>
        <table:table-row table:style-name="Table63.1">
          <table:table-cell table:style-name="Table63.A1" office:value-type="string">
            <text:p text:style-name="P17">Kind</text:p>
          </table:table-cell>
          <table:table-cell table:style-name="Table63.B1" office:value-type="string">
            <text:p text:style-name="P20">Value</text:p>
          </table:table-cell>
        </table:table-row>
        <table:table-row table:style-name="Table63.1">
          <table:table-cell table:style-name="Table63.A1" office:value-type="string">
            <text:p text:style-name="P17">Arg syntax</text:p>
          </table:table-cell>
          <table:table-cell table:style-name="Table63.B1" office:value-type="string">
            <text:p text:style-name="P20">(no args)</text:p>
          </table:table-cell>
        </table:table-row>
        <table:table-row table:style-name="Table63.1">
          <table:table-cell table:style-name="Table63.A1" office:value-type="string">
            <text:p text:style-name="P17">Description</text:p>
          </table:table-cell>
          <table:table-cell table:style-name="Table63.B1" office:value-type="string">
            <text:p text:style-name="P20">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17">Returns</text:p>
          </table:table-cell>
          <table:table-cell table:style-name="Table63.B1" office:value-type="string">
            <text:p text:style-name="P20">string of (multi-octet) characters with ordinal <text:span text:style-name="T1">widechar</text:span></text:p>
          </table:table-cell>
        </table:table-row>
        <table:table-row table:style-name="Table63.1">
          <table:table-cell table:style-name="Table63.A1" office:value-type="string">
            <text:p text:style-name="P17">Example</text:p>
          </table:table-cell>
          <table:table-cell table:style-name="Table63.B1" office:value-type="string">
            <text:p text:style-name="P43">&gt; set newobj [name1=NULL, name2=NULL]</text:p>
            <text:p text:style-name="P43">&gt; set lastval NULL</text:p>
            <text:p text:style-name="P43">&gt; set val[n]: { lastval=n }</text:p>
            <text:p text:style-name="P43">&gt; cmp NULL ({}!)</text:p>
            <text:p text:style-name="P43">0</text:p>
            <text:p text:style-name="P43">{ <text:s text:c="2"/>rc = fn!;</text:p>
            <text:p text:style-name="P43"><text:s text:c="4"/>if (rc.error_occured) {NULL} {rc.answer}!</text:p>
            <text:p text:style-name="P43">}</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61">Name</text:p>
          </table:table-cell>
          <table:table-cell table:style-name="Table64.B1" office:value-type="string">
            <text:p text:style-name="P33">octet</text:p>
          </table:table-cell>
        </table:table-row>
        <table:table-row table:style-name="Table64.1">
          <table:table-cell table:style-name="Table64.A1" office:value-type="string">
            <text:p text:style-name="P61">Kind</text:p>
          </table:table-cell>
          <table:table-cell table:style-name="Table64.B1" office:value-type="string">
            <text:p text:style-name="P20">Function</text:p>
          </table:table-cell>
        </table:table-row>
        <table:table-row table:style-name="Table64.1">
          <table:table-cell table:style-name="Table64.A1" office:value-type="string">
            <text:p text:style-name="P61">Arg syntax</text:p>
          </table:table-cell>
          <table:table-cell table:style-name="Table64.B1" office:value-type="string">
            <text:p text:style-name="P20">&lt;byte:int&gt;</text:p>
          </table:table-cell>
        </table:table-row>
        <table:table-row table:style-name="Table64.1">
          <table:table-cell table:style-name="Table64.A1" office:value-type="string">
            <text:p text:style-name="P61">Description</text:p>
          </table:table-cell>
          <table:table-cell table:style-name="Table64.B1" office:value-type="string">
            <text:p text:style-name="P20">Returns single byte string containing the given octet<text:line-break/>See also: <text:span text:style-name="T1">chr</text:span></text:p>
          </table:table-cell>
        </table:table-row>
        <table:table-row table:style-name="Table64.1">
          <table:table-cell table:style-name="Table64.A1" office:value-type="string">
            <text:p text:style-name="P61">Returns</text:p>
          </table:table-cell>
          <table:table-cell table:style-name="Table64.B1" office:value-type="string">
            <text:p text:style-name="P20">A string of <text:span text:style-name="T1">len</text:span> 1 whose only octet has the ordinal number provided.</text:p>
          </table:table-cell>
        </table:table-row>
        <table:table-row table:style-name="Table64.1">
          <table:table-cell table:style-name="Table64.A1" office:value-type="string">
            <text:p text:style-name="P61">Example</text:p>
          </table:table-cell>
          <table:table-cell table:style-name="Table64.B1" office:value-type="string">
            <text:p text:style-name="P43">&gt; echo Wow${octet 46!}</text:p>
            <text:p text:style-name="P43">Wow.</text:p>
            <text:p text:style-name="P43">&gt; octet 0</text:p>
            <text:p text:style-name="P43">"\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17">Name</text:p>
          </table:table-cell>
          <table:table-cell table:style-name="Table65.B1" office:value-type="string">
            <text:p text:style-name="P33">octetcode</text:p>
          </table:table-cell>
        </table:table-row>
        <table:table-row table:style-name="Table65.1">
          <table:table-cell table:style-name="Table65.A1" office:value-type="string">
            <text:p text:style-name="P17">Kind</text:p>
          </table:table-cell>
          <table:table-cell table:style-name="Table65.B1" office:value-type="string">
            <text:p text:style-name="P20">Function</text:p>
          </table:table-cell>
        </table:table-row>
        <table:table-row table:style-name="Table65.1">
          <table:table-cell table:style-name="Table65.A1" office:value-type="string">
            <text:p text:style-name="P17">Arg syntax</text:p>
          </table:table-cell>
          <table:table-cell table:style-name="Table65.B1" office:value-type="string">
            <text:p text:style-name="P20">&lt;char:string&gt;</text:p>
          </table:table-cell>
        </table:table-row>
        <table:table-row table:style-name="Table65.1">
          <table:table-cell table:style-name="Table65.A1" office:value-type="string">
            <text:p text:style-name="P17">Description</text:p>
          </table:table-cell>
          <table:table-cell table:style-name="Table65.B1" office:value-type="string">
            <text:p text:style-name="P20">Returns the ordinal position of the first byte (octet) in its argument in the current locale's character set.</text:p>
          </table:table-cell>
        </table:table-row>
        <table:table-row table:style-name="Table65.1">
          <table:table-cell table:style-name="Table65.A1" office:value-type="string">
            <text:p text:style-name="P17">Returns</text:p>
          </table:table-cell>
          <table:table-cell table:style-name="Table65.B1" office:value-type="string">
            <text:p text:style-name="P20">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17">Example</text:p>
          </table:table-cell>
          <table:table-cell table:style-name="Table65.B1" office:value-type="string">
            <text:p text:style-name="P43">&gt; eval "£"</text:p>
            <text:p text:style-name="P43">"\xc2\xa3"</text:p>
            <text:p text:style-name="P43">&gt; octetcode "\xc2\xa3"</text:p>
            <text:p text:style-name="P43">164</text:p>
            <text:p text:style-name="P43">&gt; set dump[a]:{</text:p>
            <text:p text:style-name="P43">&gt; <text:s text:c="4"/>forall (split NULL a!) [x]:{</text:p>
            <text:p text:style-name="P43">&gt; <text:s text:c="8"/>io.write io.out " "+(strf "%02x" (octetcode x!)!)!</text:p>
            <text:p text:style-name="P43">&gt; <text:s text:c="4"/>}!; </text:p>
            <text:p text:style-name="P43">&gt; <text:s text:c="4"/>io.write io.out "\n"!;</text:p>
            <text:p text:style-name="P43">&gt; }</text:p>
            <text:p text:style-name="P43">&gt; dump "hexadecimal"</text:p>
            <text:p text:style-name="P43"><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61">Name</text:p>
          </table:table-cell>
          <table:table-cell table:style-name="Table66.B1" office:value-type="string">
            <text:p text:style-name="P33">parse.argv</text:p>
          </table:table-cell>
        </table:table-row>
        <table:table-row table:style-name="Table66.1">
          <table:table-cell table:style-name="Table66.A1" office:value-type="string">
            <text:p text:style-name="P61">Kind</text:p>
          </table:table-cell>
          <table:table-cell table:style-name="Table66.B1" office:value-type="string">
            <text:p text:style-name="P20">Directory</text:p>
          </table:table-cell>
        </table:table-row>
        <table:table-row table:style-name="Table66.1">
          <table:table-cell table:style-name="Table66.A1" office:value-type="string">
            <text:p text:style-name="P61">Arg syntax</text:p>
          </table:table-cell>
          <table:table-cell table:style-name="Table66.B1" office:value-type="string">
            <text:p text:style-name="P20">Not a function</text:p>
          </table:table-cell>
        </table:table-row>
        <table:table-row table:style-name="Table66.1">
          <table:table-cell table:style-name="Table66.A1" office:value-type="string">
            <text:p text:style-name="P61">Description</text:p>
          </table:table-cell>
          <table:table-cell table:style-name="Table66.B1" office:value-type="string">
            <text:p text:style-name="P20">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61">Returns</text:p>
          </table:table-cell>
          <table:table-cell table:style-name="Table66.B1" office:value-type="string">
            <text:p text:style-name="P20">Not a function</text:p>
          </table:table-cell>
        </table:table-row>
        <table:table-row table:style-name="Table66.1">
          <table:table-cell table:style-name="Table66.A1" office:value-type="string">
            <text:p text:style-name="P61">Example</text:p>
          </table:table-cell>
          <table:table-cell table:style-name="Table66.B1" office:value-type="string">
            <text:p text:style-name="P43">% ftl -- one two</text:p>
            <text:p text:style-name="P43">:</text:p>
            <text:p text:style-name="P43">&gt; eval parse.argv</text:p>
            <text:p text:style-name="P43">[0="ftl", 1="one", 2="two"] <text:s text:c="4"/></text:p>
            <text:p text:style-name="P43">/usr/bin/ftl -- --myopt val</text:p>
            <text:p text:style-name="P43">:</text:p>
            <text:p text:style-name="P43">&gt; eval parse.codeid!</text:p>
            <text:p text:style-name="P43">"ftl"</text:p>
            <text:p text:style-name="P43">&gt; eval parse.argv.0</text:p>
            <text:p text:style-name="P43">"/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61">Name</text:p>
          </table:table-cell>
          <table:table-cell table:style-name="Table67.B1" office:value-type="string">
            <text:p text:style-name="P33">parse.codeid</text:p>
          </table:table-cell>
        </table:table-row>
        <table:table-row table:style-name="Table67.1">
          <table:table-cell table:style-name="Table67.A1" office:value-type="string">
            <text:p text:style-name="P61">Kind</text:p>
          </table:table-cell>
          <table:table-cell table:style-name="Table67.B1" office:value-type="string">
            <text:p text:style-name="P20">Function</text:p>
          </table:table-cell>
        </table:table-row>
        <table:table-row table:style-name="Table67.1">
          <table:table-cell table:style-name="Table67.A1" office:value-type="string">
            <text:p text:style-name="P61">Arg syntax</text:p>
          </table:table-cell>
          <table:table-cell table:style-name="Table67.B1" office:value-type="string">
            <text:p text:style-name="P20">None</text:p>
          </table:table-cell>
        </table:table-row>
        <table:table-row table:style-name="Table67.1">
          <table:table-cell table:style-name="Table67.A1" office:value-type="string">
            <text:p text:style-name="P61">Description</text:p>
          </table:table-cell>
          <table:table-cell table:style-name="Table67.B1" office:value-type="string">
            <text:p text:style-name="P20">Returns an identification assigned to the interpreter by the invoker.</text:p>
          </table:table-cell>
        </table:table-row>
        <table:table-row table:style-name="Table67.1">
          <table:table-cell table:style-name="Table67.A1" office:value-type="string">
            <text:p text:style-name="P61">Returns</text:p>
          </table:table-cell>
          <table:table-cell table:style-name="Table67.B1" office:value-type="string">
            <text:p text:style-name="P20">A string containing the name of the interpreter assigned by the library-using application</text:p>
          </table:table-cell>
        </table:table-row>
        <text:soft-page-break/>
        <table:table-row table:style-name="Table67.1">
          <table:table-cell table:style-name="Table67.A1" office:value-type="string">
            <text:p text:style-name="P61">Example</text:p>
          </table:table-cell>
          <table:table-cell table:style-name="Table67.B1" office:value-type="string">
            <text:p text:style-name="P43">&gt; parse codeid</text:p>
            <text:p text:style-name="P43">"ftl"</text:p>
            <text:p text:style-name="P43">&gt; set err[msg]:{</text:p>
            <text:p text:style-name="P43">&gt; <text:s text:c="4"/>io.write io.err ""+(parse.codeid!)+": "+(msg)+"\n"!;</text:p>
            <text:p text:style-name="P43">&gt; }</text:p>
            <text:p text:style-name="P43">&gt; err "something wrong"</text:p>
            <text:p text:style-name="P43">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61">Name</text:p>
          </table:table-cell>
          <table:table-cell table:style-name="Table68.B1" office:value-type="string">
            <text:p text:style-name="P33">parse.env</text:p>
          </table:table-cell>
        </table:table-row>
        <table:table-row table:style-name="Table68.1">
          <table:table-cell table:style-name="Table68.A1" office:value-type="string">
            <text:p text:style-name="P61">Kind</text:p>
          </table:table-cell>
          <table:table-cell table:style-name="Table68.B1" office:value-type="string">
            <text:p text:style-name="P20">Function</text:p>
          </table:table-cell>
        </table:table-row>
        <table:table-row table:style-name="Table68.1">
          <table:table-cell table:style-name="Table68.A1" office:value-type="string">
            <text:p text:style-name="P61">Arg syntax</text:p>
          </table:table-cell>
          <table:table-cell table:style-name="Table68.B1" office:value-type="string">
            <text:p text:style-name="P20">None</text:p>
          </table:table-cell>
        </table:table-row>
        <table:table-row table:style-name="Table68.1">
          <table:table-cell table:style-name="Table68.A1" office:value-type="string">
            <text:p text:style-name="P61">Description</text:p>
          </table:table-cell>
          <table:table-cell table:style-name="Table68.B1" office:value-type="string">
            <text:p text:style-name="P20">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61">Returns</text:p>
          </table:table-cell>
          <table:table-cell table:style-name="Table68.B1" office:value-type="string">
            <text:p text:style-name="P20">The current invocation environment.</text:p>
          </table:table-cell>
        </table:table-row>
        <table:table-row table:style-name="Table68.1">
          <table:table-cell table:style-name="Table68.A1" office:value-type="string">
            <text:p text:style-name="P61">Example</text:p>
          </table:table-cell>
          <table:table-cell table:style-name="Table68.B1" office:value-type="string">
            <text:p text:style-name="P43">&gt; join " " (sortdom (parse.env!)!)</text:p>
            <text:p text:style-name="P46">"FALSE NULL TRUE chr chrcode cmd cmp collate do domain echo enter equal eval every exit fmt forall help if inenv int io ip join</text:p>
            <text:p text:style-name="P46">joinchr len less lesseq lock mac more moreeq new notequal octet </text:p>
            <text:p text:style-name="P46">octetcode parse range restrict return rnd set sleep sort sortby </text:p>
            <text:p text:style-name="P46">sortdom sortdomby source sourcetext split str strf strlen sys</text:p>
            <text:p text:style-name="P46">tolower toupp</text:p>
            <text:p text:style-name="P43">er type typename typeof while"</text:p>
            <text:p text:style-name="P43">&gt; set extra [val1=1, val2=2]:{ domain (parse.local!)! }</text:p>
            <text:p text:style-name="P43">&gt; extra</text:p>
            <text:p text:style-name="P46">&lt;"val2", "val1", "extra", "push", "stack", "len", "sleep", "eval", </text:p>
            <text:p text:style-name="P46">"echo", "cmd", "every", "sortdomby", "sortby", "sortdom", "sort", </text:p>
            <text:p text:style-name="P46">"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61">Name</text:p>
          </table:table-cell>
          <table:table-cell table:style-name="Table69.B1" office:value-type="string">
            <text:p text:style-name="P33">parse.errors</text:p>
          </table:table-cell>
        </table:table-row>
        <table:table-row table:style-name="Table69.1">
          <table:table-cell table:style-name="Table69.A1" office:value-type="string">
            <text:p text:style-name="P61">Kind</text:p>
          </table:table-cell>
          <table:table-cell table:style-name="Table69.B1" office:value-type="string">
            <text:p text:style-name="P20">Function</text:p>
          </table:table-cell>
        </table:table-row>
        <table:table-row table:style-name="Table69.1">
          <table:table-cell table:style-name="Table69.A1" office:value-type="string">
            <text:p text:style-name="P61">Arg syntax</text:p>
          </table:table-cell>
          <table:table-cell table:style-name="Table69.B1" office:value-type="string">
            <text:p text:style-name="P20">(no argument)</text:p>
          </table:table-cell>
        </table:table-row>
        <table:table-row table:style-name="Table69.1">
          <table:table-cell table:style-name="Table69.A1" office:value-type="string">
            <text:p text:style-name="P61">Description</text:p>
          </table:table-cell>
          <table:table-cell table:style-name="Table69.B1" office:value-type="string">
            <text:p text:style-name="P20">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ext:soft-page-break/>
        <table:table-row table:style-name="Table69.1">
          <table:table-cell table:style-name="Table69.A1" office:value-type="string">
            <text:p text:style-name="P61">Returns</text:p>
          </table:table-cell>
          <table:table-cell table:style-name="Table69.B1" office:value-type="string">
            <text:p text:style-name="P20">total number of errors encountered by parser</text:p>
          </table:table-cell>
        </table:table-row>
        <table:table-row table:style-name="Table69.1">
          <table:table-cell table:style-name="Table69.A1" office:value-type="string">
            <text:p text:style-name="P61">Example</text:p>
          </table:table-cell>
          <table:table-cell table:style-name="Table69.B1" office:value-type="string">
            <text:p text:style-name="P43">&gt; parse errors</text:p>
            <text:p text:style-name="P43">5</text:p>
            <text:p text:style-name="P43">if 0 == (parse.errors!) { } { </text:p>
            <text:p text:style-name="P43"><text:s text:c="4"/>echo "Parse failed with "+(str (parse.errors!)!)+"errors"! </text:p>
            <text:p text:style-name="P43">}!</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61">Name</text:p>
          </table:table-cell>
          <table:table-cell table:style-name="Table70.B1" office:value-type="string">
            <text:p text:style-name="P33">parse.errors_reset</text:p>
          </table:table-cell>
        </table:table-row>
        <table:table-row table:style-name="Table70.1">
          <table:table-cell table:style-name="Table70.A1" office:value-type="string">
            <text:p text:style-name="P61">Kind</text:p>
          </table:table-cell>
          <table:table-cell table:style-name="Table70.B1" office:value-type="string">
            <text:p text:style-name="P20">Function</text:p>
          </table:table-cell>
        </table:table-row>
        <table:table-row table:style-name="Table70.1">
          <table:table-cell table:style-name="Table70.A1" office:value-type="string">
            <text:p text:style-name="P61">Arg syntax</text:p>
          </table:table-cell>
          <table:table-cell table:style-name="Table70.B1" office:value-type="string">
            <text:p text:style-name="P20">&lt;errors:int&gt;</text:p>
          </table:table-cell>
        </table:table-row>
        <table:table-row table:style-name="Table70.1">
          <table:table-cell table:style-name="Table70.A1" office:value-type="string">
            <text:p text:style-name="P61">Description</text:p>
          </table:table-cell>
          <table:table-cell table:style-name="Table70.B1" office:value-type="string">
            <text:p text:style-name="P20">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61">Returns</text:p>
          </table:table-cell>
          <table:table-cell table:style-name="Table70.B1" office:value-type="string">
            <text:p text:style-name="P20">total number of errors encountered by parser</text:p>
          </table:table-cell>
        </table:table-row>
        <table:table-row table:style-name="Table70.1">
          <table:table-cell table:style-name="Table70.A1" office:value-type="string">
            <text:p text:style-name="P61">Example</text:p>
          </table:table-cell>
          <table:table-cell table:style-name="Table70.B1" office:value-type="string">
            <text:p text:style-name="P43">&gt; parse errors_reset</text:p>
            <text:p text:style-name="P43">&gt; parse errors</text:p>
            <text:p text:style-name="P43">0</text:p>
            <text:p text:style-name="P43">{ <text:s text:c="2"/>saved = parse.errors!;</text:p>
            <text:p text:style-name="P43"><text:s text:c="4"/>dodgy_function!;</text:p>
            <text:p text:style-name="P43"><text:s text:c="4"/>parse.errors_reset saved!;</text:p>
            <text:p text:style-name="P43">}!</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61">Name</text:p>
          </table:table-cell>
          <table:table-cell table:style-name="Table71.B1" office:value-type="string">
            <text:p text:style-name="P33">parse.exec</text:p>
          </table:table-cell>
        </table:table-row>
        <table:table-row table:style-name="Table71.1">
          <table:table-cell table:style-name="Table71.A1" office:value-type="string">
            <text:p text:style-name="P61">Kind</text:p>
          </table:table-cell>
          <table:table-cell table:style-name="Table71.B1" office:value-type="string">
            <text:p text:style-name="P20">Function</text:p>
          </table:table-cell>
        </table:table-row>
        <table:table-row table:style-name="Table71.1">
          <table:table-cell table:style-name="Table71.A1" office:value-type="string">
            <text:p text:style-name="P61">Arg syntax</text:p>
          </table:table-cell>
          <table:table-cell table:style-name="Table71.B1" office:value-type="string">
            <text:p text:style-name="P20">&lt;cmds:string&gt; &lt;in:stream&gt;</text:p>
          </table:table-cell>
        </table:table-row>
        <table:table-row table:style-name="Table71.1">
          <table:table-cell table:style-name="Table71.A1" office:value-type="string">
            <text:p text:style-name="P61">Description</text:p>
          </table:table-cell>
          <table:table-cell table:style-name="Table71.B1" office:value-type="string">
            <text:p text:style-name="P20">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61">Returns</text:p>
          </table:table-cell>
          <table:table-cell table:style-name="Table71.B1" office:value-type="string">
            <text:p text:style-name="P20">The value returned by the last command executed.</text:p>
          </table:table-cell>
        </table:table-row>
        <text:soft-page-break/>
        <table:table-row table:style-name="Table71.1">
          <table:table-cell table:style-name="Table71.A1" office:value-type="string">
            <text:p text:style-name="P61">Example</text:p>
          </table:table-cell>
          <table:table-cell table:style-name="Table71.B1" office:value-type="string">
            <text:p text:style-name="P43">&gt; set script_in io.instring "e restricted; e script; x" "r"!</text:p>
            <text:p text:style-name="P43">&gt; parse exec "restrict [e=echo, x=exit]" script_in</text:p>
            <text:p text:style-name="P43">restricted</text:p>
            <text:p text:style-name="P43">script</text:p>
            <text:p text:style-name="P43">&gt; sys run cat /tmp/1</text:p>
            <text:p text:style-name="P43">"Temporary script"</text:p>
            <text:p text:style-name="P43">&gt; set run[script]:{ parse.exec "" (io.file script "r"!)! }</text:p>
            <text:p text:style-name="P43">&gt; set result run "/tmp/1"!</text:p>
            <text:p text:style-name="P43">"Temporary script"</text:p>
            <text:p text:style-name="P43">&gt; eval result</text:p>
            <text:p text:style-name="P43">"Temporary script"</text:p>
            <text:p text:style-name="P43">&gt; parse exec "echo command line" NULL</text:p>
            <text:p text:style-name="P43">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61">Name</text:p>
          </table:table-cell>
          <table:table-cell table:style-name="Table72.B1" office:value-type="string">
            <text:p text:style-name="P33">parse.local</text:p>
          </table:table-cell>
        </table:table-row>
        <table:table-row table:style-name="Table72.1">
          <table:table-cell table:style-name="Table72.A1" office:value-type="string">
            <text:p text:style-name="P61">Kind</text:p>
          </table:table-cell>
          <table:table-cell table:style-name="Table72.B1" office:value-type="string">
            <text:p text:style-name="P20">Function</text:p>
          </table:table-cell>
        </table:table-row>
        <table:table-row table:style-name="Table72.1">
          <table:table-cell table:style-name="Table72.A1" office:value-type="string">
            <text:p text:style-name="P61">Arg syntax</text:p>
          </table:table-cell>
          <table:table-cell table:style-name="Table72.B1" office:value-type="string">
            <text:p text:style-name="P20">None</text:p>
          </table:table-cell>
        </table:table-row>
        <table:table-row table:style-name="Table72.1">
          <table:table-cell table:style-name="Table72.A1" office:value-type="string">
            <text:p text:style-name="P61">Description</text:p>
          </table:table-cell>
          <table:table-cell table:style-name="Table72.B1" office:value-type="string">
            <text:p text:style-name="P20">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61">Returns</text:p>
          </table:table-cell>
          <table:table-cell table:style-name="Table72.B1" office:value-type="string">
            <text:p text:style-name="P20">The local invocation environment (in which local variables are created).</text:p>
          </table:table-cell>
        </table:table-row>
        <table:table-row table:style-name="Table72.1">
          <table:table-cell table:style-name="Table72.A1" office:value-type="string">
            <text:p text:style-name="P61">Example</text:p>
          </table:table-cell>
          <table:table-cell table:style-name="Table72.B1" office:value-type="string">
            <text:p text:style-name="P43">&gt; set extra [domain=domain, parse=parse]::{ domain (parse.local!)! }</text:p>
            <text:p text:style-name="P43">&gt; extra</text:p>
            <text:p text:style-name="P43">&lt;"parse", "domain"&gt;</text:p>
            <text:p text:style-name="P43">&gt; set extra [val1=1, val2=2]:{ domain (parse.env!)! }</text:p>
            <text:p text:style-name="P43">&gt; extra</text:p>
            <text:p text:style-name="P47">&lt;"val1", "val2", "help", "set", "exit", "forall", "if", "while", </text:p>
            <text:p text:style-name="P47">"do", "sys", "parse", "io", "source", "sourcetext", "return", </text:p>
            <text:p text:style-name="P47">"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61">Name</text:p>
          </table:table-cell>
          <table:table-cell table:style-name="Table73.B1" office:value-type="string">
            <text:p text:style-name="P33">parse.line</text:p>
          </table:table-cell>
        </table:table-row>
        <table:table-row table:style-name="Table73.1">
          <table:table-cell table:style-name="Table73.A1" office:value-type="string">
            <text:p text:style-name="P61">Kind</text:p>
          </table:table-cell>
          <table:table-cell table:style-name="Table73.B1" office:value-type="string">
            <text:p text:style-name="P20">Function</text:p>
          </table:table-cell>
        </table:table-row>
        <table:table-row table:style-name="Table73.1">
          <table:table-cell table:style-name="Table73.A1" office:value-type="string">
            <text:p text:style-name="P61">Arg syntax</text:p>
          </table:table-cell>
          <table:table-cell table:style-name="Table73.B1" office:value-type="string">
            <text:p text:style-name="P20">None</text:p>
          </table:table-cell>
        </table:table-row>
        <text:soft-page-break/>
        <table:table-row table:style-name="Table73.1">
          <table:table-cell table:style-name="Table73.A1" office:value-type="string">
            <text:p text:style-name="P61">Description</text:p>
          </table:table-cell>
          <table:table-cell table:style-name="Table73.B1" office:value-type="string">
            <text:p text:style-name="P20">Returns the line number in the current source of characters being interpreted.  The character <text:span text:style-name="T12">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61">Returns</text:p>
          </table:table-cell>
          <table:table-cell table:style-name="Table73.B1" office:value-type="string">
            <text:p text:style-name="P20">The current line number.</text:p>
          </table:table-cell>
        </table:table-row>
        <table:table-row table:style-name="Table73.1">
          <table:table-cell table:style-name="Table73.A1" office:value-type="string">
            <text:p text:style-name="P61">Example</text:p>
          </table:table-cell>
          <table:table-cell table:style-name="Table73.B1" office:value-type="string">
            <text:p text:style-name="P43">&gt; parse line</text:p>
            <text:p text:style-name="P43">27</text:p>
            <text:p text:style-name="P43">&gt; set thisline[]:{ echo "line "+(str (parse.line!)!)! }</text:p>
            <text:p text:style-name="P43">&gt; parse exec "echo init; thisline" (io.instring "thisline" "r"!)</text:p>
            <text:p text:style-name="P43">init</text:p>
            <text:p text:style-name="P43">line 1</text:p>
            <text:p text:style-name="P43">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61">Name</text:p>
          </table:table-cell>
          <table:table-cell table:style-name="Table74.B1" office:value-type="string">
            <text:p text:style-name="P33">parse.newerror</text:p>
          </table:table-cell>
        </table:table-row>
        <table:table-row table:style-name="Table74.1">
          <table:table-cell table:style-name="Table74.A1" office:value-type="string">
            <text:p text:style-name="P61">Kind</text:p>
          </table:table-cell>
          <table:table-cell table:style-name="Table74.B1" office:value-type="string">
            <text:p text:style-name="P20">Function</text:p>
          </table:table-cell>
        </table:table-row>
        <table:table-row table:style-name="Table74.1">
          <table:table-cell table:style-name="Table74.A1" office:value-type="string">
            <text:p text:style-name="P61">Arg syntax</text:p>
          </table:table-cell>
          <table:table-cell table:style-name="Table74.B1" office:value-type="string">
            <text:p text:style-name="P20">(no argument)</text:p>
          </table:table-cell>
        </table:table-row>
        <table:table-row table:style-name="Table74.1">
          <table:table-cell table:style-name="Table74.A1" office:value-type="string">
            <text:p text:style-name="P61">Description</text:p>
          </table:table-cell>
          <table:table-cell table:style-name="Table74.B1" office:value-type="string">
            <text:p text:style-name="P20">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61">Returns</text:p>
          </table:table-cell>
          <table:table-cell table:style-name="Table74.B1" office:value-type="string">
            <text:p text:style-name="P20">NULL</text:p>
          </table:table-cell>
        </table:table-row>
        <table:table-row table:style-name="Table74.1">
          <table:table-cell table:style-name="Table74.A1" office:value-type="string">
            <text:p text:style-name="P61">Example</text:p>
          </table:table-cell>
          <table:table-cell table:style-name="Table74.B1" office:value-type="string">
            <text:p text:style-name="P43">&gt; set myerror[msg] {</text:p>
            <text:p text:style-name="P43"><text:s text:c="4"/>echo msg!;</text:p>
            <text:p text:style-name="P43"><text:s text:c="4"/>parse.newerror!; </text:p>
            <text:p text:style-name="P43">}</text:p>
            <text:p text:style-name="P43">&gt; parse errors</text:p>
            <text:p text:style-name="P43">17</text:p>
            <text:p text:style-name="P43">&gt; parse newerror</text:p>
            <text:p text:style-name="P43">&gt; parse errors</text:p>
            <text:p text:style-name="P43">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61">Name</text:p>
          </table:table-cell>
          <table:table-cell table:style-name="Table75.B1" office:value-type="string">
            <text:p text:style-name="P33">parse.assoc</text:p>
          </table:table-cell>
        </table:table-row>
        <table:table-row table:style-name="Table75.1">
          <table:table-cell table:style-name="Table75.A1" office:value-type="string">
            <text:p text:style-name="P61">Kind</text:p>
          </table:table-cell>
          <table:table-cell table:style-name="Table75.B1" office:value-type="string">
            <text:p text:style-name="P20">Directory</text:p>
          </table:table-cell>
        </table:table-row>
        <table:table-row table:style-name="Table75.1">
          <table:table-cell table:style-name="Table75.A1" office:value-type="string">
            <text:p text:style-name="P61">Arg syntax</text:p>
          </table:table-cell>
          <table:table-cell table:style-name="Table75.B1" office:value-type="string">
            <text:p text:style-name="P20">Not a function</text:p>
          </table:table-cell>
        </table:table-row>
        <text:soft-page-break/>
        <table:table-row table:style-name="Table75.1">
          <table:table-cell table:style-name="Table75.A1" office:value-type="string">
            <text:p text:style-name="P61">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61">Returns</text:p>
          </table:table-cell>
          <table:table-cell table:style-name="Table75.B1" office:value-type="string">
            <text:p text:style-name="P20">Not a function</text:p>
          </table:table-cell>
        </table:table-row>
        <table:table-row table:style-name="Table75.1">
          <table:table-cell table:style-name="Table75.A1" office:value-type="string">
            <text:p text:style-name="P61">Example</text:p>
          </table:table-cell>
          <table:table-cell table:style-name="Table75.B1" office:value-type="string">
            <text:p text:style-name="P43">&gt; domain parse.assoc</text:p>
            <text:p text:style-name="P43">&lt;"yfy", "yfx", "xfy", "xfx", "xf", "yf", "fx", "fy"&gt;</text:p>
            <text:p text:style-name="P43">&gt; parse opset parse.op 3 parse.assoc.xfx "eq" equal</text:p>
            <text:p text:style-name="P43">&gt; eval 9 eq 9</text:p>
            <text:p text:style-name="P43">TRUE</text:p>
            <text:p text:style-name="P43">&gt; # xfx is non-associative </text:p>
            <text:p text:style-name="P43">&gt; eval 9 eq 7 eq 5</text:p>
            <text:p text:style-name="P43">ftl $*console*:116: undefined symbol 'eq'</text:p>
            <text:p text:style-name="P43">ftl $*console*:116: trailing text in expression: ...5</text:p>
            <text:p text:style-name="P43">ftl $*console*:116: warning - trailing text '5'</text:p>
            <text:p text:style-name="P43">&gt; set assocstr[as]:{ (domain (select (equal as) parse.assoc!)!).0 }</text:p>
            <text:p text:style-name="P43">&gt; assocstr 2</text:p>
            <text:p text:style-name="P43">"fy"</text:p>
            <text:p text:style-name="P43">&gt; assocstr parse.assoc.xfy</text:p>
            <text:p text:style-name="P43">"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61">Name</text:p>
          </table:table-cell>
          <table:table-cell table:style-name="Table76.B1" office:value-type="string">
            <text:p text:style-name="P33">parse.op</text:p>
          </table:table-cell>
        </table:table-row>
        <table:table-row table:style-name="Table76.2">
          <table:table-cell table:style-name="Table76.A1" office:value-type="string">
            <text:p text:style-name="P61">Kind</text:p>
          </table:table-cell>
          <table:table-cell table:style-name="Table76.B1" office:value-type="string">
            <text:p text:style-name="P20">Directory</text:p>
          </table:table-cell>
        </table:table-row>
        <table:table-row table:style-name="Table76.2">
          <table:table-cell table:style-name="Table76.A1" office:value-type="string">
            <text:p text:style-name="P61">Arg syntax</text:p>
          </table:table-cell>
          <table:table-cell table:style-name="Table76.B1" office:value-type="string">
            <text:p text:style-name="P20">Not a function</text:p>
          </table:table-cell>
        </table:table-row>
        <table:table-row table:style-name="Table76.2">
          <table:table-cell table:style-name="Table76.A1" office:value-type="string">
            <text:p text:style-name="P61">Description</text:p>
          </table:table-cell>
          <table:table-cell table:style-name="Table76.B1" office:value-type="string">
            <text:p text:style-name="P20">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text:soft-page-break/>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61">Returns</text:p>
          </table:table-cell>
          <table:table-cell table:style-name="Table76.B1" office:value-type="string">
            <text:p text:style-name="P20">Not a function</text:p>
          </table:table-cell>
        </table:table-row>
        <table:table-row table:style-name="Table76.2">
          <table:table-cell table:style-name="Table76.A1" office:value-type="string">
            <text:p text:style-name="P61">Example</text:p>
          </table:table-cell>
          <table:table-cell table:style-name="Table76.B1" office:value-type="string">
            <text:p text:style-name="P43">&gt; set forops[opdefs, fn]:{</text:p>
            <text:p text:style-name="P43">&gt; <text:s text:c="4"/>forall parse.op [precfns, prec]:{</text:p>
            <text:p text:style-name="P43">&gt; <text:s text:c="8"/>forall precfns [precfn, name]:{</text:p>
            <text:p text:style-name="P43">&gt; <text:s text:c="12"/>fn name prec precfn.assoc precfn.fn!</text:p>
            <text:p text:style-name="P43">&gt; <text:s text:c="8"/>}!</text:p>
            <text:p text:style-name="P43">&gt; <text:s text:c="4"/>}!</text:p>
            <text:p text:style-name="P43">&gt; }</text:p>
            <text:p text:style-name="P43">&gt; set assocstr[as]:{ (domain (select (equal as) parse.assoc!)!).0 }</text:p>
            <text:p text:style-name="P43">&gt; set printf io.fprintf io.out</text:p>
            <text:p text:style-name="P43">&gt; forops parse.op [name, prec, assoc, fn]:{</text:p>
            <text:p text:style-name="P43">&gt; <text:s text:c="4"/>printf "%3d: %3s %v\n" &lt;prec, assocstr assoc!, name&gt;!;</text:p>
            <text:p text:style-name="P43">&gt; }</text:p>
            <text:p text:style-name="P43"><text:s text:c="2"/>0: xfy "or"</text:p>
            <text:p text:style-name="P43"><text:s text:c="2"/>1: xfy "and"</text:p>
            <text:p text:style-name="P43"><text:s text:c="2"/>2: <text:s/>fy "not"</text:p>
            <text:p text:style-name="P43"><text:s text:c="2"/>3: xfx "=="</text:p>
            <text:p text:style-name="P43"><text:s text:c="2"/>3: xfx "!="</text:p>
            <text:p text:style-name="P43"><text:s text:c="2"/>3: xfx "lt"</text:p>
            <text:p text:style-name="P43"><text:s text:c="2"/>3: xfx "le"</text:p>
            <text:p text:style-name="P43"><text:s text:c="2"/>3: xfx "gt"</text:p>
            <text:p text:style-name="P43"><text:s text:c="2"/>3: xfx "ge"</text:p>
            <text:p text:style-name="P43"><text:s text:c="2"/>4: xfy "shl"</text:p>
            <text:p text:style-name="P43"><text:s text:c="2"/>4: xfy "shr"</text:p>
            <text:p text:style-name="P43"><text:s text:c="2"/>5: <text:s/>fy "-"</text:p>
            <text:p text:style-name="P43"><text:s text:c="2"/>6: xfy "+"</text:p>
            <text:p text:style-name="P43"><text:s text:c="2"/>6: xfy "-"</text:p>
            <text:p text:style-name="P43"><text:s text:c="2"/>7: xfy "*"</text:p>
            <text:p text:style-name="P43"><text:s text:c="2"/>7: xfy "/"</text:p>
            <text:p text:style-name="P43">&gt; # ignore operators from now on:</text:p>
            <text:p text:style-name="P43">&gt; set parse.op NULL</text:p>
            <text:p text:style-name="P43"><text:soft-page-break/>&gt; eval parse.op.4.shr</text:p>
            <text:p text:style-name="P43">["fn"=["_help"="&lt;n1&gt; &lt;n2&gt; - return n1 right shifted by n2 bits", "_1", "_2"]::</text:p>
            <text:p text:style-name="P43">&lt;func:0x805c5d9,2&gt;, "assoc"=7]</text:p>
            <text:p text:style-name="P43">&gt; eval parse.op.4.shr.fn 16 2!</text:p>
            <text:p text:style-name="P43">4</text:p>
            <text:p text:style-name="P43">&gt; eval 16 shr 2</text:p>
            <text:p text:style-name="P43">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61">Name</text:p>
          </table:table-cell>
          <table:table-cell table:style-name="Table77.B1" office:value-type="string">
            <text:p text:style-name="P33">parse.opset</text:p>
          </table:table-cell>
        </table:table-row>
        <table:table-row table:style-name="Table77.1">
          <table:table-cell table:style-name="Table77.A1" office:value-type="string">
            <text:p text:style-name="P61">Kind</text:p>
          </table:table-cell>
          <table:table-cell table:style-name="Table77.B1" office:value-type="string">
            <text:p text:style-name="P20">Function</text:p>
          </table:table-cell>
        </table:table-row>
        <table:table-row table:style-name="Table77.1">
          <table:table-cell table:style-name="Table77.A1" office:value-type="string">
            <text:p text:style-name="P61">Arg syntax</text:p>
          </table:table-cell>
          <table:table-cell table:style-name="Table77.B1" office:value-type="string">
            <text:p text:style-name="P20">&lt;opdefs:dir&gt; &lt;prec:int&gt; &lt;assoc:int&gt; &lt;name:string&gt; &lt;function:closure&gt;</text:p>
          </table:table-cell>
        </table:table-row>
        <table:table-row table:style-name="Table77.1">
          <table:table-cell table:style-name="Table77.A1" office:value-type="string">
            <text:p text:style-name="P61">Description</text:p>
          </table:table-cell>
          <table:table-cell table:style-name="Table77.B1" office:value-type="string">
            <text:p text:style-name="P20">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61">Returns</text:p>
          </table:table-cell>
          <table:table-cell table:style-name="Table77.B1" office:value-type="string">
            <text:p text:style-name="P20">NULL</text:p>
          </table:table-cell>
        </table:table-row>
        <text:soft-page-break/>
        <table:table-row table:style-name="Table77.1">
          <table:table-cell table:style-name="Table77.A1" office:value-type="string">
            <text:p text:style-name="P61">Example</text:p>
          </table:table-cell>
          <table:table-cell table:style-name="Table77.B1" office:value-type="string">
            <text:p text:style-name="P43">&gt; set ops &lt;&gt; <text:s text:c="10"/># op definitions with explicit priorities</text:p>
            <text:p text:style-name="P43">&gt;</text:p>
            <text:p text:style-name="P43">&gt; parse opset ops 6 <text:s/>parse.assoc."fy" <text:s/>"_ng_" <text:s/>neg</text:p>
            <text:p text:style-name="P43">&gt; parse opset ops 8 <text:s/>parse.assoc."xfy" "_sb_" <text:s/>sub</text:p>
            <text:p text:style-name="P43">&gt; parse opset ops 8 <text:s/>parse.assoc."yfx" "_rsb_" [x,y]:{y-x} <text:s/># reverse subtract</text:p>
            <text:p text:style-name="P43">&gt; parse opset ops 10 parse.assoc."fy" <text:s/>"_mi_" <text:s/>neg</text:p>
            <text:p text:style-name="P43">&gt;</text:p>
            <text:p text:style-name="P43">&gt; set opdef range ops! # op definitions with relative priorities</text:p>
            <text:p text:style-name="P43">&gt;</text:p>
            <text:p text:style-name="P43">&gt; parse opeval opdef {20 _sb_ 4}</text:p>
            <text:p text:style-name="P43">16</text:p>
            <text:p text:style-name="P43">&gt; parse opeval opdef {15 _rsb_ 30}</text:p>
            <text:p text:style-name="P43">15</text:p>
            <text:p text:style-name="P43">&gt; parse opeval opdef {20 _rsb_ 15 _rsb_ 30} # 20 _rsb_ (15 _rsb_ 30)</text:p>
            <text:p text:style-name="P43">-5</text:p>
            <text:p text:style-name="P43">&gt; parse opeval opdef {20 _sb_ 4 _sb_ 6} <text:s text:c="4"/># (20 _sb_ 4) _sb_ 6</text:p>
            <text:p text:style-name="P43">10</text:p>
            <text:p text:style-name="P43">&gt; parse opeval opdef {_ng_ 20 _sb_ 4} <text:s text:c="6"/># _ng_ (20 _sb_ 4)</text:p>
            <text:p text:style-name="P43">-16</text:p>
            <text:p text:style-name="P43">&gt; parse opeval opdef {_mi_ 20 _sb_ 4} <text:s text:c="6"/># (_mi_ 20) _sb_ 4</text:p>
            <text:p text:style-name="P43">-24</text:p>
          </table:table-cell>
        </table:table-row>
      </table:table>
      <text:h text:style-name="P6"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61">Name</text:p>
          </table:table-cell>
          <table:table-cell table:style-name="Table78.B1" office:value-type="string">
            <text:p text:style-name="P33">parse.opeval &lt;opdefs&gt; &lt;code&gt;</text:p>
          </table:table-cell>
        </table:table-row>
        <table:table-row table:style-name="Table78.2">
          <table:table-cell table:style-name="Table78.A1" office:value-type="string">
            <text:p text:style-name="P61">Kind</text:p>
          </table:table-cell>
          <table:table-cell table:style-name="Table78.B1" office:value-type="string">
            <text:p text:style-name="P20">Function</text:p>
          </table:table-cell>
        </table:table-row>
        <table:table-row table:style-name="Table78.2">
          <table:table-cell table:style-name="Table78.A1" office:value-type="string">
            <text:p text:style-name="P61">Arg syntax</text:p>
          </table:table-cell>
          <table:table-cell table:style-name="Table78.B1" office:value-type="string">
            <text:p text:style-name="P20">&lt;opdefs:dir&gt; &lt;code:code&gt;</text:p>
          </table:table-cell>
        </table:table-row>
        <table:table-row table:style-name="Table78.2">
          <table:table-cell table:style-name="Table78.A1" office:value-type="string">
            <text:p text:style-name="P61">Description</text:p>
          </table:table-cell>
          <table:table-cell table:style-name="Table78.B1" office:value-type="string">
            <text:p text:style-name="P20">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61">Returns</text:p>
          </table:table-cell>
          <table:table-cell table:style-name="Table78.B1" office:value-type="string">
            <text:p text:style-name="P20">The result of evaluating the expression.</text:p>
          </table:table-cell>
        </table:table-row>
        <table:table-row table:style-name="Table78.2">
          <table:table-cell table:style-name="Table78.A1" office:value-type="string">
            <text:p text:style-name="P61">Example</text:p>
          </table:table-cell>
          <table:table-cell table:style-name="Table78.B1" office:value-type="string">
            <text:p text:style-name="P43">&gt; set ops &lt;&gt; <text:s text:c="5"/># op definitions with explicit priorities</text:p>
            <text:p text:style-name="P43">&gt; set opdef NULL <text:s/># op definitions with relative priorities</text:p>
            <text:p text:style-name="P43">&gt;</text:p>
            <text:p text:style-name="P43">&gt; set opset[pri, as, name, fn]:{</text:p>
            <text:p text:style-name="P43">&gt; <text:s text:c="4"/>parse.opset ops pri parse.assoc.(as) name fn!;</text:p>
            <text:p text:style-name="P43">&gt; <text:s text:c="4"/>opdef = range ops!;</text:p>
            <text:p text:style-name="P43">&gt; }</text:p>
            <text:p text:style-name="P43">&gt;</text:p>
            <text:p text:style-name="P43"><text:soft-page-break/>&gt; # unquoted value format</text:p>
            <text:p text:style-name="P43">&gt; set fmt.t [f,p,v]:{ if (equal "string" (typename v!)!) {v} {str v!}!}</text:p>
            <text:p text:style-name="P43">&gt;</text:p>
            <text:p text:style-name="P43">&gt; set diadic[strf=strf,name,l,r]::{ strf "(%s %t %t)" &lt;name, l, r&gt;! }</text:p>
            <text:p text:style-name="P43">&gt; set monadic[strf=strf,name,lr]::{ strf "(%s %t)" &lt;name, lr&gt;! }</text:p>
            <text:p text:style-name="P43">&gt; opset 6 "fy" "fy" (monadic "fy")</text:p>
            <text:p text:style-name="P43">&gt; opset 6 "fx" "fx" (monadic "fx")</text:p>
            <text:p text:style-name="P43">&gt; opset 6 "yfy" "yfy" (diadic "yfy")</text:p>
            <text:p text:style-name="P43">&gt; opset 6 "xfx" "xfx" (diadic "xfx")</text:p>
            <text:p text:style-name="P43">&gt; opset 6 "xfy" "xfy" (diadic "xfy")</text:p>
            <text:p text:style-name="P43">&gt; opset 6 "yfx" "yfx" (diadic "yfx")</text:p>
            <text:p text:style-name="P43">&gt; opset 6 "yf" "yf" (monadic "yf")</text:p>
            <text:p text:style-name="P43">&gt; opset 6 "xf" "xf" (monadic "xf")</text:p>
            <text:p text:style-name="P43">&gt; opset 8 "fy" "Fy" (monadic "Fy")</text:p>
            <text:p text:style-name="P43">&gt; opset 8 "fx" "Fx" (monadic "Fx")</text:p>
            <text:p text:style-name="P43">&gt; opset 8 "yfy" "yFy" (diadic "yFy")</text:p>
            <text:p text:style-name="P43">&gt; opset 8 "xfx" "xFx" (diadic "xFx")</text:p>
            <text:p text:style-name="P43">&gt; opset 8 "xfy" "xFy" (diadic "xFy")</text:p>
            <text:p text:style-name="P43">&gt; opset 8 "yfx" "yFx" (diadic "yFx")</text:p>
            <text:p text:style-name="P43">&gt; opset 8 "yf" "yF" (monadic "yF")</text:p>
            <text:p text:style-name="P43">&gt; opset 8 "xf" "xF" (monadic "xF")</text:p>
            <text:p text:style-name="P43">&gt;</text:p>
            <text:p text:style-name="P43">&gt; set opeval[expr]: { parse.opeval opdef expr! }</text:p>
            <text:p text:style-name="P43">&gt;</text:p>
            <text:p text:style-name="P43">&gt; opeval {4}</text:p>
            <text:p text:style-name="P43">4</text:p>
            <text:p text:style-name="P43">&gt; opeval {"str"}</text:p>
            <text:p text:style-name="P43">"str"</text:p>
            <text:p text:style-name="P43">&gt; opeval {&lt;3&gt;}</text:p>
            <text:p text:style-name="P43">&lt;3&gt;</text:p>
            <text:p text:style-name="P43">&gt; opeval {(4)}</text:p>
            <text:p text:style-name="P43">4</text:p>
            <text:p text:style-name="P43">&gt; opeval {5 xfy 6}</text:p>
            <text:p text:style-name="P43">"(xfy 5 6)"</text:p>
            <text:p text:style-name="P43">&gt; opeval {5 yfx 6}</text:p>
            <text:p text:style-name="P43">"(yfx 5 6)"</text:p>
            <text:p text:style-name="P43">&gt; opeval {5 yfy 6}</text:p>
            <text:p text:style-name="P43">"(yfy 5 6)"</text:p>
            <text:p text:style-name="P43">&gt; opeval {5 xfx 6}</text:p>
            <text:p text:style-name="P43">"(xfx 5 6)"</text:p>
            <text:p text:style-name="P43">&gt; opeval {fx 7}</text:p>
            <text:p text:style-name="P43">"(fx 7)"</text:p>
            <text:p text:style-name="P43">&gt; opeval {fy 7}</text:p>
            <text:p text:style-name="P43"><text:soft-page-break/>"(fy 7)"</text:p>
            <text:p text:style-name="P43">&gt; opeval {4 xf}</text:p>
            <text:p text:style-name="P43">"(xf 4)"</text:p>
            <text:p text:style-name="P43">&gt; opeval {4 yf}</text:p>
            <text:p text:style-name="P43">"(yf 4)"</text:p>
            <text:p text:style-name="P43">&gt; opeval {5 xfy 6 xfy 7}</text:p>
            <text:p text:style-name="P43">"(xfy (xfy 5 6) 7)"</text:p>
            <text:p text:style-name="P43">&gt; opeval {5 yfx 6 yfx 7}</text:p>
            <text:p text:style-name="P43">"(yfx 5 (yfx 6 7))"</text:p>
            <text:p text:style-name="P43">&gt;</text:p>
            <text:p text:style-name="P43">&gt; opeval {3-4}</text:p>
            <text:p text:style-name="P43">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61">Name</text:p>
          </table:table-cell>
          <table:table-cell table:style-name="Table79.B1" office:value-type="string">
            <text:p text:style-name="P33">parse.root</text:p>
          </table:table-cell>
        </table:table-row>
        <table:table-row table:style-name="Table79.2">
          <table:table-cell table:style-name="Table79.A1" office:value-type="string">
            <text:p text:style-name="P61">Kind</text:p>
          </table:table-cell>
          <table:table-cell table:style-name="Table79.B1" office:value-type="string">
            <text:p text:style-name="P20">Function</text:p>
          </table:table-cell>
        </table:table-row>
        <table:table-row table:style-name="Table79.2">
          <table:table-cell table:style-name="Table79.A1" office:value-type="string">
            <text:p text:style-name="P61">Arg syntax</text:p>
          </table:table-cell>
          <table:table-cell table:style-name="Table79.B1" office:value-type="string">
            <text:p text:style-name="P20">None</text:p>
          </table:table-cell>
        </table:table-row>
        <table:table-row table:style-name="Table79.2">
          <table:table-cell table:style-name="Table79.A1" office:value-type="string">
            <text:p text:style-name="P61">Description</text:p>
          </table:table-cell>
          <table:table-cell table:style-name="Table79.B1" office:value-type="string">
            <text:p text:style-name="P20">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61">Returns</text:p>
          </table:table-cell>
          <table:table-cell table:style-name="Table79.B1" office:value-type="string">
            <text:p text:style-name="P20">The root directory.</text:p>
          </table:table-cell>
        </table:table-row>
        <table:table-row table:style-name="Table79.2">
          <table:table-cell table:style-name="Table79.A1" office:value-type="string">
            <text:p text:style-name="P61">Example</text:p>
          </table:table-cell>
          <table:table-cell table:style-name="Table79.B1" office:value-type="string">
            <text:p text:style-name="P43">&gt; restrict [exit=exit, help=help, domain=domain, parse=parse, enter=enter]</text:p>
            <text:p text:style-name="P43">&gt; enter [local=parse.local, env=parse.env, root=parse.root]</text:p>
            <text:p text:style-name="P43">&gt; help</text:p>
            <text:p text:style-name="P43">local - return local current invocation directory</text:p>
            <text:p text:style-name="P43">env - return current invocation environment</text:p>
            <text:p text:style-name="P43">root - return current root environment</text:p>
            <text:p text:style-name="P43">&gt; domain (parse.local!)</text:p>
            <text:p text:style-name="P43">&lt;"local", "env", "root"&gt;</text:p>
            <text:p text:style-name="P43">&gt; domain (parse.env!)</text:p>
            <text:p text:style-name="P43">&lt;"local", "env", "root", "exit", "help", "domain", "parse", "enter"&gt;</text:p>
            <text:p text:style-name="P43">&gt; domain (parse.root!)</text:p>
            <text:p text:style-name="P43">&lt;"help", "set", "exit", "forall", "if", "while", "do", "sys", "parse", "io", </text:p>
            <text:p text:style-name="P43">"source", "sourcetext", "return", "typeof", "typename", "cmp", <text:soft-page-break/>"type", "NULL", </text:p>
            <text:p text:style-name="P43">"rnd", "int", "TRUE", "FALSE", "equal", "notequal", "less", "lesseq", "more", </text:p>
            <text:p text:style-name="P43">"moreeq", "fmt", "str", "strf", "collate", "toupper", "tolower", "strlen", </text:p>
            <text:p text:style-name="P43">"octet", "chr", "octetcode", "chrcode", "split", "join", "joinchr", "ip", </text:p>
            <text:p text:style-name="P43">"mac", "new", "lock", "inenv", "enter", "restrict", "domain", "range", "sort", </text:p>
            <text:p text:style-name="P43">"sortdom", "sortby", "sortdomby", "every", "cmd", "echo", "eval", "sleep", </text:p>
            <text:p text:style-name="P43">"len"&gt;</text:p>
            <text:p text:style-name="P43">&gt;</text:p>
            <text:p text:style-name="P43">&gt; # leaving parse.root available gives people access to all the commands:</text:p>
            <text:p text:style-name="P43">&gt; domain (myrun=(parse.root!).sys.run)</text:p>
            <text:p text:style-name="P43">&lt;"_help"&gt;</text:p>
            <text:p text:style-name="P43">&gt; myrun pwd</text:p>
            <text:p text:style-name="P43">/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61">Name</text:p>
          </table:table-cell>
          <table:table-cell table:style-name="Table80.B1" office:value-type="string">
            <text:p text:style-name="P33">parse.scan</text:p>
          </table:table-cell>
        </table:table-row>
        <table:table-row table:style-name="Table80.1">
          <table:table-cell table:style-name="Table80.A1" office:value-type="string">
            <text:p text:style-name="P61">Kind</text:p>
          </table:table-cell>
          <table:table-cell table:style-name="Table80.B1" office:value-type="string">
            <text:p text:style-name="P20">Function</text:p>
          </table:table-cell>
        </table:table-row>
        <table:table-row table:style-name="Table80.1">
          <table:table-cell table:style-name="Table80.A1" office:value-type="string">
            <text:p text:style-name="P61">Arg syntax</text:p>
          </table:table-cell>
          <table:table-cell table:style-name="Table80.B1" office:value-type="string">
            <text:p text:style-name="P20">&lt;cmd:string&gt;</text:p>
          </table:table-cell>
        </table:table-row>
        <table:table-row table:style-name="Table80.1">
          <table:table-cell table:style-name="Table80.A1" office:value-type="string">
            <text:p text:style-name="P61">Description</text:p>
          </table:table-cell>
          <table:table-cell table:style-name="Table80.B1" office:value-type="string">
            <text:p text:style-name="P20">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61">Returns</text:p>
          </table:table-cell>
          <table:table-cell table:style-name="Table80.B1" office:value-type="string">
            <text:p text:style-name="P20">A parse object which can be used as an argument to other <text:span text:style-name="T1">parse.scan*</text:span> functions.</text:p>
          </table:table-cell>
        </table:table-row>
        <table:table-row table:style-name="Table80.1">
          <table:table-cell table:style-name="Table80.A1" office:value-type="string">
            <text:p text:style-name="P61">Example</text:p>
          </table:table-cell>
          <table:table-cell table:style-name="Table80.B1" office:value-type="string">
            <text:p text:style-name="P43">&gt; set p parse.scan "123 identifier"!</text:p>
            <text:p text:style-name="P43">&gt; parse scanned p</text:p>
            <text:p text:style-name="P43">"123 identifier"</text:p>
            <text:p text:style-name="P43">&gt; parse scanint @n p</text:p>
            <text:p text:style-name="P43">TRUE</text:p>
            <text:p text:style-name="P43">&gt; parse scanned p</text:p>
            <text:p text:style-name="P43">"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61">Name</text:p>
          </table:table-cell>
          <table:table-cell table:style-name="Table81.B1" office:value-type="string">
            <text:p text:style-name="P33">parse.scanned</text:p>
          </table:table-cell>
        </table:table-row>
        <text:soft-page-break/>
        <table:table-row table:style-name="Table81.1">
          <table:table-cell table:style-name="Table81.A1" office:value-type="string">
            <text:p text:style-name="P61">Kind</text:p>
          </table:table-cell>
          <table:table-cell table:style-name="Table81.B1" office:value-type="string">
            <text:p text:style-name="P20">Function</text:p>
          </table:table-cell>
        </table:table-row>
        <table:table-row table:style-name="Table81.1">
          <table:table-cell table:style-name="Table81.A1" office:value-type="string">
            <text:p text:style-name="P61">Arg syntax</text:p>
          </table:table-cell>
          <table:table-cell table:style-name="Table81.B1" office:value-type="string">
            <text:p text:style-name="P20">&lt;parseobj:clodir&gt;</text:p>
          </table:table-cell>
        </table:table-row>
        <table:table-row table:style-name="Table81.1">
          <table:table-cell table:style-name="Table81.A1" office:value-type="string">
            <text:p text:style-name="P61">Description</text:p>
          </table:table-cell>
          <table:table-cell table:style-name="Table81.B1" office:value-type="string">
            <text:p text:style-name="P20">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61">Returns</text:p>
          </table:table-cell>
          <table:table-cell table:style-name="Table81.B1" office:value-type="string">
            <text:p text:style-name="P20">This string contained by a parse object that remains to be consumed by parse functions.</text:p>
          </table:table-cell>
        </table:table-row>
        <table:table-row table:style-name="Table81.1">
          <table:table-cell table:style-name="Table81.A1" office:value-type="string">
            <text:p text:style-name="P61">Example</text:p>
          </table:table-cell>
          <table:table-cell table:style-name="Table81.B1" office:value-type="string">
            <text:p text:style-name="P43">&gt; set p parse.scan "123 identifier"!</text:p>
            <text:p text:style-name="P43">&gt; parse scanned p</text:p>
            <text:p text:style-name="P43">"123 identifier"</text:p>
            <text:p text:style-name="P43">&gt; parse scanint @n p</text:p>
            <text:p text:style-name="P43">TRUE</text:p>
            <text:p text:style-name="P43">&gt; parse scanned p</text:p>
            <text:p text:style-name="P43">"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61">Name</text:p>
          </table:table-cell>
          <table:table-cell table:style-name="Table82.B1" office:value-type="string">
            <text:p text:style-name="P33">parse.scanempty</text:p>
          </table:table-cell>
        </table:table-row>
        <table:table-row table:style-name="Table82.1">
          <table:table-cell table:style-name="Table82.A1" office:value-type="string">
            <text:p text:style-name="P61">Kind</text:p>
          </table:table-cell>
          <table:table-cell table:style-name="Table82.B1" office:value-type="string">
            <text:p text:style-name="P20">Function</text:p>
          </table:table-cell>
        </table:table-row>
        <table:table-row table:style-name="Table82.1">
          <table:table-cell table:style-name="Table82.A1" office:value-type="string">
            <text:p text:style-name="P61">Arg syntax</text:p>
          </table:table-cell>
          <table:table-cell table:style-name="Table82.B1" office:value-type="string">
            <text:p text:style-name="P20">&lt;parseobj:clodir&gt;</text:p>
          </table:table-cell>
        </table:table-row>
        <table:table-row table:style-name="Table82.1">
          <table:table-cell table:style-name="Table82.A1" office:value-type="string">
            <text:p text:style-name="P61">Description</text:p>
          </table:table-cell>
          <table:table-cell table:style-name="Table82.B1" office:value-type="string">
            <text:p text:style-name="P20">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61">Returns</text:p>
          </table:table-cell>
          <table:table-cell table:style-name="Table82.B1" office:value-type="string">
            <text:p text:style-name="P20"><text:span text:style-name="T1">TRUE</text:span> if an empty string was parsed, <text:span text:style-name="T1">FALSE</text:span> otherwise.</text:p>
          </table:table-cell>
        </table:table-row>
        <table:table-row table:style-name="Table82.1">
          <table:table-cell table:style-name="Table82.A1" office:value-type="string">
            <text:p text:style-name="P61">Example</text:p>
          </table:table-cell>
          <table:table-cell table:style-name="Table82.B1" office:value-type="string">
            <text:p text:style-name="P38"/>
          </table:table-cell>
        </table:table-row>
      </table:table>
      <text:h text:style-name="P6"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61">Name</text:p>
          </table:table-cell>
          <table:table-cell table:style-name="Table83.B1" office:value-type="string">
            <text:p text:style-name="P33">parse.scanwhite</text:p>
          </table:table-cell>
        </table:table-row>
        <table:table-row table:style-name="Table83.1">
          <table:table-cell table:style-name="Table83.A1" office:value-type="string">
            <text:p text:style-name="P61">Kind</text:p>
          </table:table-cell>
          <table:table-cell table:style-name="Table83.B1" office:value-type="string">
            <text:p text:style-name="P20">Function</text:p>
          </table:table-cell>
        </table:table-row>
        <table:table-row table:style-name="Table83.1">
          <table:table-cell table:style-name="Table83.A1" office:value-type="string">
            <text:p text:style-name="P61">Arg syntax</text:p>
          </table:table-cell>
          <table:table-cell table:style-name="Table83.B1" office:value-type="string">
            <text:p text:style-name="P20">&lt;parseobj:clodir&gt;</text:p>
          </table:table-cell>
        </table:table-row>
        <text:soft-page-break/>
        <table:table-row table:style-name="Table83.1">
          <table:table-cell table:style-name="Table83.A1" office:value-type="string">
            <text:p text:style-name="P61">Description</text:p>
          </table:table-cell>
          <table:table-cell table:style-name="Table83.B1" office:value-type="string">
            <text:p text:style-name="P20">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61">Returns</text:p>
          </table:table-cell>
          <table:table-cell table:style-name="Table83.B1" office:value-type="string">
            <text:p text:style-name="P20"><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61">Example</text:p>
          </table:table-cell>
          <table:table-cell table:style-name="Table83.B1" office:value-type="string">
            <text:p text:style-name="P38"/>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61">Name</text:p>
          </table:table-cell>
          <table:table-cell table:style-name="Table84.B1" office:value-type="string">
            <text:p text:style-name="P33">parse.scanspace</text:p>
          </table:table-cell>
        </table:table-row>
        <table:table-row table:style-name="Table84.1">
          <table:table-cell table:style-name="Table84.A1" office:value-type="string">
            <text:p text:style-name="P61">Kind</text:p>
          </table:table-cell>
          <table:table-cell table:style-name="Table84.B1" office:value-type="string">
            <text:p text:style-name="P20">Function</text:p>
          </table:table-cell>
        </table:table-row>
        <table:table-row table:style-name="Table84.1">
          <table:table-cell table:style-name="Table84.A1" office:value-type="string">
            <text:p text:style-name="P61">Arg syntax</text:p>
          </table:table-cell>
          <table:table-cell table:style-name="Table84.B1" office:value-type="string">
            <text:p text:style-name="P20">&lt;parseobj:clodir&gt;</text:p>
          </table:table-cell>
        </table:table-row>
        <table:table-row table:style-name="Table84.1">
          <table:table-cell table:style-name="Table84.A1" office:value-type="string">
            <text:p text:style-name="P61">Description</text:p>
          </table:table-cell>
          <table:table-cell table:style-name="Table84.B1" office:value-type="string">
            <text:p text:style-name="P20">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61">Returns</text:p>
          </table:table-cell>
          <table:table-cell table:style-name="Table84.B1" office:value-type="string">
            <text:p text:style-name="P20">TRUE.</text:p>
          </table:table-cell>
        </table:table-row>
        <table:table-row table:style-name="Table84.1">
          <table:table-cell table:style-name="Table84.A1" office:value-type="string">
            <text:p text:style-name="P61">Example</text:p>
          </table:table-cell>
          <table:table-cell table:style-name="Table84.B1" office:value-type="string">
            <text:p text:style-name="P38"/>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61">Name</text:p>
          </table:table-cell>
          <table:table-cell table:style-name="Table85.B1" office:value-type="string">
            <text:p text:style-name="P33">parse.scanwint</text:p>
          </table:table-cell>
        </table:table-row>
        <table:table-row table:style-name="Table85.1">
          <table:table-cell table:style-name="Table85.A1" office:value-type="string">
            <text:p text:style-name="P61">Kind</text:p>
          </table:table-cell>
          <table:table-cell table:style-name="Table85.B1" office:value-type="string">
            <text:p text:style-name="P20">Function</text:p>
          </table:table-cell>
        </table:table-row>
        <table:table-row table:style-name="Table85.1">
          <table:table-cell table:style-name="Table85.A1" office:value-type="string">
            <text:p text:style-name="P61">Arg syntax</text:p>
          </table:table-cell>
          <table:table-cell table:style-name="Table85.B1" office:value-type="string">
            <text:p text:style-name="P20">&lt;ref_int:closure&gt; &lt;parseobj:clodir&gt;</text:p>
          </table:table-cell>
        </table:table-row>
        <table:table-row table:style-name="Table85.1">
          <table:table-cell table:style-name="Table85.A1" office:value-type="string">
            <text:p text:style-name="P61">Description</text:p>
          </table:table-cell>
          <table:table-cell table:style-name="Table85.B1" office:value-type="string">
            <text:p text:style-name="P20">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ext:soft-page-break/>
        <table:table-row table:style-name="Table85.1">
          <table:table-cell table:style-name="Table85.A1" office:value-type="string">
            <text:p text:style-name="P61">Returns</text:p>
          </table:table-cell>
          <table:table-cell table:style-name="Table85.B1" office:value-type="string">
            <text:p text:style-name="P20"><text:span text:style-name="T1">TRUE</text:span> if a number is parsed, <text:span text:style-name="T1">FALSE</text:span> otherwise.</text:p>
          </table:table-cell>
        </table:table-row>
        <table:table-row table:style-name="Table85.1">
          <table:table-cell table:style-name="Table85.A1" office:value-type="string">
            <text:p text:style-name="P61">Example</text:p>
          </table:table-cell>
          <table:table-cell table:style-name="Table85.B1" office:value-type="string">
            <text:p text:style-name="P43">&gt; set numid[p,ref_n,ref_id]:{</text:p>
            <text:p text:style-name="P43">&gt; (parse.scanint ref_n p)! (parse.scanwhite p)! </text:p>
            <text:p text:style-name="P43">&gt; (parse.scanid ref_id p)! (parse.scanempty p)!</text:p>
            <text:p text:style-name="P43">&gt; }</text:p>
            <text:p text:style-name="P43">&gt; numid (parse.scan "7 baloons"!) @howmany @what</text:p>
            <text:p text:style-name="P43">TRUE</text:p>
            <text:p text:style-name="P43">&gt; eval howmany</text:p>
            <text:p text:style-name="P43">7</text:p>
            <text:p text:style-name="P43">&gt; eval what</text:p>
            <text:p text:style-name="P43">"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61">Name</text:p>
          </table:table-cell>
          <table:table-cell table:style-name="Table86.B1" office:value-type="string">
            <text:p text:style-name="P33">parse.scanhex</text:p>
          </table:table-cell>
        </table:table-row>
        <table:table-row table:style-name="Table86.1">
          <table:table-cell table:style-name="Table86.A1" office:value-type="string">
            <text:p text:style-name="P61">Kind</text:p>
          </table:table-cell>
          <table:table-cell table:style-name="Table86.B1" office:value-type="string">
            <text:p text:style-name="P20">Function</text:p>
          </table:table-cell>
        </table:table-row>
        <table:table-row table:style-name="Table86.1">
          <table:table-cell table:style-name="Table86.A1" office:value-type="string">
            <text:p text:style-name="P61">Arg syntax</text:p>
          </table:table-cell>
          <table:table-cell table:style-name="Table86.B1" office:value-type="string">
            <text:p text:style-name="P20">&lt;ref_int:closure&gt; &lt;parseobj:clodir&gt;</text:p>
          </table:table-cell>
        </table:table-row>
        <table:table-row table:style-name="Table86.1">
          <table:table-cell table:style-name="Table86.A1" office:value-type="string">
            <text:p text:style-name="P61">Description</text:p>
          </table:table-cell>
          <table:table-cell table:style-name="Table86.B1" office:value-type="string">
            <text:p text:style-name="P20">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61">Returns</text:p>
          </table:table-cell>
          <table:table-cell table:style-name="Table86.B1" office:value-type="string">
            <text:p text:style-name="P20"><text:span text:style-name="T1">TRUE</text:span> if a hexadecimal number were parsed, <text:span text:style-name="T1">FALSE</text:span> otherwise.</text:p>
          </table:table-cell>
        </table:table-row>
        <table:table-row table:style-name="Table86.1">
          <table:table-cell table:style-name="Table86.A1" office:value-type="string">
            <text:p text:style-name="P61">Example</text:p>
          </table:table-cell>
          <table:table-cell table:style-name="Table86.B1" office:value-type="string">
            <text:p text:style-name="P38"/>
          </table:table-cell>
        </table:table-row>
      </table:table>
      <text:h text:style-name="P6" text:outline-level="3">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61">Name</text:p>
          </table:table-cell>
          <table:table-cell table:style-name="Table87.B1" office:value-type="string">
            <text:p text:style-name="P33">parse.scanhexw</text:p>
          </table:table-cell>
        </table:table-row>
        <table:table-row table:style-name="Table87.1">
          <table:table-cell table:style-name="Table87.A1" office:value-type="string">
            <text:p text:style-name="P61">Kind</text:p>
          </table:table-cell>
          <table:table-cell table:style-name="Table87.B1" office:value-type="string">
            <text:p text:style-name="P20">Function</text:p>
          </table:table-cell>
        </table:table-row>
        <table:table-row table:style-name="Table87.1">
          <table:table-cell table:style-name="Table87.A1" office:value-type="string">
            <text:p text:style-name="P61">Arg syntax</text:p>
          </table:table-cell>
          <table:table-cell table:style-name="Table87.B1" office:value-type="string">
            <text:p text:style-name="P20">&lt;width:int&gt; &lt;ref_int:closure&gt; &lt;parseobj:clodir&gt;</text:p>
          </table:table-cell>
        </table:table-row>
        <text:soft-page-break/>
        <table:table-row table:style-name="Table87.1">
          <table:table-cell table:style-name="Table87.A1" office:value-type="string">
            <text:p text:style-name="P61">Description</text:p>
          </table:table-cell>
          <table:table-cell table:style-name="Table87.B1" office:value-type="string">
            <text:p text:style-name="P20">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61">Returns</text:p>
          </table:table-cell>
          <table:table-cell table:style-name="Table87.B1" office:value-type="string">
            <text:p text:style-name="P20"><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61">Example</text:p>
          </table:table-cell>
          <table:table-cell table:style-name="Table87.B1" office:value-type="string">
            <text:p text:style-name="P38"/>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61">Name</text:p>
          </table:table-cell>
          <table:table-cell table:style-name="Table88.B1" office:value-type="string">
            <text:p text:style-name="P33">parse.scanstr</text:p>
          </table:table-cell>
        </table:table-row>
        <table:table-row table:style-name="Table88.1">
          <table:table-cell table:style-name="Table88.A1" office:value-type="string">
            <text:p text:style-name="P61">Kind</text:p>
          </table:table-cell>
          <table:table-cell table:style-name="Table88.B1" office:value-type="string">
            <text:p text:style-name="P20">Function</text:p>
          </table:table-cell>
        </table:table-row>
        <table:table-row table:style-name="Table88.1">
          <table:table-cell table:style-name="Table88.A1" office:value-type="string">
            <text:p text:style-name="P61">Arg syntax</text:p>
          </table:table-cell>
          <table:table-cell table:style-name="Table88.B1" office:value-type="string">
            <text:p text:style-name="P20">&lt;ref_string:closure&gt; &lt;parseobj:clodir&gt;</text:p>
          </table:table-cell>
        </table:table-row>
        <table:table-row table:style-name="Table88.1">
          <table:table-cell table:style-name="Table88.A1" office:value-type="string">
            <text:p text:style-name="P61">Description</text:p>
          </table:table-cell>
          <table:table-cell table:style-name="Table88.B1" office:value-type="string">
            <text:p text:style-name="P20">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61">Returns</text:p>
          </table:table-cell>
          <table:table-cell table:style-name="Table88.B1" office:value-type="string">
            <text:p text:style-name="P20">TRUE if a string is parsed, FALSE otherwise.</text:p>
          </table:table-cell>
        </table:table-row>
        <table:table-row table:style-name="Table88.1">
          <table:table-cell table:style-name="Table88.A1" office:value-type="string">
            <text:p text:style-name="P61">Example</text:p>
          </table:table-cell>
          <table:table-cell table:style-name="Table88.B1" office:value-type="string">
            <text:p text:style-name="P38"/>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61">Name</text:p>
          </table:table-cell>
          <table:table-cell table:style-name="Table89.B1" office:value-type="string">
            <text:p text:style-name="P33">parse.scanid</text:p>
          </table:table-cell>
        </table:table-row>
        <table:table-row table:style-name="Table89.1">
          <table:table-cell table:style-name="Table89.A1" office:value-type="string">
            <text:p text:style-name="P61">Kind</text:p>
          </table:table-cell>
          <table:table-cell table:style-name="Table89.B1" office:value-type="string">
            <text:p text:style-name="P20">Function</text:p>
          </table:table-cell>
        </table:table-row>
        <table:table-row table:style-name="Table89.1">
          <table:table-cell table:style-name="Table89.A1" office:value-type="string">
            <text:p text:style-name="P61">Arg syntax</text:p>
          </table:table-cell>
          <table:table-cell table:style-name="Table89.B1" office:value-type="string">
            <text:p text:style-name="P20">&lt;ref_string:closure&gt; &lt;parseobj:clodir&gt;</text:p>
          </table:table-cell>
        </table:table-row>
        <text:soft-page-break/>
        <table:table-row table:style-name="Table89.1">
          <table:table-cell table:style-name="Table89.A1" office:value-type="string">
            <text:p text:style-name="P61">Description</text:p>
          </table:table-cell>
          <table:table-cell table:style-name="Table89.B1" office:value-type="string">
            <text:p text:style-name="P20">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61">Returns</text:p>
          </table:table-cell>
          <table:table-cell table:style-name="Table89.B1" office:value-type="string">
            <text:p text:style-name="P20">TRUE if an identifier is parsed, FALSE otherwise.</text:p>
          </table:table-cell>
        </table:table-row>
        <table:table-row table:style-name="Table89.1">
          <table:table-cell table:style-name="Table89.A1" office:value-type="string">
            <text:p text:style-name="P61">Example</text:p>
          </table:table-cell>
          <table:table-cell table:style-name="Table89.B1" office:value-type="string">
            <text:p text:style-name="P43">&gt; set numid[p,ref_n,ref_id]:{</text:p>
            <text:p text:style-name="P43">&gt; (parse.scanint ref_n p)! (parse.scanwhite p)! </text:p>
            <text:p text:style-name="P43">&gt; (parse.scanid ref_id p)! (parse.scanempty p)!</text:p>
            <text:p text:style-name="P43">&gt; }</text:p>
            <text:p text:style-name="P43">&gt; numid (parse.scan "7 baloons"!) @howmany @what</text:p>
            <text:p text:style-name="P43">TRUE</text:p>
            <text:p text:style-name="P43">&gt; eval howmany</text:p>
            <text:p text:style-name="P43">7</text:p>
            <text:p text:style-name="P43">&gt; eval what</text:p>
            <text:p text:style-name="P43">"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61">Name</text:p>
          </table:table-cell>
          <table:table-cell table:style-name="Table90.B1" office:value-type="string">
            <text:p text:style-name="P33">parse.scanitem</text:p>
          </table:table-cell>
        </table:table-row>
        <table:table-row table:style-name="Table90.1">
          <table:table-cell table:style-name="Table90.A1" office:value-type="string">
            <text:p text:style-name="P61">Kind</text:p>
          </table:table-cell>
          <table:table-cell table:style-name="Table90.B1" office:value-type="string">
            <text:p text:style-name="P20">Function</text:p>
          </table:table-cell>
        </table:table-row>
        <table:table-row table:style-name="Table90.1">
          <table:table-cell table:style-name="Table90.A1" office:value-type="string">
            <text:p text:style-name="P61">Arg syntax</text:p>
          </table:table-cell>
          <table:table-cell table:style-name="Table90.B1" office:value-type="string">
            <text:p text:style-name="P20">&lt;delims:string&gt; &lt;ref_string:closure&gt; &lt;parseobj:clodir&gt;</text:p>
          </table:table-cell>
        </table:table-row>
        <table:table-row table:style-name="Table90.1">
          <table:table-cell table:style-name="Table90.A1" office:value-type="string">
            <text:p text:style-name="P61">Description</text:p>
          </table:table-cell>
          <table:table-cell table:style-name="Table90.B1" office:value-type="string">
            <text:p text:style-name="P20">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61">Returns</text:p>
          </table:table-cell>
          <table:table-cell table:style-name="Table90.B1" office:value-type="string">
            <text:p text:style-name="P20">TRUE if one or more non-delimiter characters were parsed, FALSE otherwise.</text:p>
          </table:table-cell>
        </table:table-row>
        <table:table-row table:style-name="Table90.1">
          <table:table-cell table:style-name="Table90.A1" office:value-type="string">
            <text:p text:style-name="P61">Example</text:p>
          </table:table-cell>
          <table:table-cell table:style-name="Table90.B1" office:value-type="string">
            <text:p text:style-name="P38"/>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61">Name</text:p>
          </table:table-cell>
          <table:table-cell table:style-name="Table91.B1" office:value-type="string">
            <text:p text:style-name="P33">parse.scanitemstr</text:p>
          </table:table-cell>
        </table:table-row>
        <table:table-row table:style-name="Table91.1">
          <table:table-cell table:style-name="Table91.A1" office:value-type="string">
            <text:p text:style-name="P61">Kind</text:p>
          </table:table-cell>
          <table:table-cell table:style-name="Table91.B1" office:value-type="string">
            <text:p text:style-name="P20">Function</text:p>
          </table:table-cell>
        </table:table-row>
        <table:table-row table:style-name="Table91.1">
          <table:table-cell table:style-name="Table91.A1" office:value-type="string">
            <text:p text:style-name="P61">Arg syntax</text:p>
          </table:table-cell>
          <table:table-cell table:style-name="Table91.B1" office:value-type="string">
            <text:p text:style-name="P20">&lt;ref_string:closure&gt; &lt;parseobj:clodir&gt;</text:p>
          </table:table-cell>
        </table:table-row>
        <table:table-row table:style-name="Table91.1">
          <table:table-cell table:style-name="Table91.A1" office:value-type="string">
            <text:p text:style-name="P61">Description</text:p>
          </table:table-cell>
          <table:table-cell table:style-name="Table91.B1" office:value-type="string">
            <text:p text:style-name="P20">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61">Returns</text:p>
          </table:table-cell>
          <table:table-cell table:style-name="Table91.B1" office:value-type="string">
            <text:p text:style-name="P20">TRUE if an item or a quoted string is parsed, FALSE otherwise.</text:p>
          </table:table-cell>
        </table:table-row>
        <table:table-row table:style-name="Table91.1">
          <table:table-cell table:style-name="Table91.A1" office:value-type="string">
            <text:p text:style-name="P61">Example</text:p>
          </table:table-cell>
          <table:table-cell table:style-name="Table91.B1" office:value-type="string">
            <text:p text:style-name="P38"/>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61">Name</text:p>
          </table:table-cell>
          <table:table-cell table:style-name="Table92.B1" office:value-type="string">
            <text:p text:style-name="P33">parse.scanmatch</text:p>
          </table:table-cell>
        </table:table-row>
        <table:table-row table:style-name="Table92.1">
          <table:table-cell table:style-name="Table92.A1" office:value-type="string">
            <text:p text:style-name="P61">Kind</text:p>
          </table:table-cell>
          <table:table-cell table:style-name="Table92.B1" office:value-type="string">
            <text:p text:style-name="P20">Function</text:p>
          </table:table-cell>
        </table:table-row>
        <table:table-row table:style-name="Table92.1">
          <table:table-cell table:style-name="Table92.A1" office:value-type="string">
            <text:p text:style-name="P61">Arg syntax</text:p>
          </table:table-cell>
          <table:table-cell table:style-name="Table92.B1" office:value-type="string">
            <text:p text:style-name="P20">&lt;prefixes:dir&gt; &lt;ref_val:closure&gt; &lt;parseobj:clodir&gt;</text:p>
          </table:table-cell>
        </table:table-row>
        <table:table-row table:style-name="Table92.1">
          <table:table-cell table:style-name="Table92.A1" office:value-type="string">
            <text:p text:style-name="P61">Description</text:p>
          </table:table-cell>
          <table:table-cell table:style-name="Table92.B1" office:value-type="string">
            <text:p text:style-name="P20">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61">Returns</text:p>
          </table:table-cell>
          <table:table-cell table:style-name="Table92.B1" office:value-type="string">
            <text:p text:style-name="P20"><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61">Example</text:p>
          </table:table-cell>
          <table:table-cell table:style-name="Table92.B1" office:value-type="string">
            <text:p text:style-name="P43">&gt; set cmd "a long line\n"</text:p>
            <text:p text:style-name="P43">&gt; set translations [a=5, line="LINE", long=&lt;99&gt;]</text:p>
            <text:p text:style-name="P43">&gt; set toparse parse.scan cmd!</text:p>
            <text:p text:style-name="P43">&gt; set tran NULL</text:p>
            <text:p text:style-name="P43">&gt; parse scanmatch translations @tran toparse</text:p>
            <text:p text:style-name="P43">TRUE</text:p>
            <text:p text:style-name="P43">&gt; parse scanned toparse</text:p>
            <text:p text:style-name="P43">" long line\n"</text:p>
            <text:p text:style-name="P43">&gt; eval tran</text:p>
            <text:p text:style-name="P43">5</text:p>
            <text:p text:style-name="P43">&gt; parse scanspace toparse</text:p>
            <text:p text:style-name="P43">TRUE</text:p>
            <text:p text:style-name="P43">&gt; parse scanmatch translations @tran toparse</text:p>
            <text:p text:style-name="P43">TRUE</text:p>
            <text:p text:style-name="P43">&gt; parse scanned toparse</text:p>
            <text:p text:style-name="P43">" line\n"</text:p>
            <text:p text:style-name="P43">&gt; eval tran</text:p>
            <text:p text:style-name="P43">&lt;99&gt;</text:p>
            <text:p text:style-name="P43">&gt; parse scanspace toparse</text:p>
            <text:p text:style-name="P43">TRUE</text:p>
            <text:p text:style-name="P43">&gt; parse scanmatch translations @tran toparse</text:p>
            <text:p text:style-name="P43">TRUE</text:p>
            <text:p text:style-name="P43">&gt; parse scanned toparse</text:p>
            <text:p text:style-name="P43">"\n"</text:p>
            <text:p text:style-name="P43">&gt; eval tran</text:p>
            <text:p text:style-name="P43">"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61">Name</text:p>
          </table:table-cell>
          <table:table-cell table:style-name="Table93.B1" office:value-type="string">
            <text:p text:style-name="P33">parse.scanops</text:p>
          </table:table-cell>
        </table:table-row>
        <table:table-row table:style-name="Table93.2">
          <table:table-cell table:style-name="Table93.A1" office:value-type="string">
            <text:p text:style-name="P61">Kind</text:p>
          </table:table-cell>
          <table:table-cell table:style-name="Table93.B1" office:value-type="string">
            <text:p text:style-name="P20">Function</text:p>
          </table:table-cell>
        </table:table-row>
        <table:table-row table:style-name="Table93.2">
          <table:table-cell table:style-name="Table93.A1" office:value-type="string">
            <text:p text:style-name="P61">Arg syntax</text:p>
          </table:table-cell>
          <table:table-cell table:style-name="Table93.B1" office:value-type="string">
            <text:p text:style-name="P20">&lt;baseparse:closure&gt; &lt;opdefs:dir&gt; &lt;ref_val:closure&gt; &lt;parseobj:clodir&gt;</text:p>
          </table:table-cell>
        </table:table-row>
        <table:table-row table:style-name="Table93.2">
          <table:table-cell table:style-name="Table93.A1" office:value-type="string">
            <text:p text:style-name="P61">Description</text:p>
          </table:table-cell>
          <table:table-cell table:style-name="Table93.B1" office:value-type="string">
            <text:p text:style-name="P20">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otherwise it returns <text:span text:style-name="T1">FALSE</text:span>.  If the parse succeeds the value associated with <text:soft-page-break/>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61">Returns</text:p>
          </table:table-cell>
          <table:table-cell table:style-name="Table93.B1" office:value-type="string">
            <text:p text:style-name="P20"><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61">Example</text:p>
          </table:table-cell>
          <table:table-cell table:style-name="Table93.B1" office:value-type="string">
            <text:p text:style-name="P38"/>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61">Name</text:p>
          </table:table-cell>
          <table:table-cell table:style-name="Table94.B1" office:value-type="string">
            <text:p text:style-name="P33">parse.source</text:p>
          </table:table-cell>
        </table:table-row>
        <table:table-row table:style-name="Table94.1">
          <table:table-cell table:style-name="Table94.A1" office:value-type="string">
            <text:p text:style-name="P61">Kind</text:p>
          </table:table-cell>
          <table:table-cell table:style-name="Table94.B1" office:value-type="string">
            <text:p text:style-name="P20">Function</text:p>
          </table:table-cell>
        </table:table-row>
        <table:table-row table:style-name="Table94.1">
          <table:table-cell table:style-name="Table94.A1" office:value-type="string">
            <text:p text:style-name="P61">Arg syntax</text:p>
          </table:table-cell>
          <table:table-cell table:style-name="Table94.B1" office:value-type="string">
            <text:p text:style-name="P20">None</text:p>
          </table:table-cell>
        </table:table-row>
        <table:table-row table:style-name="Table94.1">
          <table:table-cell table:style-name="Table94.A1" office:value-type="string">
            <text:p text:style-name="P61">Description</text:p>
          </table:table-cell>
          <table:table-cell table:style-name="Table94.B1" office:value-type="string">
            <text:p text:style-name="P20">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61">Returns</text:p>
          </table:table-cell>
          <table:table-cell table:style-name="Table94.B1" office:value-type="string">
            <text:p text:style-name="P20">The current interpreted source.</text:p>
          </table:table-cell>
        </table:table-row>
        <table:table-row table:style-name="Table94.1">
          <table:table-cell table:style-name="Table94.A1" office:value-type="string">
            <text:p text:style-name="P61">Example</text:p>
          </table:table-cell>
          <table:table-cell table:style-name="Table94.B1" office:value-type="string">
            <text:p text:style-name="P43">&gt; parse source</text:p>
            <text:p text:style-name="P43">"$*console*"</text:p>
            <text:p text:style-name="P43">&gt; set thissrc[]:{ echo "source "+(str (parse.source!)!)! }</text:p>
            <text:p text:style-name="P43">&gt; parse exec "echo init; thissrc" (io.instring "echo start\n thissrc" "r"!)</text:p>
            <text:p text:style-name="P43">init</text:p>
            <text:p text:style-name="P43">source "\$&lt;INIT&gt;"</text:p>
            <text:p text:style-name="P43">start</text:p>
            <text:p text:style-name="P43">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61">Name</text:p>
          </table:table-cell>
          <table:table-cell table:style-name="Table95.B1" office:value-type="string">
            <text:p text:style-name="P33">range</text:p>
          </table:table-cell>
        </table:table-row>
        <table:table-row table:style-name="Table95.1">
          <table:table-cell table:style-name="Table95.A1" office:value-type="string">
            <text:p text:style-name="P61">Kind</text:p>
          </table:table-cell>
          <table:table-cell table:style-name="Table95.B1" office:value-type="string">
            <text:p text:style-name="P20">Function</text:p>
          </table:table-cell>
        </table:table-row>
        <table:table-row table:style-name="Table95.1">
          <table:table-cell table:style-name="Table95.A1" office:value-type="string">
            <text:p text:style-name="P61">Arg syntax</text:p>
          </table:table-cell>
          <table:table-cell table:style-name="Table95.B1" office:value-type="string">
            <text:p text:style-name="P20">&lt;mapping:dir&gt;</text:p>
          </table:table-cell>
        </table:table-row>
        <text:soft-page-break/>
        <table:table-row table:style-name="Table95.1">
          <table:table-cell table:style-name="Table95.A1" office:value-type="string">
            <text:p text:style-name="P61">Description</text:p>
          </table:table-cell>
          <table:table-cell table:style-name="Table95.B1" office:value-type="string">
            <text:p text:style-name="P20">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61">Returns</text:p>
          </table:table-cell>
          <table:table-cell table:style-name="Table95.B1" office:value-type="string">
            <text:p text:style-name="P20">A vector of the values contained in the argument directory,</text:p>
          </table:table-cell>
        </table:table-row>
        <table:table-row table:style-name="Table95.1">
          <table:table-cell table:style-name="Table95.A1" office:value-type="string">
            <text:p text:style-name="P61">Example</text:p>
          </table:table-cell>
          <table:table-cell table:style-name="Table95.B1" office:value-type="string">
            <text:p text:style-name="P43">&gt; range [mon="eggs", tue="bacon", wed="flour"]</text:p>
            <text:p text:style-name="P43">&lt;"eggs", "bacon", "flour"&gt;</text:p>
            <text:p text:style-name="P43">&gt; echo ${join " == " (range [a="£3", b="€4.5", "c"="$$4"]!)!}</text:p>
            <text:p text:style-name="P43">£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61">Name</text:p>
          </table:table-cell>
          <table:table-cell table:style-name="Table96.B1" office:value-type="string">
            <text:p text:style-name="P33">restrict</text:p>
          </table:table-cell>
        </table:table-row>
        <table:table-row table:style-name="Table96.1">
          <table:table-cell table:style-name="Table96.A1" office:value-type="string">
            <text:p text:style-name="P61">Kind</text:p>
          </table:table-cell>
          <table:table-cell table:style-name="Table96.B1" office:value-type="string">
            <text:p text:style-name="P20">Function</text:p>
          </table:table-cell>
        </table:table-row>
        <table:table-row table:style-name="Table96.1">
          <table:table-cell table:style-name="Table96.A1" office:value-type="string">
            <text:p text:style-name="P61">Arg syntax</text:p>
          </table:table-cell>
          <table:table-cell table:style-name="Table96.B1" office:value-type="string">
            <text:p text:style-name="P20">&lt;env:dir&gt;</text:p>
          </table:table-cell>
        </table:table-row>
        <table:table-row table:style-name="Table96.1">
          <table:table-cell table:style-name="Table96.A1" office:value-type="string">
            <text:p text:style-name="P61">Description</text:p>
          </table:table-cell>
          <table:table-cell table:style-name="Table96.B1" office:value-type="string">
            <text:p text:style-name="P20">restrict further commands to those in &lt;env&gt;</text:p>
          </table:table-cell>
        </table:table-row>
        <table:table-row table:style-name="Table96.1">
          <table:table-cell table:style-name="Table96.A1" office:value-type="string">
            <text:p text:style-name="P61">Returns</text:p>
          </table:table-cell>
          <table:table-cell table:style-name="Table96.B1" office:value-type="string">
            <text:p text:style-name="P20">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61">Example</text:p>
          </table:table-cell>
          <table:table-cell table:style-name="Table96.B1" office:value-type="string">
            <text:p text:style-name="P43">&gt; restrict [h=help, e=echo, ans=42]</text:p>
            <text:p text:style-name="P43">&gt; h</text:p>
            <text:p text:style-name="P43">ans - int value</text:p>
            <text:p text:style-name="P43">e &lt;whole line&gt; - prints the line out</text:p>
            <text:p text:style-name="P43">h - prints command information</text:p>
            <text:p text:style-name="P43">&gt; eval h <text:s text:c="11"/># we don't have an 'eval' command any more</text:p>
            <text:p text:style-name="P43">ftl $*console*:25: unknown command 'eval h'</text:p>
            <text:p text:style-name="P43">% cat &gt; /tmp/2</text:p>
            <text:p text:style-name="P43">e simple</text:p>
            <text:p text:style-name="P43">e script</text:p>
            <text:p text:style-name="P43">x</text:p>
            <text:p text:style-name="P43">^D</text:p>
            <text:p text:style-name="P43">% SCRIPT=/tmp/2 ftl</text:p>
            <text:p text:style-name="P43">ftl: v1.6</text:p>
            <text:p text:style-name="P43">&gt; set script_in io.file sys.env.SCRIPT "r"!</text:p>
            <text:p text:style-name="P43">&gt; parse exec "restrict [e=echo, x=exit]" script_in</text:p>
            <text:p text:style-name="P43">simple</text:p>
            <text:p text:style-name="P43">script</text:p>
          </table:table-cell>
        </table:table-row>
      </table:table>
      <text:h text:style-name="P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61">Name</text:p>
          </table:table-cell>
          <table:table-cell table:style-name="Table97.B1" office:value-type="string">
            <text:p text:style-name="P33">return</text:p>
          </table:table-cell>
        </table:table-row>
        <table:table-row table:style-name="Table97.1">
          <table:table-cell table:style-name="Table97.A1" office:value-type="string">
            <text:p text:style-name="P61">Kind</text:p>
          </table:table-cell>
          <table:table-cell table:style-name="Table97.B1" office:value-type="string">
            <text:p text:style-name="P20">Function</text:p>
          </table:table-cell>
        </table:table-row>
        <table:table-row table:style-name="Table97.1">
          <table:table-cell table:style-name="Table97.A1" office:value-type="string">
            <text:p text:style-name="P61">Arg syntax</text:p>
          </table:table-cell>
          <table:table-cell table:style-name="Table97.B1" office:value-type="string">
            <text:p text:style-name="P20">&lt;rc:int&gt;</text:p>
          </table:table-cell>
        </table:table-row>
        <table:table-row table:style-name="Table97.1">
          <table:table-cell table:style-name="Table97.A1" office:value-type="string">
            <text:p text:style-name="P61">Description</text:p>
          </table:table-cell>
          <table:table-cell table:style-name="Table97.B1" office:value-type="string">
            <text:p text:style-name="P20">abandon current command input returning &lt;rc&gt;</text:p>
          </table:table-cell>
        </table:table-row>
        <table:table-row table:style-name="Table97.1">
          <table:table-cell table:style-name="Table97.A1" office:value-type="string">
            <text:p text:style-name="P61">Returns</text:p>
          </table:table-cell>
          <table:table-cell table:style-name="Table97.B1" office:value-type="string">
            <text:p text:style-name="P20">A string containing the name of the interpreter assigned by the library-using application</text:p>
          </table:table-cell>
        </table:table-row>
        <table:table-row table:style-name="Table97.1">
          <table:table-cell table:style-name="Table97.A1" office:value-type="string">
            <text:p text:style-name="P61">Example</text:p>
          </table:table-cell>
          <table:table-cell table:style-name="Table97.B1" office:value-type="string">
            <text:p text:style-name="P43">&gt; set script_in io.instring "echo starting; return 2; echo unreached" "r"!</text:p>
            <text:p text:style-name="P43">&gt; set rc parse.exec "" script_in!</text:p>
            <text:p text:style-name="P43">starting</text:p>
            <text:p text:style-name="P43">2</text:p>
            <text:p text:style-name="P43">&gt; eval rc</text:p>
            <text:p text:style-name="P43">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61">Name</text:p>
          </table:table-cell>
          <table:table-cell table:style-name="Table98.B1" office:value-type="string">
            <text:p text:style-name="P33">rnd</text:p>
          </table:table-cell>
        </table:table-row>
        <table:table-row table:style-name="Table98.1">
          <table:table-cell table:style-name="Table98.A1" office:value-type="string">
            <text:p text:style-name="P61">Kind</text:p>
          </table:table-cell>
          <table:table-cell table:style-name="Table98.B1" office:value-type="string">
            <text:p text:style-name="P20">Function</text:p>
          </table:table-cell>
        </table:table-row>
        <table:table-row table:style-name="Table98.1">
          <table:table-cell table:style-name="Table98.A1" office:value-type="string">
            <text:p text:style-name="P61">Arg syntax</text:p>
          </table:table-cell>
          <table:table-cell table:style-name="Table98.B1" office:value-type="string">
            <text:p text:style-name="P20">&lt;n:int&gt;</text:p>
          </table:table-cell>
        </table:table-row>
        <table:table-row table:style-name="Table98.1">
          <table:table-cell table:style-name="Table98.A1" office:value-type="string">
            <text:p text:style-name="P61">Description</text:p>
          </table:table-cell>
          <table:table-cell table:style-name="Table98.B1" office:value-type="string">
            <text:p text:style-name="P20">Choose random number less than n and greater or equal to zero</text:p>
          </table:table-cell>
        </table:table-row>
        <table:table-row table:style-name="Table98.1">
          <table:table-cell table:style-name="Table98.A1" office:value-type="string">
            <text:p text:style-name="P61">Returns</text:p>
          </table:table-cell>
          <table:table-cell table:style-name="Table98.B1" office:value-type="string">
            <text:p text:style-name="P20">A random integer</text:p>
          </table:table-cell>
        </table:table-row>
        <text:soft-page-break/>
        <table:table-row table:style-name="Table98.1">
          <table:table-cell table:style-name="Table98.A1" office:value-type="string">
            <text:p text:style-name="P61">Example</text:p>
          </table:table-cell>
          <table:table-cell table:style-name="Table98.B1" office:value-type="string">
            <text:p text:style-name="P43">&gt; echo ${rnd 256!}.${rnd 256!}.${rnd 256!}.${rnd 256!}</text:p>
            <text:p text:style-name="P43">4.62.35.205</text:p>
            <text:p text:style-name="P43">&gt; set choose[vec]:{ vec.(rnd (len vec!)!) }</text:p>
            <text:p text:style-name="P43">&gt; choose &lt;"red", "white", "blue"&gt;</text:p>
            <text:p text:style-name="P43">"blue"</text:p>
          </table:table-cell>
        </table:table-row>
      </table:table>
      <text:h text:style-name="P6"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61">Name</text:p>
          </table:table-cell>
          <table:table-cell table:style-name="Table99.B1" office:value-type="string">
            <text:p text:style-name="P33">select</text:p>
          </table:table-cell>
        </table:table-row>
        <table:table-row table:style-name="Table99.1">
          <table:table-cell table:style-name="Table99.A1" office:value-type="string">
            <text:p text:style-name="P61">Kind</text:p>
          </table:table-cell>
          <table:table-cell table:style-name="Table99.B1" office:value-type="string">
            <text:p text:style-name="P20">Function</text:p>
          </table:table-cell>
        </table:table-row>
        <table:table-row table:style-name="Table99.1">
          <table:table-cell table:style-name="Table99.A1" office:value-type="string">
            <text:p text:style-name="P61">Arg syntax</text:p>
          </table:table-cell>
          <table:table-cell table:style-name="Table99.B1" office:value-type="string">
            <text:p text:style-name="P20">&lt;choose:clocode&gt; &lt;set:clodir&gt; </text:p>
          </table:table-cell>
        </table:table-row>
        <table:table-row table:style-name="Table99.1">
          <table:table-cell table:style-name="Table99.A1" office:value-type="string">
            <text:p text:style-name="P61">Description</text:p>
          </table:table-cell>
          <table:table-cell table:style-name="Table99.B1" office:value-type="string">
            <text:p text:style-name="P20">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61">Returns</text:p>
          </table:table-cell>
          <table:table-cell table:style-name="Table99.B1" office:value-type="string">
            <text:p text:style-name="P20">The subset of <text:span text:style-name="T1">set</text:span> for which <text:span text:style-name="T1">choose</text:span> returned <text:span text:style-name="T1">TRUE</text:span> as a directory.</text:p>
          </table:table-cell>
        </table:table-row>
        <table:table-row table:style-name="Table99.1">
          <table:table-cell table:style-name="Table99.A1" office:value-type="string">
            <text:p text:style-name="P61">Example</text:p>
          </table:table-cell>
          <table:table-cell table:style-name="Table99.B1" office:value-type="string">
            <text:p text:style-name="P43">&gt; eval select [v]:{ equal "int" (typename v!)! } &lt;1,2,"this",4,"that"&gt;!</text:p>
            <text:p text:style-name="P43">&lt;1, 2, 3=4&gt;</text:p>
            <text:p text:style-name="P43">&gt; eval select [v]:{ equal "string" (typename v!)! } &lt;1,2,"this",4,"that"&gt;!</text:p>
            <text:p text:style-name="P43">&lt;2="this", 4="that"&gt;</text:p>
            <text:p text:style-name="P43">&gt; set inorder select [max=0,v]:{ if (more v max!) { max=v; TRUE } {FALSE}! }</text:p>
            <text:p text:style-name="P43">&gt; inorder &lt;"ay", "bee", "see", "dee", "ee"&gt;</text:p>
            <text:p text:style-name="P43">&lt;"ay", "bee", "see"&gt;</text:p>
            <text:p text:style-name="P43">&gt; inorder &lt;2,3,4,2,4,0,7&gt;</text:p>
            <text:p text:style-name="P43">&lt;2, 3, 4, 6=7&gt;</text:p>
            <text:p text:style-name="P43">&gt; set start[n, vec]: { select [v,ix]:{ moreeq ix n! } vec! }</text:p>
            <text:p text:style-name="P43">&gt; start 3 &lt;"metis", "adrasthea", "amalthea", "thebe", "io", "europa"&gt;</text:p>
            <text:p text:style-name="P43">&lt;3="thebe", "io", "europa"&gt;</text:p>
            <text:p text:style-name="P43">&gt; set pints [mon=1, tue=3, wed=2, thu=2, fri=6, sat=0, sun=0]</text:p>
            <text:p text:style-name="P43">&gt; select (lesseq 2) pints</text:p>
            <text:p text:style-name="P43">["tue"=3, "wed"=2, "thu"=2, "fri"=6]</text:p>
            <text:p text:style-name="P43">&gt; select (equal 0) pints</text:p>
            <text:p text:style-name="P43">["sat"=0, "sun"=0]</text:p>
          </table:table-cell>
        </table:table-row>
      </table:table>
      <text:h text:style-name="P6" text:outline-level="3"><text:soft-page-break/>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61">Name</text:p>
          </table:table-cell>
          <table:table-cell table:style-name="Table100.B1" office:value-type="string">
            <text:p text:style-name="P33">set</text:p>
          </table:table-cell>
        </table:table-row>
        <table:table-row table:style-name="Table100.1">
          <table:table-cell table:style-name="Table100.A1" office:value-type="string">
            <text:p text:style-name="P61">Kind</text:p>
          </table:table-cell>
          <table:table-cell table:style-name="Table100.B1" office:value-type="string">
            <text:p text:style-name="P20">Command</text:p>
          </table:table-cell>
        </table:table-row>
        <table:table-row table:style-name="Table100.1">
          <table:table-cell table:style-name="Table100.A1" office:value-type="string">
            <text:p text:style-name="P61">Arg syntax</text:p>
          </table:table-cell>
          <table:table-cell table:style-name="Table100.B1" office:value-type="string">
            <text:p text:style-name="P20">&lt;name:token&gt; &lt;value:any&gt;</text:p>
          </table:table-cell>
        </table:table-row>
        <table:table-row table:style-name="Table100.1">
          <table:table-cell table:style-name="Table100.A1" office:value-type="string">
            <text:p text:style-name="P61">Description</text:p>
          </table:table-cell>
          <table:table-cell table:style-name="Table100.B1" office:value-type="string">
            <text:p text:style-name="P20">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61">Returns</text:p>
          </table:table-cell>
          <table:table-cell table:style-name="Table100.B1" office:value-type="string">
            <text:p text:style-name="P20">NULL</text:p>
          </table:table-cell>
        </table:table-row>
        <table:table-row table:style-name="Table100.1">
          <table:table-cell table:style-name="Table100.A1" office:value-type="string">
            <text:p text:style-name="P61">Example</text:p>
          </table:table-cell>
          <table:table-cell table:style-name="Table100.B1" office:value-type="string">
            <text:p text:style-name="P43">&gt; set name "string value"</text:p>
            <text:p text:style-name="P43">&gt; set dir [old=0]</text:p>
            <text:p text:style-name="P43">&gt; set dir.old "new"</text:p>
            <text:p text:style-name="P43">&gt; set dir.(dir.old) 1</text:p>
            <text:p text:style-name="P43">&gt; eval dir</text:p>
            <text:p text:style-name="P43">["old"="new","new"=1]</text:p>
            <text:p text:style-name="P43">&gt; set proc dir:{ echo old! }</text:p>
            <text:p text:style-name="P43">&gt; proc</text:p>
            <text:p text:style-name="P43">new</text:p>
            <text:p text:style-name="P43">&gt; set fn [old]:{ echo old! }</text:p>
            <text:p text:style-name="P43">&gt; fn "this"</text:p>
            <text:p text:style-name="P43">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17">Name</text:p>
          </table:table-cell>
          <table:table-cell table:style-name="Table101.B1" office:value-type="string">
            <text:p text:style-name="P33">shiftl</text:p>
          </table:table-cell>
        </table:table-row>
        <table:table-row table:style-name="Table101.1">
          <table:table-cell table:style-name="Table101.A1" office:value-type="string">
            <text:p text:style-name="P17">Kind</text:p>
          </table:table-cell>
          <table:table-cell table:style-name="Table101.B1" office:value-type="string">
            <text:p text:style-name="P20">Function</text:p>
          </table:table-cell>
        </table:table-row>
        <table:table-row table:style-name="Table101.1">
          <table:table-cell table:style-name="Table101.A1" office:value-type="string">
            <text:p text:style-name="P17">Arg syntax</text:p>
          </table:table-cell>
          <table:table-cell table:style-name="Table101.B1" office:value-type="string">
            <text:p text:style-name="P20">&lt;n1:int&gt; &lt;n2:int&gt;</text:p>
          </table:table-cell>
        </table:table-row>
        <table:table-row table:style-name="Table101.1">
          <table:table-cell table:style-name="Table101.A1" office:value-type="string">
            <text:p text:style-name="P17">Description</text:p>
          </table:table-cell>
          <table:table-cell table:style-name="Table101.B1" office:value-type="string">
            <text:p text:style-name="P20">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17">Returns</text:p>
          </table:table-cell>
          <table:table-cell table:style-name="Table101.B1" office:value-type="string">
            <text:p text:style-name="P20">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ext:soft-page-break/>
        <table:table-row table:style-name="Table101.1">
          <table:table-cell table:style-name="Table101.A1" office:value-type="string">
            <text:p text:style-name="P17">Example</text:p>
          </table:table-cell>
          <table:table-cell table:style-name="Table101.B1" office:value-type="string">
            <text:p text:style-name="P43">&gt; shiftl 1 3</text:p>
            <text:p text:style-name="P43">8</text:p>
            <text:p text:style-name="P43">&gt; shiftl 1 -3</text:p>
            <text:p text:style-name="P43">8</text:p>
            <text:p text:style-name="P43">&gt; shiftl 1 (-3)</text:p>
            <text:p text:style-name="P43">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17">Name</text:p>
          </table:table-cell>
          <table:table-cell table:style-name="Table102.B1" office:value-type="string">
            <text:p text:style-name="P33">shiftr</text:p>
          </table:table-cell>
        </table:table-row>
        <table:table-row table:style-name="Table102.1">
          <table:table-cell table:style-name="Table102.A1" office:value-type="string">
            <text:p text:style-name="P17">Kind</text:p>
          </table:table-cell>
          <table:table-cell table:style-name="Table102.B1" office:value-type="string">
            <text:p text:style-name="P20">Function</text:p>
          </table:table-cell>
        </table:table-row>
        <table:table-row table:style-name="Table102.1">
          <table:table-cell table:style-name="Table102.A1" office:value-type="string">
            <text:p text:style-name="P17">Arg syntax</text:p>
          </table:table-cell>
          <table:table-cell table:style-name="Table102.B1" office:value-type="string">
            <text:p text:style-name="P20">&lt;n1:int&gt; &lt;n2:int&gt;</text:p>
          </table:table-cell>
        </table:table-row>
        <table:table-row table:style-name="Table102.1">
          <table:table-cell table:style-name="Table102.A1" office:value-type="string">
            <text:p text:style-name="P17">Description</text:p>
          </table:table-cell>
          <table:table-cell table:style-name="Table102.B1" office:value-type="string">
            <text:p text:style-name="P20">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17">Returns</text:p>
          </table:table-cell>
          <table:table-cell table:style-name="Table102.B1" office:value-type="string">
            <text:p text:style-name="P20">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17">Example</text:p>
          </table:table-cell>
          <table:table-cell table:style-name="Table102.B1" office:value-type="string">
            <text:p text:style-name="P43">&gt; shiftr 16 3</text:p>
            <text:p text:style-name="P43">2</text:p>
            <text:p text:style-name="P43">&gt; shiftr 16 (-3)</text:p>
            <text:p text:style-name="P43">16</text:p>
            <text:p text:style-name="P43">&gt; shiftr -16 3</text:p>
            <text:p text:style-name="P43">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61">Name</text:p>
          </table:table-cell>
          <table:table-cell table:style-name="Table103.B1" office:value-type="string">
            <text:p text:style-name="P33">sleep</text:p>
          </table:table-cell>
        </table:table-row>
        <table:table-row table:style-name="Table103.1">
          <table:table-cell table:style-name="Table103.A1" office:value-type="string">
            <text:p text:style-name="P61">Kind</text:p>
          </table:table-cell>
          <table:table-cell table:style-name="Table103.B1" office:value-type="string">
            <text:p text:style-name="P20">Function</text:p>
          </table:table-cell>
        </table:table-row>
        <table:table-row table:style-name="Table103.1">
          <table:table-cell table:style-name="Table103.A1" office:value-type="string">
            <text:p text:style-name="P61">Arg syntax</text:p>
          </table:table-cell>
          <table:table-cell table:style-name="Table103.B1" office:value-type="string">
            <text:p text:style-name="P20">&lt;milliseconds:int&gt;</text:p>
          </table:table-cell>
        </table:table-row>
        <table:table-row table:style-name="Table103.1">
          <table:table-cell table:style-name="Table103.A1" office:value-type="string">
            <text:p text:style-name="P61">Description</text:p>
          </table:table-cell>
          <table:table-cell table:style-name="Table103.B1" office:value-type="string">
            <text:p text:style-name="P20">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61">Returns</text:p>
          </table:table-cell>
          <table:table-cell table:style-name="Table103.B1" office:value-type="string">
            <text:p text:style-name="P20">NULL</text:p>
          </table:table-cell>
        </table:table-row>
        <text:soft-page-break/>
        <table:table-row table:style-name="Table103.1">
          <table:table-cell table:style-name="Table103.A1" office:value-type="string">
            <text:p text:style-name="P61">Example</text:p>
          </table:table-cell>
          <table:table-cell table:style-name="Table103.B1" office:value-type="string">
            <text:p text:style-name="P43">&gt; sleep 500</text:p>
            <text:p text:style-name="P43">&gt;</text:p>
            <text:p text:style-name="P43">&gt; set rpt[ms,fn]:{ while {1} {fn!; sleep ms!;}! }</text:p>
            <text:p text:style-name="P43">&gt; rpt 1000 { echo "tick"! }</text:p>
            <text:p text:style-name="P43">tick</text:p>
            <text:p text:style-name="P43">tick</text:p>
            <text:p text:style-name="P43">tick</text:p>
            <text:p text:style-name="P43">tick</text:p>
            <text:p text:style-name="P43">tick</text:p>
            <text:p text:style-name="P43">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61">Name</text:p>
          </table:table-cell>
          <table:table-cell table:style-name="Table104.B1" office:value-type="string">
            <text:p text:style-name="P33">sort</text:p>
          </table:table-cell>
        </table:table-row>
        <table:table-row table:style-name="Table104.1">
          <table:table-cell table:style-name="Table104.A1" office:value-type="string">
            <text:p text:style-name="P61">Kind</text:p>
          </table:table-cell>
          <table:table-cell table:style-name="Table104.B1" office:value-type="string">
            <text:p text:style-name="P20">Function</text:p>
          </table:table-cell>
        </table:table-row>
        <table:table-row table:style-name="Table104.1">
          <table:table-cell table:style-name="Table104.A1" office:value-type="string">
            <text:p text:style-name="P61">Arg syntax</text:p>
          </table:table-cell>
          <table:table-cell table:style-name="Table104.B1" office:value-type="string">
            <text:p text:style-name="P20">&lt;env:clodir&gt;</text:p>
          </table:table-cell>
        </table:table-row>
        <table:table-row table:style-name="Table104.1">
          <table:table-cell table:style-name="Table104.A1" office:value-type="string">
            <text:p text:style-name="P61">Description</text:p>
          </table:table-cell>
          <table:table-cell table:style-name="Table104.B1" office:value-type="string">
            <text:p text:style-name="P20">Provides a vector of names in the provided environment which is ordered by the values each name is associated with in the environment.<text:line-break/>This function is identical to:</text:p>
            <text:p text:style-name="P55">sortby cmp</text:p>
            <text:p text:style-name="P20">(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61">Returns</text:p>
          </table:table-cell>
          <table:table-cell table:style-name="Table104.B1" office:value-type="string">
            <text:p text:style-name="P20">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61">Example</text:p>
          </table:table-cell>
          <table:table-cell table:style-name="Table104.B1" office:value-type="string">
            <text:p text:style-name="P43">&gt; sort &lt;-9,NULL,[a=3],"string",45,&lt;&gt;,3&gt;</text:p>
            <text:p text:style-name="P43">&lt;1, 0, 6, 4, 3, 2, 5&gt;</text:p>
            <text:p text:style-name="P43">&gt; set max[vec]:{ vec.((sort vec!).(-1+(len vec!))) }</text:p>
            <text:p text:style-name="P43">&gt; max &lt;2,6,3,5,6,8,-8&gt;</text:p>
            <text:p text:style-name="P43">8</text:p>
            <text:p text:style-name="P43">&gt; set min[vec]:{ vec.((sort vec!).0) }</text:p>
            <text:p text:style-name="P43">&gt; min &lt;2,6,3,5,6,8,-8&gt;</text:p>
            <text:p text:style-name="P43">-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61">Name</text:p>
          </table:table-cell>
          <table:table-cell table:style-name="Table105.B1" office:value-type="string">
            <text:p text:style-name="P33">sortby</text:p>
          </table:table-cell>
        </table:table-row>
        <table:table-row table:style-name="Table105.1">
          <table:table-cell table:style-name="Table105.A1" office:value-type="string">
            <text:p text:style-name="P61">Kind</text:p>
          </table:table-cell>
          <table:table-cell table:style-name="Table105.B1" office:value-type="string">
            <text:p text:style-name="P20">Function</text:p>
          </table:table-cell>
        </table:table-row>
        <table:table-row table:style-name="Table105.1">
          <table:table-cell table:style-name="Table105.A1" office:value-type="string">
            <text:p text:style-name="P61">Arg syntax</text:p>
          </table:table-cell>
          <table:table-cell table:style-name="Table105.B1" office:value-type="string">
            <text:p text:style-name="P20">&lt;cmpfn:closure&gt; &lt;env:clodir&gt;</text:p>
          </table:table-cell>
        </table:table-row>
        <text:soft-page-break/>
        <table:table-row table:style-name="Table105.1">
          <table:table-cell table:style-name="Table105.A1" office:value-type="string">
            <text:p text:style-name="P61">Description</text:p>
          </table:table-cell>
          <table:table-cell table:style-name="Table105.B1" office:value-type="string">
            <text:p text:style-name="P20">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1506312516" text:style-name="L10">
              <text:list-item>
                <text:p text:style-name="P95">a negative integer value to indicate that the first argument is less than the second </text:p>
              </text:list-item>
              <text:list-item>
                <text:p text:style-name="P95">a zero integer value to indicate that the first argument is equal to the second </text:p>
              </text:list-item>
              <text:list-item>
                <text:p text:style-name="P83">a positive integer value to indicate that the first argument is more than the second </text:p>
              </text:list-item>
            </text:list>
            <text:p text:style-name="P20">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61">Returns</text:p>
          </table:table-cell>
          <table:table-cell table:style-name="Table105.B1" office:value-type="string">
            <text:p text:style-name="P20">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able:table-row table:style-name="Table105.1">
          <table:table-cell table:style-name="Table105.A1" office:value-type="string">
            <text:p text:style-name="P61">Example</text:p>
          </table:table-cell>
          <table:table-cell table:style-name="Table105.B1" office:value-type="string">
            <text:p text:style-name="P43">&gt; sortby [a,b]:{cmp b a!} &lt;-9,NULL,[a=3],"string",45,&lt;&gt;,3&gt;</text:p>
            <text:p text:style-name="P43">&lt;2, 5, 3, 4, 6, 0, 1&gt;</text:p>
            <text:p text:style-name="P43">&gt; set cmpmin [v1,v2]:{ cmp v1.((sort v1!).0) v2.((sort v2!).0)! }</text:p>
            <text:p text:style-name="P43">&gt; set maxmin[vecvec]:{ sortby cmpmin vecvec! }</text:p>
            <text:p text:style-name="P43">&gt; maxmin &lt;&lt;0,2,3&gt;,&lt;8&gt;,&lt;9,7,-1&gt;,&lt;4,3&gt;&gt;</text:p>
            <text:p text:style-name="P43">&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61">Name</text:p>
          </table:table-cell>
          <table:table-cell table:style-name="Table106.B1" office:value-type="string">
            <text:p text:style-name="P33">sortmod</text:p>
          </table:table-cell>
        </table:table-row>
        <table:table-row table:style-name="Table106.1">
          <table:table-cell table:style-name="Table106.A1" office:value-type="string">
            <text:p text:style-name="P61">Kind</text:p>
          </table:table-cell>
          <table:table-cell table:style-name="Table106.B1" office:value-type="string">
            <text:p text:style-name="P20">Function</text:p>
          </table:table-cell>
        </table:table-row>
        <table:table-row table:style-name="Table106.1">
          <table:table-cell table:style-name="Table106.A1" office:value-type="string">
            <text:p text:style-name="P61">Arg syntax</text:p>
          </table:table-cell>
          <table:table-cell table:style-name="Table106.B1" office:value-type="string">
            <text:p text:style-name="P20">&lt;env:clodir&gt;</text:p>
          </table:table-cell>
        </table:table-row>
        <table:table-row table:style-name="Table106.1">
          <table:table-cell table:style-name="Table106.A1" office:value-type="string">
            <text:p text:style-name="P61">Description</text:p>
          </table:table-cell>
          <table:table-cell table:style-name="Table106.B1" office:value-type="string">
            <text:p text:style-name="P20">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55">sortmodby cmp</text:p>
            <text:p text:style-name="P20">(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61">Returns</text:p>
          </table:table-cell>
          <table:table-cell table:style-name="Table106.B1" office:value-type="string">
            <text:p text:style-name="P20">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ext:soft-page-break/>
        <table:table-row table:style-name="Table106.1">
          <table:table-cell table:style-name="Table106.A1" office:value-type="string">
            <text:p text:style-name="P61">Example</text:p>
          </table:table-cell>
          <table:table-cell table:style-name="Table106.B1" office:value-type="string">
            <text:p text:style-name="P43">&gt; sortdom &lt;4,5,67,2&gt;</text:p>
            <text:p text:style-name="P43">&lt;0, 1, 2, 3&gt;</text:p>
            <text:p text:style-name="P43">&gt; sortdom [one=1, two=2, three=3]</text:p>
            <text:p text:style-name="P43">&lt;"one", "three", "two"&gt;</text:p>
            <text:p text:style-name="P43">&gt; set in_order [_vals, _fn]:{</text:p>
            <text:p text:style-name="P43">&gt; <text:s text:c="4"/>forall (sortdom _vals!) [_val]:{ _fn _vals.(_val) _val! }!</text:p>
            <text:p text:style-name="P43">&gt; }</text:p>
            <text:p text:style-name="P43">&gt; in_order [apples=12, pears=8, bananas=7] [n,fruit]:{ </text:p>
            <text:p text:style-name="P43">&gt; <text:s text:c="3"/>io.fprintf io.out "we have %d %s\n" &lt;n,fruit&gt;! </text:p>
            <text:p text:style-name="P43">&gt; }</text:p>
            <text:p text:style-name="P43">we have 12 apples</text:p>
            <text:p text:style-name="P43">we have 7 bananas</text:p>
            <text:p text:style-name="P43">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61">Name</text:p>
          </table:table-cell>
          <table:table-cell table:style-name="Table107.B1" office:value-type="string">
            <text:p text:style-name="P33">sortdomby</text:p>
          </table:table-cell>
        </table:table-row>
        <table:table-row table:style-name="Table107.1">
          <table:table-cell table:style-name="Table107.A1" office:value-type="string">
            <text:p text:style-name="P61">Kind</text:p>
          </table:table-cell>
          <table:table-cell table:style-name="Table107.B1" office:value-type="string">
            <text:p text:style-name="P20">Function</text:p>
          </table:table-cell>
        </table:table-row>
        <table:table-row table:style-name="Table107.1">
          <table:table-cell table:style-name="Table107.A1" office:value-type="string">
            <text:p text:style-name="P61">Arg syntax</text:p>
          </table:table-cell>
          <table:table-cell table:style-name="Table107.B1" office:value-type="string">
            <text:p text:style-name="P20">&lt;cmpfn:closure&gt; &lt;env:clodir&gt;</text:p>
          </table:table-cell>
        </table:table-row>
        <table:table-row table:style-name="Table107.1">
          <table:table-cell table:style-name="Table107.A1" office:value-type="string">
            <text:p text:style-name="P61">Description</text:p>
          </table:table-cell>
          <table:table-cell table:style-name="Table107.B1" office:value-type="string">
            <text:p text:style-name="P20">Provides a vector of names in the provided environment which is ordered by the names in the environment.  The ordering is dictated by the <text:span text:style-name="T1">cmpfn</text:span> function which is executed with two arguments to be compared, and must return </text:p>
            <text:list xml:id="list2202293606" text:style-name="L11">
              <text:list-item>
                <text:p text:style-name="P96">a negative integer value to indicate that the first argument is less than the second </text:p>
              </text:list-item>
              <text:list-item>
                <text:p text:style-name="P96">a zero integer value to indicate that the first argument is equal to the second </text:p>
              </text:list-item>
              <text:list-item>
                <text:p text:style-name="P84">a positive integer value to indicate that the first argument is more than the second </text:p>
              </text:list-item>
            </text:list>
            <text:p text:style-name="P20">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61">Returns</text:p>
          </table:table-cell>
          <table:table-cell table:style-name="Table107.B1" office:value-type="string">
            <text:p text:style-name="P20">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61">Example</text:p>
          </table:table-cell>
          <table:table-cell table:style-name="Table107.B1" office:value-type="string">
            <text:p text:style-name="P43">&gt; sortdomby [a,b]:{cmp b a!} [one=1, two=2, three=3]</text:p>
            <text:p text:style-name="P43">&lt;"two", "three", "one"&gt;</text:p>
            <text:p text:style-name="P43">&gt; sortdomby collate ["fred"=7, "£"=99, "FORMER"=2, "104"=77]</text:p>
            <text:p text:style-name="P43">&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61">Name</text:p>
          </table:table-cell>
          <table:table-cell table:style-name="Table108.B1" office:value-type="string">
            <text:p text:style-name="P33">source</text:p>
          </table:table-cell>
        </table:table-row>
        <table:table-row table:style-name="Table108.1">
          <table:table-cell table:style-name="Table108.A1" office:value-type="string">
            <text:p text:style-name="P61">Kind</text:p>
          </table:table-cell>
          <table:table-cell table:style-name="Table108.B1" office:value-type="string">
            <text:p text:style-name="P20">Command</text:p>
          </table:table-cell>
        </table:table-row>
        <text:soft-page-break/>
        <table:table-row table:style-name="Table108.1">
          <table:table-cell table:style-name="Table108.A1" office:value-type="string">
            <text:p text:style-name="P61">Arg syntax</text:p>
          </table:table-cell>
          <table:table-cell table:style-name="Table108.B1" office:value-type="string">
            <text:p text:style-name="P20">&lt;tokstring:filename&gt;</text:p>
          </table:table-cell>
        </table:table-row>
        <table:table-row table:style-name="Table108.1">
          <table:table-cell table:style-name="Table108.A1" office:value-type="string">
            <text:p text:style-name="P61">Description</text:p>
          </table:table-cell>
          <table:table-cell table:style-name="Table108.B1" office:value-type="string">
            <text:p text:style-name="P20">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61">Returns</text:p>
          </table:table-cell>
          <table:table-cell table:style-name="Table108.B1" office:value-type="string">
            <text:p text:style-name="P20">NULL</text:p>
          </table:table-cell>
        </table:table-row>
        <table:table-row table:style-name="Table108.1">
          <table:table-cell table:style-name="Table108.A1" office:value-type="string">
            <text:p text:style-name="P61">Example</text:p>
          </table:table-cell>
          <table:table-cell table:style-name="Table108.B1" office:value-type="string">
            <text:p text:style-name="P38">When c:\\extra-commands contains:</text:p>
            <text:p text:style-name="P43">echo executing...</text:p>
            <text:p text:style-name="P43">&gt; source c:\\extra-commands</text:p>
            <text:p text:style-name="P43">executing...</text:p>
            <text:p text:style-name="P38">This feature is not working correctly:</text:p>
            <text:p text:style-name="P43">set test[]:{ source "/tmp/extra-commands"!; echo "Started"! }</text:p>
            <text:p text:style-name="P43">test</text:p>
            <text:p text:style-name="P43">&lt;Segmentation fault&gt;</text:p>
          </table:table-cell>
        </table:table-row>
      </table:table>
      <text:p text:style-name="P1"/>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61">Name</text:p>
          </table:table-cell>
          <table:table-cell table:style-name="Table109.B1" office:value-type="string">
            <text:p text:style-name="P33">sourcetext</text:p>
          </table:table-cell>
        </table:table-row>
        <table:table-row table:style-name="Table109.1">
          <table:table-cell table:style-name="Table109.A1" office:value-type="string">
            <text:p text:style-name="P61">Kind</text:p>
          </table:table-cell>
          <table:table-cell table:style-name="Table109.B1" office:value-type="string">
            <text:p text:style-name="P20">Function</text:p>
          </table:table-cell>
        </table:table-row>
        <table:table-row table:style-name="Table109.1">
          <table:table-cell table:style-name="Table109.A1" office:value-type="string">
            <text:p text:style-name="P61">Arg syntax</text:p>
          </table:table-cell>
          <table:table-cell table:style-name="Table109.B1" office:value-type="string">
            <text:p text:style-name="P20">&lt;text:string&gt;</text:p>
          </table:table-cell>
        </table:table-row>
        <table:table-row table:style-name="Table109.1">
          <table:table-cell table:style-name="Table109.A1" office:value-type="string">
            <text:p text:style-name="P61">Description</text:p>
          </table:table-cell>
          <table:table-cell table:style-name="Table109.B1" office:value-type="string">
            <text:p text:style-name="P20">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61">Returns</text:p>
          </table:table-cell>
          <table:table-cell table:style-name="Table109.B1" office:value-type="string">
            <text:p text:style-name="P20">NULL</text:p>
          </table:table-cell>
        </table:table-row>
        <text:soft-page-break/>
        <table:table-row table:style-name="Table109.1">
          <table:table-cell table:style-name="Table109.A1" office:value-type="string">
            <text:p text:style-name="P61">Example</text:p>
          </table:table-cell>
          <table:table-cell table:style-name="Table109.B1" office:value-type="string">
            <text:p text:style-name="P43">&gt; sourcetext "echo executing...\n"</text:p>
            <text:p text:style-name="P43">executing...</text:p>
            <text:p text:style-name="P43">&gt; sourcetext "echo "</text:p>
            <text:p text:style-name="P43">&gt; mycommand wont work</text:p>
            <text:p text:style-name="P43">mycommand wont work</text:p>
            <text:p text:style-name="P38">This feature is not working correctly:</text:p>
            <text:p text:style-name="P43">&gt; set test[]:{ sourcetext "echo executing...\n"; echo "Started"! }</text:p>
            <text:p text:style-name="P43">&gt; test</text:p>
            <text:p text:style-name="P43">Started</text:p>
            <text:p text:style-name="P43">&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61">Name</text:p>
          </table:table-cell>
          <table:table-cell table:style-name="Table110.B1" office:value-type="string">
            <text:p text:style-name="P33">split</text:p>
          </table:table-cell>
        </table:table-row>
        <table:table-row table:style-name="Table110.1">
          <table:table-cell table:style-name="Table110.A1" office:value-type="string">
            <text:p text:style-name="P61">Kind</text:p>
          </table:table-cell>
          <table:table-cell table:style-name="Table110.B1" office:value-type="string">
            <text:p text:style-name="P20">Function</text:p>
          </table:table-cell>
        </table:table-row>
        <table:table-row table:style-name="Table110.1">
          <table:table-cell table:style-name="Table110.A1" office:value-type="string">
            <text:p text:style-name="P61">Arg syntax</text:p>
          </table:table-cell>
          <table:table-cell table:style-name="Table110.B1" office:value-type="string">
            <text:p text:style-name="P20">&lt;delimiter:stringnl&gt; &lt;arg:string&gt;</text:p>
          </table:table-cell>
        </table:table-row>
        <table:table-row table:style-name="Table110.1">
          <table:table-cell table:style-name="Table110.A1" office:value-type="string">
            <text:p text:style-name="P61">Description</text:p>
          </table:table-cell>
          <table:table-cell table:style-name="Table110.B1" office:value-type="string">
            <text:p text:style-name="P20">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61">Returns</text:p>
          </table:table-cell>
          <table:table-cell table:style-name="Table110.B1" office:value-type="string">
            <text:p text:style-name="P20">A string containing the name of the interpreter assigned by the library-using application</text:p>
          </table:table-cell>
        </table:table-row>
        <table:table-row table:style-name="Table110.1">
          <table:table-cell table:style-name="Table110.A1" office:value-type="string">
            <text:p text:style-name="P61">Example</text:p>
          </table:table-cell>
          <table:table-cell table:style-name="Table110.B1" office:value-type="string">
            <text:p text:style-name="P43">&gt; split "/" "dir/subdir/file"</text:p>
            <text:p text:style-name="P43">&lt;"dir", "subdir", "file"&gt;</text:p>
            <text:p text:style-name="P43">&gt; split "\0" "line1\0line2"</text:p>
            <text:p text:style-name="P43">&lt;"line1", "line2"&gt;</text:p>
            <text:p text:style-name="P43">&gt; split "" "£€¢"</text:p>
            <text:p text:style-name="P43">&lt;"\xc2\xa3", "\xe2\x82\xac", "\xc2\xa2"&gt;</text:p>
            <text:p text:style-name="P43">&gt; split NULL "£€¢"</text:p>
            <text:p text:style-name="P43">&lt;"\xc2", "\xa3", "\xe2", "\x82", "\xac", "\xc2", "\xa2"&gt;</text:p>
            <text:p text:style-name="P43">&gt; split NULL "ascii"</text:p>
            <text:p text:style-name="P43">&lt;"a", "s", "c", "i", "i"&gt;</text:p>
            <text:p text:style-name="P43">&gt; set spaceout[s]: { join " - " (split "" s!)! }</text:p>
            <text:p text:style-name="P43">&gt; echo ${spaceout "£€¢"!}</text:p>
            <text:p text:style-name="P43">£ - € - ¢</text:p>
            <text:p text:style-name="P43">&gt; set args[str]: { range (select (notequal "") (split " " str!)!)! }</text:p>
            <text:p text:style-name="P43">&gt; args " a <text:s text:c="2"/>badly <text:s/>spaced <text:s text:c="4"/>command line"</text:p>
            <text:p text:style-name="P43">&lt;"a", "badly", "spaced", "command", "line"&gt;</text:p>
          </table:table-cell>
        </table:table-row>
      </table:table>
      <text:h text:style-name="P6" text:outline-level="3"><text:soft-page-break/>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61">Name</text:p>
          </table:table-cell>
          <table:table-cell table:style-name="Table111.B1" office:value-type="string">
            <text:p text:style-name="P33">str</text:p>
          </table:table-cell>
        </table:table-row>
        <table:table-row table:style-name="Table111.1">
          <table:table-cell table:style-name="Table111.A1" office:value-type="string">
            <text:p text:style-name="P61">Kind</text:p>
          </table:table-cell>
          <table:table-cell table:style-name="Table111.B1" office:value-type="string">
            <text:p text:style-name="P20">Function</text:p>
          </table:table-cell>
        </table:table-row>
        <table:table-row table:style-name="Table111.1">
          <table:table-cell table:style-name="Table111.A1" office:value-type="string">
            <text:p text:style-name="P61">Arg syntax</text:p>
          </table:table-cell>
          <table:table-cell table:style-name="Table111.B1" office:value-type="string">
            <text:p text:style-name="P20">&lt;value:any&gt;</text:p>
          </table:table-cell>
        </table:table-row>
        <table:table-row table:style-name="Table111.1">
          <table:table-cell table:style-name="Table111.A1" office:value-type="string">
            <text:p text:style-name="P61">Description</text:p>
          </table:table-cell>
          <table:table-cell table:style-name="Table111.B1" office:value-type="string">
            <text:p text:style-name="P20">Generate a string representation of the value provided.  The string representation is one that, if read as a value should (where possible) regenerate the value.  This function is equivalent to </text:p>
            <text:p text:style-name="P55">[val]: { io.outstring [out]:{ io.stringify out val! }! }</text:p>
            <text:p text:style-name="P20">See also: <text:span text:style-name="T1">io.stringify</text:span>, <text:span text:style-name="T1">io.strf</text:span></text:p>
          </table:table-cell>
        </table:table-row>
        <table:table-row table:style-name="Table111.1">
          <table:table-cell table:style-name="Table111.A1" office:value-type="string">
            <text:p text:style-name="P61">Returns</text:p>
          </table:table-cell>
          <table:table-cell table:style-name="Table111.B1" office:value-type="string">
            <text:p text:style-name="P20">A string containing the name of the interpreter assigned by the library-using application</text:p>
          </table:table-cell>
        </table:table-row>
        <table:table-row table:style-name="Table111.1">
          <table:table-cell table:style-name="Table111.A1" office:value-type="string">
            <text:p text:style-name="P61">Example</text:p>
          </table:table-cell>
          <table:table-cell table:style-name="Table111.B1" office:value-type="string">
            <text:p text:style-name="P43">&gt; set showstr[val]: { io.write io.out "value: "+(str val!)+"\n"!; }</text:p>
            <text:p text:style-name="P43">&gt; set show[val]: { io.write io.out "value: "+(val)+"\n"!; }</text:p>
            <text:p text:style-name="P43">&gt; show "shaln't"</text:p>
            <text:p text:style-name="P43">value: shaln't</text:p>
            <text:p text:style-name="P43">&gt; showstr "shaln't"</text:p>
            <text:p text:style-name="P43">value: "shaln\'t"</text:p>
            <text:p text:style-name="P43">&gt; showstr 100</text:p>
            <text:p text:style-name="P43">value: 100</text:p>
            <text:p text:style-name="P43">&gt; show 100</text:p>
            <text:p text:style-name="P43">ftl: value has wrong type - type is int, expected string</text:p>
            <text:p text:style-name="P43">ftl $*console*:49: string expected after '+'</text:p>
            <text:p text:style-name="P43">ftl $*console*:49: error in '+(val)+"\n"!; '</text:p>
            <text:p text:style-name="P43">["_1"=&lt;-EOF-&gt;,"_help"="&lt;stream&gt; &lt;string&gt; - write string to stream", "_2"]::&lt;func:0x8053ff4,2&gt;</text:p>
            <text:p text:style-name="P43">&gt; set s str "that's \"£££\"s\n"!</text:p>
            <text:p text:style-name="P43">&gt; echo $s</text:p>
            <text:p text:style-name="P43">"that\'s \"\xc2\xa3\xc2\xa3\xc2\xa3\"s\n"</text:p>
            <text:p text:style-name="P43">&gt; eval s</text:p>
            <text:p text:style-name="P43">"\"that\\\'s \\\"\\xc2\\xa3\\xc2\\xa3\\xc2\\xa3\\\"s\\n\""</text:p>
            <text:p text:style-name="P43">&gt; eval str [a=3, b="this", c=&lt;"one", 2, 3&gt;, d=&lt;7..99&gt;]!</text:p>
            <text:p text:style-name="P43">"[\"a\"=3,\"b\"=\"this\",\"c\"=&lt;\"one\", 2, 3&gt;,\"d\"=&lt;7 .. 9&gt;]"</text:p>
          </table:table-cell>
        </table:table-row>
      </table:table>
      <text:h text:style-name="P6"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61">Name</text:p>
          </table:table-cell>
          <table:table-cell table:style-name="Table112.B1" office:value-type="string">
            <text:p text:style-name="P33">strf</text:p>
          </table:table-cell>
        </table:table-row>
        <table:table-row table:style-name="Table112.1">
          <table:table-cell table:style-name="Table112.A1" office:value-type="string">
            <text:p text:style-name="P61">Kind</text:p>
          </table:table-cell>
          <table:table-cell table:style-name="Table112.B1" office:value-type="string">
            <text:p text:style-name="P20">Function</text:p>
          </table:table-cell>
        </table:table-row>
        <table:table-row table:style-name="Table112.1">
          <table:table-cell table:style-name="Table112.A1" office:value-type="string">
            <text:p text:style-name="P61">Arg syntax</text:p>
          </table:table-cell>
          <table:table-cell table:style-name="Table112.B1" office:value-type="string">
            <text:p text:style-name="P20">&lt;format:string&gt; &lt;values:clodir&gt;</text:p>
          </table:table-cell>
        </table:table-row>
        <text:soft-page-break/>
        <table:table-row table:style-name="Table112.1">
          <table:table-cell table:style-name="Table112.A1" office:value-type="string">
            <text:p text:style-name="P61">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13" table:style-name="Table113">
              <table:table-column table:style-name="Table113.A"/>
              <table:table-column table:style-name="Table113.B"/>
              <table:table-row>
                <table:table-cell table:style-name="Table113.A1" office:value-type="string">
                  <text:p text:style-name="P20">-</text:p>
                </table:table-cell>
                <table:table-cell table:style-name="Table113.A1" office:value-type="string">
                  <text:p text:style-name="P20">left justify the string in the specified width, otherwise right justify it.</text:p>
                </table:table-cell>
              </table:table-row>
              <table:table-row>
                <table:table-cell table:style-name="Table113.A1" office:value-type="string">
                  <text:p text:style-name="P20">+</text:p>
                </table:table-cell>
                <table:table-cell table:style-name="Table113.A1" office:value-type="string">
                  <text:p text:style-name="P20">include a sign (if relevant to the value) both when negative and when positive.</text:p>
                </table:table-cell>
              </table:table-row>
              <table:table-row>
                <table:table-cell table:style-name="Table113.A1" office:value-type="string">
                  <text:p text:style-name="P20">0</text:p>
                </table:table-cell>
                <table:table-cell table:style-name="Table113.A1" office:value-type="string">
                  <text:p text:style-name="P20">when right justified pad leading positions with zeros to accommodate the specified width (taking  any place for a sign into account).</text:p>
                </table:table-cell>
              </table:table-row>
              <table:table-row>
                <table:table-cell table:style-name="Table113.A1" office:value-type="string">
                  <text:p text:style-name="P20">&lt;space&gt;</text:p>
                </table:table-cell>
                <table:table-cell table:style-name="Table113.A1" office:value-type="string">
                  <text:p text:style-name="P20">leave a blank in place of a positive sign (if relevant to the value) when positive</text:p>
                </table:table-cell>
              </table:table-row>
              <table:table-row>
                <table:table-cell table:style-name="Table113.A1" office:value-type="string">
                  <text:p text:style-name="P20">#</text:p>
                </table:table-cell>
                <table:table-cell table:style-name="Table113.A1" office:value-type="string">
                  <text:p text:style-name="P20">use an alternative form of the format.</text:p>
                </table:table-cell>
              </table:table-row>
              <table:table-row>
                <table:table-cell table:style-name="Table113.A1" office:value-type="string">
                  <text:p text:style-name="P20">&lt;digits&gt;+</text:p>
                </table:table-cell>
                <table:table-cell table:style-name="Table113.A1" office:value-type="string">
                  <text:p text:style-name="P20">specifies the minimum width of the field, more characters than this may be printed if the format requires it.</text:p>
                </table:table-cell>
              </table:table-row>
              <table:table-row>
                <table:table-cell table:style-name="Table113.A1" office:value-type="string">
                  <text:p text:style-name="P20">.&lt;digits&gt;+</text:p>
                </table:table-cell>
                <table:table-cell table:style-name="Table113.A1" office:value-type="string">
                  <text:p text:style-name="P20">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20">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20">fmt.&lt;name&gt; &lt;flags&gt; &lt;precision&gt; &lt;value&gt;!</text:p>
            <text:p text:style-name="P4">This location (<text:span text:style-name="T1">fmt</text:span>) may be altered in future versions.<text:line-break/><text:line-break/>Curently the following formats are supported by default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64">Format name</text:p>
                </table:table-cell>
                <table:table-cell table:style-name="Table114.A1" office:value-type="string">
                  <text:p text:style-name="P64">Value type required</text:p>
                </table:table-cell>
                <table:table-cell table:style-name="Table114.A1" office:value-type="string">
                  <text:p text:style-name="P64">String produced</text:p>
                </table:table-cell>
              </table:table-row>
              <table:table-row>
                <table:table-cell table:style-name="Table114.A1" office:value-type="string">
                  <text:p text:style-name="P20">v</text:p>
                </table:table-cell>
                <table:table-cell table:style-name="Table114.A1" office:value-type="string">
                  <text:p text:style-name="P20">any type</text:p>
                </table:table-cell>
                <table:table-cell table:style-name="Table114.A1" office:value-type="string">
                  <text:p text:style-name="P20">the string representation of the type (as generated by the <text:span text:style-name="T1">str</text:span> function)</text:p>
                </table:table-cell>
              </table:table-row>
              <table:table-row>
                <table:table-cell table:style-name="Table114.A1" office:value-type="string">
                  <text:p text:style-name="P20">s</text:p>
                </table:table-cell>
                <table:table-cell table:style-name="Table114.A1" office:value-type="string">
                  <text:p text:style-name="P20">string</text:p>
                </table:table-cell>
                <table:table-cell table:style-name="Table114.A1" office:value-type="string">
                  <text:p text:style-name="P20">the string</text:p>
                </table:table-cell>
              </table:table-row>
              <table:table-row>
                <table:table-cell table:style-name="Table114.A1" office:value-type="string">
                  <text:p text:style-name="P20">x</text:p>
                </table:table-cell>
                <table:table-cell table:style-name="Table114.A1" office:value-type="string">
                  <text:p text:style-name="P20">(unsigned) integer</text:p>
                </table:table-cell>
                <table:table-cell table:style-name="Table114.A1" office:value-type="string">
                  <text:p text:style-name="P20">lower case hexadecimal</text:p>
                </table:table-cell>
              </table:table-row>
              <table:table-row>
                <table:table-cell table:style-name="Table114.A1" office:value-type="string">
                  <text:p text:style-name="P20">X</text:p>
                </table:table-cell>
                <table:table-cell table:style-name="Table114.A1" office:value-type="string">
                  <text:p text:style-name="P20">(unsigned) integer</text:p>
                </table:table-cell>
                <table:table-cell table:style-name="Table114.A1" office:value-type="string">
                  <text:p text:style-name="P20">upper case hexadecimal</text:p>
                </table:table-cell>
              </table:table-row>
              <table:table-row>
                <table:table-cell table:style-name="Table114.A1" office:value-type="string">
                  <text:p text:style-name="P20">d</text:p>
                </table:table-cell>
                <table:table-cell table:style-name="Table114.A1" office:value-type="string">
                  <text:p text:style-name="P20">integer</text:p>
                </table:table-cell>
                <table:table-cell table:style-name="Table114.A1" office:value-type="string">
                  <text:p text:style-name="P20">decimal</text:p>
                </table:table-cell>
              </table:table-row>
              <table:table-row>
                <table:table-cell table:style-name="Table114.A1" office:value-type="string">
                  <text:p text:style-name="P20">u</text:p>
                </table:table-cell>
                <table:table-cell table:style-name="Table114.A1" office:value-type="string">
                  <text:p text:style-name="P20">(unsigned) integer</text:p>
                </table:table-cell>
                <table:table-cell table:style-name="Table114.A1" office:value-type="string">
                  <text:p text:style-name="P20">decimal</text:p>
                </table:table-cell>
              </table:table-row>
            </table:table>
            <text:p text:style-name="P20"><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20">See also: <text:span text:style-name="T1">str</text:span>, <text:span text:style-name="T1">io.fprintf</text:span></text:p>
          </table:table-cell>
        </table:table-row>
        <text:soft-page-break/>
        <table:table-row table:style-name="Table112.1">
          <table:table-cell table:style-name="Table112.A1" office:value-type="string">
            <text:p text:style-name="P61">Returns</text:p>
          </table:table-cell>
          <table:table-cell table:style-name="Table112.B1" office:value-type="string">
            <text:p text:style-name="P20">A string containing the formatted representation of the arguments provided in the given environment.</text:p>
          </table:table-cell>
        </table:table-row>
        <table:table-row table:style-name="Table112.1">
          <table:table-cell table:style-name="Table112.A1" office:value-type="string">
            <text:p text:style-name="P61">Example</text:p>
          </table:table-cell>
          <table:table-cell table:style-name="Table112.B1" office:value-type="string">
            <text:p text:style-name="P43">&gt; set on_1line[val]:{io.write io.out (strf "%-.79v" val!)!;io.write io.out "\n"!;}</text:p>
            <text:p text:style-name="P43">&gt; on_1line 3</text:p>
            <text:p text:style-name="P43">3</text:p>
            <text:p text:style-name="P43">&gt; on_1line fmt</text:p>
            <text:p text:style-name="P43">["v"=["_help"="&lt;f&gt; &lt;p&gt; &lt;val&gt; - %v value format", "_1", "_2", "_3"]::&lt;func:0x805</text:p>
            <text:p text:style-name="P43">&gt; eval fmt</text:p>
            <text:p text:style-name="P43">["v"=["_help"="&lt;f&gt; &lt;p&gt; &lt;val&gt; - %v value format", "_1", "_2", "_3"]::&lt;func:0x805647c,3&gt;, </text:p>
            <text:p text:style-name="P43">"s"=["_help"="&lt;f&gt; &lt;p&gt; &lt;val&gt; - %s string format", "_1", "_2", "_3"]::&lt;func:0x8056464,3&gt;, </text:p>
            <text:p text:style-name="P43">"X"=["_help"="&lt;f&gt; &lt;p&gt; &lt;val&gt; - %X hex format", "_1", "_2", "_3"]::&lt;func:0x805644c,3&gt;, </text:p>
            <text:p text:style-name="P43">"x"=["_help"="&lt;f&gt; &lt;p&gt; &lt;val&gt; - %x hex format", "_1", "_2", "_3"]::&lt;func:0x8056434,3&gt;, </text:p>
            <text:p text:style-name="P43">"u"=["_help"="&lt;f&gt; &lt;p&gt; &lt;val&gt; - %u unsinged format", "_1", "_2", "_3"]::&lt;func:0x805641c,3&gt;, </text:p>
            <text:p text:style-name="P43">"d"=["_help"="&lt;f&gt; &lt;p&gt; &lt;val&gt; - %d integer format", "_1", "_2", "_3"]::&lt;func:0x8056404,3&gt;]</text:p>
            <text:p text:style-name="P43">&gt; set hdump[str]:{</text:p>
            <text:p text:style-name="P43">&gt; <text:s text:c="4"/>forall (split NULL str!) [h]:{</text:p>
            <text:p text:style-name="P43">&gt; <text:s text:c="8"/>io.write io.out (strf "%02X" h!)!;</text:p>
            <text:p text:style-name="P43">&gt; <text:s text:c="5"/>}!</text:p>
            <text:p text:style-name="P43">&gt; } </text:p>
            <text:p text:style-name="P43">&gt; set fmt.t [f,p,v]:{ if (equal "string" (typename v!)!) {v} {str v!}!}</text:p>
            <text:p text:style-name="P43">&gt; strf "tokens %[one]t (not %[one]v) and %[two]t" [one="string", two=9]</text:p>
            <text:p text:style-name="P43">"tokens string (not \"string\") and 9"</text:p>
            <text:p text:style-name="P38">Currently there is a bug in integer formats that occurs when the <text:span text:style-name="T1">0</text:span> and the <text:span text:style-name="T1">+</text:span>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61">Name</text:p>
          </table:table-cell>
          <table:table-cell table:style-name="Table115.B1" office:value-type="string">
            <text:p text:style-name="P33">strlen</text:p>
          </table:table-cell>
        </table:table-row>
        <table:table-row table:style-name="Table115.1">
          <table:table-cell table:style-name="Table115.A1" office:value-type="string">
            <text:p text:style-name="P61">Kind</text:p>
          </table:table-cell>
          <table:table-cell table:style-name="Table115.B1" office:value-type="string">
            <text:p text:style-name="P20">Function</text:p>
          </table:table-cell>
        </table:table-row>
        <table:table-row table:style-name="Table115.1">
          <table:table-cell table:style-name="Table115.A1" office:value-type="string">
            <text:p text:style-name="P61">Arg syntax</text:p>
          </table:table-cell>
          <table:table-cell table:style-name="Table115.B1" office:value-type="string">
            <text:p text:style-name="P20">&lt;chars:string&gt;</text:p>
          </table:table-cell>
        </table:table-row>
        <text:soft-page-break/>
        <table:table-row table:style-name="Table115.1">
          <table:table-cell table:style-name="Table115.A1" office:value-type="string">
            <text:p text:style-name="P61">Description</text:p>
          </table:table-cell>
          <table:table-cell table:style-name="Table115.B1" office:value-type="string">
            <text:p text:style-name="P20">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61">Returns</text:p>
          </table:table-cell>
          <table:table-cell table:style-name="Table115.B1" office:value-type="string">
            <text:p text:style-name="P20">The number of characters held in a string</text:p>
          </table:table-cell>
        </table:table-row>
        <table:table-row table:style-name="Table115.1">
          <table:table-cell table:style-name="Table115.A1" office:value-type="string">
            <text:p text:style-name="P61">Example</text:p>
          </table:table-cell>
          <table:table-cell table:style-name="Table115.B1" office:value-type="string">
            <text:p text:style-name="P43">&gt; len "£€¢"</text:p>
            <text:p text:style-name="P43">7</text:p>
            <text:p text:style-name="P43">&gt; strlen "£€¢"</text:p>
            <text:p text:style-name="P43">3</text:p>
            <text:p text:style-name="P43">&gt; strlen "ascii"</text:p>
            <text:p text:style-name="P43">5</text:p>
          </table:table-cell>
        </table:table-row>
      </table:table>
      <text:h text:style-name="P6" text:outline-level="3">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17">Name</text:p>
          </table:table-cell>
          <table:table-cell table:style-name="Table116.B1" office:value-type="string">
            <text:p text:style-name="P33">sub</text:p>
          </table:table-cell>
        </table:table-row>
        <table:table-row table:style-name="Table116.1">
          <table:table-cell table:style-name="Table116.A1" office:value-type="string">
            <text:p text:style-name="P17">Kind</text:p>
          </table:table-cell>
          <table:table-cell table:style-name="Table116.B1" office:value-type="string">
            <text:p text:style-name="P20">Function</text:p>
          </table:table-cell>
        </table:table-row>
        <table:table-row table:style-name="Table116.1">
          <table:table-cell table:style-name="Table116.A1" office:value-type="string">
            <text:p text:style-name="P17">Arg syntax</text:p>
          </table:table-cell>
          <table:table-cell table:style-name="Table116.B1" office:value-type="string">
            <text:p text:style-name="P20">&lt;n1:int&gt; &lt;n2:int&gt;</text:p>
          </table:table-cell>
        </table:table-row>
        <table:table-row table:style-name="Table116.1">
          <table:table-cell table:style-name="Table116.A1" office:value-type="string">
            <text:p text:style-name="P17">Description</text:p>
          </table:table-cell>
          <table:table-cell table:style-name="Table116.B1" office:value-type="string">
            <text:p text:style-name="P20">Takes two integers and subtracts the second from the first.</text:p>
          </table:table-cell>
        </table:table-row>
        <table:table-row table:style-name="Table116.1">
          <table:table-cell table:style-name="Table116.A1" office:value-type="string">
            <text:p text:style-name="P17">Returns</text:p>
          </table:table-cell>
          <table:table-cell table:style-name="Table116.B1" office:value-type="string">
            <text:p text:style-name="P24">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17">Example</text:p>
          </table:table-cell>
          <table:table-cell table:style-name="Table116.B1" office:value-type="string">
            <text:p text:style-name="P43">&gt; sub 0x100 12</text:p>
            <text:p text:style-name="P43">244</text:p>
            <text:p text:style-name="P43">&gt; sys localtimef "%T" (sub (sys.time!) 600!)</text:p>
            <text:p text:style-name="P43">"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61">Name</text:p>
          </table:table-cell>
          <table:table-cell table:style-name="Table117.B1" office:value-type="string">
            <text:p text:style-name="P33">sys.env</text:p>
          </table:table-cell>
        </table:table-row>
        <table:table-row table:style-name="Table117.1">
          <table:table-cell table:style-name="Table117.A1" office:value-type="string">
            <text:p text:style-name="P61">Kind</text:p>
          </table:table-cell>
          <table:table-cell table:style-name="Table117.B1" office:value-type="string">
            <text:p text:style-name="P20">Directory</text:p>
          </table:table-cell>
        </table:table-row>
        <table:table-row table:style-name="Table117.1">
          <table:table-cell table:style-name="Table117.A1" office:value-type="string">
            <text:p text:style-name="P61">Arg syntax</text:p>
          </table:table-cell>
          <table:table-cell table:style-name="Table117.B1" office:value-type="string">
            <text:p text:style-name="P20">Not a function</text:p>
          </table:table-cell>
        </table:table-row>
        <table:table-row table:style-name="Table117.1">
          <table:table-cell table:style-name="Table117.A1" office:value-type="string">
            <text:p text:style-name="P61">Description</text:p>
          </table:table-cell>
          <table:table-cell table:style-name="Table117.B1" office:value-type="string">
            <text:p text:style-name="P20">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61">Returns</text:p>
          </table:table-cell>
          <table:table-cell table:style-name="Table117.B1" office:value-type="string">
            <text:p text:style-name="P20">Not a function</text:p>
          </table:table-cell>
        </table:table-row>
        <text:soft-page-break/>
        <table:table-row table:style-name="Table117.1">
          <table:table-cell table:style-name="Table117.A1" office:value-type="string">
            <text:p text:style-name="P61">Example</text:p>
          </table:table-cell>
          <table:table-cell table:style-name="Table117.B1" office:value-type="string">
            <text:p text:style-name="P43">&gt; sys env USER</text:p>
            <text:p text:style-name="P43">"gray"</text:p>
            <text:p text:style-name="P43">&gt; set sys.env.new str [a=4, b=7]!</text:p>
            <text:p text:style-name="P43">&gt; eval ${sys.env.new}</text:p>
            <text:p text:style-name="P43">["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61">Name</text:p>
          </table:table-cell>
          <table:table-cell table:style-name="Table118.B1" office:value-type="string">
            <text:p text:style-name="P33">sys.localtime</text:p>
          </table:table-cell>
        </table:table-row>
        <table:table-row table:style-name="Table118.1">
          <table:table-cell table:style-name="Table118.A1" office:value-type="string">
            <text:p text:style-name="P61">Kind</text:p>
          </table:table-cell>
          <table:table-cell table:style-name="Table118.B1" office:value-type="string">
            <text:p text:style-name="P20">Function</text:p>
          </table:table-cell>
        </table:table-row>
        <table:table-row table:style-name="Table118.1">
          <table:table-cell table:style-name="Table118.A1" office:value-type="string">
            <text:p text:style-name="P61">Arg syntax</text:p>
          </table:table-cell>
          <table:table-cell table:style-name="Table118.B1" office:value-type="string">
            <text:p text:style-name="P20">&lt;time:int&gt;</text:p>
          </table:table-cell>
        </table:table-row>
        <table:table-row table:style-name="Table118.1">
          <table:table-cell table:style-name="Table118.A1" office:value-type="string">
            <text:p text:style-name="P61">Description</text:p>
          </table:table-cell>
          <table:table-cell table:style-name="Table118.B1" office:value-type="string">
            <text:p text:style-name="P20">Takes a number of seconds representing a calendar time (e.g. as returned by sys.time) and breaks it down into components representing elements of the local time relative to the current timezone in a returned directory with fields:</text:p>
            <text:list xml:id="list1537995886" text:style-name="L12">
              <text:list-item>
                <text:p text:style-name="P97">sec - number of seconds past the minute (0 .. 61 - normally up to 59) </text:p>
              </text:list-item>
              <text:list-item>
                <text:p text:style-name="P97">min - number of minutes pas the hour (0 .. 59) </text:p>
              </text:list-item>
              <text:list-item>
                <text:p text:style-name="P97">hour - number of hours into the identified date (0 .. 23) </text:p>
              </text:list-item>
              <text:list-item>
                <text:p text:style-name="P97">mday - day in the month (1 .. 31) </text:p>
              </text:list-item>
              <text:list-item>
                <text:p text:style-name="P97">mon - month in the year (1 .. 12) </text:p>
              </text:list-item>
              <text:list-item>
                <text:p text:style-name="P97">year - year number (e.g. 2006) </text:p>
              </text:list-item>
              <text:list-item>
                <text:p text:style-name="P97">wday - number of days since Sunday (0 .. 6) </text:p>
              </text:list-item>
              <text:list-item>
                <text:p text:style-name="P97">yday - number of days since 1 January (0 .. 365) </text:p>
              </text:list-item>
              <text:list-item>
                <text:p text:style-name="P85">isdst - whether daylight savings time is in force (=0  no, &gt;0 yes, &lt;0 unknown) </text:p>
              </text:list-item>
            </text:list>
            <text:p text:style-name="P20">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61">Returns</text:p>
          </table:table-cell>
          <table:table-cell table:style-name="Table118.B1" office:value-type="string">
            <text:p text:style-name="P20">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61">Example</text:p>
          </table:table-cell>
          <table:table-cell table:style-name="Table118.B1" office:value-type="string">
            <text:p text:style-name="P43">&gt; sys localtime (sys.time!)</text:p>
            <text:p text:style-name="P43">["sec"=39, "min"=46, "hour"=12, "mday"=21, "mon"=5, "year"=2006, "wday"=3, </text:p>
            <text:p text:style-name="P43">"yday"=171, "isdst"=1]</text:p>
            <text:p text:style-name="P43">set logrec[out, when, rec]:{</text:p>
            <text:p text:style-name="P43"><text:s text:c="4"/>t = sys.localtime when!;</text:p>
            <text:p text:style-name="P43"><text:s text:c="4"/>io.write out (octet 0+(t.year)-2000!)!;</text:p>
            <text:p text:style-name="P43"><text:s text:c="4"/>io.write out (octet t.mon!)!;</text:p>
            <text:p text:style-name="P43"><text:s text:c="4"/>io.write out (octet t.mday!)!;</text:p>
            <text:p text:style-name="P43"><text:s text:c="4"/>io.write out (octet t.hour!)!;</text:p>
            <text:p text:style-name="P43"><text:s text:c="4"/>io.write out (octet t.min!)!;</text:p>
            <text:p text:style-name="P43"><text:s text:c="4"/>io.write out (octet (len rec!)!)!;</text:p>
            <text:p text:style-name="P43"><text:s text:c="4"/>io.write out rec!;</text:p>
            <text:p text:style-name="P43">}</text:p>
          </table:table-cell>
        </table:table-row>
      </table:table>
      <text:h text:style-name="P6" text:outline-level="3"><text:soft-page-break/>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61">Name</text:p>
          </table:table-cell>
          <table:table-cell table:style-name="Table119.B1" office:value-type="string">
            <text:p text:style-name="P33">sys.localtimef</text:p>
          </table:table-cell>
        </table:table-row>
        <table:table-row table:style-name="Table119.2">
          <table:table-cell table:style-name="Table119.A1" office:value-type="string">
            <text:p text:style-name="P61">Kind</text:p>
          </table:table-cell>
          <table:table-cell table:style-name="Table119.B1" office:value-type="string">
            <text:p text:style-name="P20">Function</text:p>
          </table:table-cell>
        </table:table-row>
        <table:table-row table:style-name="Table119.2">
          <table:table-cell table:style-name="Table119.A1" office:value-type="string">
            <text:p text:style-name="P61">Arg syntax</text:p>
          </table:table-cell>
          <table:table-cell table:style-name="Table119.B1" office:value-type="string">
            <text:p text:style-name="P20">&lt;format:string&gt; &lt;time:int&gt;</text:p>
          </table:table-cell>
        </table:table-row>
        <table:table-row table:style-name="Table119.2">
          <table:table-cell table:style-name="Table119.A1" office:value-type="string">
            <text:p text:style-name="P61">Description</text:p>
          </table:table-cell>
          <table:table-cell table:style-name="Table119.B1" office:value-type="string">
            <text:p text:style-name="P20">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2255617678" text:style-name="L13">
              <text:list-item>
                <text:p text:style-name="P98">%a is replaced by the locale’s abbreviated weekday name </text:p>
              </text:list-item>
              <text:list-item>
                <text:p text:style-name="P98">%A is replaced by the locale’s full weekday name </text:p>
              </text:list-item>
              <text:list-item>
                <text:p text:style-name="P98">%b is replaced by the locale’s abbreviated month name </text:p>
              </text:list-item>
              <text:list-item>
                <text:p text:style-name="P98">%B is replaced by the locale’s full month name </text:p>
              </text:list-item>
              <text:list-item>
                <text:p text:style-name="P98">%c is replaced by the locale’s appropriate date and time representation </text:p>
              </text:list-item>
              <text:list-item>
                <text:p text:style-name="P98">%C is replaced by the year divided by 100 and truncated to an integer, as a decimal number (00−99) </text:p>
              </text:list-item>
              <text:list-item>
                <text:p text:style-name="P98">%d is replaced by the day of the month as a decimal number (01−31) </text:p>
              </text:list-item>
              <text:list-item>
                <text:p text:style-name="P98">%D is equivalent to ‘‘%m/%d/%y’’ </text:p>
              </text:list-item>
              <text:list-item>
                <text:p text:style-name="P98">%e is replaced by the day of the month as a decimal number (1−31); a single digit is preceded by a space </text:p>
              </text:list-item>
              <text:list-item>
                <text:p text:style-name="P98">%F is equivalent to ‘‘%Y−%m−%d’’ (the ISO 8601 date format) </text:p>
              </text:list-item>
              <text:list-item>
                <text:p text:style-name="P98">%g is replaced by the last 2 digits of the week-based year (see below) as a decimal number (00−99) </text:p>
              </text:list-item>
              <text:list-item>
                <text:p text:style-name="P98">%G is replaced by the week-based year (see below) as a decimal number (e.g., 1997) </text:p>
              </text:list-item>
              <text:list-item>
                <text:p text:style-name="P98">%h is equivalent to ‘‘%b’’ </text:p>
              </text:list-item>
              <text:list-item>
                <text:p text:style-name="P98">%H is replaced by the hour (24-hour clock) as a decimal number (00−23) </text:p>
              </text:list-item>
              <text:list-item>
                <text:p text:style-name="P98">%I is replaced by the hour (12-hour clock) as a decimal number (01−12) </text:p>
              </text:list-item>
              <text:list-item>
                <text:p text:style-name="P98">%j is replaced by the day of the year as a decimal number (001−366) </text:p>
              </text:list-item>
              <text:list-item>
                <text:p text:style-name="P98">%m is replaced by the month as a decimal number (01−12) </text:p>
              </text:list-item>
              <text:list-item>
                <text:p text:style-name="P98">%M is replaced by the minute as a decimal number (00−59) </text:p>
              </text:list-item>
              <text:list-item>
                <text:p text:style-name="P98">%n is replaced by a new-line character </text:p>
              </text:list-item>
              <text:list-item>
                <text:p text:style-name="P98">%p is replaced by the locale’s equivalent of the AM/PM designations associated </text:p>
              </text:list-item>
              <text:list-item>
                <text:p text:style-name="P98">with a 12-hour clock </text:p>
              </text:list-item>
              <text:list-item>
                <text:p text:style-name="P98">%r is replaced by the locale’s 12-hour clock time </text:p>
              </text:list-item>
              <text:list-item>
                <text:p text:style-name="P98">%R is equivalent to ‘‘%H:%M’’ </text:p>
              </text:list-item>
              <text:list-item>
                <text:p text:style-name="P98">%S is replaced by the second as a decimal number (00−60) </text:p>
              </text:list-item>
              <text:list-item>
                <text:p text:style-name="P98">%t is replaced by a horizontal-tab character. </text:p>
              </text:list-item>
              <text:list-item>
                <text:p text:style-name="P98">%T is equivalent to ‘‘%H:%M:%S’’ (the ISO 8601 time format) </text:p>
              </text:list-item>
              <text:list-item>
                <text:p text:style-name="P98">%u is replaced by the ISO 8601 weekday as a decimal number (1−7), where Monday is 1 </text:p>
              </text:list-item>
              <text:list-item>
                <text:p text:style-name="P98">%U is replaced by the week number of the year (the first Sunday as the first day of week 1) as a decimal number (00−53) </text:p>
              </text:list-item>
              <text:list-item>
                <text:p text:style-name="P98">%V is replaced by the ISO 8601 week number (see below) as a decimal <text:soft-page-break/>number (01−53) </text:p>
              </text:list-item>
              <text:list-item>
                <text:p text:style-name="P98">%w is replaced by the weekday as a decimal number (0−6), where Sunday is 0 </text:p>
              </text:list-item>
              <text:list-item>
                <text:p text:style-name="P98">%W is replaced by the week number of the year (the first Monday as the first day of week 1) as a decimal number (00−53) </text:p>
              </text:list-item>
              <text:list-item>
                <text:p text:style-name="P98">%x is replaced by the locale’s appropriate date representation </text:p>
              </text:list-item>
              <text:list-item>
                <text:p text:style-name="P98">%X is replaced by the locale’s appropriate time representation </text:p>
              </text:list-item>
              <text:list-item>
                <text:p text:style-name="P98">%y is replaced by the last 2 digits of the year as a decimal number (00−99) </text:p>
              </text:list-item>
              <text:list-item>
                <text:p text:style-name="P98">%Y is replaced by the year as a decimal number (e.g., 1997) </text:p>
              </text:list-item>
              <text:list-item>
                <text:p text:style-name="P98">%z is replaced by the offset from UTC in the ISO 8601 format ‘‘−0430’’ (meaning 4 hours 30 minutes behind UTC, west of Greenwich), or by no characters if no time zone is determinable </text:p>
              </text:list-item>
              <text:list-item>
                <text:p text:style-name="P98">%Z is replaced by the locale’s time zone name or abbreviation, or by no characters if no time zone is determinable </text:p>
              </text:list-item>
              <text:list-item>
                <text:p text:style-name="P86">%% is replaced by % </text:p>
              </text:list-item>
            </text:list>
            <text:p text:style-name="P20">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61">Returns</text:p>
          </table:table-cell>
          <table:table-cell table:style-name="Table119.B1" office:value-type="string">
            <text:p text:style-name="P20">A string containing the local time formatted as requested.</text:p>
          </table:table-cell>
        </table:table-row>
        <table:table-row table:style-name="Table119.2">
          <table:table-cell table:style-name="Table119.A1" office:value-type="string">
            <text:p text:style-name="P61">Example</text:p>
          </table:table-cell>
          <table:table-cell table:style-name="Table119.B1" office:value-type="string">
            <text:p text:style-name="P43">&gt; set timestr sys.localtimef "%H~%M"</text:p>
            <text:p text:style-name="P43">&gt; timestr (sys.time!)</text:p>
            <text:p text:style-name="P43">"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61">Name</text:p>
          </table:table-cell>
          <table:table-cell table:style-name="Table120.B1" office:value-type="string">
            <text:p text:style-name="P33">sys.osfamily</text:p>
          </table:table-cell>
        </table:table-row>
        <table:table-row table:style-name="Table120.1">
          <table:table-cell table:style-name="Table120.A1" office:value-type="string">
            <text:p text:style-name="P61">Kind</text:p>
          </table:table-cell>
          <table:table-cell table:style-name="Table120.B1" office:value-type="string">
            <text:p text:style-name="P20">Read only variable</text:p>
          </table:table-cell>
        </table:table-row>
        <table:table-row table:style-name="Table120.1">
          <table:table-cell table:style-name="Table120.A1" office:value-type="string">
            <text:p text:style-name="P61">Arg syntax</text:p>
          </table:table-cell>
          <table:table-cell table:style-name="Table120.B1" office:value-type="string">
            <text:p text:style-name="P20">Not a function</text:p>
          </table:table-cell>
        </table:table-row>
        <table:table-row table:style-name="Table120.1">
          <table:table-cell table:style-name="Table120.A1" office:value-type="string">
            <text:p text:style-name="P61">Description</text:p>
          </table:table-cell>
          <table:table-cell table:style-name="Table120.B1" office:value-type="string">
            <text:p text:style-name="P20">Returns a string classifying the category of operating system running. Currently supported possible values are:</text:p>
            <text:list xml:id="list1263179528" text:style-name="L14">
              <text:list-item>
                <text:p text:style-name="P99">"linux" </text:p>
              </text:list-item>
              <text:list-item>
                <text:p text:style-name="P99">"windows" </text:p>
              </text:list-item>
              <text:list-item>
                <text:p text:style-name="P87">"sunos" </text:p>
              </text:list-item>
            </text:list>
          </table:table-cell>
        </table:table-row>
        <table:table-row table:style-name="Table120.1">
          <table:table-cell table:style-name="Table120.A1" office:value-type="string">
            <text:p text:style-name="P61">Returns</text:p>
          </table:table-cell>
          <table:table-cell table:style-name="Table120.B1" office:value-type="string">
            <text:p text:style-name="P20">Not a function.</text:p>
          </table:table-cell>
        </table:table-row>
        <table:table-row table:style-name="Table120.1">
          <table:table-cell table:style-name="Table120.A1" office:value-type="string">
            <text:p text:style-name="P61">Example</text:p>
          </table:table-cell>
          <table:table-cell table:style-name="Table120.B1" office:value-type="string">
            <text:p text:style-name="P43">&gt; sys osfamily</text:p>
            <text:p text:style-name="P43">"linux"</text:p>
            <text:p text:style-name="P43">set osfile[path]: {</text:p>
            <text:p text:style-name="P43">    sep = if (equal sys.osfamily "windows"!) {"\\"}{"/"}!;</text:p>
            <text:p text:style-name="P43">    join sep path!</text:p>
            <text:p text:style-name="P43">}</text:p>
            <text:p text:style-name="P43">&gt; osfile &lt;"dir","subdir","file"&gt;</text:p>
            <text:p text:style-name="P43">"dir/subdir/file"</text:p>
          </table:table-cell>
        </table:table-row>
      </table:table>
      <text:h text:style-name="P6" text:outline-level="3"><text:soft-page-break/>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61">Name</text:p>
          </table:table-cell>
          <table:table-cell table:style-name="Table121.B1" office:value-type="string">
            <text:p text:style-name="P33">sys.run</text:p>
          </table:table-cell>
        </table:table-row>
        <table:table-row table:style-name="Table121.1">
          <table:table-cell table:style-name="Table121.A1" office:value-type="string">
            <text:p text:style-name="P61">Kind</text:p>
          </table:table-cell>
          <table:table-cell table:style-name="Table121.B1" office:value-type="string">
            <text:p text:style-name="P20">Command</text:p>
          </table:table-cell>
        </table:table-row>
        <table:table-row table:style-name="Table121.1">
          <table:table-cell table:style-name="Table121.A1" office:value-type="string">
            <text:p text:style-name="P61">Arg syntax</text:p>
          </table:table-cell>
          <table:table-cell table:style-name="Table121.B1" office:value-type="string">
            <text:p text:style-name="P20">&lt;line:string&gt;</text:p>
          </table:table-cell>
        </table:table-row>
        <table:table-row table:style-name="Table121.1">
          <table:table-cell table:style-name="Table121.A1" office:value-type="string">
            <text:p text:style-name="P61">Description</text:p>
          </table:table-cell>
          <table:table-cell table:style-name="Table121.B1" office:value-type="string">
            <text:p text:style-name="P20">Executes the system command held on the line.</text:p>
          </table:table-cell>
        </table:table-row>
        <table:table-row table:style-name="Table121.1">
          <table:table-cell table:style-name="Table121.A1" office:value-type="string">
            <text:p text:style-name="P61">Returns</text:p>
          </table:table-cell>
          <table:table-cell table:style-name="Table121.B1" office:value-type="string">
            <text:p text:style-name="P20">NULL if the execution was successful otherwise a string describing the error</text:p>
          </table:table-cell>
        </table:table-row>
        <table:table-row table:style-name="Table121.1">
          <table:table-cell table:style-name="Table121.A1" office:value-type="string">
            <text:p text:style-name="P61">Example</text:p>
          </table:table-cell>
          <table:table-cell table:style-name="Table121.B1" office:value-type="string">
            <text:p text:style-name="P43">&gt; set rc sys.run "asfd"!</text:p>
            <text:p text:style-name="P43">sh: asfd: command not found</text:p>
            <text:p text:style-name="P43">&gt; eval rc</text:p>
            <text:p text:style-name="P43">"ftl \$*console*:63: system command failed - \'asfd\' (rc 32512)\n"</text:p>
            <text:p text:style-name="P43">&gt; sys run arp -a</text:p>
            <text:p text:style-name="P43">?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61">Name</text:p>
          </table:table-cell>
          <table:table-cell table:style-name="Table122.B1" office:value-type="string">
            <text:p text:style-name="P33">sys.time</text:p>
          </table:table-cell>
        </table:table-row>
        <table:table-row table:style-name="Table122.1">
          <table:table-cell table:style-name="Table122.A1" office:value-type="string">
            <text:p text:style-name="P61">Kind</text:p>
          </table:table-cell>
          <table:table-cell table:style-name="Table122.B1" office:value-type="string">
            <text:p text:style-name="P20">Function</text:p>
          </table:table-cell>
        </table:table-row>
        <table:table-row table:style-name="Table122.1">
          <table:table-cell table:style-name="Table122.A1" office:value-type="string">
            <text:p text:style-name="P61">Arg syntax</text:p>
          </table:table-cell>
          <table:table-cell table:style-name="Table122.B1" office:value-type="string">
            <text:p text:style-name="P20">No argument</text:p>
          </table:table-cell>
        </table:table-row>
        <table:table-row table:style-name="Table122.1">
          <table:table-cell table:style-name="Table122.A1" office:value-type="string">
            <text:p text:style-name="P61">Description</text:p>
          </table:table-cell>
          <table:table-cell table:style-name="Table122.B1" office:value-type="string">
            <text:p text:style-name="P20">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61">Returns</text:p>
          </table:table-cell>
          <table:table-cell table:style-name="Table122.B1" office:value-type="string">
            <text:p text:style-name="P20">An integer number of seconds.</text:p>
          </table:table-cell>
        </table:table-row>
        <table:table-row table:style-name="Table122.1">
          <table:table-cell table:style-name="Table122.A1" office:value-type="string">
            <text:p text:style-name="P61">Example</text:p>
          </table:table-cell>
          <table:table-cell table:style-name="Table122.B1" office:value-type="string">
            <text:p text:style-name="P43">&gt; sys localtimef "%X" (sys.time!)</text:p>
            <text:p text:style-name="P43">"10:49:07"</text:p>
            <text:p text:style-name="P43">&gt; set timeit[fn]: {</text:p>
            <text:p text:style-name="P43">&gt; <text:s text:c="3"/>start = sys.time!;</text:p>
            <text:p text:style-name="P43">&gt; <text:s text:c="3"/>fn!;</text:p>
            <text:p text:style-name="P43">&gt; <text:s text:c="3"/>0+(sys.time!)-(start)</text:p>
            <text:p text:style-name="P43">&gt; }</text:p>
            <text:p text:style-name="P43">&gt; timeit (sleep 2000)</text:p>
            <text:p text:style-name="P43">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61">Name</text:p>
          </table:table-cell>
          <table:table-cell table:style-name="Table123.B1" office:value-type="string">
            <text:p text:style-name="P33">sys.uid</text:p>
          </table:table-cell>
        </table:table-row>
        <table:table-row table:style-name="Table123.1">
          <table:table-cell table:style-name="Table123.A1" office:value-type="string">
            <text:p text:style-name="P61">Kind</text:p>
          </table:table-cell>
          <table:table-cell table:style-name="Table123.B1" office:value-type="string">
            <text:p text:style-name="P20">Command</text:p>
          </table:table-cell>
        </table:table-row>
        <table:table-row table:style-name="Table123.1">
          <table:table-cell table:style-name="Table123.A1" office:value-type="string">
            <text:p text:style-name="P61">Arg syntax</text:p>
          </table:table-cell>
          <table:table-cell table:style-name="Table123.B1" office:value-type="string">
            <text:p text:style-name="P20">&lt;user:string&gt;</text:p>
          </table:table-cell>
        </table:table-row>
        <text:soft-page-break/>
        <table:table-row table:style-name="Table123.1">
          <table:table-cell table:style-name="Table123.A1" office:value-type="string">
            <text:p text:style-name="P61">Description</text:p>
          </table:table-cell>
          <table:table-cell table:style-name="Table123.B1" office:value-type="string">
            <text:p text:style-name="P20">return a unique identifier for the named user as an integer, or NULL if there is no such user.</text:p>
          </table:table-cell>
        </table:table-row>
        <table:table-row table:style-name="Table123.1">
          <table:table-cell table:style-name="Table123.A1" office:value-type="string">
            <text:p text:style-name="P61">Returns</text:p>
          </table:table-cell>
          <table:table-cell table:style-name="Table123.B1" office:value-type="string">
            <text:p text:style-name="P20">UID of a user.</text:p>
          </table:table-cell>
        </table:table-row>
        <table:table-row table:style-name="Table123.1">
          <table:table-cell table:style-name="Table123.A1" office:value-type="string">
            <text:p text:style-name="P61">Example</text:p>
          </table:table-cell>
          <table:table-cell table:style-name="Table123.B1" office:value-type="string">
            <text:p text:style-name="P43">&gt; sys uid gray</text:p>
            <text:p text:style-name="P43">&gt; set isroot[id]: { 0 == (cmp id (sys.uid "root"!)!) }</text:p>
            <text:p text:style-name="P43">&gt; isroot 500</text:p>
            <text:p text:style-name="P43">FALSE</text:p>
            <text:p text:style-name="P43">&gt; isroot 0</text:p>
            <text:p text:style-name="P43">TRUE</text:p>
          </table:table-cell>
        </table:table-row>
      </table:table>
      <text:h text:style-name="P6" text:outline-level="3">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61">Name</text:p>
          </table:table-cell>
          <table:table-cell table:style-name="Table124.B1" office:value-type="string">
            <text:p text:style-name="P33">sys.utctime</text:p>
          </table:table-cell>
        </table:table-row>
        <table:table-row table:style-name="Table124.1">
          <table:table-cell table:style-name="Table124.A1" office:value-type="string">
            <text:p text:style-name="P61">Kind</text:p>
          </table:table-cell>
          <table:table-cell table:style-name="Table124.B1" office:value-type="string">
            <text:p text:style-name="P20">Function</text:p>
          </table:table-cell>
        </table:table-row>
        <table:table-row table:style-name="Table124.1">
          <table:table-cell table:style-name="Table124.A1" office:value-type="string">
            <text:p text:style-name="P61">Arg syntax</text:p>
          </table:table-cell>
          <table:table-cell table:style-name="Table124.B1" office:value-type="string">
            <text:p text:style-name="P20">&lt;time:int&gt;</text:p>
          </table:table-cell>
        </table:table-row>
        <table:table-row table:style-name="Table124.1">
          <table:table-cell table:style-name="Table124.A1" office:value-type="string">
            <text:p text:style-name="P61">Description</text:p>
          </table:table-cell>
          <table:table-cell table:style-name="Table124.B1" office:value-type="string">
            <text:p text:style-name="P20">Takes a number of seconds representing a calendar time (e.g. as returned by sys.time) and breaks it down into components representing elements of the Coordinated Universal Time (UTC) in a returned directory with fields:</text:p>
            <text:list xml:id="list3014614669" text:style-name="L15">
              <text:list-item>
                <text:p text:style-name="P100">sec - number of seconds past the minute (0 .. 61 - normally up to 59) </text:p>
              </text:list-item>
              <text:list-item>
                <text:p text:style-name="P100">min - number of minutes pas the hour (0 .. 59) </text:p>
              </text:list-item>
              <text:list-item>
                <text:p text:style-name="P100">hour - number of hours into the identified date (0 .. 23) </text:p>
              </text:list-item>
              <text:list-item>
                <text:p text:style-name="P100">mday - day in the month (1 .. 31) </text:p>
              </text:list-item>
              <text:list-item>
                <text:p text:style-name="P100">mon - month in the year (1 .. 12) </text:p>
              </text:list-item>
              <text:list-item>
                <text:p text:style-name="P100">year - year number (e.g. 2006) </text:p>
              </text:list-item>
              <text:list-item>
                <text:p text:style-name="P100">wday - number of days since Sunday (0 .. 6) </text:p>
              </text:list-item>
              <text:list-item>
                <text:p text:style-name="P100">yday - number of days since 1 January (0 .. 365) </text:p>
              </text:list-item>
              <text:list-item>
                <text:p text:style-name="P88">isdst - whether daylight savings time is in force (=0  no, &gt;0 yes, &lt;0 unknown) </text:p>
              </text:list-item>
            </text:list>
            <text:p text:style-name="P20">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61">Returns</text:p>
          </table:table-cell>
          <table:table-cell table:style-name="Table124.B1" office:value-type="string">
            <text:p text:style-name="P20">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ext:soft-page-break/>
        <table:table-row table:style-name="Table124.1">
          <table:table-cell table:style-name="Table124.A1" office:value-type="string">
            <text:p text:style-name="P61">Example</text:p>
          </table:table-cell>
          <table:table-cell table:style-name="Table124.B1" office:value-type="string">
            <text:p text:style-name="P43">&gt; sys utctime (sys.time!)</text:p>
            <text:p text:style-name="P43">["sec"=41, "min"=47, "hour"=11, "mday"=21, "mon"=5, "year"=2006, </text:p>
            <text:p text:style-name="P43">"wday"=3, "yday"=171, "isdst"=0]</text:p>
            <text:p text:style-name="P43">set logrec[out, when, rec]:{</text:p>
            <text:p text:style-name="P43"><text:s text:c="4"/>t = sys.utctime when!;</text:p>
            <text:p text:style-name="P43"><text:s text:c="4"/>io.write out (octet 0+(t.year)-2000!)!;</text:p>
            <text:p text:style-name="P43"><text:s text:c="4"/>io.write out (octet t.mon!)!;</text:p>
            <text:p text:style-name="P43"><text:s text:c="4"/>io.write out (octet t.mday!)!;</text:p>
            <text:p text:style-name="P43"><text:s text:c="4"/>io.write out (octet t.hour!)!;</text:p>
            <text:p text:style-name="P43"><text:s text:c="4"/>io.write out (octet t.min!)!;</text:p>
            <text:p text:style-name="P43"><text:s text:c="4"/>io.write out (octet (len rec!)!)!;</text:p>
            <text:p text:style-name="P43"><text:s text:c="4"/>io.write out rec!;</text:p>
            <text:p text:style-name="P43">}</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61">Name</text:p>
          </table:table-cell>
          <table:table-cell table:style-name="Table125.B1" office:value-type="string">
            <text:p text:style-name="P33">sys.utctimef</text:p>
          </table:table-cell>
        </table:table-row>
        <table:table-row table:style-name="Table125.1">
          <table:table-cell table:style-name="Table125.A1" office:value-type="string">
            <text:p text:style-name="P61">Kind</text:p>
          </table:table-cell>
          <table:table-cell table:style-name="Table125.B1" office:value-type="string">
            <text:p text:style-name="P20">Function</text:p>
          </table:table-cell>
        </table:table-row>
        <table:table-row table:style-name="Table125.1">
          <table:table-cell table:style-name="Table125.A1" office:value-type="string">
            <text:p text:style-name="P61">Arg syntax</text:p>
          </table:table-cell>
          <table:table-cell table:style-name="Table125.B1" office:value-type="string">
            <text:p text:style-name="P20">&lt;format:string&gt; &lt;time:int&gt;</text:p>
          </table:table-cell>
        </table:table-row>
        <table:table-row table:style-name="Table125.1">
          <table:table-cell table:style-name="Table125.A1" office:value-type="string">
            <text:p text:style-name="P61">Description</text:p>
          </table:table-cell>
          <table:table-cell table:style-name="Table125.B1" office:value-type="string">
            <text:p text:style-name="P20">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61">Returns</text:p>
          </table:table-cell>
          <table:table-cell table:style-name="Table125.B1" office:value-type="string">
            <text:p text:style-name="P20">A string containing the UTC time formatted as requested.</text:p>
          </table:table-cell>
        </table:table-row>
        <table:table-row table:style-name="Table125.1">
          <table:table-cell table:style-name="Table125.A1" office:value-type="string">
            <text:p text:style-name="P61">Example</text:p>
          </table:table-cell>
          <table:table-cell table:style-name="Table125.B1" office:value-type="string">
            <text:p text:style-name="P43">&gt; set stamp {sys.utctimef "%T%z" (sys.time!)!}</text:p>
            <text:p text:style-name="P43">&gt; stamp</text:p>
            <text:p text:style-name="P43">"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17">Name</text:p>
          </table:table-cell>
          <table:table-cell table:style-name="Table126.B1" office:value-type="string">
            <text:p text:style-name="P33">TRUE</text:p>
          </table:table-cell>
        </table:table-row>
        <table:table-row table:style-name="Table126.1">
          <table:table-cell table:style-name="Table126.A1" office:value-type="string">
            <text:p text:style-name="P17">Kind</text:p>
          </table:table-cell>
          <table:table-cell table:style-name="Table126.B1" office:value-type="string">
            <text:p text:style-name="P20">Value</text:p>
          </table:table-cell>
        </table:table-row>
        <table:table-row table:style-name="Table126.1">
          <table:table-cell table:style-name="Table126.A1" office:value-type="string">
            <text:p text:style-name="P17">Arg syntax</text:p>
          </table:table-cell>
          <table:table-cell table:style-name="Table126.B1" office:value-type="string">
            <text:p text:style-name="P20">(no args)</text:p>
          </table:table-cell>
        </table:table-row>
        <table:table-row table:style-name="Table126.1">
          <table:table-cell table:style-name="Table126.A1" office:value-type="string">
            <text:p text:style-name="P17">Description</text:p>
          </table:table-cell>
          <table:table-cell table:style-name="Table126.B1" office:value-type="string">
            <text:p text:style-name="P20">Provides a <text:span text:style-name="T1">TRUE</text:span> value which can be used in boolean expressions.<text:line-break/>Note that the value used for TRUE behaves as if it were defined as follows:</text:p>
            <text:p text:style-name="P55">[code]:{code!}</text:p>
            <text:p text:style-name="P20">See also: <text:span text:style-name="T1">TRUE</text:span>, the section about Boolean Values above.</text:p>
          </table:table-cell>
        </table:table-row>
        <table:table-row table:style-name="Table126.1">
          <table:table-cell table:style-name="Table126.A1" office:value-type="string">
            <text:p text:style-name="P17">Returns</text:p>
          </table:table-cell>
          <table:table-cell table:style-name="Table126.B1" office:value-type="string">
            <text:p text:style-name="P20">An value that is not the one used for FALSE.</text:p>
          </table:table-cell>
        </table:table-row>
        <text:soft-page-break/>
        <table:table-row table:style-name="Table126.1">
          <table:table-cell table:style-name="Table126.A1" office:value-type="string">
            <text:p text:style-name="P17">Example</text:p>
          </table:table-cell>
          <table:table-cell table:style-name="Table126.B1" office:value-type="string">
            <text:p text:style-name="P43">&gt; set done FALSE</text:p>
            <text:p text:style-name="P43">&gt; set once[fn]: { if (done) { done=TRUE; fn! } {}! } </text:p>
            <text:p text:style-name="P43">{ <text:s text:c="2"/>rc = fn!;</text:p>
            <text:p text:style-name="P43"><text:s text:c="4"/>if (rc.error_occured) {echo "ERROR"!; FALSE} {TRUE}!</text:p>
            <text:p text:style-name="P43">}</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61">Name</text:p>
          </table:table-cell>
          <table:table-cell table:style-name="Table127.B1" office:value-type="string">
            <text:p text:style-name="P33">type</text:p>
          </table:table-cell>
        </table:table-row>
        <table:table-row table:style-name="Table127.1">
          <table:table-cell table:style-name="Table127.A1" office:value-type="string">
            <text:p text:style-name="P61">Kind</text:p>
          </table:table-cell>
          <table:table-cell table:style-name="Table127.B1" office:value-type="string">
            <text:p text:style-name="P20">Command</text:p>
          </table:table-cell>
        </table:table-row>
        <table:table-row table:style-name="Table127.1">
          <table:table-cell table:style-name="Table127.A1" office:value-type="string">
            <text:p text:style-name="P61">Arg syntax</text:p>
          </table:table-cell>
          <table:table-cell table:style-name="Table127.B1" office:value-type="string">
            <text:p text:style-name="P20">&lt;typename&gt;</text:p>
          </table:table-cell>
        </table:table-row>
        <table:table-row table:style-name="Table127.1">
          <table:table-cell table:style-name="Table127.A1" office:value-type="string">
            <text:p text:style-name="P61">Description</text:p>
          </table:table-cell>
          <table:table-cell table:style-name="Table127.B1" office:value-type="string">
            <text:p text:style-name="P20">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61">Returns</text:p>
          </table:table-cell>
          <table:table-cell table:style-name="Table127.B1" office:value-type="string">
            <text:p text:style-name="P20">A type value</text:p>
          </table:table-cell>
        </table:table-row>
        <table:table-row table:style-name="Table127.1">
          <table:table-cell table:style-name="Table127.A1" office:value-type="string">
            <text:p text:style-name="P61">Example</text:p>
          </table:table-cell>
          <table:table-cell table:style-name="Table127.B1" office:value-type="string">
            <text:p text:style-name="P43">&gt; type string</text:p>
            <text:p text:style-name="P43">string</text:p>
            <text:p text:style-name="P43">&gt; set isdir[x]: { 0 == (cmp (type{dir}!) (typeof x!)!) }</text:p>
          </table:table-cell>
        </table:table-row>
      </table:table>
      <text:h text:style-name="P6" text:outline-level="3">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61">Name</text:p>
          </table:table-cell>
          <table:table-cell table:style-name="Table128.B1" office:value-type="string">
            <text:p text:style-name="P33">typename</text:p>
          </table:table-cell>
        </table:table-row>
        <table:table-row table:style-name="Table128.1">
          <table:table-cell table:style-name="Table128.A1" office:value-type="string">
            <text:p text:style-name="P61">Kind</text:p>
          </table:table-cell>
          <table:table-cell table:style-name="Table128.B1" office:value-type="string">
            <text:p text:style-name="P20">Command</text:p>
          </table:table-cell>
        </table:table-row>
        <table:table-row table:style-name="Table128.1">
          <table:table-cell table:style-name="Table128.A1" office:value-type="string">
            <text:p text:style-name="P61">Arg syntax</text:p>
          </table:table-cell>
          <table:table-cell table:style-name="Table128.B1" office:value-type="string">
            <text:p text:style-name="P20">&lt;expr:any&gt;</text:p>
          </table:table-cell>
        </table:table-row>
        <table:table-row table:style-name="Table128.1">
          <table:table-cell table:style-name="Table128.A1" office:value-type="string">
            <text:p text:style-name="P61">Description</text:p>
          </table:table-cell>
          <table:table-cell table:style-name="Table128.B1" office:value-type="string">
            <text:p text:style-name="P20">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61">Returns</text:p>
          </table:table-cell>
          <table:table-cell table:style-name="Table128.B1" office:value-type="string">
            <text:p text:style-name="P20">A type value</text:p>
          </table:table-cell>
        </table:table-row>
        <table:table-row table:style-name="Table128.1">
          <table:table-cell table:style-name="Table128.A1" office:value-type="string">
            <text:p text:style-name="P61">Example</text:p>
          </table:table-cell>
          <table:table-cell table:style-name="Table128.B1" office:value-type="string">
            <text:p text:style-name="P43">&gt; typeof "string"</text:p>
            <text:p text:style-name="P43">string</text:p>
            <text:p text:style-name="P43">&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61">Name</text:p>
          </table:table-cell>
          <table:table-cell table:style-name="Table129.B1" office:value-type="string">
            <text:p text:style-name="P33">typename</text:p>
          </table:table-cell>
        </table:table-row>
        <table:table-row table:style-name="Table129.1">
          <table:table-cell table:style-name="Table129.A1" office:value-type="string">
            <text:p text:style-name="P61">Kind</text:p>
          </table:table-cell>
          <table:table-cell table:style-name="Table129.B1" office:value-type="string">
            <text:p text:style-name="P20">Function</text:p>
          </table:table-cell>
        </table:table-row>
        <table:table-row table:style-name="Table129.1">
          <table:table-cell table:style-name="Table129.A1" office:value-type="string">
            <text:p text:style-name="P61">Arg syntax</text:p>
          </table:table-cell>
          <table:table-cell table:style-name="Table129.B1" office:value-type="string">
            <text:p text:style-name="P20">&lt;expr:any&gt;</text:p>
          </table:table-cell>
        </table:table-row>
        <text:soft-page-break/>
        <table:table-row table:style-name="Table129.1">
          <table:table-cell table:style-name="Table129.A1" office:value-type="string">
            <text:p text:style-name="P61">Description</text:p>
          </table:table-cell>
          <table:table-cell table:style-name="Table129.B1" office:value-type="string">
            <text:p text:style-name="P20">Returns a type value representing the type that <text:span text:style-name="T1">expr</text:span> evaluates to.  When displayed these types display as the following:</text:p>
            <text:list xml:id="list3255429289" text:style-name="L16">
              <text:list-item>
                <text:p text:style-name="P101"><text:span text:style-name="T1">nul</text:span> </text:p>
              </text:list-item>
              <text:list-item>
                <text:p text:style-name="P101"><text:span text:style-name="T1">type</text:span> </text:p>
              </text:list-item>
              <text:list-item>
                <text:p text:style-name="P101"><text:span text:style-name="T1">string</text:span> </text:p>
              </text:list-item>
              <text:list-item>
                <text:p text:style-name="P101"><text:span text:style-name="T1">code</text:span> </text:p>
              </text:list-item>
              <text:list-item>
                <text:p text:style-name="P101"><text:span text:style-name="T1">closure</text:span> </text:p>
              </text:list-item>
              <text:list-item>
                <text:p text:style-name="P101"><text:span text:style-name="T1">int</text:span> </text:p>
              </text:list-item>
              <text:list-item>
                <text:p text:style-name="P101"><text:span text:style-name="T1">dir</text:span> </text:p>
              </text:list-item>
              <text:list-item>
                <text:p text:style-name="P101"><text:span text:style-name="T1">cmd</text:span> </text:p>
              </text:list-item>
              <text:list-item>
                <text:p text:style-name="P101"><text:span text:style-name="T1">function</text:span> </text:p>
              </text:list-item>
              <text:list-item>
                <text:p text:style-name="P101"><text:span text:style-name="T1">stream</text:span> </text:p>
              </text:list-item>
              <text:list-item>
                <text:p text:style-name="P101"><text:span text:style-name="T1">ipaddr</text:span> </text:p>
              </text:list-item>
              <text:list-item>
                <text:p text:style-name="P89"><text:span text:style-name="T1">macaddr</text:span> </text:p>
              </text:list-item>
            </text:list>
            <text:p text:style-name="P20">See also: <text:span text:style-name="T1">type</text:span> </text:p>
          </table:table-cell>
        </table:table-row>
        <table:table-row table:style-name="Table129.1">
          <table:table-cell table:style-name="Table129.A1" office:value-type="string">
            <text:p text:style-name="P61">Returns</text:p>
          </table:table-cell>
          <table:table-cell table:style-name="Table129.B1" office:value-type="string">
            <text:p text:style-name="P20">A type value</text:p>
          </table:table-cell>
        </table:table-row>
        <table:table-row table:style-name="Table129.1">
          <table:table-cell table:style-name="Table129.A1" office:value-type="string">
            <text:p text:style-name="P61">Example</text:p>
          </table:table-cell>
          <table:table-cell table:style-name="Table129.B1" office:value-type="string">
            <text:p text:style-name="P43">&gt; typeof typeof</text:p>
            <text:p text:style-name="P43">closure</text:p>
            <text:p text:style-name="P43">&gt; typeof []</text:p>
            <text:p text:style-name="P43">dir</text:p>
            <text:p text:style-name="P43">&gt; typeof {}</text:p>
            <text:p text:style-name="P43">code</text:p>
            <text:p text:style-name="P43">&gt; typeof ""</text:p>
            <text:p text:style-name="P43">string</text:p>
            <text:p text:style-name="P43">&gt; typeof 0</text:p>
            <text:p text:style-name="P43">int</text:p>
            <text:p text:style-name="P43">&gt; typeof NULL</text:p>
            <text:p text:style-name="P43">nul</text:p>
            <text:p text:style-name="P43">&gt; typeof (typeof NULL!)</text:p>
            <text:p text:style-name="P43">type</text:p>
            <text:p text:style-name="P43">&gt; eval str (typeof &lt;&gt;!)!</text:p>
            <text:p text:style-name="P43">"dir"</text:p>
            <text:p text:style-name="P43">set output [msg]: {</text:p>
            <text:p text:style-name="P43"><text:s text:c="4"/>if (equal (type "string"!) (typeof msg!)!) {</text:p>
            <text:p text:style-name="P43"><text:s text:c="8"/>echo msg!</text:p>
            <text:p text:style-name="P43"><text:s text:c="4"/>}{</text:p>
            <text:p text:style-name="P43"><text:s text:c="8"/>echo (str msg!)!</text:p>
            <text:p text:style-name="P43"><text:s text:c="4"/>}!</text:p>
            <text:p text:style-name="P43">}</text:p>
            <text:p text:style-name="P43">&gt; output "this"</text:p>
            <text:p text:style-name="P43">this</text:p>
            <text:p text:style-name="P43">&gt; output 34</text:p>
            <text:p text:style-name="P43">34</text:p>
          </table:table-cell>
        </table:table-row>
      </table:table>
      <text:h text:style-name="P6" text:outline-level="3"><text:soft-page-break/>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61">Name</text:p>
          </table:table-cell>
          <table:table-cell table:style-name="Table130.B1" office:value-type="string">
            <text:p text:style-name="P33">tolower</text:p>
          </table:table-cell>
        </table:table-row>
        <table:table-row table:style-name="Table130.1">
          <table:table-cell table:style-name="Table130.A1" office:value-type="string">
            <text:p text:style-name="P61">Kind</text:p>
          </table:table-cell>
          <table:table-cell table:style-name="Table130.B1" office:value-type="string">
            <text:p text:style-name="P20">Function</text:p>
          </table:table-cell>
        </table:table-row>
        <table:table-row table:style-name="Table130.1">
          <table:table-cell table:style-name="Table130.A1" office:value-type="string">
            <text:p text:style-name="P61">Arg syntax</text:p>
          </table:table-cell>
          <table:table-cell table:style-name="Table130.B1" office:value-type="string">
            <text:p text:style-name="P20">&lt;chars:string&gt;</text:p>
          </table:table-cell>
        </table:table-row>
        <table:table-row table:style-name="Table130.1">
          <table:table-cell table:style-name="Table130.A1" office:value-type="string">
            <text:p text:style-name="P61">Description</text:p>
          </table:table-cell>
          <table:table-cell table:style-name="Table130.B1" office:value-type="string">
            <text:p text:style-name="P20">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61">Returns</text:p>
          </table:table-cell>
          <table:table-cell table:style-name="Table130.B1" office:value-type="string">
            <text:p text:style-name="P20">An upper-case string</text:p>
          </table:table-cell>
        </table:table-row>
        <table:table-row table:style-name="Table130.1">
          <table:table-cell table:style-name="Table130.A1" office:value-type="string">
            <text:p text:style-name="P61">Example</text:p>
          </table:table-cell>
          <table:table-cell table:style-name="Table130.B1" office:value-type="string">
            <text:p text:style-name="P43">&gt; echo ${toupper "ægis - ProtechT10N"!}</text:p>
            <text:p text:style-name="P43">ÆGIS - PROTECHT10N</text:p>
          </table:table-cell>
        </table:table-row>
      </table:table>
      <text:h text:style-name="P6" text:outline-level="3">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61">Name</text:p>
          </table:table-cell>
          <table:table-cell table:style-name="Table131.B1" office:value-type="string">
            <text:p text:style-name="P33">toupper</text:p>
          </table:table-cell>
        </table:table-row>
        <table:table-row table:style-name="Table131.1">
          <table:table-cell table:style-name="Table131.A1" office:value-type="string">
            <text:p text:style-name="P61">Kind</text:p>
          </table:table-cell>
          <table:table-cell table:style-name="Table131.B1" office:value-type="string">
            <text:p text:style-name="P20">Function</text:p>
          </table:table-cell>
        </table:table-row>
        <table:table-row table:style-name="Table131.1">
          <table:table-cell table:style-name="Table131.A1" office:value-type="string">
            <text:p text:style-name="P61">Arg syntax</text:p>
          </table:table-cell>
          <table:table-cell table:style-name="Table131.B1" office:value-type="string">
            <text:p text:style-name="P20">&lt;chars:string&gt;</text:p>
          </table:table-cell>
        </table:table-row>
        <table:table-row table:style-name="Table131.1">
          <table:table-cell table:style-name="Table131.A1" office:value-type="string">
            <text:p text:style-name="P61">Description</text:p>
          </table:table-cell>
          <table:table-cell table:style-name="Table131.B1" office:value-type="string">
            <text:p text:style-name="P20">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61">Returns</text:p>
          </table:table-cell>
          <table:table-cell table:style-name="Table131.B1" office:value-type="string">
            <text:p text:style-name="P20">An upper-case string</text:p>
          </table:table-cell>
        </table:table-row>
        <table:table-row table:style-name="Table131.1">
          <table:table-cell table:style-name="Table131.A1" office:value-type="string">
            <text:p text:style-name="P61">Example</text:p>
          </table:table-cell>
          <table:table-cell table:style-name="Table131.B1" office:value-type="string">
            <text:p text:style-name="P43">&gt; echo ${tolower "ÆGIS - ProTechT10N"!}</text:p>
            <text:p text:style-name="P43">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61">Name</text:p>
          </table:table-cell>
          <table:table-cell table:style-name="Table132.B1" office:value-type="string">
            <text:p text:style-name="P33">while</text:p>
          </table:table-cell>
        </table:table-row>
        <table:table-row table:style-name="Table132.1">
          <table:table-cell table:style-name="Table132.A1" office:value-type="string">
            <text:p text:style-name="P61">Kind</text:p>
          </table:table-cell>
          <table:table-cell table:style-name="Table132.B1" office:value-type="string">
            <text:p text:style-name="P20">Function</text:p>
          </table:table-cell>
        </table:table-row>
        <table:table-row table:style-name="Table132.1">
          <table:table-cell table:style-name="Table132.A1" office:value-type="string">
            <text:p text:style-name="P61">Arg syntax</text:p>
          </table:table-cell>
          <table:table-cell table:style-name="Table132.B1" office:value-type="string">
            <text:p text:style-name="P20">&lt;test:code&gt; &lt;body:code&gt;</text:p>
          </table:table-cell>
        </table:table-row>
        <table:table-row table:style-name="Table132.1">
          <table:table-cell table:style-name="Table132.A1" office:value-type="string">
            <text:p text:style-name="P61">Description</text:p>
          </table:table-cell>
          <table:table-cell table:style-name="Table132.B1" office:value-type="string">
            <text:p text:style-name="P20">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61">Returns</text:p>
          </table:table-cell>
          <table:table-cell table:style-name="Table132.B1" office:value-type="string">
            <text:p text:style-name="P20">Returns the value of the last &lt;code&gt; executed, or <text:span text:style-name="T1">NULL</text:span> otherwise.</text:p>
          </table:table-cell>
        </table:table-row>
        <text:soft-page-break/>
        <table:table-row table:style-name="Table132.1">
          <table:table-cell table:style-name="Table132.A1" office:value-type="string">
            <text:p text:style-name="P61">Example</text:p>
          </table:table-cell>
          <table:table-cell table:style-name="Table132.B1" office:value-type="string">
            <text:p text:style-name="P43">set which[app]: {</text:p>
            <text:p text:style-name="P43"><text:s text:c="4"/>.path = split ":" sys.env.PATH!;</text:p>
            <text:p text:style-name="P43">    .fname = NULL;</text:p>
            <text:p text:style-name="P43">    .n = 0;</text:p>
            <text:p text:style-name="P43">    while { 0 == (cmp NULL fname!) and (inenv path n!) } {</text:p>
            <text:p text:style-name="P43">        .fn = ""+(path.(n))+"/"+(app);</text:p>
            <text:p text:style-name="P43">        .out = io.file fn "r"!;</text:p>
            <text:p text:style-name="P43">        n = 1+(n);</text:p>
            <text:p text:style-name="P43">        if 0 == (cmp NULL out!) {} {</text:p>
            <text:p text:style-name="P43">            fname = fn; io.close out!;</text:p>
            <text:p text:style-name="P43">        }!</text:p>
            <text:p text:style-name="P43">    }!;</text:p>
            <text:p text:style-name="P43">    fname</text:p>
            <text:p text:style-name="P43">}</text:p>
          </table:table-cell>
        </table:table-row>
      </table:table>
      <text:p text:style-name="P1"/>
      <text:h text:style-name="P6" text:outline-level="3">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17">Name</text:p>
          </table:table-cell>
          <table:table-cell table:style-name="Table133.B1" office:value-type="string">
            <text:p text:style-name="P33">chop</text:p>
          </table:table-cell>
        </table:table-row>
        <table:table-row table:style-name="Table133.1">
          <table:table-cell table:style-name="Table133.A1" office:value-type="string">
            <text:p text:style-name="P17">Kind</text:p>
          </table:table-cell>
          <table:table-cell table:style-name="Table133.B1" office:value-type="string">
            <text:p text:style-name="P20">Function</text:p>
          </table:table-cell>
        </table:table-row>
        <table:table-row table:style-name="Table133.1">
          <table:table-cell table:style-name="Table133.A1" office:value-type="string">
            <text:p text:style-name="P17">Arg syntax</text:p>
          </table:table-cell>
          <table:table-cell table:style-name="Table133.B1" office:value-type="string">
            <text:p text:style-name="P20">&lt;dom:dir&gt; &lt;range:dir&gt;</text:p>
          </table:table-cell>
        </table:table-row>
        <table:table-row table:style-name="Table133.1">
          <table:table-cell table:style-name="Table133.A1" office:value-type="string">
            <text:p text:style-name="P17">Description</text:p>
          </table:table-cell>
          <table:table-cell table:style-name="Table133.B1" office:value-type="string">
            <text:p text:style-name="P20">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17">Returns</text:p>
          </table:table-cell>
          <table:table-cell table:style-name="Table133.B1" office:value-type="string">
            <text:p text:style-name="P20">A vector of successive substrings taken from the string.<text:span text:style-name="T1"><text:line-break/></text:span>See also: <text:span text:style-name="T1">chop</text:span></text:p>
          </table:table-cell>
        </table:table-row>
        <text:soft-page-break/>
        <table:table-row table:style-name="Table133.1">
          <table:table-cell table:style-name="Table133.A1" office:value-type="string">
            <text:p text:style-name="P17">Example</text:p>
          </table:table-cell>
          <table:table-cell table:style-name="Table133.B1" office:value-type="string">
            <text:p text:style-name="P43">&gt; zip &lt;0..6&gt; &lt;"even", "odd"&gt;</text:p>
            <text:p text:style-name="P43">&lt;"even", "odd", "even", "odd", "even", "odd", "even"&gt;</text:p>
            <text:p text:style-name="P43">&gt; zip &lt;3..0&gt; &lt;"abc", "def", "ghi", "jk"&gt;</text:p>
            <text:p text:style-name="P43">&lt;"jk", "ghi", "def", "abc"&gt;</text:p>
            <text:p text:style-name="P43">&gt; zip &lt;0..9&gt; 0</text:p>
            <text:p text:style-name="P43">&lt;0, 0, 0, 0, 0, 0, 0, 0, 0, 0&gt;</text:p>
            <text:p text:style-name="P43">&gt; zip &lt;"c","c#","d","d#","e","f","f#","g","g#","a","a#","b"&gt; &lt;0..11&gt;</text:p>
            <text:p text:style-name="P43">&gt; [c=0, "c#"=1, d=2, "d#"=3, e=4, f=5, "f#"=6, g=7, "g#"=8, a=9, "a#"=10, b=11]</text:p>
            <text:p text:style-name="P43">set invert[x]:{zip (range x!) (domain x!)!}</text:p>
            <text:p text:style-name="P43">&gt; invert [c=0, "c#"=1, d=2, "d#"=3, e=4, f=5, "f#"=6, g=7, "g#"=8, a=9, "a#"=10, b=11]</text:p>
            <text:p text:style-name="P43">&lt;"c", "c#", "d", "d#", "e", "f", "f#", "g", "g#", "a", "a#", "b"&gt;</text:p>
            <text:p text:style-name="P43">&gt; invert [a=4,b=3,c=9,d=2]</text:p>
            <text:p text:style-name="P43">&lt;2="d", "b", "a", 9="c"&gt;</text:p>
          </table:table-cell>
        </table:table-row>
      </table:table>
      <text:h text:style-name="P39"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text:soft-page-break/>inserted into the text without a matching ‘{‘. <text:s/>For example ‘{ echo “end}”! }’ will parse as the block ‘{ echo “end}’ followed by stray characters ‘! }’. <text:s/>When the brace occurs in a string this limitation can be overcome by using the <text:span text:style-name="T19">in-string escape sequence ‘\x7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office:styles>
  <office:automatic-styles>
    <style:page-layout style:name="Mpm1">
      <style:page-layout-properties fo:page-width="21.001cm" fo:page-height="29.7cm" style:num-format="1" style:print-orientation="portrait" fo:margin-top="2cm" fo:margin-bottom="2cm" fo:margin-left="1.499cm" fo:margin-right="1.6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5.3.3.2$MacOSX_X86_64 LibreOffice_project/3d9a8b4b4e538a85e0782bd6c2d430bafe583448</meta:generator>
    <dc:date>2017-06-11T14:13:31.381563000</dc:date>
    <dc:creator>Gray Girling</dc:creator>
    <meta:editing-duration>P2DT5H4M4S</meta:editing-duration>
    <meta:editing-cycles>24</meta:editing-cycles>
    <meta:document-statistic meta:table-count="137" meta:image-count="0" meta:object-count="0" meta:page-count="95" meta:paragraph-count="3434" meta:word-count="21735" meta:character-count="129516" meta:non-whitespace-character-count="110049"/>
  </office:meta>
</office:document-meta>
</file>